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24.8pt" svg:height="273.06pt" svg:x="403.43pt" svg:y="41.95pt">
            <draw:object draw:notify-on-update-of-ranges="Sheet1.D2:Sheet1.D1002 Sheet1.E1:Sheet1.E1 Sheet1.E2:Sheet1.E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_rest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Vdt</text:p>
          </table:table-cell>
        </table:table-row>
        <table:table-row table:style-name="ro1">
          <table:table-cell office:value-type="string" calcext:value-type="string">
            <text:p>V_thre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formula="of:=([.$B$4]-([.E2]-[.$B$1]))/[.$B$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_reset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IF([.E2]&gt;[.$B$2];[.$B$3];[.E2]+0.1*[.F2])" office:value-type="float" office:value="-64.7" calcext:value-type="float">
            <text:p>-64.7</text:p>
          </table:table-cell>
          <table:table-cell table:formula="of:=([.$B$4]-([.E3]-[.$B$1]))/[.$B$5]" office:value-type="float" office:value="2.97" calcext:value-type="float">
            <text:p>2.97</text:p>
          </table:table-cell>
        </table:table-row>
        <table:table-row table:style-name="ro1">
          <table:table-cell office:value-type="string" calcext:value-type="string">
            <text:p>I*R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IF([.E3]&gt;[.$B$2];[.$B$3];[.E3]+0.1*[.F3])" office:value-type="float" office:value="-64.403" calcext:value-type="float">
            <text:p>-64.403</text:p>
          </table:table-cell>
          <table:table-cell table:formula="of:=([.$B$4]-([.E4]-[.$B$1]))/[.$B$5]" office:value-type="float" office:value="2.9403" calcext:value-type="float">
            <text:p>2.9403</text:p>
          </table:table-cell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IF([.E4]&gt;[.$B$2];[.$B$3];[.E4]+0.1*[.F4])" office:value-type="float" office:value="-64.10897" calcext:value-type="float">
            <text:p>-64.10897</text:p>
          </table:table-cell>
          <table:table-cell table:formula="of:=([.$B$4]-([.E5]-[.$B$1]))/[.$B$5]" office:value-type="float" office:value="2.910897" calcext:value-type="float">
            <text:p>2.910897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IF([.E5]&gt;[.$B$2];[.$B$3];[.E5]+0.1*[.F5])" office:value-type="float" office:value="-63.8178803" calcext:value-type="float">
            <text:p>-63.8178803</text:p>
          </table:table-cell>
          <table:table-cell table:formula="of:=([.$B$4]-([.E6]-[.$B$1]))/[.$B$5]" office:value-type="float" office:value="2.88178803" calcext:value-type="float">
            <text:p>2.88178803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IF([.E6]&gt;[.$B$2];[.$B$3];[.E6]+0.1*[.F6])" office:value-type="float" office:value="-63.529701497" calcext:value-type="float">
            <text:p>-63.529701497</text:p>
          </table:table-cell>
          <table:table-cell table:formula="of:=([.$B$4]-([.E7]-[.$B$1]))/[.$B$5]" office:value-type="float" office:value="2.8529701497" calcext:value-type="float">
            <text:p>2.8529701497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IF([.E7]&gt;[.$B$2];[.$B$3];[.E7]+0.1*[.F7])" office:value-type="float" office:value="-63.24440448203" calcext:value-type="float">
            <text:p>-63.24440448203</text:p>
          </table:table-cell>
          <table:table-cell table:formula="of:=([.$B$4]-([.E8]-[.$B$1]))/[.$B$5]" office:value-type="float" office:value="2.824440448203" calcext:value-type="float">
            <text:p>2.824440448203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IF([.E8]&gt;[.$B$2];[.$B$3];[.E8]+0.1*[.F8])" office:value-type="float" office:value="-62.9619604372097" calcext:value-type="float">
            <text:p>-62.9619604372097</text:p>
          </table:table-cell>
          <table:table-cell table:formula="of:=([.$B$4]-([.E9]-[.$B$1]))/[.$B$5]" office:value-type="float" office:value="2.79619604372097" calcext:value-type="float">
            <text:p>2.79619604372097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IF([.E9]&gt;[.$B$2];[.$B$3];[.E9]+0.1*[.F9])" office:value-type="float" office:value="-62.6823408328376" calcext:value-type="float">
            <text:p>-62.6823408328376</text:p>
          </table:table-cell>
          <table:table-cell table:formula="of:=([.$B$4]-([.E10]-[.$B$1]))/[.$B$5]" office:value-type="float" office:value="2.76823408328376" calcext:value-type="float">
            <text:p>2.76823408328376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IF([.E10]&gt;[.$B$2];[.$B$3];[.E10]+0.1*[.F10])" office:value-type="float" office:value="-62.4055174245092" calcext:value-type="float">
            <text:p>-62.4055174245092</text:p>
          </table:table-cell>
          <table:table-cell table:formula="of:=([.$B$4]-([.E11]-[.$B$1]))/[.$B$5]" office:value-type="float" office:value="2.74055174245092" calcext:value-type="float">
            <text:p>2.7405517424509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IF([.E11]&gt;[.$B$2];[.$B$3];[.E11]+0.1*[.F11])" office:value-type="float" office:value="-62.1314622502641" calcext:value-type="float">
            <text:p>-62.1314622502641</text:p>
          </table:table-cell>
          <table:table-cell table:formula="of:=([.$B$4]-([.E12]-[.$B$1]))/[.$B$5]" office:value-type="float" office:value="2.71314622502641" calcext:value-type="float">
            <text:p>2.71314622502641</text:p>
          </table:table-cell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table:formula="of:=IF([.E12]&gt;[.$B$2];[.$B$3];[.E12]+0.1*[.F12])" office:value-type="float" office:value="-61.8601476277615" calcext:value-type="float">
            <text:p>-61.8601476277615</text:p>
          </table:table-cell>
          <table:table-cell table:formula="of:=([.$B$4]-([.E13]-[.$B$1]))/[.$B$5]" office:value-type="float" office:value="2.68601476277615" calcext:value-type="float">
            <text:p>2.68601476277615</text:p>
          </table:table-cell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formula="of:=IF([.E13]&gt;[.$B$2];[.$B$3];[.E13]+0.1*[.F13])" office:value-type="float" office:value="-61.5915461514839" calcext:value-type="float">
            <text:p>-61.5915461514839</text:p>
          </table:table-cell>
          <table:table-cell table:formula="of:=([.$B$4]-([.E14]-[.$B$1]))/[.$B$5]" office:value-type="float" office:value="2.65915461514839" calcext:value-type="float">
            <text:p>2.65915461514839</text:p>
          </table:table-cell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table:formula="of:=IF([.E14]&gt;[.$B$2];[.$B$3];[.E14]+0.1*[.F14])" office:value-type="float" office:value="-61.325630689969" calcext:value-type="float">
            <text:p>-61.325630689969</text:p>
          </table:table-cell>
          <table:table-cell table:formula="of:=([.$B$4]-([.E15]-[.$B$1]))/[.$B$5]" office:value-type="float" office:value="2.6325630689969" calcext:value-type="float">
            <text:p>2.6325630689969</text:p>
          </table:table-cell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table:formula="of:=IF([.E15]&gt;[.$B$2];[.$B$3];[.E15]+0.1*[.F15])" office:value-type="float" office:value="-61.0623743830694" calcext:value-type="float">
            <text:p>-61.0623743830694</text:p>
          </table:table-cell>
          <table:table-cell table:formula="of:=([.$B$4]-([.E16]-[.$B$1]))/[.$B$5]" office:value-type="float" office:value="2.60623743830693" calcext:value-type="float">
            <text:p>2.60623743830693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table:formula="of:=IF([.E16]&gt;[.$B$2];[.$B$3];[.E16]+0.1*[.F16])" office:value-type="float" office:value="-60.8017506392387" calcext:value-type="float">
            <text:p>-60.8017506392387</text:p>
          </table:table-cell>
          <table:table-cell table:formula="of:=([.$B$4]-([.E17]-[.$B$1]))/[.$B$5]" office:value-type="float" office:value="2.58017506392387" calcext:value-type="float">
            <text:p>2.58017506392387</text:p>
          </table:table-cell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table:formula="of:=IF([.E17]&gt;[.$B$2];[.$B$3];[.E17]+0.1*[.F17])" office:value-type="float" office:value="-60.5437331328463" calcext:value-type="float">
            <text:p>-60.5437331328463</text:p>
          </table:table-cell>
          <table:table-cell table:formula="of:=([.$B$4]-([.E18]-[.$B$1]))/[.$B$5]" office:value-type="float" office:value="2.55437331328463" calcext:value-type="float">
            <text:p>2.55437331328463</text:p>
          </table:table-cell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table:formula="of:=IF([.E18]&gt;[.$B$2];[.$B$3];[.E18]+0.1*[.F18])" office:value-type="float" office:value="-60.2882958015178" calcext:value-type="float">
            <text:p>-60.2882958015178</text:p>
          </table:table-cell>
          <table:table-cell table:formula="of:=([.$B$4]-([.E19]-[.$B$1]))/[.$B$5]" office:value-type="float" office:value="2.52882958015178" calcext:value-type="float">
            <text:p>2.52882958015178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table:formula="of:=IF([.E19]&gt;[.$B$2];[.$B$3];[.E19]+0.1*[.F19])" office:value-type="float" office:value="-60.0354128435026" calcext:value-type="float">
            <text:p>-60.0354128435026</text:p>
          </table:table-cell>
          <table:table-cell table:formula="of:=([.$B$4]-([.E20]-[.$B$1]))/[.$B$5]" office:value-type="float" office:value="2.50354128435026" calcext:value-type="float">
            <text:p>2.50354128435026</text:p>
          </table:table-cell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table:formula="of:=IF([.E20]&gt;[.$B$2];[.$B$3];[.E20]+0.1*[.F20])" office:value-type="float" office:value="-59.7850587150676" calcext:value-type="float">
            <text:p>-59.7850587150676</text:p>
          </table:table-cell>
          <table:table-cell table:formula="of:=([.$B$4]-([.E21]-[.$B$1]))/[.$B$5]" office:value-type="float" office:value="2.47850587150676" calcext:value-type="float">
            <text:p>2.4785058715067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IF([.E21]&gt;[.$B$2];[.$B$3];[.E21]+0.1*[.F21])" office:value-type="float" office:value="-59.5372081279169" calcext:value-type="float">
            <text:p>-59.5372081279169</text:p>
          </table:table-cell>
          <table:table-cell table:formula="of:=([.$B$4]-([.E22]-[.$B$1]))/[.$B$5]" office:value-type="float" office:value="2.45372081279169" calcext:value-type="float">
            <text:p>2.45372081279169</text:p>
          </table:table-cell>
        </table:table-row>
        <table:table-row table:style-name="ro1">
          <table:table-cell table:number-columns-repeated="3"/>
          <table:table-cell office:value-type="float" office:value="2.1" calcext:value-type="float">
            <text:p>2.1</text:p>
          </table:table-cell>
          <table:table-cell table:formula="of:=IF([.E22]&gt;[.$B$2];[.$B$3];[.E22]+0.1*[.F22])" office:value-type="float" office:value="-59.2918360466378" calcext:value-type="float">
            <text:p>-59.2918360466378</text:p>
          </table:table-cell>
          <table:table-cell table:formula="of:=([.$B$4]-([.E23]-[.$B$1]))/[.$B$5]" office:value-type="float" office:value="2.42918360466378" calcext:value-type="float">
            <text:p>2.42918360466378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table:formula="of:=IF([.E23]&gt;[.$B$2];[.$B$3];[.E23]+0.1*[.F23])" office:value-type="float" office:value="-59.0489176861714" calcext:value-type="float">
            <text:p>-59.0489176861714</text:p>
          </table:table-cell>
          <table:table-cell table:formula="of:=([.$B$4]-([.E24]-[.$B$1]))/[.$B$5]" office:value-type="float" office:value="2.40489176861714" calcext:value-type="float">
            <text:p>2.40489176861714</text:p>
          </table:table-cell>
        </table:table-row>
        <table:table-row table:style-name="ro1">
          <table:table-cell table:number-columns-repeated="3"/>
          <table:table-cell office:value-type="float" office:value="2.3" calcext:value-type="float">
            <text:p>2.3</text:p>
          </table:table-cell>
          <table:table-cell table:formula="of:=IF([.E24]&gt;[.$B$2];[.$B$3];[.E24]+0.1*[.F24])" office:value-type="float" office:value="-58.8084285093097" calcext:value-type="float">
            <text:p>-58.8084285093097</text:p>
          </table:table-cell>
          <table:table-cell table:formula="of:=([.$B$4]-([.E25]-[.$B$1]))/[.$B$5]" office:value-type="float" office:value="2.38084285093097" calcext:value-type="float">
            <text:p>2.38084285093097</text:p>
          </table:table-cell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table:formula="of:=IF([.E25]&gt;[.$B$2];[.$B$3];[.E25]+0.1*[.F25])" office:value-type="float" office:value="-58.5703442242166" calcext:value-type="float">
            <text:p>-58.5703442242166</text:p>
          </table:table-cell>
          <table:table-cell table:formula="of:=([.$B$4]-([.E26]-[.$B$1]))/[.$B$5]" office:value-type="float" office:value="2.35703442242166" calcext:value-type="float">
            <text:p>2.35703442242166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table:formula="of:=IF([.E26]&gt;[.$B$2];[.$B$3];[.E26]+0.1*[.F26])" office:value-type="float" office:value="-58.3346407819744" calcext:value-type="float">
            <text:p>-58.3346407819744</text:p>
          </table:table-cell>
          <table:table-cell table:formula="of:=([.$B$4]-([.E27]-[.$B$1]))/[.$B$5]" office:value-type="float" office:value="2.33346407819744" calcext:value-type="float">
            <text:p>2.33346407819744</text:p>
          </table:table-cell>
        </table:table-row>
        <table:table-row table:style-name="ro1">
          <table:table-cell table:number-columns-repeated="3"/>
          <table:table-cell office:value-type="float" office:value="2.6" calcext:value-type="float">
            <text:p>2.6</text:p>
          </table:table-cell>
          <table:table-cell table:formula="of:=IF([.E27]&gt;[.$B$2];[.$B$3];[.E27]+0.1*[.F27])" office:value-type="float" office:value="-58.1012943741547" calcext:value-type="float">
            <text:p>-58.1012943741547</text:p>
          </table:table-cell>
          <table:table-cell table:formula="of:=([.$B$4]-([.E28]-[.$B$1]))/[.$B$5]" office:value-type="float" office:value="2.31012943741547" calcext:value-type="float">
            <text:p>2.31012943741547</text:p>
          </table:table-cell>
        </table:table-row>
        <table:table-row table:style-name="ro1">
          <table:table-cell table:number-columns-repeated="3"/>
          <table:table-cell office:value-type="float" office:value="2.7" calcext:value-type="float">
            <text:p>2.7</text:p>
          </table:table-cell>
          <table:table-cell table:formula="of:=IF([.E28]&gt;[.$B$2];[.$B$3];[.E28]+0.1*[.F28])" office:value-type="float" office:value="-57.8702814304131" calcext:value-type="float">
            <text:p>-57.8702814304131</text:p>
          </table:table-cell>
          <table:table-cell table:formula="of:=([.$B$4]-([.E29]-[.$B$1]))/[.$B$5]" office:value-type="float" office:value="2.28702814304131" calcext:value-type="float">
            <text:p>2.28702814304131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table:formula="of:=IF([.E29]&gt;[.$B$2];[.$B$3];[.E29]+0.1*[.F29])" office:value-type="float" office:value="-57.641578616109" calcext:value-type="float">
            <text:p>-57.641578616109</text:p>
          </table:table-cell>
          <table:table-cell table:formula="of:=([.$B$4]-([.E30]-[.$B$1]))/[.$B$5]" office:value-type="float" office:value="2.2641578616109" calcext:value-type="float">
            <text:p>2.2641578616109</text:p>
          </table:table-cell>
        </table:table-row>
        <table:table-row table:style-name="ro1">
          <table:table-cell table:number-columns-repeated="3"/>
          <table:table-cell office:value-type="float" office:value="2.9" calcext:value-type="float">
            <text:p>2.9</text:p>
          </table:table-cell>
          <table:table-cell table:formula="of:=IF([.E30]&gt;[.$B$2];[.$B$3];[.E30]+0.1*[.F30])" office:value-type="float" office:value="-57.4151628299479" calcext:value-type="float">
            <text:p>-57.4151628299479</text:p>
          </table:table-cell>
          <table:table-cell table:formula="of:=([.$B$4]-([.E31]-[.$B$1]))/[.$B$5]" office:value-type="float" office:value="2.24151628299479" calcext:value-type="float">
            <text:p>2.2415162829947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IF([.E31]&gt;[.$B$2];[.$B$3];[.E31]+0.1*[.F31])" office:value-type="float" office:value="-57.1910112016484" calcext:value-type="float">
            <text:p>-57.1910112016484</text:p>
          </table:table-cell>
          <table:table-cell table:formula="of:=([.$B$4]-([.E32]-[.$B$1]))/[.$B$5]" office:value-type="float" office:value="2.21910112016484" calcext:value-type="float">
            <text:p>2.21910112016484</text:p>
          </table:table-cell>
        </table:table-row>
        <table:table-row table:style-name="ro1">
          <table:table-cell table:number-columns-repeated="3"/>
          <table:table-cell office:value-type="float" office:value="3.1" calcext:value-type="float">
            <text:p>3.1</text:p>
          </table:table-cell>
          <table:table-cell table:formula="of:=IF([.E32]&gt;[.$B$2];[.$B$3];[.E32]+0.1*[.F32])" office:value-type="float" office:value="-56.9691010896319" calcext:value-type="float">
            <text:p>-56.9691010896319</text:p>
          </table:table-cell>
          <table:table-cell table:formula="of:=([.$B$4]-([.E33]-[.$B$1]))/[.$B$5]" office:value-type="float" office:value="2.19691010896319" calcext:value-type="float">
            <text:p>2.19691010896319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 table:formula="of:=IF([.E33]&gt;[.$B$2];[.$B$3];[.E33]+0.1*[.F33])" office:value-type="float" office:value="-56.7494100787356" calcext:value-type="float">
            <text:p>-56.7494100787356</text:p>
          </table:table-cell>
          <table:table-cell table:formula="of:=([.$B$4]-([.E34]-[.$B$1]))/[.$B$5]" office:value-type="float" office:value="2.17494100787356" calcext:value-type="float">
            <text:p>2.17494100787356</text:p>
          </table:table-cell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table:formula="of:=IF([.E34]&gt;[.$B$2];[.$B$3];[.E34]+0.1*[.F34])" office:value-type="float" office:value="-56.5319159779483" calcext:value-type="float">
            <text:p>-56.5319159779483</text:p>
          </table:table-cell>
          <table:table-cell table:formula="of:=([.$B$4]-([.E35]-[.$B$1]))/[.$B$5]" office:value-type="float" office:value="2.15319159779483" calcext:value-type="float">
            <text:p>2.15319159779483</text:p>
          </table:table-cell>
        </table:table-row>
        <table:table-row table:style-name="ro1">
          <table:table-cell table:number-columns-repeated="3"/>
          <table:table-cell office:value-type="float" office:value="3.4" calcext:value-type="float">
            <text:p>3.4</text:p>
          </table:table-cell>
          <table:table-cell table:formula="of:=IF([.E35]&gt;[.$B$2];[.$B$3];[.E35]+0.1*[.F35])" office:value-type="float" office:value="-56.3165968181688" calcext:value-type="float">
            <text:p>-56.3165968181688</text:p>
          </table:table-cell>
          <table:table-cell table:formula="of:=([.$B$4]-([.E36]-[.$B$1]))/[.$B$5]" office:value-type="float" office:value="2.13165968181688" calcext:value-type="float">
            <text:p>2.13165968181688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.5</text:p>
          </table:table-cell>
          <table:table-cell table:formula="of:=IF([.E36]&gt;[.$B$2];[.$B$3];[.E36]+0.1*[.F36])" office:value-type="float" office:value="-56.1034308499871" calcext:value-type="float">
            <text:p>-56.1034308499871</text:p>
          </table:table-cell>
          <table:table-cell table:formula="of:=([.$B$4]-([.E37]-[.$B$1]))/[.$B$5]" office:value-type="float" office:value="2.11034308499871" calcext:value-type="float">
            <text:p>2.11034308499871</text:p>
          </table:table-cell>
        </table:table-row>
        <table:table-row table:style-name="ro1">
          <table:table-cell table:number-columns-repeated="3"/>
          <table:table-cell office:value-type="float" office:value="3.6" calcext:value-type="float">
            <text:p>3.6</text:p>
          </table:table-cell>
          <table:table-cell table:formula="of:=IF([.E37]&gt;[.$B$2];[.$B$3];[.E37]+0.1*[.F37])" office:value-type="float" office:value="-55.8923965414872" calcext:value-type="float">
            <text:p>-55.8923965414872</text:p>
          </table:table-cell>
          <table:table-cell table:formula="of:=([.$B$4]-([.E38]-[.$B$1]))/[.$B$5]" office:value-type="float" office:value="2.08923965414872" calcext:value-type="float">
            <text:p>2.08923965414872</text:p>
          </table:table-cell>
        </table:table-row>
        <table:table-row table:style-name="ro1">
          <table:table-cell table:number-columns-repeated="3"/>
          <table:table-cell office:value-type="float" office:value="3.7" calcext:value-type="float">
            <text:p>3.7</text:p>
          </table:table-cell>
          <table:table-cell table:formula="of:=IF([.E38]&gt;[.$B$2];[.$B$3];[.E38]+0.1*[.F38])" office:value-type="float" office:value="-55.6834725760723" calcext:value-type="float">
            <text:p>-55.6834725760723</text:p>
          </table:table-cell>
          <table:table-cell table:formula="of:=([.$B$4]-([.E39]-[.$B$1]))/[.$B$5]" office:value-type="float" office:value="2.06834725760723" calcext:value-type="float">
            <text:p>2.06834725760723</text:p>
          </table:table-cell>
        </table:table-row>
        <table:table-row table:style-name="ro1">
          <table:table-cell table:number-columns-repeated="3"/>
          <table:table-cell office:value-type="float" office:value="3.8" calcext:value-type="float">
            <text:p>3.8</text:p>
          </table:table-cell>
          <table:table-cell table:formula="of:=IF([.E39]&gt;[.$B$2];[.$B$3];[.E39]+0.1*[.F39])" office:value-type="float" office:value="-55.4766378503116" calcext:value-type="float">
            <text:p>-55.4766378503116</text:p>
          </table:table-cell>
          <table:table-cell table:formula="of:=([.$B$4]-([.E40]-[.$B$1]))/[.$B$5]" office:value-type="float" office:value="2.04766378503116" calcext:value-type="float">
            <text:p>2.04766378503116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.9</text:p>
          </table:table-cell>
          <table:table-cell table:formula="of:=IF([.E40]&gt;[.$B$2];[.$B$3];[.E40]+0.1*[.F40])" office:value-type="float" office:value="-55.2718714718085" calcext:value-type="float">
            <text:p>-55.2718714718085</text:p>
          </table:table-cell>
          <table:table-cell table:formula="of:=([.$B$4]-([.E41]-[.$B$1]))/[.$B$5]" office:value-type="float" office:value="2.02718714718085" calcext:value-type="float">
            <text:p>2.0271871471808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IF([.E41]&gt;[.$B$2];[.$B$3];[.E41]+0.1*[.F41])" office:value-type="float" office:value="-55.0691527570904" calcext:value-type="float">
            <text:p>-55.0691527570904</text:p>
          </table:table-cell>
          <table:table-cell table:formula="of:=([.$B$4]-([.E42]-[.$B$1]))/[.$B$5]" office:value-type="float" office:value="2.00691527570904" calcext:value-type="float">
            <text:p>2.00691527570904</text:p>
          </table:table-cell>
        </table:table-row>
        <table:table-row table:style-name="ro1">
          <table:table-cell table:number-columns-repeated="3"/>
          <table:table-cell office:value-type="float" office:value="4.1" calcext:value-type="float">
            <text:p>4.1</text:p>
          </table:table-cell>
          <table:table-cell table:formula="of:=IF([.E42]&gt;[.$B$2];[.$B$3];[.E42]+0.1*[.F42])" office:value-type="float" office:value="-54.8684612295195" calcext:value-type="float">
            <text:p>-54.8684612295195</text:p>
          </table:table-cell>
          <table:table-cell table:formula="of:=([.$B$4]-([.E43]-[.$B$1]))/[.$B$5]" office:value-type="float" office:value="1.98684612295195" calcext:value-type="float">
            <text:p>1.98684612295195</text:p>
          </table:table-cell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table:formula="of:=IF([.E43]&gt;[.$B$2];[.$B$3];[.E43]+0.1*[.F43])" office:value-type="float" office:value="-54.6697766172243" calcext:value-type="float">
            <text:p>-54.6697766172243</text:p>
          </table:table-cell>
          <table:table-cell table:formula="of:=([.$B$4]-([.E44]-[.$B$1]))/[.$B$5]" office:value-type="float" office:value="1.96697766172243" calcext:value-type="float">
            <text:p>1.96697766172243</text:p>
          </table:table-cell>
        </table:table-row>
        <table:table-row table:style-name="ro1">
          <table:table-cell table:number-columns-repeated="3"/>
          <table:table-cell office:value-type="float" office:value="4.3" calcext:value-type="float">
            <text:p>4.3</text:p>
          </table:table-cell>
          <table:table-cell table:formula="of:=IF([.E44]&gt;[.$B$2];[.$B$3];[.E44]+0.1*[.F44])" office:value-type="float" office:value="-54.4730788510521" calcext:value-type="float">
            <text:p>-54.4730788510521</text:p>
          </table:table-cell>
          <table:table-cell table:formula="of:=([.$B$4]-([.E45]-[.$B$1]))/[.$B$5]" office:value-type="float" office:value="1.94730788510521" calcext:value-type="float">
            <text:p>1.94730788510521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.4</text:p>
          </table:table-cell>
          <table:table-cell table:formula="of:=IF([.E45]&gt;[.$B$2];[.$B$3];[.E45]+0.1*[.F45])" office:value-type="float" office:value="-54.2783480625416" calcext:value-type="float">
            <text:p>-54.2783480625416</text:p>
          </table:table-cell>
          <table:table-cell table:formula="of:=([.$B$4]-([.E46]-[.$B$1]))/[.$B$5]" office:value-type="float" office:value="1.92783480625416" calcext:value-type="float">
            <text:p>1.92783480625416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.5</text:p>
          </table:table-cell>
          <table:table-cell table:formula="of:=IF([.E46]&gt;[.$B$2];[.$B$3];[.E46]+0.1*[.F46])" office:value-type="float" office:value="-54.0855645819161" calcext:value-type="float">
            <text:p>-54.0855645819161</text:p>
          </table:table-cell>
          <table:table-cell table:formula="of:=([.$B$4]-([.E47]-[.$B$1]))/[.$B$5]" office:value-type="float" office:value="1.90855645819161" calcext:value-type="float">
            <text:p>1.90855645819161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.6</text:p>
          </table:table-cell>
          <table:table-cell table:formula="of:=IF([.E47]&gt;[.$B$2];[.$B$3];[.E47]+0.1*[.F47])" office:value-type="float" office:value="-53.894708936097" calcext:value-type="float">
            <text:p>-53.894708936097</text:p>
          </table:table-cell>
          <table:table-cell table:formula="of:=([.$B$4]-([.E48]-[.$B$1]))/[.$B$5]" office:value-type="float" office:value="1.8894708936097" calcext:value-type="float">
            <text:p>1.8894708936097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.7</text:p>
          </table:table-cell>
          <table:table-cell table:formula="of:=IF([.E48]&gt;[.$B$2];[.$B$3];[.E48]+0.1*[.F48])" office:value-type="float" office:value="-53.705761846736" calcext:value-type="float">
            <text:p>-53.705761846736</text:p>
          </table:table-cell>
          <table:table-cell table:formula="of:=([.$B$4]-([.E49]-[.$B$1]))/[.$B$5]" office:value-type="float" office:value="1.8705761846736" calcext:value-type="float">
            <text:p>1.8705761846736</text:p>
          </table:table-cell>
        </table:table-row>
        <table:table-row table:style-name="ro1">
          <table:table-cell table:number-columns-repeated="3"/>
          <table:table-cell office:value-type="float" office:value="4.8" calcext:value-type="float">
            <text:p>4.8</text:p>
          </table:table-cell>
          <table:table-cell table:formula="of:=IF([.E49]&gt;[.$B$2];[.$B$3];[.E49]+0.1*[.F49])" office:value-type="float" office:value="-53.5187042282687" calcext:value-type="float">
            <text:p>-53.5187042282687</text:p>
          </table:table-cell>
          <table:table-cell table:formula="of:=([.$B$4]-([.E50]-[.$B$1]))/[.$B$5]" office:value-type="float" office:value="1.85187042282686" calcext:value-type="float">
            <text:p>1.85187042282686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.9</text:p>
          </table:table-cell>
          <table:table-cell table:formula="of:=IF([.E50]&gt;[.$B$2];[.$B$3];[.E50]+0.1*[.F50])" office:value-type="float" office:value="-53.333517185986" calcext:value-type="float">
            <text:p>-53.333517185986</text:p>
          </table:table-cell>
          <table:table-cell table:formula="of:=([.$B$4]-([.E51]-[.$B$1]))/[.$B$5]" office:value-type="float" office:value="1.8333517185986" calcext:value-type="float">
            <text:p>1.833351718598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IF([.E51]&gt;[.$B$2];[.$B$3];[.E51]+0.1*[.F51])" office:value-type="float" office:value="-53.1501820141261" calcext:value-type="float">
            <text:p>-53.1501820141261</text:p>
          </table:table-cell>
          <table:table-cell table:formula="of:=([.$B$4]-([.E52]-[.$B$1]))/[.$B$5]" office:value-type="float" office:value="1.81501820141261" calcext:value-type="float">
            <text:p>1.81501820141261</text:p>
          </table:table-cell>
        </table:table-row>
        <table:table-row table:style-name="ro1">
          <table:table-cell table:number-columns-repeated="3"/>
          <table:table-cell office:value-type="float" office:value="5.1" calcext:value-type="float">
            <text:p>5.1</text:p>
          </table:table-cell>
          <table:table-cell table:formula="of:=IF([.E52]&gt;[.$B$2];[.$B$3];[.E52]+0.1*[.F52])" office:value-type="float" office:value="-52.9686801939848" calcext:value-type="float">
            <text:p>-52.9686801939848</text:p>
          </table:table-cell>
          <table:table-cell table:formula="of:=([.$B$4]-([.E53]-[.$B$1]))/[.$B$5]" office:value-type="float" office:value="1.79686801939848" calcext:value-type="float">
            <text:p>1.79686801939848</text:p>
          </table:table-cell>
        </table:table-row>
        <table:table-row table:style-name="ro1">
          <table:table-cell table:number-columns-repeated="3"/>
          <table:table-cell office:value-type="float" office:value="5.2" calcext:value-type="float">
            <text:p>5.2</text:p>
          </table:table-cell>
          <table:table-cell table:formula="of:=IF([.E53]&gt;[.$B$2];[.$B$3];[.E53]+0.1*[.F53])" office:value-type="float" office:value="-52.788993392045" calcext:value-type="float">
            <text:p>-52.788993392045</text:p>
          </table:table-cell>
          <table:table-cell table:formula="of:=([.$B$4]-([.E54]-[.$B$1]))/[.$B$5]" office:value-type="float" office:value="1.7788993392045" calcext:value-type="float">
            <text:p>1.7788993392045</text:p>
          </table:table-cell>
        </table:table-row>
        <table:table-row table:style-name="ro1">
          <table:table-cell table:number-columns-repeated="3"/>
          <table:table-cell office:value-type="float" office:value="5.3" calcext:value-type="float">
            <text:p>5.3</text:p>
          </table:table-cell>
          <table:table-cell table:formula="of:=IF([.E54]&gt;[.$B$2];[.$B$3];[.E54]+0.1*[.F54])" office:value-type="float" office:value="-52.6111034581245" calcext:value-type="float">
            <text:p>-52.6111034581245</text:p>
          </table:table-cell>
          <table:table-cell table:formula="of:=([.$B$4]-([.E55]-[.$B$1]))/[.$B$5]" office:value-type="float" office:value="1.76111034581245" calcext:value-type="float">
            <text:p>1.76111034581245</text:p>
          </table:table-cell>
        </table:table-row>
        <table:table-row table:style-name="ro1">
          <table:table-cell table:number-columns-repeated="3"/>
          <table:table-cell office:value-type="float" office:value="5.4" calcext:value-type="float">
            <text:p>5.4</text:p>
          </table:table-cell>
          <table:table-cell table:formula="of:=IF([.E55]&gt;[.$B$2];[.$B$3];[.E55]+0.1*[.F55])" office:value-type="float" office:value="-52.4349924235433" calcext:value-type="float">
            <text:p>-52.4349924235433</text:p>
          </table:table-cell>
          <table:table-cell table:formula="of:=([.$B$4]-([.E56]-[.$B$1]))/[.$B$5]" office:value-type="float" office:value="1.74349924235433" calcext:value-type="float">
            <text:p>1.74349924235433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.5</text:p>
          </table:table-cell>
          <table:table-cell table:formula="of:=IF([.E56]&gt;[.$B$2];[.$B$3];[.E56]+0.1*[.F56])" office:value-type="float" office:value="-52.2606424993079" calcext:value-type="float">
            <text:p>-52.2606424993079</text:p>
          </table:table-cell>
          <table:table-cell table:formula="of:=([.$B$4]-([.E57]-[.$B$1]))/[.$B$5]" office:value-type="float" office:value="1.72606424993079" calcext:value-type="float">
            <text:p>1.72606424993079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.6</text:p>
          </table:table-cell>
          <table:table-cell table:formula="of:=IF([.E57]&gt;[.$B$2];[.$B$3];[.E57]+0.1*[.F57])" office:value-type="float" office:value="-52.0880360743148" calcext:value-type="float">
            <text:p>-52.0880360743148</text:p>
          </table:table-cell>
          <table:table-cell table:formula="of:=([.$B$4]-([.E58]-[.$B$1]))/[.$B$5]" office:value-type="float" office:value="1.70880360743148" calcext:value-type="float">
            <text:p>1.70880360743148</text:p>
          </table:table-cell>
        </table:table-row>
        <table:table-row table:style-name="ro1">
          <table:table-cell table:number-columns-repeated="3"/>
          <table:table-cell office:value-type="float" office:value="5.7" calcext:value-type="float">
            <text:p>5.7</text:p>
          </table:table-cell>
          <table:table-cell table:formula="of:=IF([.E58]&gt;[.$B$2];[.$B$3];[.E58]+0.1*[.F58])" office:value-type="float" office:value="-51.9171557135716" calcext:value-type="float">
            <text:p>-51.9171557135716</text:p>
          </table:table-cell>
          <table:table-cell table:formula="of:=([.$B$4]-([.E59]-[.$B$1]))/[.$B$5]" office:value-type="float" office:value="1.69171557135716" calcext:value-type="float">
            <text:p>1.69171557135716</text:p>
          </table:table-cell>
        </table:table-row>
        <table:table-row table:style-name="ro1">
          <table:table-cell table:number-columns-repeated="3"/>
          <table:table-cell office:value-type="float" office:value="5.8" calcext:value-type="float">
            <text:p>5.8</text:p>
          </table:table-cell>
          <table:table-cell table:formula="of:=IF([.E59]&gt;[.$B$2];[.$B$3];[.E59]+0.1*[.F59])" office:value-type="float" office:value="-51.7479841564359" calcext:value-type="float">
            <text:p>-51.7479841564359</text:p>
          </table:table-cell>
          <table:table-cell table:formula="of:=([.$B$4]-([.E60]-[.$B$1]))/[.$B$5]" office:value-type="float" office:value="1.67479841564359" calcext:value-type="float">
            <text:p>1.67479841564359</text:p>
          </table:table-cell>
        </table:table-row>
        <table:table-row table:style-name="ro1">
          <table:table-cell table:number-columns-repeated="3"/>
          <table:table-cell office:value-type="float" office:value="5.9" calcext:value-type="float">
            <text:p>5.9</text:p>
          </table:table-cell>
          <table:table-cell table:formula="of:=IF([.E60]&gt;[.$B$2];[.$B$3];[.E60]+0.1*[.F60])" office:value-type="float" office:value="-51.5805043148716" calcext:value-type="float">
            <text:p>-51.5805043148716</text:p>
          </table:table-cell>
          <table:table-cell table:formula="of:=([.$B$4]-([.E61]-[.$B$1]))/[.$B$5]" office:value-type="float" office:value="1.65805043148716" calcext:value-type="float">
            <text:p>1.6580504314871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IF([.E61]&gt;[.$B$2];[.$B$3];[.E61]+0.1*[.F61])" office:value-type="float" office:value="-51.4146992717228" calcext:value-type="float">
            <text:p>-51.4146992717228</text:p>
          </table:table-cell>
          <table:table-cell table:formula="of:=([.$B$4]-([.E62]-[.$B$1]))/[.$B$5]" office:value-type="float" office:value="1.64146992717228" calcext:value-type="float">
            <text:p>1.64146992717228</text:p>
          </table:table-cell>
        </table:table-row>
        <table:table-row table:style-name="ro1">
          <table:table-cell table:number-columns-repeated="3"/>
          <table:table-cell office:value-type="float" office:value="6.1" calcext:value-type="float">
            <text:p>6.1</text:p>
          </table:table-cell>
          <table:table-cell table:formula="of:=IF([.E62]&gt;[.$B$2];[.$B$3];[.E62]+0.1*[.F62])" office:value-type="float" office:value="-51.2505522790056" calcext:value-type="float">
            <text:p>-51.2505522790056</text:p>
          </table:table-cell>
          <table:table-cell table:formula="of:=([.$B$4]-([.E63]-[.$B$1]))/[.$B$5]" office:value-type="float" office:value="1.62505522790056" calcext:value-type="float">
            <text:p>1.62505522790056</text:p>
          </table:table-cell>
        </table:table-row>
        <table:table-row table:style-name="ro1">
          <table:table-cell table:number-columns-repeated="3"/>
          <table:table-cell office:value-type="float" office:value="6.2" calcext:value-type="float">
            <text:p>6.2</text:p>
          </table:table-cell>
          <table:table-cell table:formula="of:=IF([.E63]&gt;[.$B$2];[.$B$3];[.E63]+0.1*[.F63])" office:value-type="float" office:value="-51.0880467562156" calcext:value-type="float">
            <text:p>-51.0880467562156</text:p>
          </table:table-cell>
          <table:table-cell table:formula="of:=([.$B$4]-([.E64]-[.$B$1]))/[.$B$5]" office:value-type="float" office:value="1.60880467562156" calcext:value-type="float">
            <text:p>1.60880467562156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.3</text:p>
          </table:table-cell>
          <table:table-cell table:formula="of:=IF([.E64]&gt;[.$B$2];[.$B$3];[.E64]+0.1*[.F64])" office:value-type="float" office:value="-50.9271662886534" calcext:value-type="float">
            <text:p>-50.9271662886534</text:p>
          </table:table-cell>
          <table:table-cell table:formula="of:=([.$B$4]-([.E65]-[.$B$1]))/[.$B$5]" office:value-type="float" office:value="1.59271662886534" calcext:value-type="float">
            <text:p>1.59271662886534</text:p>
          </table:table-cell>
        </table:table-row>
        <table:table-row table:style-name="ro1">
          <table:table-cell table:number-columns-repeated="3"/>
          <table:table-cell office:value-type="float" office:value="6.4" calcext:value-type="float">
            <text:p>6.4</text:p>
          </table:table-cell>
          <table:table-cell table:formula="of:=IF([.E65]&gt;[.$B$2];[.$B$3];[.E65]+0.1*[.F65])" office:value-type="float" office:value="-50.7678946257669" calcext:value-type="float">
            <text:p>-50.7678946257669</text:p>
          </table:table-cell>
          <table:table-cell table:formula="of:=([.$B$4]-([.E66]-[.$B$1]))/[.$B$5]" office:value-type="float" office:value="1.57678946257669" calcext:value-type="float">
            <text:p>1.57678946257669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.5</text:p>
          </table:table-cell>
          <table:table-cell table:formula="of:=IF([.E66]&gt;[.$B$2];[.$B$3];[.E66]+0.1*[.F66])" office:value-type="float" office:value="-50.6102156795092" calcext:value-type="float">
            <text:p>-50.6102156795092</text:p>
          </table:table-cell>
          <table:table-cell table:formula="of:=([.$B$4]-([.E67]-[.$B$1]))/[.$B$5]" office:value-type="float" office:value="1.56102156795092" calcext:value-type="float">
            <text:p>1.56102156795092</text:p>
          </table:table-cell>
        </table:table-row>
        <table:table-row table:style-name="ro1">
          <table:table-cell table:number-columns-repeated="3"/>
          <table:table-cell office:value-type="float" office:value="6.6" calcext:value-type="float">
            <text:p>6.6</text:p>
          </table:table-cell>
          <table:table-cell table:formula="of:=IF([.E67]&gt;[.$B$2];[.$B$3];[.E67]+0.1*[.F67])" office:value-type="float" office:value="-50.4541135227141" calcext:value-type="float">
            <text:p>-50.4541135227141</text:p>
          </table:table-cell>
          <table:table-cell table:formula="of:=([.$B$4]-([.E68]-[.$B$1]))/[.$B$5]" office:value-type="float" office:value="1.54541135227141" calcext:value-type="float">
            <text:p>1.54541135227141</text:p>
          </table:table-cell>
        </table:table-row>
        <table:table-row table:style-name="ro1">
          <table:table-cell table:number-columns-repeated="3"/>
          <table:table-cell office:value-type="float" office:value="6.7" calcext:value-type="float">
            <text:p>6.7</text:p>
          </table:table-cell>
          <table:table-cell table:formula="of:=IF([.E68]&gt;[.$B$2];[.$B$3];[.E68]+0.1*[.F68])" office:value-type="float" office:value="-50.299572387487" calcext:value-type="float">
            <text:p>-50.299572387487</text:p>
          </table:table-cell>
          <table:table-cell table:formula="of:=([.$B$4]-([.E69]-[.$B$1]))/[.$B$5]" office:value-type="float" office:value="1.5299572387487" calcext:value-type="float">
            <text:p>1.5299572387487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table:formula="of:=IF([.E69]&gt;[.$B$2];[.$B$3];[.E69]+0.1*[.F69])" office:value-type="float" office:value="-50.1465766636121" calcext:value-type="float">
            <text:p>-50.1465766636121</text:p>
          </table:table-cell>
          <table:table-cell table:formula="of:=([.$B$4]-([.E70]-[.$B$1]))/[.$B$5]" office:value-type="float" office:value="1.51465766636121" calcext:value-type="float">
            <text:p>1.51465766636121</text:p>
          </table:table-cell>
        </table:table-row>
        <table:table-row table:style-name="ro1">
          <table:table-cell table:number-columns-repeated="3"/>
          <table:table-cell office:value-type="float" office:value="6.9" calcext:value-type="float">
            <text:p>6.9</text:p>
          </table:table-cell>
          <table:table-cell table:formula="of:=IF([.E70]&gt;[.$B$2];[.$B$3];[.E70]+0.1*[.F70])" office:value-type="float" office:value="-49.995110896976" calcext:value-type="float">
            <text:p>-49.995110896976</text:p>
          </table:table-cell>
          <table:table-cell table:formula="of:=([.$B$4]-([.E71]-[.$B$1]))/[.$B$5]" office:value-type="float" office:value="1.4995110896976" calcext:value-type="float">
            <text:p>1.499511089697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IF([.E71]&gt;[.$B$2];[.$B$3];[.E71]+0.1*[.F71])" office:value-type="float" office:value="-49.8451597880062" calcext:value-type="float">
            <text:p>-49.8451597880062</text:p>
          </table:table-cell>
          <table:table-cell table:formula="of:=([.$B$4]-([.E72]-[.$B$1]))/[.$B$5]" office:value-type="float" office:value="1.48451597880062" calcext:value-type="float">
            <text:p>1.48451597880062</text:p>
          </table:table-cell>
        </table:table-row>
        <table:table-row table:style-name="ro1">
          <table:table-cell table:number-columns-repeated="3"/>
          <table:table-cell office:value-type="float" office:value="7.1" calcext:value-type="float">
            <text:p>7.1</text:p>
          </table:table-cell>
          <table:table-cell table:formula="of:=IF([.E72]&gt;[.$B$2];[.$B$3];[.E72]+0.1*[.F72])" office:value-type="float" office:value="-49.6967081901262" calcext:value-type="float">
            <text:p>-49.6967081901262</text:p>
          </table:table-cell>
          <table:table-cell table:formula="of:=([.$B$4]-([.E73]-[.$B$1]))/[.$B$5]" office:value-type="float" office:value="1.46967081901262" calcext:value-type="float">
            <text:p>1.46967081901262</text:p>
          </table:table-cell>
        </table:table-row>
        <table:table-row table:style-name="ro1">
          <table:table-cell table:number-columns-repeated="3"/>
          <table:table-cell office:value-type="float" office:value="7.2" calcext:value-type="float">
            <text:p>7.2</text:p>
          </table:table-cell>
          <table:table-cell table:formula="of:=IF([.E73]&gt;[.$B$2];[.$B$3];[.E73]+0.1*[.F73])" office:value-type="float" office:value="-49.5497411082249" calcext:value-type="float">
            <text:p>-49.5497411082249</text:p>
          </table:table-cell>
          <table:table-cell table:formula="of:=([.$B$4]-([.E74]-[.$B$1]))/[.$B$5]" office:value-type="float" office:value="1.45497411082249" calcext:value-type="float">
            <text:p>1.45497411082249</text:p>
          </table:table-cell>
        </table:table-row>
        <table:table-row table:style-name="ro1">
          <table:table-cell table:number-columns-repeated="3"/>
          <table:table-cell office:value-type="float" office:value="7.3" calcext:value-type="float">
            <text:p>7.3</text:p>
          </table:table-cell>
          <table:table-cell table:formula="of:=IF([.E74]&gt;[.$B$2];[.$B$3];[.E74]+0.1*[.F74])" office:value-type="float" office:value="-49.4042436971427" calcext:value-type="float">
            <text:p>-49.4042436971427</text:p>
          </table:table-cell>
          <table:table-cell table:formula="of:=([.$B$4]-([.E75]-[.$B$1]))/[.$B$5]" office:value-type="float" office:value="1.44042436971426" calcext:value-type="float">
            <text:p>1.44042436971426</text:p>
          </table:table-cell>
        </table:table-row>
        <table:table-row table:style-name="ro1">
          <table:table-cell table:number-columns-repeated="3"/>
          <table:table-cell office:value-type="float" office:value="7.4" calcext:value-type="float">
            <text:p>7.4</text:p>
          </table:table-cell>
          <table:table-cell table:formula="of:=IF([.E75]&gt;[.$B$2];[.$B$3];[.E75]+0.1*[.F75])" office:value-type="float" office:value="-49.2602012601712" calcext:value-type="float">
            <text:p>-49.2602012601712</text:p>
          </table:table-cell>
          <table:table-cell table:formula="of:=([.$B$4]-([.E76]-[.$B$1]))/[.$B$5]" office:value-type="float" office:value="1.42602012601712" calcext:value-type="float">
            <text:p>1.42602012601712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 table:formula="of:=IF([.E76]&gt;[.$B$2];[.$B$3];[.E76]+0.1*[.F76])" office:value-type="float" office:value="-49.1175992475695" calcext:value-type="float">
            <text:p>-49.1175992475695</text:p>
          </table:table-cell>
          <table:table-cell table:formula="of:=([.$B$4]-([.E77]-[.$B$1]))/[.$B$5]" office:value-type="float" office:value="1.41175992475695" calcext:value-type="float">
            <text:p>1.41175992475695</text:p>
          </table:table-cell>
        </table:table-row>
        <table:table-row table:style-name="ro1">
          <table:table-cell table:number-columns-repeated="3"/>
          <table:table-cell office:value-type="float" office:value="7.6" calcext:value-type="float">
            <text:p>7.6</text:p>
          </table:table-cell>
          <table:table-cell table:formula="of:=IF([.E77]&gt;[.$B$2];[.$B$3];[.E77]+0.1*[.F77])" office:value-type="float" office:value="-48.9764232550938" calcext:value-type="float">
            <text:p>-48.9764232550938</text:p>
          </table:table-cell>
          <table:table-cell table:formula="of:=([.$B$4]-([.E78]-[.$B$1]))/[.$B$5]" office:value-type="float" office:value="1.39764232550938" calcext:value-type="float">
            <text:p>1.39764232550938</text:p>
          </table:table-cell>
        </table:table-row>
        <table:table-row table:style-name="ro1">
          <table:table-cell table:number-columns-repeated="3"/>
          <table:table-cell office:value-type="float" office:value="7.7" calcext:value-type="float">
            <text:p>7.7</text:p>
          </table:table-cell>
          <table:table-cell table:formula="of:=IF([.E78]&gt;[.$B$2];[.$B$3];[.E78]+0.1*[.F78])" office:value-type="float" office:value="-48.8366590225429" calcext:value-type="float">
            <text:p>-48.8366590225429</text:p>
          </table:table-cell>
          <table:table-cell table:formula="of:=([.$B$4]-([.E79]-[.$B$1]))/[.$B$5]" office:value-type="float" office:value="1.38366590225429" calcext:value-type="float">
            <text:p>1.38366590225429</text:p>
          </table:table-cell>
        </table:table-row>
        <table:table-row table:style-name="ro1">
          <table:table-cell table:number-columns-repeated="3"/>
          <table:table-cell office:value-type="float" office:value="7.8" calcext:value-type="float">
            <text:p>7.8</text:p>
          </table:table-cell>
          <table:table-cell table:formula="of:=IF([.E79]&gt;[.$B$2];[.$B$3];[.E79]+0.1*[.F79])" office:value-type="float" office:value="-48.6982924323174" calcext:value-type="float">
            <text:p>-48.6982924323174</text:p>
          </table:table-cell>
          <table:table-cell table:formula="of:=([.$B$4]-([.E80]-[.$B$1]))/[.$B$5]" office:value-type="float" office:value="1.36982924323174" calcext:value-type="float">
            <text:p>1.36982924323174</text:p>
          </table:table-cell>
        </table:table-row>
        <table:table-row table:style-name="ro1">
          <table:table-cell table:number-columns-repeated="3"/>
          <table:table-cell office:value-type="float" office:value="7.9" calcext:value-type="float">
            <text:p>7.9</text:p>
          </table:table-cell>
          <table:table-cell table:formula="of:=IF([.E80]&gt;[.$B$2];[.$B$3];[.E80]+0.1*[.F80])" office:value-type="float" office:value="-48.5613095079943" calcext:value-type="float">
            <text:p>-48.5613095079943</text:p>
          </table:table-cell>
          <table:table-cell table:formula="of:=([.$B$4]-([.E81]-[.$B$1]))/[.$B$5]" office:value-type="float" office:value="1.35613095079943" calcext:value-type="float">
            <text:p>1.3561309507994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IF([.E81]&gt;[.$B$2];[.$B$3];[.E81]+0.1*[.F81])" office:value-type="float" office:value="-48.4256964129143" calcext:value-type="float">
            <text:p>-48.4256964129143</text:p>
          </table:table-cell>
          <table:table-cell table:formula="of:=([.$B$4]-([.E82]-[.$B$1]))/[.$B$5]" office:value-type="float" office:value="1.34256964129143" calcext:value-type="float">
            <text:p>1.34256964129143</text:p>
          </table:table-cell>
        </table:table-row>
        <table:table-row table:style-name="ro1">
          <table:table-cell table:number-columns-repeated="3"/>
          <table:table-cell office:value-type="float" office:value="8.1" calcext:value-type="float">
            <text:p>8.1</text:p>
          </table:table-cell>
          <table:table-cell table:formula="of:=IF([.E82]&gt;[.$B$2];[.$B$3];[.E82]+0.1*[.F82])" office:value-type="float" office:value="-48.2914394487852" calcext:value-type="float">
            <text:p>-48.2914394487852</text:p>
          </table:table-cell>
          <table:table-cell table:formula="of:=([.$B$4]-([.E83]-[.$B$1]))/[.$B$5]" office:value-type="float" office:value="1.32914394487852" calcext:value-type="float">
            <text:p>1.32914394487852</text:p>
          </table:table-cell>
        </table:table-row>
        <table:table-row table:style-name="ro1">
          <table:table-cell table:number-columns-repeated="3"/>
          <table:table-cell office:value-type="float" office:value="8.2" calcext:value-type="float">
            <text:p>8.2</text:p>
          </table:table-cell>
          <table:table-cell table:formula="of:=IF([.E83]&gt;[.$B$2];[.$B$3];[.E83]+0.1*[.F83])" office:value-type="float" office:value="-48.1585250542973" calcext:value-type="float">
            <text:p>-48.1585250542973</text:p>
          </table:table-cell>
          <table:table-cell table:formula="of:=([.$B$4]-([.E84]-[.$B$1]))/[.$B$5]" office:value-type="float" office:value="1.31585250542973" calcext:value-type="float">
            <text:p>1.31585250542973</text:p>
          </table:table-cell>
        </table:table-row>
        <table:table-row table:style-name="ro1">
          <table:table-cell table:number-columns-repeated="3"/>
          <table:table-cell office:value-type="float" office:value="8.3" calcext:value-type="float">
            <text:p>8.3</text:p>
          </table:table-cell>
          <table:table-cell table:formula="of:=IF([.E84]&gt;[.$B$2];[.$B$3];[.E84]+0.1*[.F84])" office:value-type="float" office:value="-48.0269398037544" calcext:value-type="float">
            <text:p>-48.0269398037544</text:p>
          </table:table-cell>
          <table:table-cell table:formula="of:=([.$B$4]-([.E85]-[.$B$1]))/[.$B$5]" office:value-type="float" office:value="1.30269398037544" calcext:value-type="float">
            <text:p>1.30269398037544</text:p>
          </table:table-cell>
        </table:table-row>
        <table:table-row table:style-name="ro1">
          <table:table-cell table:number-columns-repeated="3"/>
          <table:table-cell office:value-type="float" office:value="8.4" calcext:value-type="float">
            <text:p>8.4</text:p>
          </table:table-cell>
          <table:table-cell table:formula="of:=IF([.E85]&gt;[.$B$2];[.$B$3];[.E85]+0.1*[.F85])" office:value-type="float" office:value="-47.8966704057168" calcext:value-type="float">
            <text:p>-47.8966704057168</text:p>
          </table:table-cell>
          <table:table-cell table:formula="of:=([.$B$4]-([.E86]-[.$B$1]))/[.$B$5]" office:value-type="float" office:value="1.28966704057168" calcext:value-type="float">
            <text:p>1.28966704057168</text:p>
          </table:table-cell>
        </table:table-row>
        <table:table-row table:style-name="ro1">
          <table:table-cell table:number-columns-repeated="3"/>
          <table:table-cell office:value-type="float" office:value="8.5" calcext:value-type="float">
            <text:p>8.5</text:p>
          </table:table-cell>
          <table:table-cell table:formula="of:=IF([.E86]&gt;[.$B$2];[.$B$3];[.E86]+0.1*[.F86])" office:value-type="float" office:value="-47.7677037016596" calcext:value-type="float">
            <text:p>-47.7677037016596</text:p>
          </table:table-cell>
          <table:table-cell table:formula="of:=([.$B$4]-([.E87]-[.$B$1]))/[.$B$5]" office:value-type="float" office:value="1.27677037016596" calcext:value-type="float">
            <text:p>1.27677037016596</text:p>
          </table:table-cell>
        </table:table-row>
        <table:table-row table:style-name="ro1">
          <table:table-cell table:number-columns-repeated="3"/>
          <table:table-cell office:value-type="float" office:value="8.6" calcext:value-type="float">
            <text:p>8.6</text:p>
          </table:table-cell>
          <table:table-cell table:formula="of:=IF([.E87]&gt;[.$B$2];[.$B$3];[.E87]+0.1*[.F87])" office:value-type="float" office:value="-47.6400266646431" calcext:value-type="float">
            <text:p>-47.6400266646431</text:p>
          </table:table-cell>
          <table:table-cell table:formula="of:=([.$B$4]-([.E88]-[.$B$1]))/[.$B$5]" office:value-type="float" office:value="1.2640026664643" calcext:value-type="float">
            <text:p>1.2640026664643</text:p>
          </table:table-cell>
        </table:table-row>
        <table:table-row table:style-name="ro1">
          <table:table-cell table:number-columns-repeated="3"/>
          <table:table-cell office:value-type="float" office:value="8.7" calcext:value-type="float">
            <text:p>8.7</text:p>
          </table:table-cell>
          <table:table-cell table:formula="of:=IF([.E88]&gt;[.$B$2];[.$B$3];[.E88]+0.1*[.F88])" office:value-type="float" office:value="-47.5136263979966" calcext:value-type="float">
            <text:p>-47.5136263979966</text:p>
          </table:table-cell>
          <table:table-cell table:formula="of:=([.$B$4]-([.E89]-[.$B$1]))/[.$B$5]" office:value-type="float" office:value="1.25136263979966" calcext:value-type="float">
            <text:p>1.25136263979966</text:p>
          </table:table-cell>
        </table:table-row>
        <table:table-row table:style-name="ro1">
          <table:table-cell table:number-columns-repeated="3"/>
          <table:table-cell office:value-type="float" office:value="8.8" calcext:value-type="float">
            <text:p>8.8</text:p>
          </table:table-cell>
          <table:table-cell table:formula="of:=IF([.E89]&gt;[.$B$2];[.$B$3];[.E89]+0.1*[.F89])" office:value-type="float" office:value="-47.3884901340167" calcext:value-type="float">
            <text:p>-47.3884901340167</text:p>
          </table:table-cell>
          <table:table-cell table:formula="of:=([.$B$4]-([.E90]-[.$B$1]))/[.$B$5]" office:value-type="float" office:value="1.23884901340167" calcext:value-type="float">
            <text:p>1.23884901340167</text:p>
          </table:table-cell>
        </table:table-row>
        <table:table-row table:style-name="ro1">
          <table:table-cell table:number-columns-repeated="3"/>
          <table:table-cell office:value-type="float" office:value="8.9" calcext:value-type="float">
            <text:p>8.9</text:p>
          </table:table-cell>
          <table:table-cell table:formula="of:=IF([.E90]&gt;[.$B$2];[.$B$3];[.E90]+0.1*[.F90])" office:value-type="float" office:value="-47.2646052326765" calcext:value-type="float">
            <text:p>-47.2646052326765</text:p>
          </table:table-cell>
          <table:table-cell table:formula="of:=([.$B$4]-([.E91]-[.$B$1]))/[.$B$5]" office:value-type="float" office:value="1.22646052326765" calcext:value-type="float">
            <text:p>1.2264605232676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IF([.E91]&gt;[.$B$2];[.$B$3];[.E91]+0.1*[.F91])" office:value-type="float" office:value="-47.1419591803497" calcext:value-type="float">
            <text:p>-47.1419591803497</text:p>
          </table:table-cell>
          <table:table-cell table:formula="of:=([.$B$4]-([.E92]-[.$B$1]))/[.$B$5]" office:value-type="float" office:value="1.21419591803497" calcext:value-type="float">
            <text:p>1.21419591803497</text:p>
          </table:table-cell>
        </table:table-row>
        <table:table-row table:style-name="ro1">
          <table:table-cell table:number-columns-repeated="3"/>
          <table:table-cell office:value-type="float" office:value="9.1" calcext:value-type="float">
            <text:p>9.1</text:p>
          </table:table-cell>
          <table:table-cell table:formula="of:=IF([.E92]&gt;[.$B$2];[.$B$3];[.E92]+0.1*[.F92])" office:value-type="float" office:value="-47.0205395885462" calcext:value-type="float">
            <text:p>-47.0205395885462</text:p>
          </table:table-cell>
          <table:table-cell table:formula="of:=([.$B$4]-([.E93]-[.$B$1]))/[.$B$5]" office:value-type="float" office:value="1.20205395885462" calcext:value-type="float">
            <text:p>1.20205395885462</text:p>
          </table:table-cell>
        </table:table-row>
        <table:table-row table:style-name="ro1">
          <table:table-cell table:number-columns-repeated="3"/>
          <table:table-cell office:value-type="float" office:value="9.2" calcext:value-type="float">
            <text:p>9.2</text:p>
          </table:table-cell>
          <table:table-cell table:formula="of:=IF([.E93]&gt;[.$B$2];[.$B$3];[.E93]+0.1*[.F93])" office:value-type="float" office:value="-46.9003341926608" calcext:value-type="float">
            <text:p>-46.9003341926608</text:p>
          </table:table-cell>
          <table:table-cell table:formula="of:=([.$B$4]-([.E94]-[.$B$1]))/[.$B$5]" office:value-type="float" office:value="1.19003341926608" calcext:value-type="float">
            <text:p>1.19003341926608</text:p>
          </table:table-cell>
        </table:table-row>
        <table:table-row table:style-name="ro1">
          <table:table-cell table:number-columns-repeated="3"/>
          <table:table-cell office:value-type="float" office:value="9.3" calcext:value-type="float">
            <text:p>9.3</text:p>
          </table:table-cell>
          <table:table-cell table:formula="of:=IF([.E94]&gt;[.$B$2];[.$B$3];[.E94]+0.1*[.F94])" office:value-type="float" office:value="-46.7813308507342" calcext:value-type="float">
            <text:p>-46.7813308507342</text:p>
          </table:table-cell>
          <table:table-cell table:formula="of:=([.$B$4]-([.E95]-[.$B$1]))/[.$B$5]" office:value-type="float" office:value="1.17813308507342" calcext:value-type="float">
            <text:p>1.17813308507342</text:p>
          </table:table-cell>
        </table:table-row>
        <table:table-row table:style-name="ro1">
          <table:table-cell table:number-columns-repeated="3"/>
          <table:table-cell office:value-type="float" office:value="9.4" calcext:value-type="float">
            <text:p>9.4</text:p>
          </table:table-cell>
          <table:table-cell table:formula="of:=IF([.E95]&gt;[.$B$2];[.$B$3];[.E95]+0.1*[.F95])" office:value-type="float" office:value="-46.6635175422268" calcext:value-type="float">
            <text:p>-46.6635175422268</text:p>
          </table:table-cell>
          <table:table-cell table:formula="of:=([.$B$4]-([.E96]-[.$B$1]))/[.$B$5]" office:value-type="float" office:value="1.16635175422268" calcext:value-type="float">
            <text:p>1.16635175422268</text:p>
          </table:table-cell>
        </table:table-row>
        <table:table-row table:style-name="ro1">
          <table:table-cell table:number-columns-repeated="3"/>
          <table:table-cell office:value-type="float" office:value="9.5" calcext:value-type="float">
            <text:p>9.5</text:p>
          </table:table-cell>
          <table:table-cell table:formula="of:=IF([.E96]&gt;[.$B$2];[.$B$3];[.E96]+0.1*[.F96])" office:value-type="float" office:value="-46.5468823668045" calcext:value-type="float">
            <text:p>-46.5468823668045</text:p>
          </table:table-cell>
          <table:table-cell table:formula="of:=([.$B$4]-([.E97]-[.$B$1]))/[.$B$5]" office:value-type="float" office:value="1.15468823668045" calcext:value-type="float">
            <text:p>1.15468823668045</text:p>
          </table:table-cell>
        </table:table-row>
        <table:table-row table:style-name="ro1">
          <table:table-cell table:number-columns-repeated="3"/>
          <table:table-cell office:value-type="float" office:value="9.6" calcext:value-type="float">
            <text:p>9.6</text:p>
          </table:table-cell>
          <table:table-cell table:formula="of:=IF([.E97]&gt;[.$B$2];[.$B$3];[.E97]+0.1*[.F97])" office:value-type="float" office:value="-46.4314135431365" calcext:value-type="float">
            <text:p>-46.4314135431365</text:p>
          </table:table-cell>
          <table:table-cell table:formula="of:=([.$B$4]-([.E98]-[.$B$1]))/[.$B$5]" office:value-type="float" office:value="1.14314135431365" calcext:value-type="float">
            <text:p>1.14314135431365</text:p>
          </table:table-cell>
        </table:table-row>
        <table:table-row table:style-name="ro1">
          <table:table-cell table:number-columns-repeated="3"/>
          <table:table-cell office:value-type="float" office:value="9.7" calcext:value-type="float">
            <text:p>9.7</text:p>
          </table:table-cell>
          <table:table-cell table:formula="of:=IF([.E98]&gt;[.$B$2];[.$B$3];[.E98]+0.1*[.F98])" office:value-type="float" office:value="-46.3170994077051" calcext:value-type="float">
            <text:p>-46.3170994077051</text:p>
          </table:table-cell>
          <table:table-cell table:formula="of:=([.$B$4]-([.E99]-[.$B$1]))/[.$B$5]" office:value-type="float" office:value="1.13170994077051" calcext:value-type="float">
            <text:p>1.13170994077051</text:p>
          </table:table-cell>
        </table:table-row>
        <table:table-row table:style-name="ro1">
          <table:table-cell table:number-columns-repeated="3"/>
          <table:table-cell office:value-type="float" office:value="9.8" calcext:value-type="float">
            <text:p>9.8</text:p>
          </table:table-cell>
          <table:table-cell table:formula="of:=IF([.E99]&gt;[.$B$2];[.$B$3];[.E99]+0.1*[.F99])" office:value-type="float" office:value="-46.2039284136281" calcext:value-type="float">
            <text:p>-46.2039284136281</text:p>
          </table:table-cell>
          <table:table-cell table:formula="of:=([.$B$4]-([.E100]-[.$B$1]))/[.$B$5]" office:value-type="float" office:value="1.12039284136281" calcext:value-type="float">
            <text:p>1.12039284136281</text:p>
          </table:table-cell>
        </table:table-row>
        <table:table-row table:style-name="ro1">
          <table:table-cell table:number-columns-repeated="3"/>
          <table:table-cell office:value-type="float" office:value="9.9" calcext:value-type="float">
            <text:p>9.9</text:p>
          </table:table-cell>
          <table:table-cell table:formula="of:=IF([.E100]&gt;[.$B$2];[.$B$3];[.E100]+0.1*[.F100])" office:value-type="float" office:value="-46.0918891294918" calcext:value-type="float">
            <text:p>-46.0918891294918</text:p>
          </table:table-cell>
          <table:table-cell table:formula="of:=([.$B$4]-([.E101]-[.$B$1]))/[.$B$5]" office:value-type="float" office:value="1.10918891294918" calcext:value-type="float">
            <text:p>1.1091889129491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IF([.E101]&gt;[.$B$2];[.$B$3];[.E101]+0.1*[.F101])" office:value-type="float" office:value="-45.9809702381969" calcext:value-type="float">
            <text:p>-45.9809702381969</text:p>
          </table:table-cell>
          <table:table-cell table:formula="of:=([.$B$4]-([.E102]-[.$B$1]))/[.$B$5]" office:value-type="float" office:value="1.09809702381969" calcext:value-type="float">
            <text:p>1.09809702381969</text:p>
          </table:table-cell>
        </table:table-row>
        <table:table-row table:style-name="ro1">
          <table:table-cell table:number-columns-repeated="3"/>
          <table:table-cell office:value-type="float" office:value="10.1" calcext:value-type="float">
            <text:p>10.1</text:p>
          </table:table-cell>
          <table:table-cell table:formula="of:=IF([.E102]&gt;[.$B$2];[.$B$3];[.E102]+0.1*[.F102])" office:value-type="float" office:value="-45.8711605358149" calcext:value-type="float">
            <text:p>-45.8711605358149</text:p>
          </table:table-cell>
          <table:table-cell table:formula="of:=([.$B$4]-([.E103]-[.$B$1]))/[.$B$5]" office:value-type="float" office:value="1.08711605358149" calcext:value-type="float">
            <text:p>1.08711605358149</text:p>
          </table:table-cell>
        </table:table-row>
        <table:table-row table:style-name="ro1">
          <table:table-cell table:number-columns-repeated="3"/>
          <table:table-cell office:value-type="float" office:value="10.2" calcext:value-type="float">
            <text:p>10.2</text:p>
          </table:table-cell>
          <table:table-cell table:formula="of:=IF([.E103]&gt;[.$B$2];[.$B$3];[.E103]+0.1*[.F103])" office:value-type="float" office:value="-45.7624489304568" calcext:value-type="float">
            <text:p>-45.7624489304568</text:p>
          </table:table-cell>
          <table:table-cell table:formula="of:=([.$B$4]-([.E104]-[.$B$1]))/[.$B$5]" office:value-type="float" office:value="1.07624489304568" calcext:value-type="float">
            <text:p>1.07624489304568</text:p>
          </table:table-cell>
        </table:table-row>
        <table:table-row table:style-name="ro1">
          <table:table-cell table:number-columns-repeated="3"/>
          <table:table-cell office:value-type="float" office:value="10.3" calcext:value-type="float">
            <text:p>10.3</text:p>
          </table:table-cell>
          <table:table-cell table:formula="of:=IF([.E104]&gt;[.$B$2];[.$B$3];[.E104]+0.1*[.F104])" office:value-type="float" office:value="-45.6548244411522" calcext:value-type="float">
            <text:p>-45.6548244411522</text:p>
          </table:table-cell>
          <table:table-cell table:formula="of:=([.$B$4]-([.E105]-[.$B$1]))/[.$B$5]" office:value-type="float" office:value="1.06548244411522" calcext:value-type="float">
            <text:p>1.06548244411522</text:p>
          </table:table-cell>
        </table:table-row>
        <table:table-row table:style-name="ro1">
          <table:table-cell table:number-columns-repeated="3"/>
          <table:table-cell office:value-type="float" office:value="10.4" calcext:value-type="float">
            <text:p>10.4</text:p>
          </table:table-cell>
          <table:table-cell table:formula="of:=IF([.E105]&gt;[.$B$2];[.$B$3];[.E105]+0.1*[.F105])" office:value-type="float" office:value="-45.5482761967407" calcext:value-type="float">
            <text:p>-45.5482761967407</text:p>
          </table:table-cell>
          <table:table-cell table:formula="of:=([.$B$4]-([.E106]-[.$B$1]))/[.$B$5]" office:value-type="float" office:value="1.05482761967407" calcext:value-type="float">
            <text:p>1.05482761967407</text:p>
          </table:table-cell>
        </table:table-row>
        <table:table-row table:style-name="ro1">
          <table:table-cell table:number-columns-repeated="3"/>
          <table:table-cell office:value-type="float" office:value="10.5" calcext:value-type="float">
            <text:p>10.5</text:p>
          </table:table-cell>
          <table:table-cell table:formula="of:=IF([.E106]&gt;[.$B$2];[.$B$3];[.E106]+0.1*[.F106])" office:value-type="float" office:value="-45.4427934347733" calcext:value-type="float">
            <text:p>-45.4427934347733</text:p>
          </table:table-cell>
          <table:table-cell table:formula="of:=([.$B$4]-([.E107]-[.$B$1]))/[.$B$5]" office:value-type="float" office:value="1.04427934347733" calcext:value-type="float">
            <text:p>1.04427934347733</text:p>
          </table:table-cell>
        </table:table-row>
        <table:table-row table:style-name="ro1">
          <table:table-cell table:number-columns-repeated="3"/>
          <table:table-cell office:value-type="float" office:value="10.6" calcext:value-type="float">
            <text:p>10.6</text:p>
          </table:table-cell>
          <table:table-cell table:formula="of:=IF([.E107]&gt;[.$B$2];[.$B$3];[.E107]+0.1*[.F107])" office:value-type="float" office:value="-45.3383655004255" calcext:value-type="float">
            <text:p>-45.3383655004255</text:p>
          </table:table-cell>
          <table:table-cell table:formula="of:=([.$B$4]-([.E108]-[.$B$1]))/[.$B$5]" office:value-type="float" office:value="1.03383655004255" calcext:value-type="float">
            <text:p>1.03383655004255</text:p>
          </table:table-cell>
        </table:table-row>
        <table:table-row table:style-name="ro1">
          <table:table-cell table:number-columns-repeated="3"/>
          <table:table-cell office:value-type="float" office:value="10.7" calcext:value-type="float">
            <text:p>10.7</text:p>
          </table:table-cell>
          <table:table-cell table:formula="of:=IF([.E108]&gt;[.$B$2];[.$B$3];[.E108]+0.1*[.F108])" office:value-type="float" office:value="-45.2349818454213" calcext:value-type="float">
            <text:p>-45.2349818454213</text:p>
          </table:table-cell>
          <table:table-cell table:formula="of:=([.$B$4]-([.E109]-[.$B$1]))/[.$B$5]" office:value-type="float" office:value="1.02349818454213" calcext:value-type="float">
            <text:p>1.02349818454213</text:p>
          </table:table-cell>
        </table:table-row>
        <table:table-row table:style-name="ro1">
          <table:table-cell table:number-columns-repeated="3"/>
          <table:table-cell office:value-type="float" office:value="10.8" calcext:value-type="float">
            <text:p>10.8</text:p>
          </table:table-cell>
          <table:table-cell table:formula="of:=IF([.E109]&gt;[.$B$2];[.$B$3];[.E109]+0.1*[.F109])" office:value-type="float" office:value="-45.1326320269671" calcext:value-type="float">
            <text:p>-45.1326320269671</text:p>
          </table:table-cell>
          <table:table-cell table:formula="of:=([.$B$4]-([.E110]-[.$B$1]))/[.$B$5]" office:value-type="float" office:value="1.01326320269671" calcext:value-type="float">
            <text:p>1.01326320269671</text:p>
          </table:table-cell>
        </table:table-row>
        <table:table-row table:style-name="ro1">
          <table:table-cell table:number-columns-repeated="3"/>
          <table:table-cell office:value-type="float" office:value="10.9" calcext:value-type="float">
            <text:p>10.9</text:p>
          </table:table-cell>
          <table:table-cell table:formula="of:=IF([.E110]&gt;[.$B$2];[.$B$3];[.E110]+0.1*[.F110])" office:value-type="float" office:value="-45.0313057066974" calcext:value-type="float">
            <text:p>-45.0313057066974</text:p>
          </table:table-cell>
          <table:table-cell table:formula="of:=([.$B$4]-([.E111]-[.$B$1]))/[.$B$5]" office:value-type="float" office:value="1.00313057066974" calcext:value-type="float">
            <text:p>1.0031305706697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IF([.E111]&gt;[.$B$2];[.$B$3];[.E111]+0.1*[.F111])" office:value-type="float" office:value="-44.9309926496304" calcext:value-type="float">
            <text:p>-44.9309926496304</text:p>
          </table:table-cell>
          <table:table-cell table:formula="of:=([.$B$4]-([.E112]-[.$B$1]))/[.$B$5]" office:value-type="float" office:value="0.993099264963041" calcext:value-type="float">
            <text:p>0.993099264963041</text:p>
          </table:table-cell>
        </table:table-row>
        <table:table-row table:style-name="ro1">
          <table:table-cell table:number-columns-repeated="3"/>
          <table:table-cell office:value-type="float" office:value="11.1" calcext:value-type="float">
            <text:p>11.1</text:p>
          </table:table-cell>
          <table:table-cell table:formula="of:=IF([.E112]&gt;[.$B$2];[.$B$3];[.E112]+0.1*[.F112])" office:value-type="float" office:value="-44.8316827231341" calcext:value-type="float">
            <text:p>-44.8316827231341</text:p>
          </table:table-cell>
          <table:table-cell table:formula="of:=([.$B$4]-([.E113]-[.$B$1]))/[.$B$5]" office:value-type="float" office:value="0.983168272313411" calcext:value-type="float">
            <text:p>0.983168272313411</text:p>
          </table:table-cell>
        </table:table-row>
        <table:table-row table:style-name="ro1">
          <table:table-cell table:number-columns-repeated="3"/>
          <table:table-cell office:value-type="float" office:value="11.2" calcext:value-type="float">
            <text:p>11.2</text:p>
          </table:table-cell>
          <table:table-cell table:formula="of:=IF([.E113]&gt;[.$B$2];[.$B$3];[.E113]+0.1*[.F113])" office:value-type="float" office:value="-44.7333658959028" calcext:value-type="float">
            <text:p>-44.7333658959028</text:p>
          </table:table-cell>
          <table:table-cell table:formula="of:=([.$B$4]-([.E114]-[.$B$1]))/[.$B$5]" office:value-type="float" office:value="0.973336589590276" calcext:value-type="float">
            <text:p>0.973336589590276</text:p>
          </table:table-cell>
        </table:table-row>
        <table:table-row table:style-name="ro1">
          <table:table-cell table:number-columns-repeated="3"/>
          <table:table-cell office:value-type="float" office:value="11.3" calcext:value-type="float">
            <text:p>11.3</text:p>
          </table:table-cell>
          <table:table-cell table:formula="of:=IF([.E114]&gt;[.$B$2];[.$B$3];[.E114]+0.1*[.F114])" office:value-type="float" office:value="-44.6360322369437" calcext:value-type="float">
            <text:p>-44.6360322369437</text:p>
          </table:table-cell>
          <table:table-cell table:formula="of:=([.$B$4]-([.E115]-[.$B$1]))/[.$B$5]" office:value-type="float" office:value="0.963603223694373" calcext:value-type="float">
            <text:p>0.963603223694373</text:p>
          </table:table-cell>
        </table:table-row>
        <table:table-row table:style-name="ro1">
          <table:table-cell table:number-columns-repeated="3"/>
          <table:table-cell office:value-type="float" office:value="11.4" calcext:value-type="float">
            <text:p>11.4</text:p>
          </table:table-cell>
          <table:table-cell table:formula="of:=IF([.E115]&gt;[.$B$2];[.$B$3];[.E115]+0.1*[.F115])" office:value-type="float" office:value="-44.5396719145743" calcext:value-type="float">
            <text:p>-44.5396719145743</text:p>
          </table:table-cell>
          <table:table-cell table:formula="of:=([.$B$4]-([.E116]-[.$B$1]))/[.$B$5]" office:value-type="float" office:value="0.95396719145743" calcext:value-type="float">
            <text:p>0.95396719145743</text:p>
          </table:table-cell>
        </table:table-row>
        <table:table-row table:style-name="ro1">
          <table:table-cell table:number-columns-repeated="3"/>
          <table:table-cell office:value-type="float" office:value="11.5" calcext:value-type="float">
            <text:p>11.5</text:p>
          </table:table-cell>
          <table:table-cell table:formula="of:=IF([.E116]&gt;[.$B$2];[.$B$3];[.E116]+0.1*[.F116])" office:value-type="float" office:value="-44.4442751954286" calcext:value-type="float">
            <text:p>-44.4442751954286</text:p>
          </table:table-cell>
          <table:table-cell table:formula="of:=([.$B$4]-([.E117]-[.$B$1]))/[.$B$5]" office:value-type="float" office:value="0.944427519542856" calcext:value-type="float">
            <text:p>0.944427519542856</text:p>
          </table:table-cell>
        </table:table-row>
        <table:table-row table:style-name="ro1">
          <table:table-cell table:number-columns-repeated="3"/>
          <table:table-cell office:value-type="float" office:value="11.6" calcext:value-type="float">
            <text:p>11.6</text:p>
          </table:table-cell>
          <table:table-cell table:formula="of:=IF([.E117]&gt;[.$B$2];[.$B$3];[.E117]+0.1*[.F117])" office:value-type="float" office:value="-44.3498324434743" calcext:value-type="float">
            <text:p>-44.3498324434743</text:p>
          </table:table-cell>
          <table:table-cell table:formula="of:=([.$B$4]-([.E118]-[.$B$1]))/[.$B$5]" office:value-type="float" office:value="0.934983244347428" calcext:value-type="float">
            <text:p>0.934983244347428</text:p>
          </table:table-cell>
        </table:table-row>
        <table:table-row table:style-name="ro1">
          <table:table-cell table:number-columns-repeated="3"/>
          <table:table-cell office:value-type="float" office:value="11.7" calcext:value-type="float">
            <text:p>11.7</text:p>
          </table:table-cell>
          <table:table-cell table:formula="of:=IF([.E118]&gt;[.$B$2];[.$B$3];[.E118]+0.1*[.F118])" office:value-type="float" office:value="-44.2563341190395" calcext:value-type="float">
            <text:p>-44.2563341190395</text:p>
          </table:table-cell>
          <table:table-cell table:formula="of:=([.$B$4]-([.E119]-[.$B$1]))/[.$B$5]" office:value-type="float" office:value="0.925633411903954" calcext:value-type="float">
            <text:p>0.925633411903954</text:p>
          </table:table-cell>
        </table:table-row>
        <table:table-row table:style-name="ro1">
          <table:table-cell table:number-columns-repeated="3"/>
          <table:table-cell office:value-type="float" office:value="11.8" calcext:value-type="float">
            <text:p>11.8</text:p>
          </table:table-cell>
          <table:table-cell table:formula="of:=IF([.E119]&gt;[.$B$2];[.$B$3];[.E119]+0.1*[.F119])" office:value-type="float" office:value="-44.1637707778491" calcext:value-type="float">
            <text:p>-44.1637707778491</text:p>
          </table:table-cell>
          <table:table-cell table:formula="of:=([.$B$4]-([.E120]-[.$B$1]))/[.$B$5]" office:value-type="float" office:value="0.916377077784914" calcext:value-type="float">
            <text:p>0.916377077784914</text:p>
          </table:table-cell>
        </table:table-row>
        <table:table-row table:style-name="ro1">
          <table:table-cell table:number-columns-repeated="3"/>
          <table:table-cell office:value-type="float" office:value="11.9" calcext:value-type="float">
            <text:p>11.9</text:p>
          </table:table-cell>
          <table:table-cell table:formula="of:=IF([.E120]&gt;[.$B$2];[.$B$3];[.E120]+0.1*[.F120])" office:value-type="float" office:value="-44.0721330700707" calcext:value-type="float">
            <text:p>-44.0721330700707</text:p>
          </table:table-cell>
          <table:table-cell table:formula="of:=([.$B$4]-([.E121]-[.$B$1]))/[.$B$5]" office:value-type="float" office:value="0.907213307007065" calcext:value-type="float">
            <text:p>0.90721330700706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IF([.E121]&gt;[.$B$2];[.$B$3];[.E121]+0.1*[.F121])" office:value-type="float" office:value="-43.9814117393699" calcext:value-type="float">
            <text:p>-43.9814117393699</text:p>
          </table:table-cell>
          <table:table-cell table:formula="of:=([.$B$4]-([.E122]-[.$B$1]))/[.$B$5]" office:value-type="float" office:value="0.898141173936994" calcext:value-type="float">
            <text:p>0.898141173936994</text:p>
          </table:table-cell>
        </table:table-row>
        <table:table-row table:style-name="ro1">
          <table:table-cell table:number-columns-repeated="3"/>
          <table:table-cell office:value-type="float" office:value="12.1" calcext:value-type="float">
            <text:p>12.1</text:p>
          </table:table-cell>
          <table:table-cell table:formula="of:=IF([.E122]&gt;[.$B$2];[.$B$3];[.E122]+0.1*[.F122])" office:value-type="float" office:value="-43.8915976219762" calcext:value-type="float">
            <text:p>-43.8915976219762</text:p>
          </table:table-cell>
          <table:table-cell table:formula="of:=([.$B$4]-([.E123]-[.$B$1]))/[.$B$5]" office:value-type="float" office:value="0.889159762197624" calcext:value-type="float">
            <text:p>0.889159762197624</text:p>
          </table:table-cell>
        </table:table-row>
        <table:table-row table:style-name="ro1">
          <table:table-cell table:number-columns-repeated="3"/>
          <table:table-cell office:value-type="float" office:value="12.2" calcext:value-type="float">
            <text:p>12.2</text:p>
          </table:table-cell>
          <table:table-cell table:formula="of:=IF([.E123]&gt;[.$B$2];[.$B$3];[.E123]+0.1*[.F123])" office:value-type="float" office:value="-43.8026816457565" calcext:value-type="float">
            <text:p>-43.8026816457565</text:p>
          </table:table-cell>
          <table:table-cell table:formula="of:=([.$B$4]-([.E124]-[.$B$1]))/[.$B$5]" office:value-type="float" office:value="0.880268164575648" calcext:value-type="float">
            <text:p>0.880268164575648</text:p>
          </table:table-cell>
        </table:table-row>
        <table:table-row table:style-name="ro1">
          <table:table-cell table:number-columns-repeated="3"/>
          <table:table-cell office:value-type="float" office:value="12.3" calcext:value-type="float">
            <text:p>12.3</text:p>
          </table:table-cell>
          <table:table-cell table:formula="of:=IF([.E124]&gt;[.$B$2];[.$B$3];[.E124]+0.1*[.F124])" office:value-type="float" office:value="-43.7146548292989" calcext:value-type="float">
            <text:p>-43.7146548292989</text:p>
          </table:table-cell>
          <table:table-cell table:formula="of:=([.$B$4]-([.E125]-[.$B$1]))/[.$B$5]" office:value-type="float" office:value="0.871465482929892" calcext:value-type="float">
            <text:p>0.871465482929892</text:p>
          </table:table-cell>
        </table:table-row>
        <table:table-row table:style-name="ro1">
          <table:table-cell table:number-columns-repeated="3"/>
          <table:table-cell office:value-type="float" office:value="12.4" calcext:value-type="float">
            <text:p>12.4</text:p>
          </table:table-cell>
          <table:table-cell table:formula="of:=IF([.E125]&gt;[.$B$2];[.$B$3];[.E125]+0.1*[.F125])" office:value-type="float" office:value="-43.6275082810059" calcext:value-type="float">
            <text:p>-43.6275082810059</text:p>
          </table:table-cell>
          <table:table-cell table:formula="of:=([.$B$4]-([.E126]-[.$B$1]))/[.$B$5]" office:value-type="float" office:value="0.862750828100592" calcext:value-type="float">
            <text:p>0.862750828100592</text:p>
          </table:table-cell>
        </table:table-row>
        <table:table-row table:style-name="ro1">
          <table:table-cell table:number-columns-repeated="3"/>
          <table:table-cell office:value-type="float" office:value="12.5" calcext:value-type="float">
            <text:p>12.5</text:p>
          </table:table-cell>
          <table:table-cell table:formula="of:=IF([.E126]&gt;[.$B$2];[.$B$3];[.E126]+0.1*[.F126])" office:value-type="float" office:value="-43.5412331981959" calcext:value-type="float">
            <text:p>-43.5412331981959</text:p>
          </table:table-cell>
          <table:table-cell table:formula="of:=([.$B$4]-([.E127]-[.$B$1]))/[.$B$5]" office:value-type="float" office:value="0.854123319819586" calcext:value-type="float">
            <text:p>0.854123319819586</text:p>
          </table:table-cell>
        </table:table-row>
        <table:table-row table:style-name="ro1">
          <table:table-cell table:number-columns-repeated="3"/>
          <table:table-cell office:value-type="float" office:value="12.6" calcext:value-type="float">
            <text:p>12.6</text:p>
          </table:table-cell>
          <table:table-cell table:formula="of:=IF([.E127]&gt;[.$B$2];[.$B$3];[.E127]+0.1*[.F127])" office:value-type="float" office:value="-43.4558208662139" calcext:value-type="float">
            <text:p>-43.4558208662139</text:p>
          </table:table-cell>
          <table:table-cell table:formula="of:=([.$B$4]-([.E128]-[.$B$1]))/[.$B$5]" office:value-type="float" office:value="0.845582086621391" calcext:value-type="float">
            <text:p>0.845582086621391</text:p>
          </table:table-cell>
        </table:table-row>
        <table:table-row table:style-name="ro1">
          <table:table-cell table:number-columns-repeated="3"/>
          <table:table-cell office:value-type="float" office:value="12.7" calcext:value-type="float">
            <text:p>12.7</text:p>
          </table:table-cell>
          <table:table-cell table:formula="of:=IF([.E128]&gt;[.$B$2];[.$B$3];[.E128]+0.1*[.F128])" office:value-type="float" office:value="-43.3712626575518" calcext:value-type="float">
            <text:p>-43.3712626575518</text:p>
          </table:table-cell>
          <table:table-cell table:formula="of:=([.$B$4]-([.E129]-[.$B$1]))/[.$B$5]" office:value-type="float" office:value="0.837126265755177" calcext:value-type="float">
            <text:p>0.837126265755177</text:p>
          </table:table-cell>
        </table:table-row>
        <table:table-row table:style-name="ro1">
          <table:table-cell table:number-columns-repeated="3"/>
          <table:table-cell office:value-type="float" office:value="12.8" calcext:value-type="float">
            <text:p>12.8</text:p>
          </table:table-cell>
          <table:table-cell table:formula="of:=IF([.E129]&gt;[.$B$2];[.$B$3];[.E129]+0.1*[.F129])" office:value-type="float" office:value="-43.2875500309762" calcext:value-type="float">
            <text:p>-43.2875500309762</text:p>
          </table:table-cell>
          <table:table-cell table:formula="of:=([.$B$4]-([.E130]-[.$B$1]))/[.$B$5]" office:value-type="float" office:value="0.828755003097625" calcext:value-type="float">
            <text:p>0.828755003097625</text:p>
          </table:table-cell>
        </table:table-row>
        <table:table-row table:style-name="ro1">
          <table:table-cell table:number-columns-repeated="3"/>
          <table:table-cell office:value-type="float" office:value="12.9" calcext:value-type="float">
            <text:p>12.9</text:p>
          </table:table-cell>
          <table:table-cell table:formula="of:=IF([.E130]&gt;[.$B$2];[.$B$3];[.E130]+0.1*[.F130])" office:value-type="float" office:value="-43.2046745306665" calcext:value-type="float">
            <text:p>-43.2046745306665</text:p>
          </table:table-cell>
          <table:table-cell table:formula="of:=([.$B$4]-([.E131]-[.$B$1]))/[.$B$5]" office:value-type="float" office:value="0.820467453066649" calcext:value-type="float">
            <text:p>0.82046745306664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IF([.E131]&gt;[.$B$2];[.$B$3];[.E131]+0.1*[.F131])" office:value-type="float" office:value="-43.1226277853598" calcext:value-type="float">
            <text:p>-43.1226277853598</text:p>
          </table:table-cell>
          <table:table-cell table:formula="of:=([.$B$4]-([.E132]-[.$B$1]))/[.$B$5]" office:value-type="float" office:value="0.812262778535983" calcext:value-type="float">
            <text:p>0.812262778535983</text:p>
          </table:table-cell>
        </table:table-row>
        <table:table-row table:style-name="ro1">
          <table:table-cell table:number-columns-repeated="3"/>
          <table:table-cell office:value-type="float" office:value="13.1" calcext:value-type="float">
            <text:p>13.1</text:p>
          </table:table-cell>
          <table:table-cell table:formula="of:=IF([.E132]&gt;[.$B$2];[.$B$3];[.E132]+0.1*[.F132])" office:value-type="float" office:value="-43.0414015075062" calcext:value-type="float">
            <text:p>-43.0414015075062</text:p>
          </table:table-cell>
          <table:table-cell table:formula="of:=([.$B$4]-([.E133]-[.$B$1]))/[.$B$5]" office:value-type="float" office:value="0.804140150750623" calcext:value-type="float">
            <text:p>0.804140150750623</text:p>
          </table:table-cell>
        </table:table-row>
        <table:table-row table:style-name="ro1">
          <table:table-cell table:number-columns-repeated="3"/>
          <table:table-cell office:value-type="float" office:value="13.2" calcext:value-type="float">
            <text:p>13.2</text:p>
          </table:table-cell>
          <table:table-cell table:formula="of:=IF([.E133]&gt;[.$B$2];[.$B$3];[.E133]+0.1*[.F133])" office:value-type="float" office:value="-42.9609874924312" calcext:value-type="float">
            <text:p>-42.9609874924312</text:p>
          </table:table-cell>
          <table:table-cell table:formula="of:=([.$B$4]-([.E134]-[.$B$1]))/[.$B$5]" office:value-type="float" office:value="0.796098749243116" calcext:value-type="float">
            <text:p>0.796098749243116</text:p>
          </table:table-cell>
        </table:table-row>
        <table:table-row table:style-name="ro1">
          <table:table-cell table:number-columns-repeated="3"/>
          <table:table-cell office:value-type="float" office:value="13.3" calcext:value-type="float">
            <text:p>13.3</text:p>
          </table:table-cell>
          <table:table-cell table:formula="of:=IF([.E134]&gt;[.$B$2];[.$B$3];[.E134]+0.1*[.F134])" office:value-type="float" office:value="-42.8813776175069" calcext:value-type="float">
            <text:p>-42.8813776175069</text:p>
          </table:table-cell>
          <table:table-cell table:formula="of:=([.$B$4]-([.E135]-[.$B$1]))/[.$B$5]" office:value-type="float" office:value="0.788137761750686" calcext:value-type="float">
            <text:p>0.788137761750686</text:p>
          </table:table-cell>
        </table:table-row>
        <table:table-row table:style-name="ro1">
          <table:table-cell table:number-columns-repeated="3"/>
          <table:table-cell office:value-type="float" office:value="13.4" calcext:value-type="float">
            <text:p>13.4</text:p>
          </table:table-cell>
          <table:table-cell table:formula="of:=IF([.E135]&gt;[.$B$2];[.$B$3];[.E135]+0.1*[.F135])" office:value-type="float" office:value="-42.8025638413318" calcext:value-type="float">
            <text:p>-42.8025638413318</text:p>
          </table:table-cell>
          <table:table-cell table:formula="of:=([.$B$4]-([.E136]-[.$B$1]))/[.$B$5]" office:value-type="float" office:value="0.780256384133179" calcext:value-type="float">
            <text:p>0.780256384133179</text:p>
          </table:table-cell>
        </table:table-row>
        <table:table-row table:style-name="ro1">
          <table:table-cell table:number-columns-repeated="3"/>
          <table:table-cell office:value-type="float" office:value="13.5" calcext:value-type="float">
            <text:p>13.5</text:p>
          </table:table-cell>
          <table:table-cell table:formula="of:=IF([.E136]&gt;[.$B$2];[.$B$3];[.E136]+0.1*[.F136])" office:value-type="float" office:value="-42.7245382029185" calcext:value-type="float">
            <text:p>-42.7245382029185</text:p>
          </table:table-cell>
          <table:table-cell table:formula="of:=([.$B$4]-([.E137]-[.$B$1]))/[.$B$5]" office:value-type="float" office:value="0.772453820291847" calcext:value-type="float">
            <text:p>0.772453820291847</text:p>
          </table:table-cell>
        </table:table-row>
        <table:table-row table:style-name="ro1">
          <table:table-cell table:number-columns-repeated="3"/>
          <table:table-cell office:value-type="float" office:value="13.6" calcext:value-type="float">
            <text:p>13.6</text:p>
          </table:table-cell>
          <table:table-cell table:formula="of:=IF([.E137]&gt;[.$B$2];[.$B$3];[.E137]+0.1*[.F137])" office:value-type="float" office:value="-42.6472928208893" calcext:value-type="float">
            <text:p>-42.6472928208893</text:p>
          </table:table-cell>
          <table:table-cell table:formula="of:=([.$B$4]-([.E138]-[.$B$1]))/[.$B$5]" office:value-type="float" office:value="0.764729282088929" calcext:value-type="float">
            <text:p>0.764729282088929</text:p>
          </table:table-cell>
        </table:table-row>
        <table:table-row table:style-name="ro1">
          <table:table-cell table:number-columns-repeated="3"/>
          <table:table-cell office:value-type="float" office:value="13.7" calcext:value-type="float">
            <text:p>13.7</text:p>
          </table:table-cell>
          <table:table-cell table:formula="of:=IF([.E138]&gt;[.$B$2];[.$B$3];[.E138]+0.1*[.F138])" office:value-type="float" office:value="-42.5708198926804" calcext:value-type="float">
            <text:p>-42.5708198926804</text:p>
          </table:table-cell>
          <table:table-cell table:formula="of:=([.$B$4]-([.E139]-[.$B$1]))/[.$B$5]" office:value-type="float" office:value="0.75708198926804" calcext:value-type="float">
            <text:p>0.75708198926804</text:p>
          </table:table-cell>
        </table:table-row>
        <table:table-row table:style-name="ro1">
          <table:table-cell table:number-columns-repeated="3"/>
          <table:table-cell office:value-type="float" office:value="13.8" calcext:value-type="float">
            <text:p>13.8</text:p>
          </table:table-cell>
          <table:table-cell table:formula="of:=IF([.E139]&gt;[.$B$2];[.$B$3];[.E139]+0.1*[.F139])" office:value-type="float" office:value="-42.4951116937536" calcext:value-type="float">
            <text:p>-42.4951116937536</text:p>
          </table:table-cell>
          <table:table-cell table:formula="of:=([.$B$4]-([.E140]-[.$B$1]))/[.$B$5]" office:value-type="float" office:value="0.749511169375359" calcext:value-type="float">
            <text:p>0.749511169375359</text:p>
          </table:table-cell>
        </table:table-row>
        <table:table-row table:style-name="ro1">
          <table:table-cell table:number-columns-repeated="3"/>
          <table:table-cell office:value-type="float" office:value="13.9" calcext:value-type="float">
            <text:p>13.9</text:p>
          </table:table-cell>
          <table:table-cell table:formula="of:=IF([.E140]&gt;[.$B$2];[.$B$3];[.E140]+0.1*[.F140])" office:value-type="float" office:value="-42.4201605768161" calcext:value-type="float">
            <text:p>-42.4201605768161</text:p>
          </table:table-cell>
          <table:table-cell table:formula="of:=([.$B$4]-([.E141]-[.$B$1]))/[.$B$5]" office:value-type="float" office:value="0.742016057681606" calcext:value-type="float">
            <text:p>0.74201605768160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IF([.E141]&gt;[.$B$2];[.$B$3];[.E141]+0.1*[.F141])" office:value-type="float" office:value="-42.3459589710479" calcext:value-type="float">
            <text:p>-42.3459589710479</text:p>
          </table:table-cell>
          <table:table-cell table:formula="of:=([.$B$4]-([.E142]-[.$B$1]))/[.$B$5]" office:value-type="float" office:value="0.73459589710479" calcext:value-type="float">
            <text:p>0.73459589710479</text:p>
          </table:table-cell>
        </table:table-row>
        <table:table-row table:style-name="ro1">
          <table:table-cell table:number-columns-repeated="3"/>
          <table:table-cell office:value-type="float" office:value="14.1" calcext:value-type="float">
            <text:p>14.1</text:p>
          </table:table-cell>
          <table:table-cell table:formula="of:=IF([.E142]&gt;[.$B$2];[.$B$3];[.E142]+0.1*[.F142])" office:value-type="float" office:value="-42.2724993813374" calcext:value-type="float">
            <text:p>-42.2724993813374</text:p>
          </table:table-cell>
          <table:table-cell table:formula="of:=([.$B$4]-([.E143]-[.$B$1]))/[.$B$5]" office:value-type="float" office:value="0.727249938133742" calcext:value-type="float">
            <text:p>0.727249938133742</text:p>
          </table:table-cell>
        </table:table-row>
        <table:table-row table:style-name="ro1">
          <table:table-cell table:number-columns-repeated="3"/>
          <table:table-cell office:value-type="float" office:value="14.2" calcext:value-type="float">
            <text:p>14.2</text:p>
          </table:table-cell>
          <table:table-cell table:formula="of:=IF([.E143]&gt;[.$B$2];[.$B$3];[.E143]+0.1*[.F143])" office:value-type="float" office:value="-42.199774387524" calcext:value-type="float">
            <text:p>-42.199774387524</text:p>
          </table:table-cell>
          <table:table-cell table:formula="of:=([.$B$4]-([.E144]-[.$B$1]))/[.$B$5]" office:value-type="float" office:value="0.719977438752404" calcext:value-type="float">
            <text:p>0.719977438752404</text:p>
          </table:table-cell>
        </table:table-row>
        <table:table-row table:style-name="ro1">
          <table:table-cell table:number-columns-repeated="3"/>
          <table:table-cell office:value-type="float" office:value="14.3" calcext:value-type="float">
            <text:p>14.3</text:p>
          </table:table-cell>
          <table:table-cell table:formula="of:=IF([.E144]&gt;[.$B$2];[.$B$3];[.E144]+0.1*[.F144])" office:value-type="float" office:value="-42.1277766436488" calcext:value-type="float">
            <text:p>-42.1277766436488</text:p>
          </table:table-cell>
          <table:table-cell table:formula="of:=([.$B$4]-([.E145]-[.$B$1]))/[.$B$5]" office:value-type="float" office:value="0.71277766436488" calcext:value-type="float">
            <text:p>0.71277766436488</text:p>
          </table:table-cell>
        </table:table-row>
        <table:table-row table:style-name="ro1">
          <table:table-cell table:number-columns-repeated="3"/>
          <table:table-cell office:value-type="float" office:value="14.4" calcext:value-type="float">
            <text:p>14.4</text:p>
          </table:table-cell>
          <table:table-cell table:formula="of:=IF([.E145]&gt;[.$B$2];[.$B$3];[.E145]+0.1*[.F145])" office:value-type="float" office:value="-42.0564988772123" calcext:value-type="float">
            <text:p>-42.0564988772123</text:p>
          </table:table-cell>
          <table:table-cell table:formula="of:=([.$B$4]-([.E146]-[.$B$1]))/[.$B$5]" office:value-type="float" office:value="0.705649887721231" calcext:value-type="float">
            <text:p>0.705649887721231</text:p>
          </table:table-cell>
        </table:table-row>
        <table:table-row table:style-name="ro1">
          <table:table-cell table:number-columns-repeated="3"/>
          <table:table-cell office:value-type="float" office:value="14.5" calcext:value-type="float">
            <text:p>14.5</text:p>
          </table:table-cell>
          <table:table-cell table:formula="of:=IF([.E146]&gt;[.$B$2];[.$B$3];[.E146]+0.1*[.F146])" office:value-type="float" office:value="-41.9859338884402" calcext:value-type="float">
            <text:p>-41.9859338884402</text:p>
          </table:table-cell>
          <table:table-cell table:formula="of:=([.$B$4]-([.E147]-[.$B$1]))/[.$B$5]" office:value-type="float" office:value="0.698593388844019" calcext:value-type="float">
            <text:p>0.698593388844019</text:p>
          </table:table-cell>
        </table:table-row>
        <table:table-row table:style-name="ro1">
          <table:table-cell table:number-columns-repeated="3"/>
          <table:table-cell office:value-type="float" office:value="14.6" calcext:value-type="float">
            <text:p>14.6</text:p>
          </table:table-cell>
          <table:table-cell table:formula="of:=IF([.E147]&gt;[.$B$2];[.$B$3];[.E147]+0.1*[.F147])" office:value-type="float" office:value="-41.9160745495558" calcext:value-type="float">
            <text:p>-41.9160745495558</text:p>
          </table:table-cell>
          <table:table-cell table:formula="of:=([.$B$4]-([.E148]-[.$B$1]))/[.$B$5]" office:value-type="float" office:value="0.691607454955579" calcext:value-type="float">
            <text:p>0.691607454955579</text:p>
          </table:table-cell>
        </table:table-row>
        <table:table-row table:style-name="ro1">
          <table:table-cell table:number-columns-repeated="3"/>
          <table:table-cell office:value-type="float" office:value="14.7" calcext:value-type="float">
            <text:p>14.7</text:p>
          </table:table-cell>
          <table:table-cell table:formula="of:=IF([.E148]&gt;[.$B$2];[.$B$3];[.E148]+0.1*[.F148])" office:value-type="float" office:value="-41.8469138040602" calcext:value-type="float">
            <text:p>-41.8469138040602</text:p>
          </table:table-cell>
          <table:table-cell table:formula="of:=([.$B$4]-([.E149]-[.$B$1]))/[.$B$5]" office:value-type="float" office:value="0.684691380406023" calcext:value-type="float">
            <text:p>0.684691380406023</text:p>
          </table:table-cell>
        </table:table-row>
        <table:table-row table:style-name="ro1">
          <table:table-cell table:number-columns-repeated="3"/>
          <table:table-cell office:value-type="float" office:value="14.8" calcext:value-type="float">
            <text:p>14.8</text:p>
          </table:table-cell>
          <table:table-cell table:formula="of:=IF([.E149]&gt;[.$B$2];[.$B$3];[.E149]+0.1*[.F149])" office:value-type="float" office:value="-41.7784446660196" calcext:value-type="float">
            <text:p>-41.7784446660196</text:p>
          </table:table-cell>
          <table:table-cell table:formula="of:=([.$B$4]-([.E150]-[.$B$1]))/[.$B$5]" office:value-type="float" office:value="0.677844466601962" calcext:value-type="float">
            <text:p>0.677844466601962</text:p>
          </table:table-cell>
        </table:table-row>
        <table:table-row table:style-name="ro1">
          <table:table-cell table:number-columns-repeated="3"/>
          <table:table-cell office:value-type="float" office:value="14.9" calcext:value-type="float">
            <text:p>14.9</text:p>
          </table:table-cell>
          <table:table-cell table:formula="of:=IF([.E150]&gt;[.$B$2];[.$B$3];[.E150]+0.1*[.F150])" office:value-type="float" office:value="-41.7106602193594" calcext:value-type="float">
            <text:p>-41.7106602193594</text:p>
          </table:table-cell>
          <table:table-cell table:formula="of:=([.$B$4]-([.E151]-[.$B$1]))/[.$B$5]" office:value-type="float" office:value="0.671066021935943" calcext:value-type="float">
            <text:p>0.6710660219359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IF([.E151]&gt;[.$B$2];[.$B$3];[.E151]+0.1*[.F151])" office:value-type="float" office:value="-41.6435536171658" calcext:value-type="float">
            <text:p>-41.6435536171658</text:p>
          </table:table-cell>
          <table:table-cell table:formula="of:=([.$B$4]-([.E152]-[.$B$1]))/[.$B$5]" office:value-type="float" office:value="0.664355361716583" calcext:value-type="float">
            <text:p>0.664355361716583</text:p>
          </table:table-cell>
        </table:table-row>
        <table:table-row table:style-name="ro1">
          <table:table-cell table:number-columns-repeated="3"/>
          <table:table-cell office:value-type="float" office:value="15.1" calcext:value-type="float">
            <text:p>15.1</text:p>
          </table:table-cell>
          <table:table-cell table:formula="of:=IF([.E152]&gt;[.$B$2];[.$B$3];[.E152]+0.1*[.F152])" office:value-type="float" office:value="-41.5771180809942" calcext:value-type="float">
            <text:p>-41.5771180809942</text:p>
          </table:table-cell>
          <table:table-cell table:formula="of:=([.$B$4]-([.E153]-[.$B$1]))/[.$B$5]" office:value-type="float" office:value="0.657711808099417" calcext:value-type="float">
            <text:p>0.657711808099417</text:p>
          </table:table-cell>
        </table:table-row>
        <table:table-row table:style-name="ro1">
          <table:table-cell table:number-columns-repeated="3"/>
          <table:table-cell office:value-type="float" office:value="15.2" calcext:value-type="float">
            <text:p>15.2</text:p>
          </table:table-cell>
          <table:table-cell table:formula="of:=IF([.E153]&gt;[.$B$2];[.$B$3];[.E153]+0.1*[.F153])" office:value-type="float" office:value="-41.5113469001842" calcext:value-type="float">
            <text:p>-41.5113469001842</text:p>
          </table:table-cell>
          <table:table-cell table:formula="of:=([.$B$4]-([.E154]-[.$B$1]))/[.$B$5]" office:value-type="float" office:value="0.651134690018423" calcext:value-type="float">
            <text:p>0.651134690018423</text:p>
          </table:table-cell>
        </table:table-row>
        <table:table-row table:style-name="ro1">
          <table:table-cell table:number-columns-repeated="3"/>
          <table:table-cell office:value-type="float" office:value="15.3" calcext:value-type="float">
            <text:p>15.3</text:p>
          </table:table-cell>
          <table:table-cell table:formula="of:=IF([.E154]&gt;[.$B$2];[.$B$3];[.E154]+0.1*[.F154])" office:value-type="float" office:value="-41.4462334311824" calcext:value-type="float">
            <text:p>-41.4462334311824</text:p>
          </table:table-cell>
          <table:table-cell table:formula="of:=([.$B$4]-([.E155]-[.$B$1]))/[.$B$5]" office:value-type="float" office:value="0.644623343118239" calcext:value-type="float">
            <text:p>0.644623343118239</text:p>
          </table:table-cell>
        </table:table-row>
        <table:table-row table:style-name="ro1">
          <table:table-cell table:number-columns-repeated="3"/>
          <table:table-cell office:value-type="float" office:value="15.4" calcext:value-type="float">
            <text:p>15.4</text:p>
          </table:table-cell>
          <table:table-cell table:formula="of:=IF([.E155]&gt;[.$B$2];[.$B$3];[.E155]+0.1*[.F155])" office:value-type="float" office:value="-41.3817710968706" calcext:value-type="float">
            <text:p>-41.3817710968706</text:p>
          </table:table-cell>
          <table:table-cell table:formula="of:=([.$B$4]-([.E156]-[.$B$1]))/[.$B$5]" office:value-type="float" office:value="0.638177109687056" calcext:value-type="float">
            <text:p>0.638177109687056</text:p>
          </table:table-cell>
        </table:table-row>
        <table:table-row table:style-name="ro1">
          <table:table-cell table:number-columns-repeated="3"/>
          <table:table-cell office:value-type="float" office:value="15.5" calcext:value-type="float">
            <text:p>15.5</text:p>
          </table:table-cell>
          <table:table-cell table:formula="of:=IF([.E156]&gt;[.$B$2];[.$B$3];[.E156]+0.1*[.F156])" office:value-type="float" office:value="-41.3179533859019" calcext:value-type="float">
            <text:p>-41.3179533859019</text:p>
          </table:table-cell>
          <table:table-cell table:formula="of:=([.$B$4]-([.E157]-[.$B$1]))/[.$B$5]" office:value-type="float" office:value="0.631795338590185" calcext:value-type="float">
            <text:p>0.631795338590185</text:p>
          </table:table-cell>
        </table:table-row>
        <table:table-row table:style-name="ro1">
          <table:table-cell table:number-columns-repeated="3"/>
          <table:table-cell office:value-type="float" office:value="15.6" calcext:value-type="float">
            <text:p>15.6</text:p>
          </table:table-cell>
          <table:table-cell table:formula="of:=IF([.E157]&gt;[.$B$2];[.$B$3];[.E157]+0.1*[.F157])" office:value-type="float" office:value="-41.2547738520428" calcext:value-type="float">
            <text:p>-41.2547738520428</text:p>
          </table:table-cell>
          <table:table-cell table:formula="of:=([.$B$4]-([.E158]-[.$B$1]))/[.$B$5]" office:value-type="float" office:value="0.625477385204283" calcext:value-type="float">
            <text:p>0.625477385204283</text:p>
          </table:table-cell>
        </table:table-row>
        <table:table-row table:style-name="ro1">
          <table:table-cell table:number-columns-repeated="3"/>
          <table:table-cell office:value-type="float" office:value="15.7" calcext:value-type="float">
            <text:p>15.7</text:p>
          </table:table-cell>
          <table:table-cell table:formula="of:=IF([.E158]&gt;[.$B$2];[.$B$3];[.E158]+0.1*[.F158])" office:value-type="float" office:value="-41.1922261135224" calcext:value-type="float">
            <text:p>-41.1922261135224</text:p>
          </table:table-cell>
          <table:table-cell table:formula="of:=([.$B$4]-([.E159]-[.$B$1]))/[.$B$5]" office:value-type="float" office:value="0.61922261135224" calcext:value-type="float">
            <text:p>0.61922261135224</text:p>
          </table:table-cell>
        </table:table-row>
        <table:table-row table:style-name="ro1">
          <table:table-cell table:number-columns-repeated="3"/>
          <table:table-cell office:value-type="float" office:value="15.8" calcext:value-type="float">
            <text:p>15.8</text:p>
          </table:table-cell>
          <table:table-cell table:formula="of:=IF([.E159]&gt;[.$B$2];[.$B$3];[.E159]+0.1*[.F159])" office:value-type="float" office:value="-41.1303038523872" calcext:value-type="float">
            <text:p>-41.1303038523872</text:p>
          </table:table-cell>
          <table:table-cell table:formula="of:=([.$B$4]-([.E160]-[.$B$1]))/[.$B$5]" office:value-type="float" office:value="0.613030385238718" calcext:value-type="float">
            <text:p>0.613030385238718</text:p>
          </table:table-cell>
        </table:table-row>
        <table:table-row table:style-name="ro1">
          <table:table-cell table:number-columns-repeated="3"/>
          <table:table-cell office:value-type="float" office:value="15.9" calcext:value-type="float">
            <text:p>15.9</text:p>
          </table:table-cell>
          <table:table-cell table:formula="of:=IF([.E160]&gt;[.$B$2];[.$B$3];[.E160]+0.1*[.F160])" office:value-type="float" office:value="-41.0690008138633" calcext:value-type="float">
            <text:p>-41.0690008138633</text:p>
          </table:table-cell>
          <table:table-cell table:formula="of:=([.$B$4]-([.E161]-[.$B$1]))/[.$B$5]" office:value-type="float" office:value="0.60690008138633" calcext:value-type="float">
            <text:p>0.6069000813863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IF([.E161]&gt;[.$B$2];[.$B$3];[.E161]+0.1*[.F161])" office:value-type="float" office:value="-41.0083108057247" calcext:value-type="float">
            <text:p>-41.0083108057247</text:p>
          </table:table-cell>
          <table:table-cell table:formula="of:=([.$B$4]-([.E162]-[.$B$1]))/[.$B$5]" office:value-type="float" office:value="0.600831080572467" calcext:value-type="float">
            <text:p>0.600831080572467</text:p>
          </table:table-cell>
        </table:table-row>
        <table:table-row table:style-name="ro1">
          <table:table-cell table:number-columns-repeated="3"/>
          <table:table-cell office:value-type="float" office:value="16.1" calcext:value-type="float">
            <text:p>16.1</text:p>
          </table:table-cell>
          <table:table-cell table:formula="of:=IF([.E162]&gt;[.$B$2];[.$B$3];[.E162]+0.1*[.F162])" office:value-type="float" office:value="-40.9482276976674" calcext:value-type="float">
            <text:p>-40.9482276976674</text:p>
          </table:table-cell>
          <table:table-cell table:formula="of:=([.$B$4]-([.E163]-[.$B$1]))/[.$B$5]" office:value-type="float" office:value="0.594822769766742" calcext:value-type="float">
            <text:p>0.594822769766742</text:p>
          </table:table-cell>
        </table:table-row>
        <table:table-row table:style-name="ro1">
          <table:table-cell table:number-columns-repeated="3"/>
          <table:table-cell office:value-type="float" office:value="16.2" calcext:value-type="float">
            <text:p>16.2</text:p>
          </table:table-cell>
          <table:table-cell table:formula="of:=IF([.E163]&gt;[.$B$2];[.$B$3];[.E163]+0.1*[.F163])" office:value-type="float" office:value="-40.8887454206907" calcext:value-type="float">
            <text:p>-40.8887454206907</text:p>
          </table:table-cell>
          <table:table-cell table:formula="of:=([.$B$4]-([.E164]-[.$B$1]))/[.$B$5]" office:value-type="float" office:value="0.588874542069075" calcext:value-type="float">
            <text:p>0.588874542069075</text:p>
          </table:table-cell>
        </table:table-row>
        <table:table-row table:style-name="ro1">
          <table:table-cell table:number-columns-repeated="3"/>
          <table:table-cell office:value-type="float" office:value="16.3" calcext:value-type="float">
            <text:p>16.3</text:p>
          </table:table-cell>
          <table:table-cell table:formula="of:=IF([.E164]&gt;[.$B$2];[.$B$3];[.E164]+0.1*[.F164])" office:value-type="float" office:value="-40.8298579664838" calcext:value-type="float">
            <text:p>-40.8298579664838</text:p>
          </table:table-cell>
          <table:table-cell table:formula="of:=([.$B$4]-([.E165]-[.$B$1]))/[.$B$5]" office:value-type="float" office:value="0.582985796648384" calcext:value-type="float">
            <text:p>0.582985796648384</text:p>
          </table:table-cell>
        </table:table-row>
        <table:table-row table:style-name="ro1">
          <table:table-cell table:number-columns-repeated="3"/>
          <table:table-cell office:value-type="float" office:value="16.4" calcext:value-type="float">
            <text:p>16.4</text:p>
          </table:table-cell>
          <table:table-cell table:formula="of:=IF([.E165]&gt;[.$B$2];[.$B$3];[.E165]+0.1*[.F165])" office:value-type="float" office:value="-40.771559386819" calcext:value-type="float">
            <text:p>-40.771559386819</text:p>
          </table:table-cell>
          <table:table-cell table:formula="of:=([.$B$4]-([.E166]-[.$B$1]))/[.$B$5]" office:value-type="float" office:value="0.5771559386819" calcext:value-type="float">
            <text:p>0.5771559386819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.5</text:p>
          </table:table-cell>
          <table:table-cell table:formula="of:=IF([.E166]&gt;[.$B$2];[.$B$3];[.E166]+0.1*[.F166])" office:value-type="float" office:value="-40.7138437929508" calcext:value-type="float">
            <text:p>-40.7138437929508</text:p>
          </table:table-cell>
          <table:table-cell table:formula="of:=([.$B$4]-([.E167]-[.$B$1]))/[.$B$5]" office:value-type="float" office:value="0.571384379295081" calcext:value-type="float">
            <text:p>0.571384379295081</text:p>
          </table:table-cell>
        </table:table-row>
        <table:table-row table:style-name="ro1">
          <table:table-cell table:number-columns-repeated="3"/>
          <table:table-cell office:value-type="float" office:value="16.6" calcext:value-type="float">
            <text:p>16.6</text:p>
          </table:table-cell>
          <table:table-cell table:formula="of:=IF([.E167]&gt;[.$B$2];[.$B$3];[.E167]+0.1*[.F167])" office:value-type="float" office:value="-40.6567053550213" calcext:value-type="float">
            <text:p>-40.6567053550213</text:p>
          </table:table-cell>
          <table:table-cell table:formula="of:=([.$B$4]-([.E168]-[.$B$1]))/[.$B$5]" office:value-type="float" office:value="0.56567053550213" calcext:value-type="float">
            <text:p>0.56567053550213</text:p>
          </table:table-cell>
        </table:table-row>
        <table:table-row table:style-name="ro1">
          <table:table-cell table:number-columns-repeated="3"/>
          <table:table-cell office:value-type="float" office:value="16.7" calcext:value-type="float">
            <text:p>16.7</text:p>
          </table:table-cell>
          <table:table-cell table:formula="of:=IF([.E168]&gt;[.$B$2];[.$B$3];[.E168]+0.1*[.F168])" office:value-type="float" office:value="-40.6001383014711" calcext:value-type="float">
            <text:p>-40.6001383014711</text:p>
          </table:table-cell>
          <table:table-cell table:formula="of:=([.$B$4]-([.E169]-[.$B$1]))/[.$B$5]" office:value-type="float" office:value="0.560013830147109" calcext:value-type="float">
            <text:p>0.560013830147109</text:p>
          </table:table-cell>
        </table:table-row>
        <table:table-row table:style-name="ro1">
          <table:table-cell table:number-columns-repeated="3"/>
          <table:table-cell office:value-type="float" office:value="16.8" calcext:value-type="float">
            <text:p>16.8</text:p>
          </table:table-cell>
          <table:table-cell table:formula="of:=IF([.E169]&gt;[.$B$2];[.$B$3];[.E169]+0.1*[.F169])" office:value-type="float" office:value="-40.5441369184564" calcext:value-type="float">
            <text:p>-40.5441369184564</text:p>
          </table:table-cell>
          <table:table-cell table:formula="of:=([.$B$4]-([.E170]-[.$B$1]))/[.$B$5]" office:value-type="float" office:value="0.554413691845638" calcext:value-type="float">
            <text:p>0.554413691845638</text:p>
          </table:table-cell>
        </table:table-row>
        <table:table-row table:style-name="ro1">
          <table:table-cell table:number-columns-repeated="3"/>
          <table:table-cell office:value-type="float" office:value="16.9" calcext:value-type="float">
            <text:p>16.9</text:p>
          </table:table-cell>
          <table:table-cell table:formula="of:=IF([.E170]&gt;[.$B$2];[.$B$3];[.E170]+0.1*[.F170])" office:value-type="float" office:value="-40.4886955492718" calcext:value-type="float">
            <text:p>-40.4886955492718</text:p>
          </table:table-cell>
          <table:table-cell table:formula="of:=([.$B$4]-([.E171]-[.$B$1]))/[.$B$5]" office:value-type="float" office:value="0.548869554927182" calcext:value-type="float">
            <text:p>0.548869554927182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IF([.E171]&gt;[.$B$2];[.$B$3];[.E171]+0.1*[.F171])" office:value-type="float" office:value="-40.4338085937791" calcext:value-type="float">
            <text:p>-40.4338085937791</text:p>
          </table:table-cell>
          <table:table-cell table:formula="of:=([.$B$4]-([.E172]-[.$B$1]))/[.$B$5]" office:value-type="float" office:value="0.54338085937791" calcext:value-type="float">
            <text:p>0.54338085937791</text:p>
          </table:table-cell>
        </table:table-row>
        <table:table-row table:style-name="ro1">
          <table:table-cell table:number-columns-repeated="3"/>
          <table:table-cell office:value-type="float" office:value="17.1" calcext:value-type="float">
            <text:p>17.1</text:p>
          </table:table-cell>
          <table:table-cell table:formula="of:=IF([.E172]&gt;[.$B$2];[.$B$3];[.E172]+0.1*[.F172])" office:value-type="float" office:value="-40.3794705078413" calcext:value-type="float">
            <text:p>-40.3794705078413</text:p>
          </table:table-cell>
          <table:table-cell table:formula="of:=([.$B$4]-([.E173]-[.$B$1]))/[.$B$5]" office:value-type="float" office:value="0.53794705078413" calcext:value-type="float">
            <text:p>0.53794705078413</text:p>
          </table:table-cell>
        </table:table-row>
        <table:table-row table:style-name="ro1">
          <table:table-cell table:number-columns-repeated="3"/>
          <table:table-cell office:value-type="float" office:value="17.2" calcext:value-type="float">
            <text:p>17.2</text:p>
          </table:table-cell>
          <table:table-cell table:formula="of:=IF([.E173]&gt;[.$B$2];[.$B$3];[.E173]+0.1*[.F173])" office:value-type="float" office:value="-40.3256758027629" calcext:value-type="float">
            <text:p>-40.3256758027629</text:p>
          </table:table-cell>
          <table:table-cell table:formula="of:=([.$B$4]-([.E174]-[.$B$1]))/[.$B$5]" office:value-type="float" office:value="0.53256758027629" calcext:value-type="float">
            <text:p>0.53256758027629</text:p>
          </table:table-cell>
        </table:table-row>
        <table:table-row table:style-name="ro1">
          <table:table-cell table:number-columns-repeated="3"/>
          <table:table-cell office:value-type="float" office:value="17.3" calcext:value-type="float">
            <text:p>17.3</text:p>
          </table:table-cell>
          <table:table-cell table:formula="of:=IF([.E174]&gt;[.$B$2];[.$B$3];[.E174]+0.1*[.F174])" office:value-type="float" office:value="-40.2724190447353" calcext:value-type="float">
            <text:p>-40.2724190447353</text:p>
          </table:table-cell>
          <table:table-cell table:formula="of:=([.$B$4]-([.E175]-[.$B$1]))/[.$B$5]" office:value-type="float" office:value="0.527241904473527" calcext:value-type="float">
            <text:p>0.527241904473527</text:p>
          </table:table-cell>
        </table:table-row>
        <table:table-row table:style-name="ro1">
          <table:table-cell table:number-columns-repeated="3"/>
          <table:table-cell office:value-type="float" office:value="17.4" calcext:value-type="float">
            <text:p>17.4</text:p>
          </table:table-cell>
          <table:table-cell table:formula="of:=IF([.E175]&gt;[.$B$2];[.$B$3];[.E175]+0.1*[.F175])" office:value-type="float" office:value="-40.2196948542879" calcext:value-type="float">
            <text:p>-40.2196948542879</text:p>
          </table:table-cell>
          <table:table-cell table:formula="of:=([.$B$4]-([.E176]-[.$B$1]))/[.$B$5]" office:value-type="float" office:value="0.521969485428792" calcext:value-type="float">
            <text:p>0.521969485428792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.5</text:p>
          </table:table-cell>
          <table:table-cell table:formula="of:=IF([.E176]&gt;[.$B$2];[.$B$3];[.E176]+0.1*[.F176])" office:value-type="float" office:value="-40.167497905745" calcext:value-type="float">
            <text:p>-40.167497905745</text:p>
          </table:table-cell>
          <table:table-cell table:formula="of:=([.$B$4]-([.E177]-[.$B$1]))/[.$B$5]" office:value-type="float" office:value="0.516749790574504" calcext:value-type="float">
            <text:p>0.516749790574504</text:p>
          </table:table-cell>
        </table:table-row>
        <table:table-row table:style-name="ro1">
          <table:table-cell table:number-columns-repeated="3"/>
          <table:table-cell office:value-type="float" office:value="17.6" calcext:value-type="float">
            <text:p>17.6</text:p>
          </table:table-cell>
          <table:table-cell table:formula="of:=IF([.E177]&gt;[.$B$2];[.$B$3];[.E177]+0.1*[.F177])" office:value-type="float" office:value="-40.1158229266876" calcext:value-type="float">
            <text:p>-40.1158229266876</text:p>
          </table:table-cell>
          <table:table-cell table:formula="of:=([.$B$4]-([.E178]-[.$B$1]))/[.$B$5]" office:value-type="float" office:value="0.511582292668759" calcext:value-type="float">
            <text:p>0.511582292668759</text:p>
          </table:table-cell>
        </table:table-row>
        <table:table-row table:style-name="ro1">
          <table:table-cell table:number-columns-repeated="3"/>
          <table:table-cell office:value-type="float" office:value="17.7" calcext:value-type="float">
            <text:p>17.7</text:p>
          </table:table-cell>
          <table:table-cell table:formula="of:=IF([.E178]&gt;[.$B$2];[.$B$3];[.E178]+0.1*[.F178])" office:value-type="float" office:value="-40.0646646974207" calcext:value-type="float">
            <text:p>-40.0646646974207</text:p>
          </table:table-cell>
          <table:table-cell table:formula="of:=([.$B$4]-([.E179]-[.$B$1]))/[.$B$5]" office:value-type="float" office:value="0.506466469742071" calcext:value-type="float">
            <text:p>0.506466469742071</text:p>
          </table:table-cell>
        </table:table-row>
        <table:table-row table:style-name="ro1">
          <table:table-cell table:number-columns-repeated="3"/>
          <table:table-cell office:value-type="float" office:value="17.8" calcext:value-type="float">
            <text:p>17.8</text:p>
          </table:table-cell>
          <table:table-cell table:formula="of:=IF([.E179]&gt;[.$B$2];[.$B$3];[.E179]+0.1*[.F179])" office:value-type="float" office:value="-40.0140180504465" calcext:value-type="float">
            <text:p>-40.0140180504465</text:p>
          </table:table-cell>
          <table:table-cell table:formula="of:=([.$B$4]-([.E180]-[.$B$1]))/[.$B$5]" office:value-type="float" office:value="0.50140180504465" calcext:value-type="float">
            <text:p>0.50140180504465</text:p>
          </table:table-cell>
        </table:table-row>
        <table:table-row table:style-name="ro1">
          <table:table-cell table:number-columns-repeated="3"/>
          <table:table-cell office:value-type="float" office:value="17.9" calcext:value-type="float">
            <text:p>17.9</text:p>
          </table:table-cell>
          <table:table-cell table:formula="of:=IF([.E180]&gt;[.$B$2];[.$B$3];[.E180]+0.1*[.F180])" office:value-type="float" office:value="-39.963877869942" calcext:value-type="float">
            <text:p>-39.963877869942</text:p>
          </table:table-cell>
          <table:table-cell table:formula="of:=([.$B$4]-([.E181]-[.$B$1]))/[.$B$5]" office:value-type="float" office:value="0.496387786994204" calcext:value-type="float">
            <text:p>0.49638778699420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IF([.E181]&gt;[.$B$2];[.$B$3];[.E181]+0.1*[.F181])" office:value-type="float" office:value="-70" calcext:value-type="float">
            <text:p>-70</text:p>
          </table:table-cell>
          <table:table-cell table:formula="of:=([.$B$4]-([.E182]-[.$B$1]))/[.$B$5]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office:value-type="float" office:value="18.1" calcext:value-type="float">
            <text:p>18.1</text:p>
          </table:table-cell>
          <table:table-cell table:formula="of:=IF([.E182]&gt;[.$B$2];[.$B$3];[.E182]+0.1*[.F182])" office:value-type="float" office:value="-69.65" calcext:value-type="float">
            <text:p>-69.65</text:p>
          </table:table-cell>
          <table:table-cell table:formula="of:=([.$B$4]-([.E183]-[.$B$1]))/[.$B$5]" office:value-type="float" office:value="3.465" calcext:value-type="float">
            <text:p>3.465</text:p>
          </table:table-cell>
        </table:table-row>
        <table:table-row table:style-name="ro1">
          <table:table-cell table:number-columns-repeated="3"/>
          <table:table-cell office:value-type="float" office:value="18.2" calcext:value-type="float">
            <text:p>18.2</text:p>
          </table:table-cell>
          <table:table-cell table:formula="of:=IF([.E183]&gt;[.$B$2];[.$B$3];[.E183]+0.1*[.F183])" office:value-type="float" office:value="-69.3035" calcext:value-type="float">
            <text:p>-69.3035</text:p>
          </table:table-cell>
          <table:table-cell table:formula="of:=([.$B$4]-([.E184]-[.$B$1]))/[.$B$5]" office:value-type="float" office:value="3.43035" calcext:value-type="float">
            <text:p>3.43035</text:p>
          </table:table-cell>
        </table:table-row>
        <table:table-row table:style-name="ro1">
          <table:table-cell table:number-columns-repeated="3"/>
          <table:table-cell office:value-type="float" office:value="18.3" calcext:value-type="float">
            <text:p>18.3</text:p>
          </table:table-cell>
          <table:table-cell table:formula="of:=IF([.E184]&gt;[.$B$2];[.$B$3];[.E184]+0.1*[.F184])" office:value-type="float" office:value="-68.960465" calcext:value-type="float">
            <text:p>-68.960465</text:p>
          </table:table-cell>
          <table:table-cell table:formula="of:=([.$B$4]-([.E185]-[.$B$1]))/[.$B$5]" office:value-type="float" office:value="3.3960465" calcext:value-type="float">
            <text:p>3.3960465</text:p>
          </table:table-cell>
        </table:table-row>
        <table:table-row table:style-name="ro1">
          <table:table-cell table:number-columns-repeated="3"/>
          <table:table-cell office:value-type="float" office:value="18.4" calcext:value-type="float">
            <text:p>18.4</text:p>
          </table:table-cell>
          <table:table-cell table:formula="of:=IF([.E185]&gt;[.$B$2];[.$B$3];[.E185]+0.1*[.F185])" office:value-type="float" office:value="-68.62086035" calcext:value-type="float">
            <text:p>-68.62086035</text:p>
          </table:table-cell>
          <table:table-cell table:formula="of:=([.$B$4]-([.E186]-[.$B$1]))/[.$B$5]" office:value-type="float" office:value="3.362086035" calcext:value-type="float">
            <text:p>3.36208603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.5</text:p>
          </table:table-cell>
          <table:table-cell table:formula="of:=IF([.E186]&gt;[.$B$2];[.$B$3];[.E186]+0.1*[.F186])" office:value-type="float" office:value="-68.2846517465" calcext:value-type="float">
            <text:p>-68.2846517465</text:p>
          </table:table-cell>
          <table:table-cell table:formula="of:=([.$B$4]-([.E187]-[.$B$1]))/[.$B$5]" office:value-type="float" office:value="3.32846517465" calcext:value-type="float">
            <text:p>3.32846517465</text:p>
          </table:table-cell>
        </table:table-row>
        <table:table-row table:style-name="ro1">
          <table:table-cell table:number-columns-repeated="3"/>
          <table:table-cell office:value-type="float" office:value="18.6" calcext:value-type="float">
            <text:p>18.6</text:p>
          </table:table-cell>
          <table:table-cell table:formula="of:=IF([.E187]&gt;[.$B$2];[.$B$3];[.E187]+0.1*[.F187])" office:value-type="float" office:value="-67.951805229035" calcext:value-type="float">
            <text:p>-67.951805229035</text:p>
          </table:table-cell>
          <table:table-cell table:formula="of:=([.$B$4]-([.E188]-[.$B$1]))/[.$B$5]" office:value-type="float" office:value="3.2951805229035" calcext:value-type="float">
            <text:p>3.2951805229035</text:p>
          </table:table-cell>
        </table:table-row>
        <table:table-row table:style-name="ro1">
          <table:table-cell table:number-columns-repeated="3"/>
          <table:table-cell office:value-type="float" office:value="18.7" calcext:value-type="float">
            <text:p>18.7</text:p>
          </table:table-cell>
          <table:table-cell table:formula="of:=IF([.E188]&gt;[.$B$2];[.$B$3];[.E188]+0.1*[.F188])" office:value-type="float" office:value="-67.6222871767447" calcext:value-type="float">
            <text:p>-67.6222871767447</text:p>
          </table:table-cell>
          <table:table-cell table:formula="of:=([.$B$4]-([.E189]-[.$B$1]))/[.$B$5]" office:value-type="float" office:value="3.26222871767446" calcext:value-type="float">
            <text:p>3.26222871767446</text:p>
          </table:table-cell>
        </table:table-row>
        <table:table-row table:style-name="ro1">
          <table:table-cell table:number-columns-repeated="3"/>
          <table:table-cell office:value-type="float" office:value="18.8" calcext:value-type="float">
            <text:p>18.8</text:p>
          </table:table-cell>
          <table:table-cell table:formula="of:=IF([.E189]&gt;[.$B$2];[.$B$3];[.E189]+0.1*[.F189])" office:value-type="float" office:value="-67.2960643049772" calcext:value-type="float">
            <text:p>-67.2960643049772</text:p>
          </table:table-cell>
          <table:table-cell table:formula="of:=([.$B$4]-([.E190]-[.$B$1]))/[.$B$5]" office:value-type="float" office:value="3.22960643049772" calcext:value-type="float">
            <text:p>3.22960643049772</text:p>
          </table:table-cell>
        </table:table-row>
        <table:table-row table:style-name="ro1">
          <table:table-cell table:number-columns-repeated="3"/>
          <table:table-cell office:value-type="float" office:value="18.9" calcext:value-type="float">
            <text:p>18.9</text:p>
          </table:table-cell>
          <table:table-cell table:formula="of:=IF([.E190]&gt;[.$B$2];[.$B$3];[.E190]+0.1*[.F190])" office:value-type="float" office:value="-66.9731036619274" calcext:value-type="float">
            <text:p>-66.9731036619274</text:p>
          </table:table-cell>
          <table:table-cell table:formula="of:=([.$B$4]-([.E191]-[.$B$1]))/[.$B$5]" office:value-type="float" office:value="3.19731036619274" calcext:value-type="float">
            <text:p>3.19731036619274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IF([.E191]&gt;[.$B$2];[.$B$3];[.E191]+0.1*[.F191])" office:value-type="float" office:value="-66.6533726253082" calcext:value-type="float">
            <text:p>-66.6533726253082</text:p>
          </table:table-cell>
          <table:table-cell table:formula="of:=([.$B$4]-([.E192]-[.$B$1]))/[.$B$5]" office:value-type="float" office:value="3.16533726253082" calcext:value-type="float">
            <text:p>3.16533726253082</text:p>
          </table:table-cell>
        </table:table-row>
        <table:table-row table:style-name="ro1">
          <table:table-cell table:number-columns-repeated="3"/>
          <table:table-cell office:value-type="float" office:value="19.1" calcext:value-type="float">
            <text:p>19.1</text:p>
          </table:table-cell>
          <table:table-cell table:formula="of:=IF([.E192]&gt;[.$B$2];[.$B$3];[.E192]+0.1*[.F192])" office:value-type="float" office:value="-66.3368388990551" calcext:value-type="float">
            <text:p>-66.3368388990551</text:p>
          </table:table-cell>
          <table:table-cell table:formula="of:=([.$B$4]-([.E193]-[.$B$1]))/[.$B$5]" office:value-type="float" office:value="3.13368388990551" calcext:value-type="float">
            <text:p>3.13368388990551</text:p>
          </table:table-cell>
        </table:table-row>
        <table:table-row table:style-name="ro1">
          <table:table-cell table:number-columns-repeated="3"/>
          <table:table-cell office:value-type="float" office:value="19.2" calcext:value-type="float">
            <text:p>19.2</text:p>
          </table:table-cell>
          <table:table-cell table:formula="of:=IF([.E193]&gt;[.$B$2];[.$B$3];[.E193]+0.1*[.F193])" office:value-type="float" office:value="-66.0234705100645" calcext:value-type="float">
            <text:p>-66.0234705100645</text:p>
          </table:table-cell>
          <table:table-cell table:formula="of:=([.$B$4]-([.E194]-[.$B$1]))/[.$B$5]" office:value-type="float" office:value="3.10234705100645" calcext:value-type="float">
            <text:p>3.10234705100645</text:p>
          </table:table-cell>
        </table:table-row>
        <table:table-row table:style-name="ro1">
          <table:table-cell table:number-columns-repeated="3"/>
          <table:table-cell office:value-type="float" office:value="19.3" calcext:value-type="float">
            <text:p>19.3</text:p>
          </table:table-cell>
          <table:table-cell table:formula="of:=IF([.E194]&gt;[.$B$2];[.$B$3];[.E194]+0.1*[.F194])" office:value-type="float" office:value="-65.7132358049639" calcext:value-type="float">
            <text:p>-65.7132358049639</text:p>
          </table:table-cell>
          <table:table-cell table:formula="of:=([.$B$4]-([.E195]-[.$B$1]))/[.$B$5]" office:value-type="float" office:value="3.07132358049639" calcext:value-type="float">
            <text:p>3.07132358049639</text:p>
          </table:table-cell>
        </table:table-row>
        <table:table-row table:style-name="ro1">
          <table:table-cell table:number-columns-repeated="3"/>
          <table:table-cell office:value-type="float" office:value="19.4" calcext:value-type="float">
            <text:p>19.4</text:p>
          </table:table-cell>
          <table:table-cell table:formula="of:=IF([.E195]&gt;[.$B$2];[.$B$3];[.E195]+0.1*[.F195])" office:value-type="float" office:value="-65.4061034469143" calcext:value-type="float">
            <text:p>-65.4061034469143</text:p>
          </table:table-cell>
          <table:table-cell table:formula="of:=([.$B$4]-([.E196]-[.$B$1]))/[.$B$5]" office:value-type="float" office:value="3.04061034469142" calcext:value-type="float">
            <text:p>3.04061034469142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.5</text:p>
          </table:table-cell>
          <table:table-cell table:formula="of:=IF([.E196]&gt;[.$B$2];[.$B$3];[.E196]+0.1*[.F196])" office:value-type="float" office:value="-65.1020424124451" calcext:value-type="float">
            <text:p>-65.1020424124451</text:p>
          </table:table-cell>
          <table:table-cell table:formula="of:=([.$B$4]-([.E197]-[.$B$1]))/[.$B$5]" office:value-type="float" office:value="3.01020424124451" calcext:value-type="float">
            <text:p>3.01020424124451</text:p>
          </table:table-cell>
        </table:table-row>
        <table:table-row table:style-name="ro1">
          <table:table-cell table:number-columns-repeated="3"/>
          <table:table-cell office:value-type="float" office:value="19.6" calcext:value-type="float">
            <text:p>19.6</text:p>
          </table:table-cell>
          <table:table-cell table:formula="of:=IF([.E197]&gt;[.$B$2];[.$B$3];[.E197]+0.1*[.F197])" office:value-type="float" office:value="-64.8010219883207" calcext:value-type="float">
            <text:p>-64.8010219883207</text:p>
          </table:table-cell>
          <table:table-cell table:formula="of:=([.$B$4]-([.E198]-[.$B$1]))/[.$B$5]" office:value-type="float" office:value="2.98010219883207" calcext:value-type="float">
            <text:p>2.98010219883207</text:p>
          </table:table-cell>
        </table:table-row>
        <table:table-row table:style-name="ro1">
          <table:table-cell table:number-columns-repeated="3"/>
          <table:table-cell office:value-type="float" office:value="19.7" calcext:value-type="float">
            <text:p>19.7</text:p>
          </table:table-cell>
          <table:table-cell table:formula="of:=IF([.E198]&gt;[.$B$2];[.$B$3];[.E198]+0.1*[.F198])" office:value-type="float" office:value="-64.5030117684374" calcext:value-type="float">
            <text:p>-64.5030117684374</text:p>
          </table:table-cell>
          <table:table-cell table:formula="of:=([.$B$4]-([.E199]-[.$B$1]))/[.$B$5]" office:value-type="float" office:value="2.95030117684374" calcext:value-type="float">
            <text:p>2.95030117684374</text:p>
          </table:table-cell>
        </table:table-row>
        <table:table-row table:style-name="ro1">
          <table:table-cell table:number-columns-repeated="3"/>
          <table:table-cell office:value-type="float" office:value="19.8" calcext:value-type="float">
            <text:p>19.8</text:p>
          </table:table-cell>
          <table:table-cell table:formula="of:=IF([.E199]&gt;[.$B$2];[.$B$3];[.E199]+0.1*[.F199])" office:value-type="float" office:value="-64.2079816507531" calcext:value-type="float">
            <text:p>-64.2079816507531</text:p>
          </table:table-cell>
          <table:table-cell table:formula="of:=([.$B$4]-([.E200]-[.$B$1]))/[.$B$5]" office:value-type="float" office:value="2.92079816507531" calcext:value-type="float">
            <text:p>2.92079816507531</text:p>
          </table:table-cell>
        </table:table-row>
        <table:table-row table:style-name="ro1">
          <table:table-cell table:number-columns-repeated="3"/>
          <table:table-cell office:value-type="float" office:value="19.9" calcext:value-type="float">
            <text:p>19.9</text:p>
          </table:table-cell>
          <table:table-cell table:formula="of:=IF([.E200]&gt;[.$B$2];[.$B$3];[.E200]+0.1*[.F200])" office:value-type="float" office:value="-63.9159018342455" calcext:value-type="float">
            <text:p>-63.9159018342455</text:p>
          </table:table-cell>
          <table:table-cell table:formula="of:=([.$B$4]-([.E201]-[.$B$1]))/[.$B$5]" office:value-type="float" office:value="2.89159018342455" calcext:value-type="float">
            <text:p>2.8915901834245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IF([.E201]&gt;[.$B$2];[.$B$3];[.E201]+0.1*[.F201])" office:value-type="float" office:value="-63.6267428159031" calcext:value-type="float">
            <text:p>-63.6267428159031</text:p>
          </table:table-cell>
          <table:table-cell table:formula="of:=([.$B$4]-([.E202]-[.$B$1]))/[.$B$5]" office:value-type="float" office:value="2.86267428159031" calcext:value-type="float">
            <text:p>2.86267428159031</text:p>
          </table:table-cell>
        </table:table-row>
        <table:table-row table:style-name="ro1">
          <table:table-cell table:number-columns-repeated="3"/>
          <table:table-cell office:value-type="float" office:value="20.1" calcext:value-type="float">
            <text:p>20.1</text:p>
          </table:table-cell>
          <table:table-cell table:formula="of:=IF([.E202]&gt;[.$B$2];[.$B$3];[.E202]+0.1*[.F202])" office:value-type="float" office:value="-63.3404753877441" calcext:value-type="float">
            <text:p>-63.3404753877441</text:p>
          </table:table-cell>
          <table:table-cell table:formula="of:=([.$B$4]-([.E203]-[.$B$1]))/[.$B$5]" office:value-type="float" office:value="2.83404753877441" calcext:value-type="float">
            <text:p>2.83404753877441</text:p>
          </table:table-cell>
        </table:table-row>
        <table:table-row table:style-name="ro1">
          <table:table-cell table:number-columns-repeated="3"/>
          <table:table-cell office:value-type="float" office:value="20.2" calcext:value-type="float">
            <text:p>20.2</text:p>
          </table:table-cell>
          <table:table-cell table:formula="of:=IF([.E203]&gt;[.$B$2];[.$B$3];[.E203]+0.1*[.F203])" office:value-type="float" office:value="-63.0570706338666" calcext:value-type="float">
            <text:p>-63.0570706338666</text:p>
          </table:table-cell>
          <table:table-cell table:formula="of:=([.$B$4]-([.E204]-[.$B$1]))/[.$B$5]" office:value-type="float" office:value="2.80570706338666" calcext:value-type="float">
            <text:p>2.80570706338666</text:p>
          </table:table-cell>
        </table:table-row>
        <table:table-row table:style-name="ro1">
          <table:table-cell table:number-columns-repeated="3"/>
          <table:table-cell office:value-type="float" office:value="20.3" calcext:value-type="float">
            <text:p>20.3</text:p>
          </table:table-cell>
          <table:table-cell table:formula="of:=IF([.E204]&gt;[.$B$2];[.$B$3];[.E204]+0.1*[.F204])" office:value-type="float" office:value="-62.776499927528" calcext:value-type="float">
            <text:p>-62.776499927528</text:p>
          </table:table-cell>
          <table:table-cell table:formula="of:=([.$B$4]-([.E205]-[.$B$1]))/[.$B$5]" office:value-type="float" office:value="2.77764999275279" calcext:value-type="float">
            <text:p>2.77764999275279</text:p>
          </table:table-cell>
        </table:table-row>
        <table:table-row table:style-name="ro1">
          <table:table-cell table:number-columns-repeated="3"/>
          <table:table-cell office:value-type="float" office:value="20.4" calcext:value-type="float">
            <text:p>20.4</text:p>
          </table:table-cell>
          <table:table-cell table:formula="of:=IF([.E205]&gt;[.$B$2];[.$B$3];[.E205]+0.1*[.F205])" office:value-type="float" office:value="-62.4987349282527" calcext:value-type="float">
            <text:p>-62.4987349282527</text:p>
          </table:table-cell>
          <table:table-cell table:formula="of:=([.$B$4]-([.E206]-[.$B$1]))/[.$B$5]" office:value-type="float" office:value="2.74987349282527" calcext:value-type="float">
            <text:p>2.74987349282527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.5</text:p>
          </table:table-cell>
          <table:table-cell table:formula="of:=IF([.E206]&gt;[.$B$2];[.$B$3];[.E206]+0.1*[.F206])" office:value-type="float" office:value="-62.2237475789702" calcext:value-type="float">
            <text:p>-62.2237475789702</text:p>
          </table:table-cell>
          <table:table-cell table:formula="of:=([.$B$4]-([.E207]-[.$B$1]))/[.$B$5]" office:value-type="float" office:value="2.72237475789701" calcext:value-type="float">
            <text:p>2.72237475789701</text:p>
          </table:table-cell>
        </table:table-row>
        <table:table-row table:style-name="ro1">
          <table:table-cell table:number-columns-repeated="3"/>
          <table:table-cell office:value-type="float" office:value="20.6" calcext:value-type="float">
            <text:p>20.6</text:p>
          </table:table-cell>
          <table:table-cell table:formula="of:=IF([.E207]&gt;[.$B$2];[.$B$3];[.E207]+0.1*[.F207])" office:value-type="float" office:value="-61.9515101031804" calcext:value-type="float">
            <text:p>-61.9515101031804</text:p>
          </table:table-cell>
          <table:table-cell table:formula="of:=([.$B$4]-([.E208]-[.$B$1]))/[.$B$5]" office:value-type="float" office:value="2.69515101031804" calcext:value-type="float">
            <text:p>2.69515101031804</text:p>
          </table:table-cell>
        </table:table-row>
        <table:table-row table:style-name="ro1">
          <table:table-cell table:number-columns-repeated="3"/>
          <table:table-cell office:value-type="float" office:value="20.7" calcext:value-type="float">
            <text:p>20.7</text:p>
          </table:table-cell>
          <table:table-cell table:formula="of:=IF([.E208]&gt;[.$B$2];[.$B$3];[.E208]+0.1*[.F208])" office:value-type="float" office:value="-61.6819950021486" calcext:value-type="float">
            <text:p>-61.6819950021486</text:p>
          </table:table-cell>
          <table:table-cell table:formula="of:=([.$B$4]-([.E209]-[.$B$1]))/[.$B$5]" office:value-type="float" office:value="2.66819950021486" calcext:value-type="float">
            <text:p>2.66819950021486</text:p>
          </table:table-cell>
        </table:table-row>
        <table:table-row table:style-name="ro1">
          <table:table-cell table:number-columns-repeated="3"/>
          <table:table-cell office:value-type="float" office:value="20.8" calcext:value-type="float">
            <text:p>20.8</text:p>
          </table:table-cell>
          <table:table-cell table:formula="of:=IF([.E209]&gt;[.$B$2];[.$B$3];[.E209]+0.1*[.F209])" office:value-type="float" office:value="-61.4151750521272" calcext:value-type="float">
            <text:p>-61.4151750521272</text:p>
          </table:table-cell>
          <table:table-cell table:formula="of:=([.$B$4]-([.E210]-[.$B$1]))/[.$B$5]" office:value-type="float" office:value="2.64151750521272" calcext:value-type="float">
            <text:p>2.64151750521272</text:p>
          </table:table-cell>
        </table:table-row>
        <table:table-row table:style-name="ro1">
          <table:table-cell table:number-columns-repeated="3"/>
          <table:table-cell office:value-type="float" office:value="20.9" calcext:value-type="float">
            <text:p>20.9</text:p>
          </table:table-cell>
          <table:table-cell table:formula="of:=IF([.E210]&gt;[.$B$2];[.$B$3];[.E210]+0.1*[.F210])" office:value-type="float" office:value="-61.1510233016059" calcext:value-type="float">
            <text:p>-61.1510233016059</text:p>
          </table:table-cell>
          <table:table-cell table:formula="of:=([.$B$4]-([.E211]-[.$B$1]))/[.$B$5]" office:value-type="float" office:value="2.61510233016059" calcext:value-type="float">
            <text:p>2.61510233016059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IF([.E211]&gt;[.$B$2];[.$B$3];[.E211]+0.1*[.F211])" office:value-type="float" office:value="-60.8895130685898" calcext:value-type="float">
            <text:p>-60.8895130685898</text:p>
          </table:table-cell>
          <table:table-cell table:formula="of:=([.$B$4]-([.E212]-[.$B$1]))/[.$B$5]" office:value-type="float" office:value="2.58895130685898" calcext:value-type="float">
            <text:p>2.58895130685898</text:p>
          </table:table-cell>
        </table:table-row>
        <table:table-row table:style-name="ro1">
          <table:table-cell table:number-columns-repeated="3"/>
          <table:table-cell office:value-type="float" office:value="21.1" calcext:value-type="float">
            <text:p>21.1</text:p>
          </table:table-cell>
          <table:table-cell table:formula="of:=IF([.E212]&gt;[.$B$2];[.$B$3];[.E212]+0.1*[.F212])" office:value-type="float" office:value="-60.6306179379039" calcext:value-type="float">
            <text:p>-60.6306179379039</text:p>
          </table:table-cell>
          <table:table-cell table:formula="of:=([.$B$4]-([.E213]-[.$B$1]))/[.$B$5]" office:value-type="float" office:value="2.56306179379039" calcext:value-type="float">
            <text:p>2.56306179379039</text:p>
          </table:table-cell>
        </table:table-row>
        <table:table-row table:style-name="ro1">
          <table:table-cell table:number-columns-repeated="3"/>
          <table:table-cell office:value-type="float" office:value="21.2" calcext:value-type="float">
            <text:p>21.2</text:p>
          </table:table-cell>
          <table:table-cell table:formula="of:=IF([.E213]&gt;[.$B$2];[.$B$3];[.E213]+0.1*[.F213])" office:value-type="float" office:value="-60.3743117585249" calcext:value-type="float">
            <text:p>-60.3743117585249</text:p>
          </table:table-cell>
          <table:table-cell table:formula="of:=([.$B$4]-([.E214]-[.$B$1]))/[.$B$5]" office:value-type="float" office:value="2.53743117585249" calcext:value-type="float">
            <text:p>2.53743117585249</text:p>
          </table:table-cell>
        </table:table-row>
        <table:table-row table:style-name="ro1">
          <table:table-cell table:number-columns-repeated="3"/>
          <table:table-cell office:value-type="float" office:value="21.3" calcext:value-type="float">
            <text:p>21.3</text:p>
          </table:table-cell>
          <table:table-cell table:formula="of:=IF([.E214]&gt;[.$B$2];[.$B$3];[.E214]+0.1*[.F214])" office:value-type="float" office:value="-60.1205686409396" calcext:value-type="float">
            <text:p>-60.1205686409396</text:p>
          </table:table-cell>
          <table:table-cell table:formula="of:=([.$B$4]-([.E215]-[.$B$1]))/[.$B$5]" office:value-type="float" office:value="2.51205686409396" calcext:value-type="float">
            <text:p>2.51205686409396</text:p>
          </table:table-cell>
        </table:table-row>
        <table:table-row table:style-name="ro1">
          <table:table-cell table:number-columns-repeated="3"/>
          <table:table-cell office:value-type="float" office:value="21.4" calcext:value-type="float">
            <text:p>21.4</text:p>
          </table:table-cell>
          <table:table-cell table:formula="of:=IF([.E215]&gt;[.$B$2];[.$B$3];[.E215]+0.1*[.F215])" office:value-type="float" office:value="-59.8693629545302" calcext:value-type="float">
            <text:p>-59.8693629545302</text:p>
          </table:table-cell>
          <table:table-cell table:formula="of:=([.$B$4]-([.E216]-[.$B$1]))/[.$B$5]" office:value-type="float" office:value="2.48693629545302" calcext:value-type="float">
            <text:p>2.4869362954530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.5</text:p>
          </table:table-cell>
          <table:table-cell table:formula="of:=IF([.E216]&gt;[.$B$2];[.$B$3];[.E216]+0.1*[.F216])" office:value-type="float" office:value="-59.6206693249849" calcext:value-type="float">
            <text:p>-59.6206693249849</text:p>
          </table:table-cell>
          <table:table-cell table:formula="of:=([.$B$4]-([.E217]-[.$B$1]))/[.$B$5]" office:value-type="float" office:value="2.46206693249849" calcext:value-type="float">
            <text:p>2.46206693249849</text:p>
          </table:table-cell>
        </table:table-row>
        <table:table-row table:style-name="ro1">
          <table:table-cell table:number-columns-repeated="3"/>
          <table:table-cell office:value-type="float" office:value="21.6" calcext:value-type="float">
            <text:p>21.6</text:p>
          </table:table-cell>
          <table:table-cell table:formula="of:=IF([.E217]&gt;[.$B$2];[.$B$3];[.E217]+0.1*[.F217])" office:value-type="float" office:value="-59.3744626317351" calcext:value-type="float">
            <text:p>-59.3744626317351</text:p>
          </table:table-cell>
          <table:table-cell table:formula="of:=([.$B$4]-([.E218]-[.$B$1]))/[.$B$5]" office:value-type="float" office:value="2.43744626317351" calcext:value-type="float">
            <text:p>2.43744626317351</text:p>
          </table:table-cell>
        </table:table-row>
        <table:table-row table:style-name="ro1">
          <table:table-cell table:number-columns-repeated="3"/>
          <table:table-cell office:value-type="float" office:value="21.7" calcext:value-type="float">
            <text:p>21.7</text:p>
          </table:table-cell>
          <table:table-cell table:formula="of:=IF([.E218]&gt;[.$B$2];[.$B$3];[.E218]+0.1*[.F218])" office:value-type="float" office:value="-59.1307180054177" calcext:value-type="float">
            <text:p>-59.1307180054177</text:p>
          </table:table-cell>
          <table:table-cell table:formula="of:=([.$B$4]-([.E219]-[.$B$1]))/[.$B$5]" office:value-type="float" office:value="2.41307180054177" calcext:value-type="float">
            <text:p>2.41307180054177</text:p>
          </table:table-cell>
        </table:table-row>
        <table:table-row table:style-name="ro1">
          <table:table-cell table:number-columns-repeated="3"/>
          <table:table-cell office:value-type="float" office:value="21.8" calcext:value-type="float">
            <text:p>21.8</text:p>
          </table:table-cell>
          <table:table-cell table:formula="of:=IF([.E219]&gt;[.$B$2];[.$B$3];[.E219]+0.1*[.F219])" office:value-type="float" office:value="-58.8894108253636" calcext:value-type="float">
            <text:p>-58.8894108253636</text:p>
          </table:table-cell>
          <table:table-cell table:formula="of:=([.$B$4]-([.E220]-[.$B$1]))/[.$B$5]" office:value-type="float" office:value="2.38894108253636" calcext:value-type="float">
            <text:p>2.38894108253636</text:p>
          </table:table-cell>
        </table:table-row>
        <table:table-row table:style-name="ro1">
          <table:table-cell table:number-columns-repeated="3"/>
          <table:table-cell office:value-type="float" office:value="21.9" calcext:value-type="float">
            <text:p>21.9</text:p>
          </table:table-cell>
          <table:table-cell table:formula="of:=IF([.E220]&gt;[.$B$2];[.$B$3];[.E220]+0.1*[.F220])" office:value-type="float" office:value="-58.6505167171099" calcext:value-type="float">
            <text:p>-58.6505167171099</text:p>
          </table:table-cell>
          <table:table-cell table:formula="of:=([.$B$4]-([.E221]-[.$B$1]))/[.$B$5]" office:value-type="float" office:value="2.36505167171099" calcext:value-type="float">
            <text:p>2.365051671710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IF([.E221]&gt;[.$B$2];[.$B$3];[.E221]+0.1*[.F221])" office:value-type="float" office:value="-58.4140115499388" calcext:value-type="float">
            <text:p>-58.4140115499388</text:p>
          </table:table-cell>
          <table:table-cell table:formula="of:=([.$B$4]-([.E222]-[.$B$1]))/[.$B$5]" office:value-type="float" office:value="2.34140115499388" calcext:value-type="float">
            <text:p>2.34140115499388</text:p>
          </table:table-cell>
        </table:table-row>
        <table:table-row table:style-name="ro1">
          <table:table-cell table:number-columns-repeated="3"/>
          <table:table-cell office:value-type="float" office:value="22.1" calcext:value-type="float">
            <text:p>22.1</text:p>
          </table:table-cell>
          <table:table-cell table:formula="of:=IF([.E222]&gt;[.$B$2];[.$B$3];[.E222]+0.1*[.F222])" office:value-type="float" office:value="-58.1798714344394" calcext:value-type="float">
            <text:p>-58.1798714344394</text:p>
          </table:table-cell>
          <table:table-cell table:formula="of:=([.$B$4]-([.E223]-[.$B$1]))/[.$B$5]" office:value-type="float" office:value="2.31798714344394" calcext:value-type="float">
            <text:p>2.31798714344394</text:p>
          </table:table-cell>
        </table:table-row>
        <table:table-row table:style-name="ro1">
          <table:table-cell table:number-columns-repeated="3"/>
          <table:table-cell office:value-type="float" office:value="22.2" calcext:value-type="float">
            <text:p>22.2</text:p>
          </table:table-cell>
          <table:table-cell table:formula="of:=IF([.E223]&gt;[.$B$2];[.$B$3];[.E223]+0.1*[.F223])" office:value-type="float" office:value="-57.9480727200951" calcext:value-type="float">
            <text:p>-57.9480727200951</text:p>
          </table:table-cell>
          <table:table-cell table:formula="of:=([.$B$4]-([.E224]-[.$B$1]))/[.$B$5]" office:value-type="float" office:value="2.2948072720095" calcext:value-type="float">
            <text:p>2.2948072720095</text:p>
          </table:table-cell>
        </table:table-row>
        <table:table-row table:style-name="ro1">
          <table:table-cell table:number-columns-repeated="3"/>
          <table:table-cell office:value-type="float" office:value="22.3" calcext:value-type="float">
            <text:p>22.3</text:p>
          </table:table-cell>
          <table:table-cell table:formula="of:=IF([.E224]&gt;[.$B$2];[.$B$3];[.E224]+0.1*[.F224])" office:value-type="float" office:value="-57.7185919928941" calcext:value-type="float">
            <text:p>-57.7185919928941</text:p>
          </table:table-cell>
          <table:table-cell table:formula="of:=([.$B$4]-([.E225]-[.$B$1]))/[.$B$5]" office:value-type="float" office:value="2.27185919928941" calcext:value-type="float">
            <text:p>2.27185919928941</text:p>
          </table:table-cell>
        </table:table-row>
        <table:table-row table:style-name="ro1">
          <table:table-cell table:number-columns-repeated="3"/>
          <table:table-cell office:value-type="float" office:value="22.4" calcext:value-type="float">
            <text:p>22.4</text:p>
          </table:table-cell>
          <table:table-cell table:formula="of:=IF([.E225]&gt;[.$B$2];[.$B$3];[.E225]+0.1*[.F225])" office:value-type="float" office:value="-57.4914060729652" calcext:value-type="float">
            <text:p>-57.4914060729652</text:p>
          </table:table-cell>
          <table:table-cell table:formula="of:=([.$B$4]-([.E226]-[.$B$1]))/[.$B$5]" office:value-type="float" office:value="2.24914060729652" calcext:value-type="float">
            <text:p>2.24914060729652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table-cell table:formula="of:=IF([.E226]&gt;[.$B$2];[.$B$3];[.E226]+0.1*[.F226])" office:value-type="float" office:value="-57.2664920122355" calcext:value-type="float">
            <text:p>-57.2664920122355</text:p>
          </table:table-cell>
          <table:table-cell table:formula="of:=([.$B$4]-([.E227]-[.$B$1]))/[.$B$5]" office:value-type="float" office:value="2.22664920122355" calcext:value-type="float">
            <text:p>2.22664920122355</text:p>
          </table:table-cell>
        </table:table-row>
        <table:table-row table:style-name="ro1">
          <table:table-cell table:number-columns-repeated="3"/>
          <table:table-cell office:value-type="float" office:value="22.6" calcext:value-type="float">
            <text:p>22.6</text:p>
          </table:table-cell>
          <table:table-cell table:formula="of:=IF([.E227]&gt;[.$B$2];[.$B$3];[.E227]+0.1*[.F227])" office:value-type="float" office:value="-57.0438270921131" calcext:value-type="float">
            <text:p>-57.0438270921131</text:p>
          </table:table-cell>
          <table:table-cell table:formula="of:=([.$B$4]-([.E228]-[.$B$1]))/[.$B$5]" office:value-type="float" office:value="2.20438270921131" calcext:value-type="float">
            <text:p>2.20438270921131</text:p>
          </table:table-cell>
        </table:table-row>
        <table:table-row table:style-name="ro1">
          <table:table-cell table:number-columns-repeated="3"/>
          <table:table-cell office:value-type="float" office:value="22.7" calcext:value-type="float">
            <text:p>22.7</text:p>
          </table:table-cell>
          <table:table-cell table:formula="of:=IF([.E228]&gt;[.$B$2];[.$B$3];[.E228]+0.1*[.F228])" office:value-type="float" office:value="-56.823388821192" calcext:value-type="float">
            <text:p>-56.823388821192</text:p>
          </table:table-cell>
          <table:table-cell table:formula="of:=([.$B$4]-([.E229]-[.$B$1]))/[.$B$5]" office:value-type="float" office:value="2.1823388821192" calcext:value-type="float">
            <text:p>2.1823388821192</text:p>
          </table:table-cell>
        </table:table-row>
        <table:table-row table:style-name="ro1">
          <table:table-cell table:number-columns-repeated="3"/>
          <table:table-cell office:value-type="float" office:value="22.8" calcext:value-type="float">
            <text:p>22.8</text:p>
          </table:table-cell>
          <table:table-cell table:formula="of:=IF([.E229]&gt;[.$B$2];[.$B$3];[.E229]+0.1*[.F229])" office:value-type="float" office:value="-56.6051549329801" calcext:value-type="float">
            <text:p>-56.6051549329801</text:p>
          </table:table-cell>
          <table:table-cell table:formula="of:=([.$B$4]-([.E230]-[.$B$1]))/[.$B$5]" office:value-type="float" office:value="2.16051549329801" calcext:value-type="float">
            <text:p>2.16051549329801</text:p>
          </table:table-cell>
        </table:table-row>
        <table:table-row table:style-name="ro1">
          <table:table-cell table:number-columns-repeated="3"/>
          <table:table-cell office:value-type="float" office:value="22.9" calcext:value-type="float">
            <text:p>22.9</text:p>
          </table:table-cell>
          <table:table-cell table:formula="of:=IF([.E230]&gt;[.$B$2];[.$B$3];[.E230]+0.1*[.F230])" office:value-type="float" office:value="-56.3891033836503" calcext:value-type="float">
            <text:p>-56.3891033836503</text:p>
          </table:table-cell>
          <table:table-cell table:formula="of:=([.$B$4]-([.E231]-[.$B$1]))/[.$B$5]" office:value-type="float" office:value="2.13891033836503" calcext:value-type="float">
            <text:p>2.1389103383650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IF([.E231]&gt;[.$B$2];[.$B$3];[.E231]+0.1*[.F231])" office:value-type="float" office:value="-56.1752123498138" calcext:value-type="float">
            <text:p>-56.1752123498138</text:p>
          </table:table-cell>
          <table:table-cell table:formula="of:=([.$B$4]-([.E232]-[.$B$1]))/[.$B$5]" office:value-type="float" office:value="2.11752123498138" calcext:value-type="float">
            <text:p>2.11752123498138</text:p>
          </table:table-cell>
        </table:table-row>
        <table:table-row table:style-name="ro1">
          <table:table-cell table:number-columns-repeated="3"/>
          <table:table-cell office:value-type="float" office:value="23.1" calcext:value-type="float">
            <text:p>23.1</text:p>
          </table:table-cell>
          <table:table-cell table:formula="of:=IF([.E232]&gt;[.$B$2];[.$B$3];[.E232]+0.1*[.F232])" office:value-type="float" office:value="-55.9634602263157" calcext:value-type="float">
            <text:p>-55.9634602263157</text:p>
          </table:table-cell>
          <table:table-cell table:formula="of:=([.$B$4]-([.E233]-[.$B$1]))/[.$B$5]" office:value-type="float" office:value="2.09634602263157" calcext:value-type="float">
            <text:p>2.09634602263157</text:p>
          </table:table-cell>
        </table:table-row>
        <table:table-row table:style-name="ro1">
          <table:table-cell table:number-columns-repeated="3"/>
          <table:table-cell office:value-type="float" office:value="23.2" calcext:value-type="float">
            <text:p>23.2</text:p>
          </table:table-cell>
          <table:table-cell table:formula="of:=IF([.E233]&gt;[.$B$2];[.$B$3];[.E233]+0.1*[.F233])" office:value-type="float" office:value="-55.7538256240525" calcext:value-type="float">
            <text:p>-55.7538256240525</text:p>
          </table:table-cell>
          <table:table-cell table:formula="of:=([.$B$4]-([.E234]-[.$B$1]))/[.$B$5]" office:value-type="float" office:value="2.07538256240525" calcext:value-type="float">
            <text:p>2.07538256240525</text:p>
          </table:table-cell>
        </table:table-row>
        <table:table-row table:style-name="ro1">
          <table:table-cell table:number-columns-repeated="3"/>
          <table:table-cell office:value-type="float" office:value="23.3" calcext:value-type="float">
            <text:p>23.3</text:p>
          </table:table-cell>
          <table:table-cell table:formula="of:=IF([.E234]&gt;[.$B$2];[.$B$3];[.E234]+0.1*[.F234])" office:value-type="float" office:value="-55.546287367812" calcext:value-type="float">
            <text:p>-55.546287367812</text:p>
          </table:table-cell>
          <table:table-cell table:formula="of:=([.$B$4]-([.E235]-[.$B$1]))/[.$B$5]" office:value-type="float" office:value="2.0546287367812" calcext:value-type="float">
            <text:p>2.0546287367812</text:p>
          </table:table-cell>
        </table:table-row>
        <table:table-row table:style-name="ro1">
          <table:table-cell table:number-columns-repeated="3"/>
          <table:table-cell office:value-type="float" office:value="23.4" calcext:value-type="float">
            <text:p>23.4</text:p>
          </table:table-cell>
          <table:table-cell table:formula="of:=IF([.E235]&gt;[.$B$2];[.$B$3];[.E235]+0.1*[.F235])" office:value-type="float" office:value="-55.3408244941339" calcext:value-type="float">
            <text:p>-55.3408244941339</text:p>
          </table:table-cell>
          <table:table-cell table:formula="of:=([.$B$4]-([.E236]-[.$B$1]))/[.$B$5]" office:value-type="float" office:value="2.03408244941339" calcext:value-type="float">
            <text:p>2.03408244941339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.5</text:p>
          </table:table-cell>
          <table:table-cell table:formula="of:=IF([.E236]&gt;[.$B$2];[.$B$3];[.E236]+0.1*[.F236])" office:value-type="float" office:value="-55.1374162491925" calcext:value-type="float">
            <text:p>-55.1374162491925</text:p>
          </table:table-cell>
          <table:table-cell table:formula="of:=([.$B$4]-([.E237]-[.$B$1]))/[.$B$5]" office:value-type="float" office:value="2.01374162491925" calcext:value-type="float">
            <text:p>2.01374162491925</text:p>
          </table:table-cell>
        </table:table-row>
        <table:table-row table:style-name="ro1">
          <table:table-cell table:number-columns-repeated="3"/>
          <table:table-cell office:value-type="float" office:value="23.6" calcext:value-type="float">
            <text:p>23.6</text:p>
          </table:table-cell>
          <table:table-cell table:formula="of:=IF([.E237]&gt;[.$B$2];[.$B$3];[.E237]+0.1*[.F237])" office:value-type="float" office:value="-54.9360420867006" calcext:value-type="float">
            <text:p>-54.9360420867006</text:p>
          </table:table-cell>
          <table:table-cell table:formula="of:=([.$B$4]-([.E238]-[.$B$1]))/[.$B$5]" office:value-type="float" office:value="1.99360420867006" calcext:value-type="float">
            <text:p>1.99360420867006</text:p>
          </table:table-cell>
        </table:table-row>
        <table:table-row table:style-name="ro1">
          <table:table-cell table:number-columns-repeated="3"/>
          <table:table-cell office:value-type="float" office:value="23.7" calcext:value-type="float">
            <text:p>23.7</text:p>
          </table:table-cell>
          <table:table-cell table:formula="of:=IF([.E238]&gt;[.$B$2];[.$B$3];[.E238]+0.1*[.F238])" office:value-type="float" office:value="-54.7366816658336" calcext:value-type="float">
            <text:p>-54.7366816658336</text:p>
          </table:table-cell>
          <table:table-cell table:formula="of:=([.$B$4]-([.E239]-[.$B$1]))/[.$B$5]" office:value-type="float" office:value="1.97366816658336" calcext:value-type="float">
            <text:p>1.97366816658336</text:p>
          </table:table-cell>
        </table:table-row>
        <table:table-row table:style-name="ro1">
          <table:table-cell table:number-columns-repeated="3"/>
          <table:table-cell office:value-type="float" office:value="23.8" calcext:value-type="float">
            <text:p>23.8</text:p>
          </table:table-cell>
          <table:table-cell table:formula="of:=IF([.E239]&gt;[.$B$2];[.$B$3];[.E239]+0.1*[.F239])" office:value-type="float" office:value="-54.5393148491752" calcext:value-type="float">
            <text:p>-54.5393148491752</text:p>
          </table:table-cell>
          <table:table-cell table:formula="of:=([.$B$4]-([.E240]-[.$B$1]))/[.$B$5]" office:value-type="float" office:value="1.95393148491752" calcext:value-type="float">
            <text:p>1.95393148491752</text:p>
          </table:table-cell>
        </table:table-row>
        <table:table-row table:style-name="ro1">
          <table:table-cell table:number-columns-repeated="3"/>
          <table:table-cell office:value-type="float" office:value="23.9" calcext:value-type="float">
            <text:p>23.9</text:p>
          </table:table-cell>
          <table:table-cell table:formula="of:=IF([.E240]&gt;[.$B$2];[.$B$3];[.E240]+0.1*[.F240])" office:value-type="float" office:value="-54.3439217006835" calcext:value-type="float">
            <text:p>-54.3439217006835</text:p>
          </table:table-cell>
          <table:table-cell table:formula="of:=([.$B$4]-([.E241]-[.$B$1]))/[.$B$5]" office:value-type="float" office:value="1.93439217006835" calcext:value-type="float">
            <text:p>1.93439217006835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IF([.E241]&gt;[.$B$2];[.$B$3];[.E241]+0.1*[.F241])" office:value-type="float" office:value="-54.1504824836767" calcext:value-type="float">
            <text:p>-54.1504824836767</text:p>
          </table:table-cell>
          <table:table-cell table:formula="of:=([.$B$4]-([.E242]-[.$B$1]))/[.$B$5]" office:value-type="float" office:value="1.91504824836767" calcext:value-type="float">
            <text:p>1.91504824836767</text:p>
          </table:table-cell>
        </table:table-row>
        <table:table-row table:style-name="ro1">
          <table:table-cell table:number-columns-repeated="3"/>
          <table:table-cell office:value-type="float" office:value="24.1" calcext:value-type="float">
            <text:p>24.1</text:p>
          </table:table-cell>
          <table:table-cell table:formula="of:=IF([.E242]&gt;[.$B$2];[.$B$3];[.E242]+0.1*[.F242])" office:value-type="float" office:value="-53.9589776588399" calcext:value-type="float">
            <text:p>-53.9589776588399</text:p>
          </table:table-cell>
          <table:table-cell table:formula="of:=([.$B$4]-([.E243]-[.$B$1]))/[.$B$5]" office:value-type="float" office:value="1.89589776588399" calcext:value-type="float">
            <text:p>1.89589776588399</text:p>
          </table:table-cell>
        </table:table-row>
        <table:table-row table:style-name="ro1">
          <table:table-cell table:number-columns-repeated="3"/>
          <table:table-cell office:value-type="float" office:value="24.2" calcext:value-type="float">
            <text:p>24.2</text:p>
          </table:table-cell>
          <table:table-cell table:formula="of:=IF([.E243]&gt;[.$B$2];[.$B$3];[.E243]+0.1*[.F243])" office:value-type="float" office:value="-53.7693878822515" calcext:value-type="float">
            <text:p>-53.7693878822515</text:p>
          </table:table-cell>
          <table:table-cell table:formula="of:=([.$B$4]-([.E244]-[.$B$1]))/[.$B$5]" office:value-type="float" office:value="1.87693878822515" calcext:value-type="float">
            <text:p>1.87693878822515</text:p>
          </table:table-cell>
        </table:table-row>
        <table:table-row table:style-name="ro1">
          <table:table-cell table:number-columns-repeated="3"/>
          <table:table-cell office:value-type="float" office:value="24.3" calcext:value-type="float">
            <text:p>24.3</text:p>
          </table:table-cell>
          <table:table-cell table:formula="of:=IF([.E244]&gt;[.$B$2];[.$B$3];[.E244]+0.1*[.F244])" office:value-type="float" office:value="-53.581694003429" calcext:value-type="float">
            <text:p>-53.581694003429</text:p>
          </table:table-cell>
          <table:table-cell table:formula="of:=([.$B$4]-([.E245]-[.$B$1]))/[.$B$5]" office:value-type="float" office:value="1.8581694003429" calcext:value-type="float">
            <text:p>1.8581694003429</text:p>
          </table:table-cell>
        </table:table-row>
        <table:table-row table:style-name="ro1">
          <table:table-cell table:number-columns-repeated="3"/>
          <table:table-cell office:value-type="float" office:value="24.4" calcext:value-type="float">
            <text:p>24.4</text:p>
          </table:table-cell>
          <table:table-cell table:formula="of:=IF([.E245]&gt;[.$B$2];[.$B$3];[.E245]+0.1*[.F245])" office:value-type="float" office:value="-53.3958770633947" calcext:value-type="float">
            <text:p>-53.3958770633947</text:p>
          </table:table-cell>
          <table:table-cell table:formula="of:=([.$B$4]-([.E246]-[.$B$1]))/[.$B$5]" office:value-type="float" office:value="1.83958770633947" calcext:value-type="float">
            <text:p>1.83958770633947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.5</text:p>
          </table:table-cell>
          <table:table-cell table:formula="of:=IF([.E246]&gt;[.$B$2];[.$B$3];[.E246]+0.1*[.F246])" office:value-type="float" office:value="-53.2119182927607" calcext:value-type="float">
            <text:p>-53.2119182927607</text:p>
          </table:table-cell>
          <table:table-cell table:formula="of:=([.$B$4]-([.E247]-[.$B$1]))/[.$B$5]" office:value-type="float" office:value="1.82119182927607" calcext:value-type="float">
            <text:p>1.82119182927607</text:p>
          </table:table-cell>
        </table:table-row>
        <table:table-row table:style-name="ro1">
          <table:table-cell table:number-columns-repeated="3"/>
          <table:table-cell office:value-type="float" office:value="24.6" calcext:value-type="float">
            <text:p>24.6</text:p>
          </table:table-cell>
          <table:table-cell table:formula="of:=IF([.E247]&gt;[.$B$2];[.$B$3];[.E247]+0.1*[.F247])" office:value-type="float" office:value="-53.0297991098331" calcext:value-type="float">
            <text:p>-53.0297991098331</text:p>
          </table:table-cell>
          <table:table-cell table:formula="of:=([.$B$4]-([.E248]-[.$B$1]))/[.$B$5]" office:value-type="float" office:value="1.80297991098331" calcext:value-type="float">
            <text:p>1.80297991098331</text:p>
          </table:table-cell>
        </table:table-row>
        <table:table-row table:style-name="ro1">
          <table:table-cell table:number-columns-repeated="3"/>
          <table:table-cell office:value-type="float" office:value="24.7" calcext:value-type="float">
            <text:p>24.7</text:p>
          </table:table-cell>
          <table:table-cell table:formula="of:=IF([.E248]&gt;[.$B$2];[.$B$3];[.E248]+0.1*[.F248])" office:value-type="float" office:value="-52.8495011187348" calcext:value-type="float">
            <text:p>-52.8495011187348</text:p>
          </table:table-cell>
          <table:table-cell table:formula="of:=([.$B$4]-([.E249]-[.$B$1]))/[.$B$5]" office:value-type="float" office:value="1.78495011187348" calcext:value-type="float">
            <text:p>1.78495011187348</text:p>
          </table:table-cell>
        </table:table-row>
        <table:table-row table:style-name="ro1">
          <table:table-cell table:number-columns-repeated="3"/>
          <table:table-cell office:value-type="float" office:value="24.8" calcext:value-type="float">
            <text:p>24.8</text:p>
          </table:table-cell>
          <table:table-cell table:formula="of:=IF([.E249]&gt;[.$B$2];[.$B$3];[.E249]+0.1*[.F249])" office:value-type="float" office:value="-52.6710061075475" calcext:value-type="float">
            <text:p>-52.6710061075475</text:p>
          </table:table-cell>
          <table:table-cell table:formula="of:=([.$B$4]-([.E250]-[.$B$1]))/[.$B$5]" office:value-type="float" office:value="1.76710061075475" calcext:value-type="float">
            <text:p>1.76710061075475</text:p>
          </table:table-cell>
        </table:table-row>
        <table:table-row table:style-name="ro1">
          <table:table-cell table:number-columns-repeated="3"/>
          <table:table-cell office:value-type="float" office:value="24.9" calcext:value-type="float">
            <text:p>24.9</text:p>
          </table:table-cell>
          <table:table-cell table:formula="of:=IF([.E250]&gt;[.$B$2];[.$B$3];[.E250]+0.1*[.F250])" office:value-type="float" office:value="-52.494296046472" calcext:value-type="float">
            <text:p>-52.494296046472</text:p>
          </table:table-cell>
          <table:table-cell table:formula="of:=([.$B$4]-([.E251]-[.$B$1]))/[.$B$5]" office:value-type="float" office:value="1.7494296046472" calcext:value-type="float">
            <text:p>1.7494296046472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IF([.E251]&gt;[.$B$2];[.$B$3];[.E251]+0.1*[.F251])" office:value-type="float" office:value="-52.3193530860073" calcext:value-type="float">
            <text:p>-52.3193530860073</text:p>
          </table:table-cell>
          <table:table-cell table:formula="of:=([.$B$4]-([.E252]-[.$B$1]))/[.$B$5]" office:value-type="float" office:value="1.73193530860073" calcext:value-type="float">
            <text:p>1.73193530860073</text:p>
          </table:table-cell>
        </table:table-row>
        <table:table-row table:style-name="ro1">
          <table:table-cell table:number-columns-repeated="3"/>
          <table:table-cell office:value-type="float" office:value="25.1" calcext:value-type="float">
            <text:p>25.1</text:p>
          </table:table-cell>
          <table:table-cell table:formula="of:=IF([.E252]&gt;[.$B$2];[.$B$3];[.E252]+0.1*[.F252])" office:value-type="float" office:value="-52.1461595551472" calcext:value-type="float">
            <text:p>-52.1461595551472</text:p>
          </table:table-cell>
          <table:table-cell table:formula="of:=([.$B$4]-([.E253]-[.$B$1]))/[.$B$5]" office:value-type="float" office:value="1.71461595551472" calcext:value-type="float">
            <text:p>1.71461595551472</text:p>
          </table:table-cell>
        </table:table-row>
        <table:table-row table:style-name="ro1">
          <table:table-cell table:number-columns-repeated="3"/>
          <table:table-cell office:value-type="float" office:value="25.2" calcext:value-type="float">
            <text:p>25.2</text:p>
          </table:table-cell>
          <table:table-cell table:formula="of:=IF([.E253]&gt;[.$B$2];[.$B$3];[.E253]+0.1*[.F253])" office:value-type="float" office:value="-51.9746979595957" calcext:value-type="float">
            <text:p>-51.9746979595957</text:p>
          </table:table-cell>
          <table:table-cell table:formula="of:=([.$B$4]-([.E254]-[.$B$1]))/[.$B$5]" office:value-type="float" office:value="1.69746979595957" calcext:value-type="float">
            <text:p>1.69746979595957</text:p>
          </table:table-cell>
        </table:table-row>
        <table:table-row table:style-name="ro1">
          <table:table-cell table:number-columns-repeated="3"/>
          <table:table-cell office:value-type="float" office:value="25.3" calcext:value-type="float">
            <text:p>25.3</text:p>
          </table:table-cell>
          <table:table-cell table:formula="of:=IF([.E254]&gt;[.$B$2];[.$B$3];[.E254]+0.1*[.F254])" office:value-type="float" office:value="-51.8049509799998" calcext:value-type="float">
            <text:p>-51.8049509799998</text:p>
          </table:table-cell>
          <table:table-cell table:formula="of:=([.$B$4]-([.E255]-[.$B$1]))/[.$B$5]" office:value-type="float" office:value="1.68049509799998" calcext:value-type="float">
            <text:p>1.68049509799998</text:p>
          </table:table-cell>
        </table:table-row>
        <table:table-row table:style-name="ro1">
          <table:table-cell table:number-columns-repeated="3"/>
          <table:table-cell office:value-type="float" office:value="25.4" calcext:value-type="float">
            <text:p>25.4</text:p>
          </table:table-cell>
          <table:table-cell table:formula="of:=IF([.E255]&gt;[.$B$2];[.$B$3];[.E255]+0.1*[.F255])" office:value-type="float" office:value="-51.6369014701998" calcext:value-type="float">
            <text:p>-51.6369014701998</text:p>
          </table:table-cell>
          <table:table-cell table:formula="of:=([.$B$4]-([.E256]-[.$B$1]))/[.$B$5]" office:value-type="float" office:value="1.66369014701998" calcext:value-type="float">
            <text:p>1.6636901470199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.5</text:p>
          </table:table-cell>
          <table:table-cell table:formula="of:=IF([.E256]&gt;[.$B$2];[.$B$3];[.E256]+0.1*[.F256])" office:value-type="float" office:value="-51.4705324554978" calcext:value-type="float">
            <text:p>-51.4705324554978</text:p>
          </table:table-cell>
          <table:table-cell table:formula="of:=([.$B$4]-([.E257]-[.$B$1]))/[.$B$5]" office:value-type="float" office:value="1.64705324554978" calcext:value-type="float">
            <text:p>1.64705324554978</text:p>
          </table:table-cell>
        </table:table-row>
        <table:table-row table:style-name="ro1">
          <table:table-cell table:number-columns-repeated="3"/>
          <table:table-cell office:value-type="float" office:value="25.6" calcext:value-type="float">
            <text:p>25.6</text:p>
          </table:table-cell>
          <table:table-cell table:formula="of:=IF([.E257]&gt;[.$B$2];[.$B$3];[.E257]+0.1*[.F257])" office:value-type="float" office:value="-51.3058271309428" calcext:value-type="float">
            <text:p>-51.3058271309428</text:p>
          </table:table-cell>
          <table:table-cell table:formula="of:=([.$B$4]-([.E258]-[.$B$1]))/[.$B$5]" office:value-type="float" office:value="1.63058271309428" calcext:value-type="float">
            <text:p>1.63058271309428</text:p>
          </table:table-cell>
        </table:table-row>
        <table:table-row table:style-name="ro1">
          <table:table-cell table:number-columns-repeated="3"/>
          <table:table-cell office:value-type="float" office:value="25.7" calcext:value-type="float">
            <text:p>25.7</text:p>
          </table:table-cell>
          <table:table-cell table:formula="of:=IF([.E258]&gt;[.$B$2];[.$B$3];[.E258]+0.1*[.F258])" office:value-type="float" office:value="-51.1427688596334" calcext:value-type="float">
            <text:p>-51.1427688596334</text:p>
          </table:table-cell>
          <table:table-cell table:formula="of:=([.$B$4]-([.E259]-[.$B$1]))/[.$B$5]" office:value-type="float" office:value="1.61427688596334" calcext:value-type="float">
            <text:p>1.61427688596334</text:p>
          </table:table-cell>
        </table:table-row>
        <table:table-row table:style-name="ro1">
          <table:table-cell table:number-columns-repeated="3"/>
          <table:table-cell office:value-type="float" office:value="25.8" calcext:value-type="float">
            <text:p>25.8</text:p>
          </table:table-cell>
          <table:table-cell table:formula="of:=IF([.E259]&gt;[.$B$2];[.$B$3];[.E259]+0.1*[.F259])" office:value-type="float" office:value="-50.981341171037" calcext:value-type="float">
            <text:p>-50.981341171037</text:p>
          </table:table-cell>
          <table:table-cell table:formula="of:=([.$B$4]-([.E260]-[.$B$1]))/[.$B$5]" office:value-type="float" office:value="1.5981341171037" calcext:value-type="float">
            <text:p>1.5981341171037</text:p>
          </table:table-cell>
        </table:table-row>
        <table:table-row table:style-name="ro1">
          <table:table-cell table:number-columns-repeated="3"/>
          <table:table-cell office:value-type="float" office:value="25.9" calcext:value-type="float">
            <text:p>25.9</text:p>
          </table:table-cell>
          <table:table-cell table:formula="of:=IF([.E260]&gt;[.$B$2];[.$B$3];[.E260]+0.1*[.F260])" office:value-type="float" office:value="-50.8215277593266" calcext:value-type="float">
            <text:p>-50.8215277593266</text:p>
          </table:table-cell>
          <table:table-cell table:formula="of:=([.$B$4]-([.E261]-[.$B$1]))/[.$B$5]" office:value-type="float" office:value="1.58215277593267" calcext:value-type="float">
            <text:p>1.5821527759326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IF([.E261]&gt;[.$B$2];[.$B$3];[.E261]+0.1*[.F261])" office:value-type="float" office:value="-50.6633124817334" calcext:value-type="float">
            <text:p>-50.6633124817334</text:p>
          </table:table-cell>
          <table:table-cell table:formula="of:=([.$B$4]-([.E262]-[.$B$1]))/[.$B$5]" office:value-type="float" office:value="1.56633124817334" calcext:value-type="float">
            <text:p>1.56633124817334</text:p>
          </table:table-cell>
        </table:table-row>
        <table:table-row table:style-name="ro1">
          <table:table-cell table:number-columns-repeated="3"/>
          <table:table-cell office:value-type="float" office:value="26.1" calcext:value-type="float">
            <text:p>26.1</text:p>
          </table:table-cell>
          <table:table-cell table:formula="of:=IF([.E262]&gt;[.$B$2];[.$B$3];[.E262]+0.1*[.F262])" office:value-type="float" office:value="-50.5066793569161" calcext:value-type="float">
            <text:p>-50.5066793569161</text:p>
          </table:table-cell>
          <table:table-cell table:formula="of:=([.$B$4]-([.E263]-[.$B$1]))/[.$B$5]" office:value-type="float" office:value="1.55066793569161" calcext:value-type="float">
            <text:p>1.55066793569161</text:p>
          </table:table-cell>
        </table:table-row>
        <table:table-row table:style-name="ro1">
          <table:table-cell table:number-columns-repeated="3"/>
          <table:table-cell office:value-type="float" office:value="26.2" calcext:value-type="float">
            <text:p>26.2</text:p>
          </table:table-cell>
          <table:table-cell table:formula="of:=IF([.E263]&gt;[.$B$2];[.$B$3];[.E263]+0.1*[.F263])" office:value-type="float" office:value="-50.3516125633469" calcext:value-type="float">
            <text:p>-50.3516125633469</text:p>
          </table:table-cell>
          <table:table-cell table:formula="of:=([.$B$4]-([.E264]-[.$B$1]))/[.$B$5]" office:value-type="float" office:value="1.53516125633469" calcext:value-type="float">
            <text:p>1.53516125633469</text:p>
          </table:table-cell>
        </table:table-row>
        <table:table-row table:style-name="ro1">
          <table:table-cell table:number-columns-repeated="3"/>
          <table:table-cell office:value-type="float" office:value="26.3" calcext:value-type="float">
            <text:p>26.3</text:p>
          </table:table-cell>
          <table:table-cell table:formula="of:=IF([.E264]&gt;[.$B$2];[.$B$3];[.E264]+0.1*[.F264])" office:value-type="float" office:value="-50.1980964377134" calcext:value-type="float">
            <text:p>-50.1980964377134</text:p>
          </table:table-cell>
          <table:table-cell table:formula="of:=([.$B$4]-([.E265]-[.$B$1]))/[.$B$5]" office:value-type="float" office:value="1.51980964377134" calcext:value-type="float">
            <text:p>1.51980964377134</text:p>
          </table:table-cell>
        </table:table-row>
        <table:table-row table:style-name="ro1">
          <table:table-cell table:number-columns-repeated="3"/>
          <table:table-cell office:value-type="float" office:value="26.4" calcext:value-type="float">
            <text:p>26.4</text:p>
          </table:table-cell>
          <table:table-cell table:formula="of:=IF([.E265]&gt;[.$B$2];[.$B$3];[.E265]+0.1*[.F265])" office:value-type="float" office:value="-50.0461154733363" calcext:value-type="float">
            <text:p>-50.0461154733363</text:p>
          </table:table-cell>
          <table:table-cell table:formula="of:=([.$B$4]-([.E266]-[.$B$1]))/[.$B$5]" office:value-type="float" office:value="1.50461154733363" calcext:value-type="float">
            <text:p>1.50461154733363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table:formula="of:=IF([.E266]&gt;[.$B$2];[.$B$3];[.E266]+0.1*[.F266])" office:value-type="float" office:value="-49.8956543186029" calcext:value-type="float">
            <text:p>-49.8956543186029</text:p>
          </table:table-cell>
          <table:table-cell table:formula="of:=([.$B$4]-([.E267]-[.$B$1]))/[.$B$5]" office:value-type="float" office:value="1.48956543186029" calcext:value-type="float">
            <text:p>1.48956543186029</text:p>
          </table:table-cell>
        </table:table-row>
        <table:table-row table:style-name="ro1">
          <table:table-cell table:number-columns-repeated="3"/>
          <table:table-cell office:value-type="float" office:value="26.6" calcext:value-type="float">
            <text:p>26.6</text:p>
          </table:table-cell>
          <table:table-cell table:formula="of:=IF([.E267]&gt;[.$B$2];[.$B$3];[.E267]+0.1*[.F267])" office:value-type="float" office:value="-49.7466977754169" calcext:value-type="float">
            <text:p>-49.7466977754169</text:p>
          </table:table-cell>
          <table:table-cell table:formula="of:=([.$B$4]-([.E268]-[.$B$1]))/[.$B$5]" office:value-type="float" office:value="1.47466977754169" calcext:value-type="float">
            <text:p>1.47466977754169</text:p>
          </table:table-cell>
        </table:table-row>
        <table:table-row table:style-name="ro1">
          <table:table-cell table:number-columns-repeated="3"/>
          <table:table-cell office:value-type="float" office:value="26.7" calcext:value-type="float">
            <text:p>26.7</text:p>
          </table:table-cell>
          <table:table-cell table:formula="of:=IF([.E268]&gt;[.$B$2];[.$B$3];[.E268]+0.1*[.F268])" office:value-type="float" office:value="-49.5992307976627" calcext:value-type="float">
            <text:p>-49.5992307976627</text:p>
          </table:table-cell>
          <table:table-cell table:formula="of:=([.$B$4]-([.E269]-[.$B$1]))/[.$B$5]" office:value-type="float" office:value="1.45992307976627" calcext:value-type="float">
            <text:p>1.45992307976627</text:p>
          </table:table-cell>
        </table:table-row>
        <table:table-row table:style-name="ro1">
          <table:table-cell table:number-columns-repeated="3"/>
          <table:table-cell office:value-type="float" office:value="26.8" calcext:value-type="float">
            <text:p>26.8</text:p>
          </table:table-cell>
          <table:table-cell table:formula="of:=IF([.E269]&gt;[.$B$2];[.$B$3];[.E269]+0.1*[.F269])" office:value-type="float" office:value="-49.4532384896861" calcext:value-type="float">
            <text:p>-49.4532384896861</text:p>
          </table:table-cell>
          <table:table-cell table:formula="of:=([.$B$4]-([.E270]-[.$B$1]))/[.$B$5]" office:value-type="float" office:value="1.44532384896861" calcext:value-type="float">
            <text:p>1.44532384896861</text:p>
          </table:table-cell>
        </table:table-row>
        <table:table-row table:style-name="ro1">
          <table:table-cell table:number-columns-repeated="3"/>
          <table:table-cell office:value-type="float" office:value="26.9" calcext:value-type="float">
            <text:p>26.9</text:p>
          </table:table-cell>
          <table:table-cell table:formula="of:=IF([.E270]&gt;[.$B$2];[.$B$3];[.E270]+0.1*[.F270])" office:value-type="float" office:value="-49.3087061047892" calcext:value-type="float">
            <text:p>-49.3087061047892</text:p>
          </table:table-cell>
          <table:table-cell table:formula="of:=([.$B$4]-([.E271]-[.$B$1]))/[.$B$5]" office:value-type="float" office:value="1.43087061047892" calcext:value-type="float">
            <text:p>1.43087061047892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IF([.E271]&gt;[.$B$2];[.$B$3];[.E271]+0.1*[.F271])" office:value-type="float" office:value="-49.1656190437413" calcext:value-type="float">
            <text:p>-49.1656190437413</text:p>
          </table:table-cell>
          <table:table-cell table:formula="of:=([.$B$4]-([.E272]-[.$B$1]))/[.$B$5]" office:value-type="float" office:value="1.41656190437413" calcext:value-type="float">
            <text:p>1.41656190437413</text:p>
          </table:table-cell>
        </table:table-row>
        <table:table-row table:style-name="ro1">
          <table:table-cell table:number-columns-repeated="3"/>
          <table:table-cell office:value-type="float" office:value="27.1" calcext:value-type="float">
            <text:p>27.1</text:p>
          </table:table-cell>
          <table:table-cell table:formula="of:=IF([.E272]&gt;[.$B$2];[.$B$3];[.E272]+0.1*[.F272])" office:value-type="float" office:value="-49.0239628533039" calcext:value-type="float">
            <text:p>-49.0239628533039</text:p>
          </table:table-cell>
          <table:table-cell table:formula="of:=([.$B$4]-([.E273]-[.$B$1]))/[.$B$5]" office:value-type="float" office:value="1.40239628533039" calcext:value-type="float">
            <text:p>1.40239628533039</text:p>
          </table:table-cell>
        </table:table-row>
        <table:table-row table:style-name="ro1">
          <table:table-cell table:number-columns-repeated="3"/>
          <table:table-cell office:value-type="float" office:value="27.2" calcext:value-type="float">
            <text:p>27.2</text:p>
          </table:table-cell>
          <table:table-cell table:formula="of:=IF([.E273]&gt;[.$B$2];[.$B$3];[.E273]+0.1*[.F273])" office:value-type="float" office:value="-48.8837232247709" calcext:value-type="float">
            <text:p>-48.8837232247709</text:p>
          </table:table-cell>
          <table:table-cell table:formula="of:=([.$B$4]-([.E274]-[.$B$1]))/[.$B$5]" office:value-type="float" office:value="1.38837232247709" calcext:value-type="float">
            <text:p>1.38837232247709</text:p>
          </table:table-cell>
        </table:table-row>
        <table:table-row table:style-name="ro1">
          <table:table-cell table:number-columns-repeated="3"/>
          <table:table-cell office:value-type="float" office:value="27.3" calcext:value-type="float">
            <text:p>27.3</text:p>
          </table:table-cell>
          <table:table-cell table:formula="of:=IF([.E274]&gt;[.$B$2];[.$B$3];[.E274]+0.1*[.F274])" office:value-type="float" office:value="-48.7448859925232" calcext:value-type="float">
            <text:p>-48.7448859925232</text:p>
          </table:table-cell>
          <table:table-cell table:formula="of:=([.$B$4]-([.E275]-[.$B$1]))/[.$B$5]" office:value-type="float" office:value="1.37448859925232" calcext:value-type="float">
            <text:p>1.37448859925232</text:p>
          </table:table-cell>
        </table:table-row>
        <table:table-row table:style-name="ro1">
          <table:table-cell table:number-columns-repeated="3"/>
          <table:table-cell office:value-type="float" office:value="27.4" calcext:value-type="float">
            <text:p>27.4</text:p>
          </table:table-cell>
          <table:table-cell table:formula="of:=IF([.E275]&gt;[.$B$2];[.$B$3];[.E275]+0.1*[.F275])" office:value-type="float" office:value="-48.607437132598" calcext:value-type="float">
            <text:p>-48.607437132598</text:p>
          </table:table-cell>
          <table:table-cell table:formula="of:=([.$B$4]-([.E276]-[.$B$1]))/[.$B$5]" office:value-type="float" office:value="1.3607437132598" calcext:value-type="float">
            <text:p>1.3607437132598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.5</text:p>
          </table:table-cell>
          <table:table-cell table:formula="of:=IF([.E276]&gt;[.$B$2];[.$B$3];[.E276]+0.1*[.F276])" office:value-type="float" office:value="-48.471362761272" calcext:value-type="float">
            <text:p>-48.471362761272</text:p>
          </table:table-cell>
          <table:table-cell table:formula="of:=([.$B$4]-([.E277]-[.$B$1]))/[.$B$5]" office:value-type="float" office:value="1.3471362761272" calcext:value-type="float">
            <text:p>1.3471362761272</text:p>
          </table:table-cell>
        </table:table-row>
        <table:table-row table:style-name="ro1">
          <table:table-cell table:number-columns-repeated="3"/>
          <table:table-cell office:value-type="float" office:value="27.6" calcext:value-type="float">
            <text:p>27.6</text:p>
          </table:table-cell>
          <table:table-cell table:formula="of:=IF([.E277]&gt;[.$B$2];[.$B$3];[.E277]+0.1*[.F277])" office:value-type="float" office:value="-48.3366491336593" calcext:value-type="float">
            <text:p>-48.3366491336593</text:p>
          </table:table-cell>
          <table:table-cell table:formula="of:=([.$B$4]-([.E278]-[.$B$1]))/[.$B$5]" office:value-type="float" office:value="1.33366491336593" calcext:value-type="float">
            <text:p>1.33366491336593</text:p>
          </table:table-cell>
        </table:table-row>
        <table:table-row table:style-name="ro1">
          <table:table-cell table:number-columns-repeated="3"/>
          <table:table-cell office:value-type="float" office:value="27.7" calcext:value-type="float">
            <text:p>27.7</text:p>
          </table:table-cell>
          <table:table-cell table:formula="of:=IF([.E278]&gt;[.$B$2];[.$B$3];[.E278]+0.1*[.F278])" office:value-type="float" office:value="-48.2032826423227" calcext:value-type="float">
            <text:p>-48.2032826423227</text:p>
          </table:table-cell>
          <table:table-cell table:formula="of:=([.$B$4]-([.E279]-[.$B$1]))/[.$B$5]" office:value-type="float" office:value="1.32032826423227" calcext:value-type="float">
            <text:p>1.32032826423227</text:p>
          </table:table-cell>
        </table:table-row>
        <table:table-row table:style-name="ro1">
          <table:table-cell table:number-columns-repeated="3"/>
          <table:table-cell office:value-type="float" office:value="27.8" calcext:value-type="float">
            <text:p>27.8</text:p>
          </table:table-cell>
          <table:table-cell table:formula="of:=IF([.E279]&gt;[.$B$2];[.$B$3];[.E279]+0.1*[.F279])" office:value-type="float" office:value="-48.0712498158994" calcext:value-type="float">
            <text:p>-48.0712498158994</text:p>
          </table:table-cell>
          <table:table-cell table:formula="of:=([.$B$4]-([.E280]-[.$B$1]))/[.$B$5]" office:value-type="float" office:value="1.30712498158994" calcext:value-type="float">
            <text:p>1.30712498158994</text:p>
          </table:table-cell>
        </table:table-row>
        <table:table-row table:style-name="ro1">
          <table:table-cell table:number-columns-repeated="3"/>
          <table:table-cell office:value-type="float" office:value="27.9" calcext:value-type="float">
            <text:p>27.9</text:p>
          </table:table-cell>
          <table:table-cell table:formula="of:=IF([.E280]&gt;[.$B$2];[.$B$3];[.E280]+0.1*[.F280])" office:value-type="float" office:value="-47.9405373177404" calcext:value-type="float">
            <text:p>-47.9405373177404</text:p>
          </table:table-cell>
          <table:table-cell table:formula="of:=([.$B$4]-([.E281]-[.$B$1]))/[.$B$5]" office:value-type="float" office:value="1.29405373177404" calcext:value-type="float">
            <text:p>1.2940537317740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IF([.E281]&gt;[.$B$2];[.$B$3];[.E281]+0.1*[.F281])" office:value-type="float" office:value="-47.811131944563" calcext:value-type="float">
            <text:p>-47.811131944563</text:p>
          </table:table-cell>
          <table:table-cell table:formula="of:=([.$B$4]-([.E282]-[.$B$1]))/[.$B$5]" office:value-type="float" office:value="1.2811131944563" calcext:value-type="float">
            <text:p>1.2811131944563</text:p>
          </table:table-cell>
        </table:table-row>
        <table:table-row table:style-name="ro1">
          <table:table-cell table:number-columns-repeated="3"/>
          <table:table-cell office:value-type="float" office:value="28.1" calcext:value-type="float">
            <text:p>28.1</text:p>
          </table:table-cell>
          <table:table-cell table:formula="of:=IF([.E282]&gt;[.$B$2];[.$B$3];[.E282]+0.1*[.F282])" office:value-type="float" office:value="-47.6830206251174" calcext:value-type="float">
            <text:p>-47.6830206251174</text:p>
          </table:table-cell>
          <table:table-cell table:formula="of:=([.$B$4]-([.E283]-[.$B$1]))/[.$B$5]" office:value-type="float" office:value="1.26830206251174" calcext:value-type="float">
            <text:p>1.26830206251174</text:p>
          </table:table-cell>
        </table:table-row>
        <table:table-row table:style-name="ro1">
          <table:table-cell table:number-columns-repeated="3"/>
          <table:table-cell office:value-type="float" office:value="28.2" calcext:value-type="float">
            <text:p>28.2</text:p>
          </table:table-cell>
          <table:table-cell table:formula="of:=IF([.E283]&gt;[.$B$2];[.$B$3];[.E283]+0.1*[.F283])" office:value-type="float" office:value="-47.5561904188662" calcext:value-type="float">
            <text:p>-47.5561904188662</text:p>
          </table:table-cell>
          <table:table-cell table:formula="of:=([.$B$4]-([.E284]-[.$B$1]))/[.$B$5]" office:value-type="float" office:value="1.25561904188662" calcext:value-type="float">
            <text:p>1.25561904188662</text:p>
          </table:table-cell>
        </table:table-row>
        <table:table-row table:style-name="ro1">
          <table:table-cell table:number-columns-repeated="3"/>
          <table:table-cell office:value-type="float" office:value="28.3" calcext:value-type="float">
            <text:p>28.3</text:p>
          </table:table-cell>
          <table:table-cell table:formula="of:=IF([.E284]&gt;[.$B$2];[.$B$3];[.E284]+0.1*[.F284])" office:value-type="float" office:value="-47.4306285146776" calcext:value-type="float">
            <text:p>-47.4306285146776</text:p>
          </table:table-cell>
          <table:table-cell table:formula="of:=([.$B$4]-([.E285]-[.$B$1]))/[.$B$5]" office:value-type="float" office:value="1.24306285146776" calcext:value-type="float">
            <text:p>1.24306285146776</text:p>
          </table:table-cell>
        </table:table-row>
        <table:table-row table:style-name="ro1">
          <table:table-cell table:number-columns-repeated="3"/>
          <table:table-cell office:value-type="float" office:value="28.4" calcext:value-type="float">
            <text:p>28.4</text:p>
          </table:table-cell>
          <table:table-cell table:formula="of:=IF([.E285]&gt;[.$B$2];[.$B$3];[.E285]+0.1*[.F285])" office:value-type="float" office:value="-47.3063222295308" calcext:value-type="float">
            <text:p>-47.3063222295308</text:p>
          </table:table-cell>
          <table:table-cell table:formula="of:=([.$B$4]-([.E286]-[.$B$1]))/[.$B$5]" office:value-type="float" office:value="1.23063222295308" calcext:value-type="float">
            <text:p>1.23063222295308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.5</text:p>
          </table:table-cell>
          <table:table-cell table:formula="of:=IF([.E286]&gt;[.$B$2];[.$B$3];[.E286]+0.1*[.F286])" office:value-type="float" office:value="-47.1832590072355" calcext:value-type="float">
            <text:p>-47.1832590072355</text:p>
          </table:table-cell>
          <table:table-cell table:formula="of:=([.$B$4]-([.E287]-[.$B$1]))/[.$B$5]" office:value-type="float" office:value="1.21832590072355" calcext:value-type="float">
            <text:p>1.21832590072355</text:p>
          </table:table-cell>
        </table:table-row>
        <table:table-row table:style-name="ro1">
          <table:table-cell table:number-columns-repeated="3"/>
          <table:table-cell office:value-type="float" office:value="28.6" calcext:value-type="float">
            <text:p>28.6</text:p>
          </table:table-cell>
          <table:table-cell table:formula="of:=IF([.E287]&gt;[.$B$2];[.$B$3];[.E287]+0.1*[.F287])" office:value-type="float" office:value="-47.0614264171631" calcext:value-type="float">
            <text:p>-47.0614264171631</text:p>
          </table:table-cell>
          <table:table-cell table:formula="of:=([.$B$4]-([.E288]-[.$B$1]))/[.$B$5]" office:value-type="float" office:value="1.20614264171631" calcext:value-type="float">
            <text:p>1.20614264171631</text:p>
          </table:table-cell>
        </table:table-row>
        <table:table-row table:style-name="ro1">
          <table:table-cell table:number-columns-repeated="3"/>
          <table:table-cell office:value-type="float" office:value="28.7" calcext:value-type="float">
            <text:p>28.7</text:p>
          </table:table-cell>
          <table:table-cell table:formula="of:=IF([.E288]&gt;[.$B$2];[.$B$3];[.E288]+0.1*[.F288])" office:value-type="float" office:value="-46.9408121529915" calcext:value-type="float">
            <text:p>-46.9408121529915</text:p>
          </table:table-cell>
          <table:table-cell table:formula="of:=([.$B$4]-([.E289]-[.$B$1]))/[.$B$5]" office:value-type="float" office:value="1.19408121529915" calcext:value-type="float">
            <text:p>1.19408121529915</text:p>
          </table:table-cell>
        </table:table-row>
        <table:table-row table:style-name="ro1">
          <table:table-cell table:number-columns-repeated="3"/>
          <table:table-cell office:value-type="float" office:value="28.8" calcext:value-type="float">
            <text:p>28.8</text:p>
          </table:table-cell>
          <table:table-cell table:formula="of:=IF([.E289]&gt;[.$B$2];[.$B$3];[.E289]+0.1*[.F289])" office:value-type="float" office:value="-46.8214040314616" calcext:value-type="float">
            <text:p>-46.8214040314616</text:p>
          </table:table-cell>
          <table:table-cell table:formula="of:=([.$B$4]-([.E290]-[.$B$1]))/[.$B$5]" office:value-type="float" office:value="1.18214040314616" calcext:value-type="float">
            <text:p>1.18214040314616</text:p>
          </table:table-cell>
        </table:table-row>
        <table:table-row table:style-name="ro1">
          <table:table-cell table:number-columns-repeated="3"/>
          <table:table-cell office:value-type="float" office:value="28.9" calcext:value-type="float">
            <text:p>28.9</text:p>
          </table:table-cell>
          <table:table-cell table:formula="of:=IF([.E290]&gt;[.$B$2];[.$B$3];[.E290]+0.1*[.F290])" office:value-type="float" office:value="-46.703189991147" calcext:value-type="float">
            <text:p>-46.703189991147</text:p>
          </table:table-cell>
          <table:table-cell table:formula="of:=([.$B$4]-([.E291]-[.$B$1]))/[.$B$5]" office:value-type="float" office:value="1.1703189991147" calcext:value-type="float">
            <text:p>1.1703189991147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IF([.E291]&gt;[.$B$2];[.$B$3];[.E291]+0.1*[.F291])" office:value-type="float" office:value="-46.5861580912355" calcext:value-type="float">
            <text:p>-46.5861580912355</text:p>
          </table:table-cell>
          <table:table-cell table:formula="of:=([.$B$4]-([.E292]-[.$B$1]))/[.$B$5]" office:value-type="float" office:value="1.15861580912355" calcext:value-type="float">
            <text:p>1.15861580912355</text:p>
          </table:table-cell>
        </table:table-row>
        <table:table-row table:style-name="ro1">
          <table:table-cell table:number-columns-repeated="3"/>
          <table:table-cell office:value-type="float" office:value="29.1" calcext:value-type="float">
            <text:p>29.1</text:p>
          </table:table-cell>
          <table:table-cell table:formula="of:=IF([.E292]&gt;[.$B$2];[.$B$3];[.E292]+0.1*[.F292])" office:value-type="float" office:value="-46.4702965103232" calcext:value-type="float">
            <text:p>-46.4702965103232</text:p>
          </table:table-cell>
          <table:table-cell table:formula="of:=([.$B$4]-([.E293]-[.$B$1]))/[.$B$5]" office:value-type="float" office:value="1.14702965103232" calcext:value-type="float">
            <text:p>1.14702965103232</text:p>
          </table:table-cell>
        </table:table-row>
        <table:table-row table:style-name="ro1">
          <table:table-cell table:number-columns-repeated="3"/>
          <table:table-cell office:value-type="float" office:value="29.2" calcext:value-type="float">
            <text:p>29.2</text:p>
          </table:table-cell>
          <table:table-cell table:formula="of:=IF([.E293]&gt;[.$B$2];[.$B$3];[.E293]+0.1*[.F293])" office:value-type="float" office:value="-46.3555935452199" calcext:value-type="float">
            <text:p>-46.3555935452199</text:p>
          </table:table-cell>
          <table:table-cell table:formula="of:=([.$B$4]-([.E294]-[.$B$1]))/[.$B$5]" office:value-type="float" office:value="1.13555935452199" calcext:value-type="float">
            <text:p>1.13555935452199</text:p>
          </table:table-cell>
        </table:table-row>
        <table:table-row table:style-name="ro1">
          <table:table-cell table:number-columns-repeated="3"/>
          <table:table-cell office:value-type="float" office:value="29.3" calcext:value-type="float">
            <text:p>29.3</text:p>
          </table:table-cell>
          <table:table-cell table:formula="of:=IF([.E294]&gt;[.$B$2];[.$B$3];[.E294]+0.1*[.F294])" office:value-type="float" office:value="-46.2420376097677" calcext:value-type="float">
            <text:p>-46.2420376097677</text:p>
          </table:table-cell>
          <table:table-cell table:formula="of:=([.$B$4]-([.E295]-[.$B$1]))/[.$B$5]" office:value-type="float" office:value="1.12420376097677" calcext:value-type="float">
            <text:p>1.12420376097677</text:p>
          </table:table-cell>
        </table:table-row>
        <table:table-row table:style-name="ro1">
          <table:table-cell table:number-columns-repeated="3"/>
          <table:table-cell office:value-type="float" office:value="29.4" calcext:value-type="float">
            <text:p>29.4</text:p>
          </table:table-cell>
          <table:table-cell table:formula="of:=IF([.E295]&gt;[.$B$2];[.$B$3];[.E295]+0.1*[.F295])" office:value-type="float" office:value="-46.1296172336701" calcext:value-type="float">
            <text:p>-46.1296172336701</text:p>
          </table:table-cell>
          <table:table-cell table:formula="of:=([.$B$4]-([.E296]-[.$B$1]))/[.$B$5]" office:value-type="float" office:value="1.112961723367" calcext:value-type="float">
            <text:p>1.112961723367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.5</text:p>
          </table:table-cell>
          <table:table-cell table:formula="of:=IF([.E296]&gt;[.$B$2];[.$B$3];[.E296]+0.1*[.F296])" office:value-type="float" office:value="-46.0183210613334" calcext:value-type="float">
            <text:p>-46.0183210613334</text:p>
          </table:table-cell>
          <table:table-cell table:formula="of:=([.$B$4]-([.E297]-[.$B$1]))/[.$B$5]" office:value-type="float" office:value="1.10183210613333" calcext:value-type="float">
            <text:p>1.10183210613333</text:p>
          </table:table-cell>
        </table:table-row>
        <table:table-row table:style-name="ro1">
          <table:table-cell table:number-columns-repeated="3"/>
          <table:table-cell office:value-type="float" office:value="29.6" calcext:value-type="float">
            <text:p>29.6</text:p>
          </table:table-cell>
          <table:table-cell table:formula="of:=IF([.E297]&gt;[.$B$2];[.$B$3];[.E297]+0.1*[.F297])" office:value-type="float" office:value="-45.90813785072" calcext:value-type="float">
            <text:p>-45.90813785072</text:p>
          </table:table-cell>
          <table:table-cell table:formula="of:=([.$B$4]-([.E298]-[.$B$1]))/[.$B$5]" office:value-type="float" office:value="1.090813785072" calcext:value-type="float">
            <text:p>1.090813785072</text:p>
          </table:table-cell>
        </table:table-row>
        <table:table-row table:style-name="ro1">
          <table:table-cell table:number-columns-repeated="3"/>
          <table:table-cell office:value-type="float" office:value="29.7" calcext:value-type="float">
            <text:p>29.7</text:p>
          </table:table-cell>
          <table:table-cell table:formula="of:=IF([.E298]&gt;[.$B$2];[.$B$3];[.E298]+0.1*[.F298])" office:value-type="float" office:value="-45.7990564722128" calcext:value-type="float">
            <text:p>-45.7990564722128</text:p>
          </table:table-cell>
          <table:table-cell table:formula="of:=([.$B$4]-([.E299]-[.$B$1]))/[.$B$5]" office:value-type="float" office:value="1.07990564722128" calcext:value-type="float">
            <text:p>1.07990564722128</text:p>
          </table:table-cell>
        </table:table-row>
        <table:table-row table:style-name="ro1">
          <table:table-cell table:number-columns-repeated="3"/>
          <table:table-cell office:value-type="float" office:value="29.8" calcext:value-type="float">
            <text:p>29.8</text:p>
          </table:table-cell>
          <table:table-cell table:formula="of:=IF([.E299]&gt;[.$B$2];[.$B$3];[.E299]+0.1*[.F299])" office:value-type="float" office:value="-45.6910659074907" calcext:value-type="float">
            <text:p>-45.6910659074907</text:p>
          </table:table-cell>
          <table:table-cell table:formula="of:=([.$B$4]-([.E300]-[.$B$1]))/[.$B$5]" office:value-type="float" office:value="1.06910659074907" calcext:value-type="float">
            <text:p>1.06910659074907</text:p>
          </table:table-cell>
        </table:table-row>
        <table:table-row table:style-name="ro1">
          <table:table-cell table:number-columns-repeated="3"/>
          <table:table-cell office:value-type="float" office:value="29.9" calcext:value-type="float">
            <text:p>29.9</text:p>
          </table:table-cell>
          <table:table-cell table:formula="of:=IF([.E300]&gt;[.$B$2];[.$B$3];[.E300]+0.1*[.F300])" office:value-type="float" office:value="-45.5841552484158" calcext:value-type="float">
            <text:p>-45.5841552484158</text:p>
          </table:table-cell>
          <table:table-cell table:formula="of:=([.$B$4]-([.E301]-[.$B$1]))/[.$B$5]" office:value-type="float" office:value="1.05841552484158" calcext:value-type="float">
            <text:p>1.0584155248415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IF([.E301]&gt;[.$B$2];[.$B$3];[.E301]+0.1*[.F301])" office:value-type="float" office:value="-45.4783136959316" calcext:value-type="float">
            <text:p>-45.4783136959316</text:p>
          </table:table-cell>
          <table:table-cell table:formula="of:=([.$B$4]-([.E302]-[.$B$1]))/[.$B$5]" office:value-type="float" office:value="1.04783136959316" calcext:value-type="float">
            <text:p>1.04783136959316</text:p>
          </table:table-cell>
        </table:table-row>
        <table:table-row table:style-name="ro1">
          <table:table-cell table:number-columns-repeated="3"/>
          <table:table-cell office:value-type="float" office:value="30.1" calcext:value-type="float">
            <text:p>30.1</text:p>
          </table:table-cell>
          <table:table-cell table:formula="of:=IF([.E302]&gt;[.$B$2];[.$B$3];[.E302]+0.1*[.F302])" office:value-type="float" office:value="-45.3735305589723" calcext:value-type="float">
            <text:p>-45.3735305589723</text:p>
          </table:table-cell>
          <table:table-cell table:formula="of:=([.$B$4]-([.E303]-[.$B$1]))/[.$B$5]" office:value-type="float" office:value="1.03735305589723" calcext:value-type="float">
            <text:p>1.03735305589723</text:p>
          </table:table-cell>
        </table:table-row>
        <table:table-row table:style-name="ro1">
          <table:table-cell table:number-columns-repeated="3"/>
          <table:table-cell office:value-type="float" office:value="30.2" calcext:value-type="float">
            <text:p>30.2</text:p>
          </table:table-cell>
          <table:table-cell table:formula="of:=IF([.E303]&gt;[.$B$2];[.$B$3];[.E303]+0.1*[.F303])" office:value-type="float" office:value="-45.2697952533826" calcext:value-type="float">
            <text:p>-45.2697952533826</text:p>
          </table:table-cell>
          <table:table-cell table:formula="of:=([.$B$4]-([.E304]-[.$B$1]))/[.$B$5]" office:value-type="float" office:value="1.02697952533826" calcext:value-type="float">
            <text:p>1.02697952533826</text:p>
          </table:table-cell>
        </table:table-row>
        <table:table-row table:style-name="ro1">
          <table:table-cell table:number-columns-repeated="3"/>
          <table:table-cell office:value-type="float" office:value="30.3" calcext:value-type="float">
            <text:p>30.3</text:p>
          </table:table-cell>
          <table:table-cell table:formula="of:=IF([.E304]&gt;[.$B$2];[.$B$3];[.E304]+0.1*[.F304])" office:value-type="float" office:value="-45.1670973008488" calcext:value-type="float">
            <text:p>-45.1670973008488</text:p>
          </table:table-cell>
          <table:table-cell table:formula="of:=([.$B$4]-([.E305]-[.$B$1]))/[.$B$5]" office:value-type="float" office:value="1.01670973008488" calcext:value-type="float">
            <text:p>1.01670973008488</text:p>
          </table:table-cell>
        </table:table-row>
        <table:table-row table:style-name="ro1">
          <table:table-cell table:number-columns-repeated="3"/>
          <table:table-cell office:value-type="float" office:value="30.4" calcext:value-type="float">
            <text:p>30.4</text:p>
          </table:table-cell>
          <table:table-cell table:formula="of:=IF([.E305]&gt;[.$B$2];[.$B$3];[.E305]+0.1*[.F305])" office:value-type="float" office:value="-45.0654263278403" calcext:value-type="float">
            <text:p>-45.0654263278403</text:p>
          </table:table-cell>
          <table:table-cell table:formula="of:=([.$B$4]-([.E306]-[.$B$1]))/[.$B$5]" office:value-type="float" office:value="1.00654263278403" calcext:value-type="float">
            <text:p>1.00654263278403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.5</text:p>
          </table:table-cell>
          <table:table-cell table:formula="of:=IF([.E306]&gt;[.$B$2];[.$B$3];[.E306]+0.1*[.F306])" office:value-type="float" office:value="-44.9647720645619" calcext:value-type="float">
            <text:p>-44.9647720645619</text:p>
          </table:table-cell>
          <table:table-cell table:formula="of:=([.$B$4]-([.E307]-[.$B$1]))/[.$B$5]" office:value-type="float" office:value="0.996477206456187" calcext:value-type="float">
            <text:p>0.996477206456187</text:p>
          </table:table-cell>
        </table:table-row>
        <table:table-row table:style-name="ro1">
          <table:table-cell table:number-columns-repeated="3"/>
          <table:table-cell office:value-type="float" office:value="30.6" calcext:value-type="float">
            <text:p>30.6</text:p>
          </table:table-cell>
          <table:table-cell table:formula="of:=IF([.E307]&gt;[.$B$2];[.$B$3];[.E307]+0.1*[.F307])" office:value-type="float" office:value="-44.8651243439163" calcext:value-type="float">
            <text:p>-44.8651243439163</text:p>
          </table:table-cell>
          <table:table-cell table:formula="of:=([.$B$4]-([.E308]-[.$B$1]))/[.$B$5]" office:value-type="float" office:value="0.986512434391625" calcext:value-type="float">
            <text:p>0.986512434391625</text:p>
          </table:table-cell>
        </table:table-row>
        <table:table-row table:style-name="ro1">
          <table:table-cell table:number-columns-repeated="3"/>
          <table:table-cell office:value-type="float" office:value="30.7" calcext:value-type="float">
            <text:p>30.7</text:p>
          </table:table-cell>
          <table:table-cell table:formula="of:=IF([.E308]&gt;[.$B$2];[.$B$3];[.E308]+0.1*[.F308])" office:value-type="float" office:value="-44.7664731004771" calcext:value-type="float">
            <text:p>-44.7664731004771</text:p>
          </table:table-cell>
          <table:table-cell table:formula="of:=([.$B$4]-([.E309]-[.$B$1]))/[.$B$5]" office:value-type="float" office:value="0.976647310047709" calcext:value-type="float">
            <text:p>0.976647310047709</text:p>
          </table:table-cell>
        </table:table-row>
        <table:table-row table:style-name="ro1">
          <table:table-cell table:number-columns-repeated="3"/>
          <table:table-cell office:value-type="float" office:value="30.8" calcext:value-type="float">
            <text:p>30.8</text:p>
          </table:table-cell>
          <table:table-cell table:formula="of:=IF([.E309]&gt;[.$B$2];[.$B$3];[.E309]+0.1*[.F309])" office:value-type="float" office:value="-44.6688083694723" calcext:value-type="float">
            <text:p>-44.6688083694723</text:p>
          </table:table-cell>
          <table:table-cell table:formula="of:=([.$B$4]-([.E310]-[.$B$1]))/[.$B$5]" office:value-type="float" office:value="0.966880836947232" calcext:value-type="float">
            <text:p>0.966880836947232</text:p>
          </table:table-cell>
        </table:table-row>
        <table:table-row table:style-name="ro1">
          <table:table-cell table:number-columns-repeated="3"/>
          <table:table-cell office:value-type="float" office:value="30.9" calcext:value-type="float">
            <text:p>30.9</text:p>
          </table:table-cell>
          <table:table-cell table:formula="of:=IF([.E310]&gt;[.$B$2];[.$B$3];[.E310]+0.1*[.F310])" office:value-type="float" office:value="-44.5721202857776" calcext:value-type="float">
            <text:p>-44.5721202857776</text:p>
          </table:table-cell>
          <table:table-cell table:formula="of:=([.$B$4]-([.E311]-[.$B$1]))/[.$B$5]" office:value-type="float" office:value="0.957212028577759" calcext:value-type="float">
            <text:p>0.957212028577759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IF([.E311]&gt;[.$B$2];[.$B$3];[.E311]+0.1*[.F311])" office:value-type="float" office:value="-44.4763990829198" calcext:value-type="float">
            <text:p>-44.4763990829198</text:p>
          </table:table-cell>
          <table:table-cell table:formula="of:=([.$B$4]-([.E312]-[.$B$1]))/[.$B$5]" office:value-type="float" office:value="0.947639908291982" calcext:value-type="float">
            <text:p>0.947639908291982</text:p>
          </table:table-cell>
        </table:table-row>
        <table:table-row table:style-name="ro1">
          <table:table-cell table:number-columns-repeated="3"/>
          <table:table-cell office:value-type="float" office:value="31.1" calcext:value-type="float">
            <text:p>31.1</text:p>
          </table:table-cell>
          <table:table-cell table:formula="of:=IF([.E312]&gt;[.$B$2];[.$B$3];[.E312]+0.1*[.F312])" office:value-type="float" office:value="-44.3816350920906" calcext:value-type="float">
            <text:p>-44.3816350920906</text:p>
          </table:table-cell>
          <table:table-cell table:formula="of:=([.$B$4]-([.E313]-[.$B$1]))/[.$B$5]" office:value-type="float" office:value="0.938163509209062" calcext:value-type="float">
            <text:p>0.938163509209062</text:p>
          </table:table-cell>
        </table:table-row>
        <table:table-row table:style-name="ro1">
          <table:table-cell table:number-columns-repeated="3"/>
          <table:table-cell office:value-type="float" office:value="31.2" calcext:value-type="float">
            <text:p>31.2</text:p>
          </table:table-cell>
          <table:table-cell table:formula="of:=IF([.E313]&gt;[.$B$2];[.$B$3];[.E313]+0.1*[.F313])" office:value-type="float" office:value="-44.2878187411697" calcext:value-type="float">
            <text:p>-44.2878187411697</text:p>
          </table:table-cell>
          <table:table-cell table:formula="of:=([.$B$4]-([.E314]-[.$B$1]))/[.$B$5]" office:value-type="float" office:value="0.928781874116972" calcext:value-type="float">
            <text:p>0.928781874116972</text:p>
          </table:table-cell>
        </table:table-row>
        <table:table-row table:style-name="ro1">
          <table:table-cell table:number-columns-repeated="3"/>
          <table:table-cell office:value-type="float" office:value="31.3" calcext:value-type="float">
            <text:p>31.3</text:p>
          </table:table-cell>
          <table:table-cell table:formula="of:=IF([.E314]&gt;[.$B$2];[.$B$3];[.E314]+0.1*[.F314])" office:value-type="float" office:value="-44.194940553758" calcext:value-type="float">
            <text:p>-44.194940553758</text:p>
          </table:table-cell>
          <table:table-cell table:formula="of:=([.$B$4]-([.E315]-[.$B$1]))/[.$B$5]" office:value-type="float" office:value="0.919494055375802" calcext:value-type="float">
            <text:p>0.919494055375802</text:p>
          </table:table-cell>
        </table:table-row>
        <table:table-row table:style-name="ro1">
          <table:table-cell table:number-columns-repeated="3"/>
          <table:table-cell office:value-type="float" office:value="31.4" calcext:value-type="float">
            <text:p>31.4</text:p>
          </table:table-cell>
          <table:table-cell table:formula="of:=IF([.E315]&gt;[.$B$2];[.$B$3];[.E315]+0.1*[.F315])" office:value-type="float" office:value="-44.1029911482204" calcext:value-type="float">
            <text:p>-44.1029911482204</text:p>
          </table:table-cell>
          <table:table-cell table:formula="of:=([.$B$4]-([.E316]-[.$B$1]))/[.$B$5]" office:value-type="float" office:value="0.910299114822043" calcext:value-type="float">
            <text:p>0.910299114822043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.5</text:p>
          </table:table-cell>
          <table:table-cell table:formula="of:=IF([.E316]&gt;[.$B$2];[.$B$3];[.E316]+0.1*[.F316])" office:value-type="float" office:value="-44.0119612367382" calcext:value-type="float">
            <text:p>-44.0119612367382</text:p>
          </table:table-cell>
          <table:table-cell table:formula="of:=([.$B$4]-([.E317]-[.$B$1]))/[.$B$5]" office:value-type="float" office:value="0.901196123673823" calcext:value-type="float">
            <text:p>0.901196123673823</text:p>
          </table:table-cell>
        </table:table-row>
        <table:table-row table:style-name="ro1">
          <table:table-cell table:number-columns-repeated="3"/>
          <table:table-cell office:value-type="float" office:value="31.6" calcext:value-type="float">
            <text:p>31.6</text:p>
          </table:table-cell>
          <table:table-cell table:formula="of:=IF([.E317]&gt;[.$B$2];[.$B$3];[.E317]+0.1*[.F317])" office:value-type="float" office:value="-43.9218416243708" calcext:value-type="float">
            <text:p>-43.9218416243708</text:p>
          </table:table-cell>
          <table:table-cell table:formula="of:=([.$B$4]-([.E318]-[.$B$1]))/[.$B$5]" office:value-type="float" office:value="0.892184162437085" calcext:value-type="float">
            <text:p>0.892184162437085</text:p>
          </table:table-cell>
        </table:table-row>
        <table:table-row table:style-name="ro1">
          <table:table-cell table:number-columns-repeated="3"/>
          <table:table-cell office:value-type="float" office:value="31.7" calcext:value-type="float">
            <text:p>31.7</text:p>
          </table:table-cell>
          <table:table-cell table:formula="of:=IF([.E318]&gt;[.$B$2];[.$B$3];[.E318]+0.1*[.F318])" office:value-type="float" office:value="-43.8326232081271" calcext:value-type="float">
            <text:p>-43.8326232081271</text:p>
          </table:table-cell>
          <table:table-cell table:formula="of:=([.$B$4]-([.E319]-[.$B$1]))/[.$B$5]" office:value-type="float" office:value="0.883262320812714" calcext:value-type="float">
            <text:p>0.883262320812714</text:p>
          </table:table-cell>
        </table:table-row>
        <table:table-row table:style-name="ro1">
          <table:table-cell table:number-columns-repeated="3"/>
          <table:table-cell office:value-type="float" office:value="31.8" calcext:value-type="float">
            <text:p>31.8</text:p>
          </table:table-cell>
          <table:table-cell table:formula="of:=IF([.E319]&gt;[.$B$2];[.$B$3];[.E319]+0.1*[.F319])" office:value-type="float" office:value="-43.7442969760459" calcext:value-type="float">
            <text:p>-43.7442969760459</text:p>
          </table:table-cell>
          <table:table-cell table:formula="of:=([.$B$4]-([.E320]-[.$B$1]))/[.$B$5]" office:value-type="float" office:value="0.874429697604587" calcext:value-type="float">
            <text:p>0.874429697604587</text:p>
          </table:table-cell>
        </table:table-row>
        <table:table-row table:style-name="ro1">
          <table:table-cell table:number-columns-repeated="3"/>
          <table:table-cell office:value-type="float" office:value="31.9" calcext:value-type="float">
            <text:p>31.9</text:p>
          </table:table-cell>
          <table:table-cell table:formula="of:=IF([.E320]&gt;[.$B$2];[.$B$3];[.E320]+0.1*[.F320])" office:value-type="float" office:value="-43.6568540062854" calcext:value-type="float">
            <text:p>-43.6568540062854</text:p>
          </table:table-cell>
          <table:table-cell table:formula="of:=([.$B$4]-([.E321]-[.$B$1]))/[.$B$5]" office:value-type="float" office:value="0.865685400628541" calcext:value-type="float">
            <text:p>0.865685400628541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IF([.E321]&gt;[.$B$2];[.$B$3];[.E321]+0.1*[.F321])" office:value-type="float" office:value="-43.5702854662226" calcext:value-type="float">
            <text:p>-43.5702854662226</text:p>
          </table:table-cell>
          <table:table-cell table:formula="of:=([.$B$4]-([.E322]-[.$B$1]))/[.$B$5]" office:value-type="float" office:value="0.857028546622255" calcext:value-type="float">
            <text:p>0.857028546622255</text:p>
          </table:table-cell>
        </table:table-row>
        <table:table-row table:style-name="ro1">
          <table:table-cell table:number-columns-repeated="3"/>
          <table:table-cell office:value-type="float" office:value="32.1" calcext:value-type="float">
            <text:p>32.1</text:p>
          </table:table-cell>
          <table:table-cell table:formula="of:=IF([.E322]&gt;[.$B$2];[.$B$3];[.E322]+0.1*[.F322])" office:value-type="float" office:value="-43.4845826115603" calcext:value-type="float">
            <text:p>-43.4845826115603</text:p>
          </table:table-cell>
          <table:table-cell table:formula="of:=([.$B$4]-([.E323]-[.$B$1]))/[.$B$5]" office:value-type="float" office:value="0.848458261156033" calcext:value-type="float">
            <text:p>0.848458261156033</text:p>
          </table:table-cell>
        </table:table-row>
        <table:table-row table:style-name="ro1">
          <table:table-cell table:number-columns-repeated="3"/>
          <table:table-cell office:value-type="float" office:value="32.2" calcext:value-type="float">
            <text:p>32.2</text:p>
          </table:table-cell>
          <table:table-cell table:formula="of:=IF([.E323]&gt;[.$B$2];[.$B$3];[.E323]+0.1*[.F323])" office:value-type="float" office:value="-43.3997367854447" calcext:value-type="float">
            <text:p>-43.3997367854447</text:p>
          </table:table-cell>
          <table:table-cell table:formula="of:=([.$B$4]-([.E324]-[.$B$1]))/[.$B$5]" office:value-type="float" office:value="0.839973678544472" calcext:value-type="float">
            <text:p>0.839973678544472</text:p>
          </table:table-cell>
        </table:table-row>
        <table:table-row table:style-name="ro1">
          <table:table-cell table:number-columns-repeated="3"/>
          <table:table-cell office:value-type="float" office:value="32.3" calcext:value-type="float">
            <text:p>32.3</text:p>
          </table:table-cell>
          <table:table-cell table:formula="of:=IF([.E324]&gt;[.$B$2];[.$B$3];[.E324]+0.1*[.F324])" office:value-type="float" office:value="-43.3157394175903" calcext:value-type="float">
            <text:p>-43.3157394175903</text:p>
          </table:table-cell>
          <table:table-cell table:formula="of:=([.$B$4]-([.E325]-[.$B$1]))/[.$B$5]" office:value-type="float" office:value="0.831573941759028" calcext:value-type="float">
            <text:p>0.831573941759028</text:p>
          </table:table-cell>
        </table:table-row>
        <table:table-row table:style-name="ro1">
          <table:table-cell table:number-columns-repeated="3"/>
          <table:table-cell office:value-type="float" office:value="32.4" calcext:value-type="float">
            <text:p>32.4</text:p>
          </table:table-cell>
          <table:table-cell table:formula="of:=IF([.E325]&gt;[.$B$2];[.$B$3];[.E325]+0.1*[.F325])" office:value-type="float" office:value="-43.2325820234144" calcext:value-type="float">
            <text:p>-43.2325820234144</text:p>
          </table:table-cell>
          <table:table-cell table:formula="of:=([.$B$4]-([.E326]-[.$B$1]))/[.$B$5]" office:value-type="float" office:value="0.823258202341437" calcext:value-type="float">
            <text:p>0.823258202341437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.5</text:p>
          </table:table-cell>
          <table:table-cell table:formula="of:=IF([.E326]&gt;[.$B$2];[.$B$3];[.E326]+0.1*[.F326])" office:value-type="float" office:value="-43.1502562031802" calcext:value-type="float">
            <text:p>-43.1502562031802</text:p>
          </table:table-cell>
          <table:table-cell table:formula="of:=([.$B$4]-([.E327]-[.$B$1]))/[.$B$5]" office:value-type="float" office:value="0.815025620318023" calcext:value-type="float">
            <text:p>0.815025620318023</text:p>
          </table:table-cell>
        </table:table-row>
        <table:table-row table:style-name="ro1">
          <table:table-cell table:number-columns-repeated="3"/>
          <table:table-cell office:value-type="float" office:value="32.6" calcext:value-type="float">
            <text:p>32.6</text:p>
          </table:table-cell>
          <table:table-cell table:formula="of:=IF([.E327]&gt;[.$B$2];[.$B$3];[.E327]+0.1*[.F327])" office:value-type="float" office:value="-43.0687536411484" calcext:value-type="float">
            <text:p>-43.0687536411484</text:p>
          </table:table-cell>
          <table:table-cell table:formula="of:=([.$B$4]-([.E328]-[.$B$1]))/[.$B$5]" office:value-type="float" office:value="0.806875364114843" calcext:value-type="float">
            <text:p>0.806875364114843</text:p>
          </table:table-cell>
        </table:table-row>
        <table:table-row table:style-name="ro1">
          <table:table-cell table:number-columns-repeated="3"/>
          <table:table-cell office:value-type="float" office:value="32.7" calcext:value-type="float">
            <text:p>32.7</text:p>
          </table:table-cell>
          <table:table-cell table:formula="of:=IF([.E328]&gt;[.$B$2];[.$B$3];[.E328]+0.1*[.F328])" office:value-type="float" office:value="-42.9880661047369" calcext:value-type="float">
            <text:p>-42.9880661047369</text:p>
          </table:table-cell>
          <table:table-cell table:formula="of:=([.$B$4]-([.E329]-[.$B$1]))/[.$B$5]" office:value-type="float" office:value="0.798806610473694" calcext:value-type="float">
            <text:p>0.798806610473694</text:p>
          </table:table-cell>
        </table:table-row>
        <table:table-row table:style-name="ro1">
          <table:table-cell table:number-columns-repeated="3"/>
          <table:table-cell office:value-type="float" office:value="32.8" calcext:value-type="float">
            <text:p>32.8</text:p>
          </table:table-cell>
          <table:table-cell table:formula="of:=IF([.E329]&gt;[.$B$2];[.$B$3];[.E329]+0.1*[.F329])" office:value-type="float" office:value="-42.9081854436896" calcext:value-type="float">
            <text:p>-42.9081854436896</text:p>
          </table:table-cell>
          <table:table-cell table:formula="of:=([.$B$4]-([.E330]-[.$B$1]))/[.$B$5]" office:value-type="float" office:value="0.790818544368957" calcext:value-type="float">
            <text:p>0.790818544368957</text:p>
          </table:table-cell>
        </table:table-row>
        <table:table-row table:style-name="ro1">
          <table:table-cell table:number-columns-repeated="3"/>
          <table:table-cell office:value-type="float" office:value="32.9" calcext:value-type="float">
            <text:p>32.9</text:p>
          </table:table-cell>
          <table:table-cell table:formula="of:=IF([.E330]&gt;[.$B$2];[.$B$3];[.E330]+0.1*[.F330])" office:value-type="float" office:value="-42.8291035892527" calcext:value-type="float">
            <text:p>-42.8291035892527</text:p>
          </table:table-cell>
          <table:table-cell table:formula="of:=([.$B$4]-([.E331]-[.$B$1]))/[.$B$5]" office:value-type="float" office:value="0.782910358925268" calcext:value-type="float">
            <text:p>0.782910358925268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IF([.E331]&gt;[.$B$2];[.$B$3];[.E331]+0.1*[.F331])" office:value-type="float" office:value="-42.7508125533602" calcext:value-type="float">
            <text:p>-42.7508125533602</text:p>
          </table:table-cell>
          <table:table-cell table:formula="of:=([.$B$4]-([.E332]-[.$B$1]))/[.$B$5]" office:value-type="float" office:value="0.775081255336016" calcext:value-type="float">
            <text:p>0.775081255336016</text:p>
          </table:table-cell>
        </table:table-row>
        <table:table-row table:style-name="ro1">
          <table:table-cell table:number-columns-repeated="3"/>
          <table:table-cell office:value-type="float" office:value="33.1" calcext:value-type="float">
            <text:p>33.1</text:p>
          </table:table-cell>
          <table:table-cell table:formula="of:=IF([.E332]&gt;[.$B$2];[.$B$3];[.E332]+0.1*[.F332])" office:value-type="float" office:value="-42.6733044278266" calcext:value-type="float">
            <text:p>-42.6733044278266</text:p>
          </table:table-cell>
          <table:table-cell table:formula="of:=([.$B$4]-([.E333]-[.$B$1]))/[.$B$5]" office:value-type="float" office:value="0.767330442782655" calcext:value-type="float">
            <text:p>0.767330442782655</text:p>
          </table:table-cell>
        </table:table-row>
        <table:table-row table:style-name="ro1">
          <table:table-cell table:number-columns-repeated="3"/>
          <table:table-cell office:value-type="float" office:value="33.2" calcext:value-type="float">
            <text:p>33.2</text:p>
          </table:table-cell>
          <table:table-cell table:formula="of:=IF([.E333]&gt;[.$B$2];[.$B$3];[.E333]+0.1*[.F333])" office:value-type="float" office:value="-42.5965713835483" calcext:value-type="float">
            <text:p>-42.5965713835483</text:p>
          </table:table-cell>
          <table:table-cell table:formula="of:=([.$B$4]-([.E334]-[.$B$1]))/[.$B$5]" office:value-type="float" office:value="0.759657138354829" calcext:value-type="float">
            <text:p>0.759657138354829</text:p>
          </table:table-cell>
        </table:table-row>
        <table:table-row table:style-name="ro1">
          <table:table-cell table:number-columns-repeated="3"/>
          <table:table-cell office:value-type="float" office:value="33.3" calcext:value-type="float">
            <text:p>33.3</text:p>
          </table:table-cell>
          <table:table-cell table:formula="of:=IF([.E334]&gt;[.$B$2];[.$B$3];[.E334]+0.1*[.F334])" office:value-type="float" office:value="-42.5206056697128" calcext:value-type="float">
            <text:p>-42.5206056697128</text:p>
          </table:table-cell>
          <table:table-cell table:formula="of:=([.$B$4]-([.E335]-[.$B$1]))/[.$B$5]" office:value-type="float" office:value="0.752060566971281" calcext:value-type="float">
            <text:p>0.752060566971281</text:p>
          </table:table-cell>
        </table:table-row>
        <table:table-row table:style-name="ro1">
          <table:table-cell table:number-columns-repeated="3"/>
          <table:table-cell office:value-type="float" office:value="33.4" calcext:value-type="float">
            <text:p>33.4</text:p>
          </table:table-cell>
          <table:table-cell table:formula="of:=IF([.E335]&gt;[.$B$2];[.$B$3];[.E335]+0.1*[.F335])" office:value-type="float" office:value="-42.4453996130157" calcext:value-type="float">
            <text:p>-42.4453996130157</text:p>
          </table:table-cell>
          <table:table-cell table:formula="of:=([.$B$4]-([.E336]-[.$B$1]))/[.$B$5]" office:value-type="float" office:value="0.744539961301568" calcext:value-type="float">
            <text:p>0.744539961301568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.5</text:p>
          </table:table-cell>
          <table:table-cell table:formula="of:=IF([.E336]&gt;[.$B$2];[.$B$3];[.E336]+0.1*[.F336])" office:value-type="float" office:value="-42.3709456168855" calcext:value-type="float">
            <text:p>-42.3709456168855</text:p>
          </table:table-cell>
          <table:table-cell table:formula="of:=([.$B$4]-([.E337]-[.$B$1]))/[.$B$5]" office:value-type="float" office:value="0.737094561688552" calcext:value-type="float">
            <text:p>0.737094561688552</text:p>
          </table:table-cell>
        </table:table-row>
        <table:table-row table:style-name="ro1">
          <table:table-cell table:number-columns-repeated="3"/>
          <table:table-cell office:value-type="float" office:value="33.6" calcext:value-type="float">
            <text:p>33.6</text:p>
          </table:table-cell>
          <table:table-cell table:formula="of:=IF([.E337]&gt;[.$B$2];[.$B$3];[.E337]+0.1*[.F337])" office:value-type="float" office:value="-42.2972361607167" calcext:value-type="float">
            <text:p>-42.2972361607167</text:p>
          </table:table-cell>
          <table:table-cell table:formula="of:=([.$B$4]-([.E338]-[.$B$1]))/[.$B$5]" office:value-type="float" office:value="0.729723616071667" calcext:value-type="float">
            <text:p>0.729723616071667</text:p>
          </table:table-cell>
        </table:table-row>
        <table:table-row table:style-name="ro1">
          <table:table-cell table:number-columns-repeated="3"/>
          <table:table-cell office:value-type="float" office:value="33.7" calcext:value-type="float">
            <text:p>33.7</text:p>
          </table:table-cell>
          <table:table-cell table:formula="of:=IF([.E338]&gt;[.$B$2];[.$B$3];[.E338]+0.1*[.F338])" office:value-type="float" office:value="-42.2242637991095" calcext:value-type="float">
            <text:p>-42.2242637991095</text:p>
          </table:table-cell>
          <table:table-cell table:formula="of:=([.$B$4]-([.E339]-[.$B$1]))/[.$B$5]" office:value-type="float" office:value="0.72242637991095" calcext:value-type="float">
            <text:p>0.72242637991095</text:p>
          </table:table-cell>
        </table:table-row>
        <table:table-row table:style-name="ro1">
          <table:table-cell table:number-columns-repeated="3"/>
          <table:table-cell office:value-type="float" office:value="33.8" calcext:value-type="float">
            <text:p>33.8</text:p>
          </table:table-cell>
          <table:table-cell table:formula="of:=IF([.E339]&gt;[.$B$2];[.$B$3];[.E339]+0.1*[.F339])" office:value-type="float" office:value="-42.1520211611184" calcext:value-type="float">
            <text:p>-42.1520211611184</text:p>
          </table:table-cell>
          <table:table-cell table:formula="of:=([.$B$4]-([.E340]-[.$B$1]))/[.$B$5]" office:value-type="float" office:value="0.71520211611184" calcext:value-type="float">
            <text:p>0.71520211611184</text:p>
          </table:table-cell>
        </table:table-row>
        <table:table-row table:style-name="ro1">
          <table:table-cell table:number-columns-repeated="3"/>
          <table:table-cell office:value-type="float" office:value="33.9" calcext:value-type="float">
            <text:p>33.9</text:p>
          </table:table-cell>
          <table:table-cell table:formula="of:=IF([.E340]&gt;[.$B$2];[.$B$3];[.E340]+0.1*[.F340])" office:value-type="float" office:value="-42.0805009495072" calcext:value-type="float">
            <text:p>-42.0805009495072</text:p>
          </table:table-cell>
          <table:table-cell table:formula="of:=([.$B$4]-([.E341]-[.$B$1]))/[.$B$5]" office:value-type="float" office:value="0.708050094950722" calcext:value-type="float">
            <text:p>0.70805009495072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IF([.E341]&gt;[.$B$2];[.$B$3];[.E341]+0.1*[.F341])" office:value-type="float" office:value="-42.0096959400121" calcext:value-type="float">
            <text:p>-42.0096959400121</text:p>
          </table:table-cell>
          <table:table-cell table:formula="of:=([.$B$4]-([.E342]-[.$B$1]))/[.$B$5]" office:value-type="float" office:value="0.700969594001214" calcext:value-type="float">
            <text:p>0.700969594001214</text:p>
          </table:table-cell>
        </table:table-row>
        <table:table-row table:style-name="ro1">
          <table:table-cell table:number-columns-repeated="3"/>
          <table:table-cell office:value-type="float" office:value="34.1" calcext:value-type="float">
            <text:p>34.1</text:p>
          </table:table-cell>
          <table:table-cell table:formula="of:=IF([.E342]&gt;[.$B$2];[.$B$3];[.E342]+0.1*[.F342])" office:value-type="float" office:value="-41.939598980612" calcext:value-type="float">
            <text:p>-41.939598980612</text:p>
          </table:table-cell>
          <table:table-cell table:formula="of:=([.$B$4]-([.E343]-[.$B$1]))/[.$B$5]" office:value-type="float" office:value="0.693959898061202" calcext:value-type="float">
            <text:p>0.693959898061202</text:p>
          </table:table-cell>
        </table:table-row>
        <table:table-row table:style-name="ro1">
          <table:table-cell table:number-columns-repeated="3"/>
          <table:table-cell office:value-type="float" office:value="34.2" calcext:value-type="float">
            <text:p>34.2</text:p>
          </table:table-cell>
          <table:table-cell table:formula="of:=IF([.E343]&gt;[.$B$2];[.$B$3];[.E343]+0.1*[.F343])" office:value-type="float" office:value="-41.8702029908059" calcext:value-type="float">
            <text:p>-41.8702029908059</text:p>
          </table:table-cell>
          <table:table-cell table:formula="of:=([.$B$4]-([.E344]-[.$B$1]))/[.$B$5]" office:value-type="float" office:value="0.687020299080591" calcext:value-type="float">
            <text:p>0.687020299080591</text:p>
          </table:table-cell>
        </table:table-row>
        <table:table-row table:style-name="ro1">
          <table:table-cell table:number-columns-repeated="3"/>
          <table:table-cell office:value-type="float" office:value="34.3" calcext:value-type="float">
            <text:p>34.3</text:p>
          </table:table-cell>
          <table:table-cell table:formula="of:=IF([.E344]&gt;[.$B$2];[.$B$3];[.E344]+0.1*[.F344])" office:value-type="float" office:value="-41.8015009608978" calcext:value-type="float">
            <text:p>-41.8015009608978</text:p>
          </table:table-cell>
          <table:table-cell table:formula="of:=([.$B$4]-([.E345]-[.$B$1]))/[.$B$5]" office:value-type="float" office:value="0.680150096089785" calcext:value-type="float">
            <text:p>0.680150096089785</text:p>
          </table:table-cell>
        </table:table-row>
        <table:table-row table:style-name="ro1">
          <table:table-cell table:number-columns-repeated="3"/>
          <table:table-cell office:value-type="float" office:value="34.4" calcext:value-type="float">
            <text:p>34.4</text:p>
          </table:table-cell>
          <table:table-cell table:formula="of:=IF([.E345]&gt;[.$B$2];[.$B$3];[.E345]+0.1*[.F345])" office:value-type="float" office:value="-41.7334859512889" calcext:value-type="float">
            <text:p>-41.7334859512889</text:p>
          </table:table-cell>
          <table:table-cell table:formula="of:=([.$B$4]-([.E346]-[.$B$1]))/[.$B$5]" office:value-type="float" office:value="0.673348595128887" calcext:value-type="float">
            <text:p>0.673348595128887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.5</text:p>
          </table:table-cell>
          <table:table-cell table:formula="of:=IF([.E346]&gt;[.$B$2];[.$B$3];[.E346]+0.1*[.F346])" office:value-type="float" office:value="-41.666151091776" calcext:value-type="float">
            <text:p>-41.666151091776</text:p>
          </table:table-cell>
          <table:table-cell table:formula="of:=([.$B$4]-([.E347]-[.$B$1]))/[.$B$5]" office:value-type="float" office:value="0.666615109177598" calcext:value-type="float">
            <text:p>0.666615109177598</text:p>
          </table:table-cell>
        </table:table-row>
        <table:table-row table:style-name="ro1">
          <table:table-cell table:number-columns-repeated="3"/>
          <table:table-cell office:value-type="float" office:value="34.6" calcext:value-type="float">
            <text:p>34.6</text:p>
          </table:table-cell>
          <table:table-cell table:formula="of:=IF([.E347]&gt;[.$B$2];[.$B$3];[.E347]+0.1*[.F347])" office:value-type="float" office:value="-41.5994895808582" calcext:value-type="float">
            <text:p>-41.5994895808582</text:p>
          </table:table-cell>
          <table:table-cell table:formula="of:=([.$B$4]-([.E348]-[.$B$1]))/[.$B$5]" office:value-type="float" office:value="0.659948958085822" calcext:value-type="float">
            <text:p>0.659948958085822</text:p>
          </table:table-cell>
        </table:table-row>
        <table:table-row table:style-name="ro1">
          <table:table-cell table:number-columns-repeated="3"/>
          <table:table-cell office:value-type="float" office:value="34.7" calcext:value-type="float">
            <text:p>34.7</text:p>
          </table:table-cell>
          <table:table-cell table:formula="of:=IF([.E348]&gt;[.$B$2];[.$B$3];[.E348]+0.1*[.F348])" office:value-type="float" office:value="-41.5334946850496" calcext:value-type="float">
            <text:p>-41.5334946850496</text:p>
          </table:table-cell>
          <table:table-cell table:formula="of:=([.$B$4]-([.E349]-[.$B$1]))/[.$B$5]" office:value-type="float" office:value="0.653349468504964" calcext:value-type="float">
            <text:p>0.653349468504964</text:p>
          </table:table-cell>
        </table:table-row>
        <table:table-row table:style-name="ro1">
          <table:table-cell table:number-columns-repeated="3"/>
          <table:table-cell office:value-type="float" office:value="34.8" calcext:value-type="float">
            <text:p>34.8</text:p>
          </table:table-cell>
          <table:table-cell table:formula="of:=IF([.E349]&gt;[.$B$2];[.$B$3];[.E349]+0.1*[.F349])" office:value-type="float" office:value="-41.4681597381991" calcext:value-type="float">
            <text:p>-41.4681597381991</text:p>
          </table:table-cell>
          <table:table-cell table:formula="of:=([.$B$4]-([.E350]-[.$B$1]))/[.$B$5]" office:value-type="float" office:value="0.646815973819914" calcext:value-type="float">
            <text:p>0.646815973819914</text:p>
          </table:table-cell>
        </table:table-row>
        <table:table-row table:style-name="ro1">
          <table:table-cell table:number-columns-repeated="3"/>
          <table:table-cell office:value-type="float" office:value="34.9" calcext:value-type="float">
            <text:p>34.9</text:p>
          </table:table-cell>
          <table:table-cell table:formula="of:=IF([.E350]&gt;[.$B$2];[.$B$3];[.E350]+0.1*[.F350])" office:value-type="float" office:value="-41.4034781408172" calcext:value-type="float">
            <text:p>-41.4034781408172</text:p>
          </table:table-cell>
          <table:table-cell table:formula="of:=([.$B$4]-([.E351]-[.$B$1]))/[.$B$5]" office:value-type="float" office:value="0.640347814081715" calcext:value-type="float">
            <text:p>0.64034781408171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IF([.E351]&gt;[.$B$2];[.$B$3];[.E351]+0.1*[.F351])" office:value-type="float" office:value="-41.339443359409" calcext:value-type="float">
            <text:p>-41.339443359409</text:p>
          </table:table-cell>
          <table:table-cell table:formula="of:=([.$B$4]-([.E352]-[.$B$1]))/[.$B$5]" office:value-type="float" office:value="0.633944335940898" calcext:value-type="float">
            <text:p>0.633944335940898</text:p>
          </table:table-cell>
        </table:table-row>
        <table:table-row table:style-name="ro1">
          <table:table-cell table:number-columns-repeated="3"/>
          <table:table-cell office:value-type="float" office:value="35.1" calcext:value-type="float">
            <text:p>35.1</text:p>
          </table:table-cell>
          <table:table-cell table:formula="of:=IF([.E352]&gt;[.$B$2];[.$B$3];[.E352]+0.1*[.F352])" office:value-type="float" office:value="-41.2760489258149" calcext:value-type="float">
            <text:p>-41.2760489258149</text:p>
          </table:table-cell>
          <table:table-cell table:formula="of:=([.$B$4]-([.E353]-[.$B$1]))/[.$B$5]" office:value-type="float" office:value="0.627604892581488" calcext:value-type="float">
            <text:p>0.627604892581488</text:p>
          </table:table-cell>
        </table:table-row>
        <table:table-row table:style-name="ro1">
          <table:table-cell table:number-columns-repeated="3"/>
          <table:table-cell office:value-type="float" office:value="35.2" calcext:value-type="float">
            <text:p>35.2</text:p>
          </table:table-cell>
          <table:table-cell table:formula="of:=IF([.E353]&gt;[.$B$2];[.$B$3];[.E353]+0.1*[.F353])" office:value-type="float" office:value="-41.2132884365567" calcext:value-type="float">
            <text:p>-41.2132884365567</text:p>
          </table:table-cell>
          <table:table-cell table:formula="of:=([.$B$4]-([.E354]-[.$B$1]))/[.$B$5]" office:value-type="float" office:value="0.621328843655674" calcext:value-type="float">
            <text:p>0.621328843655674</text:p>
          </table:table-cell>
        </table:table-row>
        <table:table-row table:style-name="ro1">
          <table:table-cell table:number-columns-repeated="3"/>
          <table:table-cell office:value-type="float" office:value="35.3" calcext:value-type="float">
            <text:p>35.3</text:p>
          </table:table-cell>
          <table:table-cell table:formula="of:=IF([.E354]&gt;[.$B$2];[.$B$3];[.E354]+0.1*[.F354])" office:value-type="float" office:value="-41.1511555521912" calcext:value-type="float">
            <text:p>-41.1511555521912</text:p>
          </table:table-cell>
          <table:table-cell table:formula="of:=([.$B$4]-([.E355]-[.$B$1]))/[.$B$5]" office:value-type="float" office:value="0.615115555219117" calcext:value-type="float">
            <text:p>0.615115555219117</text:p>
          </table:table-cell>
        </table:table-row>
        <table:table-row table:style-name="ro1">
          <table:table-cell table:number-columns-repeated="3"/>
          <table:table-cell office:value-type="float" office:value="35.4" calcext:value-type="float">
            <text:p>35.4</text:p>
          </table:table-cell>
          <table:table-cell table:formula="of:=IF([.E355]&gt;[.$B$2];[.$B$3];[.E355]+0.1*[.F355])" office:value-type="float" office:value="-41.0896439966693" calcext:value-type="float">
            <text:p>-41.0896439966693</text:p>
          </table:table-cell>
          <table:table-cell table:formula="of:=([.$B$4]-([.E356]-[.$B$1]))/[.$B$5]" office:value-type="float" office:value="0.608964399666926" calcext:value-type="float">
            <text:p>0.608964399666926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.5</text:p>
          </table:table-cell>
          <table:table-cell table:formula="of:=IF([.E356]&gt;[.$B$2];[.$B$3];[.E356]+0.1*[.F356])" office:value-type="float" office:value="-41.0287475567026" calcext:value-type="float">
            <text:p>-41.0287475567026</text:p>
          </table:table-cell>
          <table:table-cell table:formula="of:=([.$B$4]-([.E357]-[.$B$1]))/[.$B$5]" office:value-type="float" office:value="0.602874755670257" calcext:value-type="float">
            <text:p>0.602874755670257</text:p>
          </table:table-cell>
        </table:table-row>
        <table:table-row table:style-name="ro1">
          <table:table-cell table:number-columns-repeated="3"/>
          <table:table-cell office:value-type="float" office:value="35.6" calcext:value-type="float">
            <text:p>35.6</text:p>
          </table:table-cell>
          <table:table-cell table:formula="of:=IF([.E357]&gt;[.$B$2];[.$B$3];[.E357]+0.1*[.F357])" office:value-type="float" office:value="-40.9684600811355" calcext:value-type="float">
            <text:p>-40.9684600811355</text:p>
          </table:table-cell>
          <table:table-cell table:formula="of:=([.$B$4]-([.E358]-[.$B$1]))/[.$B$5]" office:value-type="float" office:value="0.596846008113555" calcext:value-type="float">
            <text:p>0.596846008113555</text:p>
          </table:table-cell>
        </table:table-row>
        <table:table-row table:style-name="ro1">
          <table:table-cell table:number-columns-repeated="3"/>
          <table:table-cell office:value-type="float" office:value="35.7" calcext:value-type="float">
            <text:p>35.7</text:p>
          </table:table-cell>
          <table:table-cell table:formula="of:=IF([.E358]&gt;[.$B$2];[.$B$3];[.E358]+0.1*[.F358])" office:value-type="float" office:value="-40.9087754803242" calcext:value-type="float">
            <text:p>-40.9087754803242</text:p>
          </table:table-cell>
          <table:table-cell table:formula="of:=([.$B$4]-([.E359]-[.$B$1]))/[.$B$5]" office:value-type="float" office:value="0.590877548032419" calcext:value-type="float">
            <text:p>0.590877548032419</text:p>
          </table:table-cell>
        </table:table-row>
        <table:table-row table:style-name="ro1">
          <table:table-cell table:number-columns-repeated="3"/>
          <table:table-cell office:value-type="float" office:value="35.8" calcext:value-type="float">
            <text:p>35.8</text:p>
          </table:table-cell>
          <table:table-cell table:formula="of:=IF([.E359]&gt;[.$B$2];[.$B$3];[.E359]+0.1*[.F359])" office:value-type="float" office:value="-40.8496877255209" calcext:value-type="float">
            <text:p>-40.8496877255209</text:p>
          </table:table-cell>
          <table:table-cell table:formula="of:=([.$B$4]-([.E360]-[.$B$1]))/[.$B$5]" office:value-type="float" office:value="0.584968772552094" calcext:value-type="float">
            <text:p>0.584968772552094</text:p>
          </table:table-cell>
        </table:table-row>
        <table:table-row table:style-name="ro1">
          <table:table-cell table:number-columns-repeated="3"/>
          <table:table-cell office:value-type="float" office:value="35.9" calcext:value-type="float">
            <text:p>35.9</text:p>
          </table:table-cell>
          <table:table-cell table:formula="of:=IF([.E360]&gt;[.$B$2];[.$B$3];[.E360]+0.1*[.F360])" office:value-type="float" office:value="-40.7911908482657" calcext:value-type="float">
            <text:p>-40.7911908482657</text:p>
          </table:table-cell>
          <table:table-cell table:formula="of:=([.$B$4]-([.E361]-[.$B$1]))/[.$B$5]" office:value-type="float" office:value="0.579119084826573" calcext:value-type="float">
            <text:p>0.579119084826573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IF([.E361]&gt;[.$B$2];[.$B$3];[.E361]+0.1*[.F361])" office:value-type="float" office:value="-40.7332789397831" calcext:value-type="float">
            <text:p>-40.7332789397831</text:p>
          </table:table-cell>
          <table:table-cell table:formula="of:=([.$B$4]-([.E362]-[.$B$1]))/[.$B$5]" office:value-type="float" office:value="0.573327893978308" calcext:value-type="float">
            <text:p>0.573327893978308</text:p>
          </table:table-cell>
        </table:table-row>
        <table:table-row table:style-name="ro1">
          <table:table-cell table:number-columns-repeated="3"/>
          <table:table-cell office:value-type="float" office:value="36.1" calcext:value-type="float">
            <text:p>36.1</text:p>
          </table:table-cell>
          <table:table-cell table:formula="of:=IF([.E362]&gt;[.$B$2];[.$B$3];[.E362]+0.1*[.F362])" office:value-type="float" office:value="-40.6759461503853" calcext:value-type="float">
            <text:p>-40.6759461503853</text:p>
          </table:table-cell>
          <table:table-cell table:formula="of:=([.$B$4]-([.E363]-[.$B$1]))/[.$B$5]" office:value-type="float" office:value="0.567594615038524" calcext:value-type="float">
            <text:p>0.567594615038524</text:p>
          </table:table-cell>
        </table:table-row>
        <table:table-row table:style-name="ro1">
          <table:table-cell table:number-columns-repeated="3"/>
          <table:table-cell office:value-type="float" office:value="36.2" calcext:value-type="float">
            <text:p>36.2</text:p>
          </table:table-cell>
          <table:table-cell table:formula="of:=IF([.E363]&gt;[.$B$2];[.$B$3];[.E363]+0.1*[.F363])" office:value-type="float" office:value="-40.6191866888814" calcext:value-type="float">
            <text:p>-40.6191866888814</text:p>
          </table:table-cell>
          <table:table-cell table:formula="of:=([.$B$4]-([.E364]-[.$B$1]))/[.$B$5]" office:value-type="float" office:value="0.561918668888139" calcext:value-type="float">
            <text:p>0.561918668888139</text:p>
          </table:table-cell>
        </table:table-row>
        <table:table-row table:style-name="ro1">
          <table:table-cell table:number-columns-repeated="3"/>
          <table:table-cell office:value-type="float" office:value="36.3" calcext:value-type="float">
            <text:p>36.3</text:p>
          </table:table-cell>
          <table:table-cell table:formula="of:=IF([.E364]&gt;[.$B$2];[.$B$3];[.E364]+0.1*[.F364])" office:value-type="float" office:value="-40.5629948219926" calcext:value-type="float">
            <text:p>-40.5629948219926</text:p>
          </table:table-cell>
          <table:table-cell table:formula="of:=([.$B$4]-([.E365]-[.$B$1]))/[.$B$5]" office:value-type="float" office:value="0.556299482199258" calcext:value-type="float">
            <text:p>0.556299482199258</text:p>
          </table:table-cell>
        </table:table-row>
        <table:table-row table:style-name="ro1">
          <table:table-cell table:number-columns-repeated="3"/>
          <table:table-cell office:value-type="float" office:value="36.4" calcext:value-type="float">
            <text:p>36.4</text:p>
          </table:table-cell>
          <table:table-cell table:formula="of:=IF([.E365]&gt;[.$B$2];[.$B$3];[.E365]+0.1*[.F365])" office:value-type="float" office:value="-40.5073648737727" calcext:value-type="float">
            <text:p>-40.5073648737727</text:p>
          </table:table-cell>
          <table:table-cell table:formula="of:=([.$B$4]-([.E366]-[.$B$1]))/[.$B$5]" office:value-type="float" office:value="0.550736487377265" calcext:value-type="float">
            <text:p>0.550736487377265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.5</text:p>
          </table:table-cell>
          <table:table-cell table:formula="of:=IF([.E366]&gt;[.$B$2];[.$B$3];[.E366]+0.1*[.F366])" office:value-type="float" office:value="-40.4522912250349" calcext:value-type="float">
            <text:p>-40.4522912250349</text:p>
          </table:table-cell>
          <table:table-cell table:formula="of:=([.$B$4]-([.E367]-[.$B$1]))/[.$B$5]" office:value-type="float" office:value="0.545229122503493" calcext:value-type="float">
            <text:p>0.545229122503493</text:p>
          </table:table-cell>
        </table:table-row>
        <table:table-row table:style-name="ro1">
          <table:table-cell table:number-columns-repeated="3"/>
          <table:table-cell office:value-type="float" office:value="36.6" calcext:value-type="float">
            <text:p>36.6</text:p>
          </table:table-cell>
          <table:table-cell table:formula="of:=IF([.E367]&gt;[.$B$2];[.$B$3];[.E367]+0.1*[.F367])" office:value-type="float" office:value="-40.3977683127846" calcext:value-type="float">
            <text:p>-40.3977683127846</text:p>
          </table:table-cell>
          <table:table-cell table:formula="of:=([.$B$4]-([.E368]-[.$B$1]))/[.$B$5]" office:value-type="float" office:value="0.539776831278458" calcext:value-type="float">
            <text:p>0.539776831278458</text:p>
          </table:table-cell>
        </table:table-row>
        <table:table-row table:style-name="ro1">
          <table:table-cell table:number-columns-repeated="3"/>
          <table:table-cell office:value-type="float" office:value="36.7" calcext:value-type="float">
            <text:p>36.7</text:p>
          </table:table-cell>
          <table:table-cell table:formula="of:=IF([.E368]&gt;[.$B$2];[.$B$3];[.E368]+0.1*[.F368])" office:value-type="float" office:value="-40.3437906296567" calcext:value-type="float">
            <text:p>-40.3437906296567</text:p>
          </table:table-cell>
          <table:table-cell table:formula="of:=([.$B$4]-([.E369]-[.$B$1]))/[.$B$5]" office:value-type="float" office:value="0.534379062965673" calcext:value-type="float">
            <text:p>0.534379062965673</text:p>
          </table:table-cell>
        </table:table-row>
        <table:table-row table:style-name="ro1">
          <table:table-cell table:number-columns-repeated="3"/>
          <table:table-cell office:value-type="float" office:value="36.8" calcext:value-type="float">
            <text:p>36.8</text:p>
          </table:table-cell>
          <table:table-cell table:formula="of:=IF([.E369]&gt;[.$B$2];[.$B$3];[.E369]+0.1*[.F369])" office:value-type="float" office:value="-40.2903527233602" calcext:value-type="float">
            <text:p>-40.2903527233602</text:p>
          </table:table-cell>
          <table:table-cell table:formula="of:=([.$B$4]-([.E370]-[.$B$1]))/[.$B$5]" office:value-type="float" office:value="0.529035272336017" calcext:value-type="float">
            <text:p>0.529035272336017</text:p>
          </table:table-cell>
        </table:table-row>
        <table:table-row table:style-name="ro1">
          <table:table-cell table:number-columns-repeated="3"/>
          <table:table-cell office:value-type="float" office:value="36.9" calcext:value-type="float">
            <text:p>36.9</text:p>
          </table:table-cell>
          <table:table-cell table:formula="of:=IF([.E370]&gt;[.$B$2];[.$B$3];[.E370]+0.1*[.F370])" office:value-type="float" office:value="-40.2374491961266" calcext:value-type="float">
            <text:p>-40.2374491961266</text:p>
          </table:table-cell>
          <table:table-cell table:formula="of:=([.$B$4]-([.E371]-[.$B$1]))/[.$B$5]" office:value-type="float" office:value="0.523744919612656" calcext:value-type="float">
            <text:p>0.52374491961265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IF([.E371]&gt;[.$B$2];[.$B$3];[.E371]+0.1*[.F371])" office:value-type="float" office:value="-40.1850747041653" calcext:value-type="float">
            <text:p>-40.1850747041653</text:p>
          </table:table-cell>
          <table:table-cell table:formula="of:=([.$B$4]-([.E372]-[.$B$1]))/[.$B$5]" office:value-type="float" office:value="0.51850747041653" calcext:value-type="float">
            <text:p>0.51850747041653</text:p>
          </table:table-cell>
        </table:table-row>
        <table:table-row table:style-name="ro1">
          <table:table-cell table:number-columns-repeated="3"/>
          <table:table-cell office:value-type="float" office:value="37.1" calcext:value-type="float">
            <text:p>37.1</text:p>
          </table:table-cell>
          <table:table-cell table:formula="of:=IF([.E372]&gt;[.$B$2];[.$B$3];[.E372]+0.1*[.F372])" office:value-type="float" office:value="-40.1332239571236" calcext:value-type="float">
            <text:p>-40.1332239571236</text:p>
          </table:table-cell>
          <table:table-cell table:formula="of:=([.$B$4]-([.E373]-[.$B$1]))/[.$B$5]" office:value-type="float" office:value="0.513322395712364" calcext:value-type="float">
            <text:p>0.513322395712364</text:p>
          </table:table-cell>
        </table:table-row>
        <table:table-row table:style-name="ro1">
          <table:table-cell table:number-columns-repeated="3"/>
          <table:table-cell office:value-type="float" office:value="37.2" calcext:value-type="float">
            <text:p>37.2</text:p>
          </table:table-cell>
          <table:table-cell table:formula="of:=IF([.E373]&gt;[.$B$2];[.$B$3];[.E373]+0.1*[.F373])" office:value-type="float" office:value="-40.0818917175524" calcext:value-type="float">
            <text:p>-40.0818917175524</text:p>
          </table:table-cell>
          <table:table-cell table:formula="of:=([.$B$4]-([.E374]-[.$B$1]))/[.$B$5]" office:value-type="float" office:value="0.50818917175524" calcext:value-type="float">
            <text:p>0.50818917175524</text:p>
          </table:table-cell>
        </table:table-row>
        <table:table-row table:style-name="ro1">
          <table:table-cell table:number-columns-repeated="3"/>
          <table:table-cell office:value-type="float" office:value="37.3" calcext:value-type="float">
            <text:p>37.3</text:p>
          </table:table-cell>
          <table:table-cell table:formula="of:=IF([.E374]&gt;[.$B$2];[.$B$3];[.E374]+0.1*[.F374])" office:value-type="float" office:value="-40.0310728003769" calcext:value-type="float">
            <text:p>-40.0310728003769</text:p>
          </table:table-cell>
          <table:table-cell table:formula="of:=([.$B$4]-([.E375]-[.$B$1]))/[.$B$5]" office:value-type="float" office:value="0.503107280037688" calcext:value-type="float">
            <text:p>0.503107280037688</text:p>
          </table:table-cell>
        </table:table-row>
        <table:table-row table:style-name="ro1">
          <table:table-cell table:number-columns-repeated="3"/>
          <table:table-cell office:value-type="float" office:value="37.4" calcext:value-type="float">
            <text:p>37.4</text:p>
          </table:table-cell>
          <table:table-cell table:formula="of:=IF([.E375]&gt;[.$B$2];[.$B$3];[.E375]+0.1*[.F375])" office:value-type="float" office:value="-39.9807620723731" calcext:value-type="float">
            <text:p>-39.9807620723731</text:p>
          </table:table-cell>
          <table:table-cell table:formula="of:=([.$B$4]-([.E376]-[.$B$1]))/[.$B$5]" office:value-type="float" office:value="0.498076207237311" calcext:value-type="float">
            <text:p>0.498076207237311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.5</text:p>
          </table:table-cell>
          <table:table-cell table:formula="of:=IF([.E376]&gt;[.$B$2];[.$B$3];[.E376]+0.1*[.F376])" office:value-type="float" office:value="-70" calcext:value-type="float">
            <text:p>-70</text:p>
          </table:table-cell>
          <table:table-cell table:formula="of:=([.$B$4]-([.E377]-[.$B$1]))/[.$B$5]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office:value-type="float" office:value="37.6" calcext:value-type="float">
            <text:p>37.6</text:p>
          </table:table-cell>
          <table:table-cell table:formula="of:=IF([.E377]&gt;[.$B$2];[.$B$3];[.E377]+0.1*[.F377])" office:value-type="float" office:value="-69.65" calcext:value-type="float">
            <text:p>-69.65</text:p>
          </table:table-cell>
          <table:table-cell table:formula="of:=([.$B$4]-([.E378]-[.$B$1]))/[.$B$5]" office:value-type="float" office:value="3.465" calcext:value-type="float">
            <text:p>3.465</text:p>
          </table:table-cell>
        </table:table-row>
        <table:table-row table:style-name="ro1">
          <table:table-cell table:number-columns-repeated="3"/>
          <table:table-cell office:value-type="float" office:value="37.7" calcext:value-type="float">
            <text:p>37.7</text:p>
          </table:table-cell>
          <table:table-cell table:formula="of:=IF([.E378]&gt;[.$B$2];[.$B$3];[.E378]+0.1*[.F378])" office:value-type="float" office:value="-69.3035" calcext:value-type="float">
            <text:p>-69.3035</text:p>
          </table:table-cell>
          <table:table-cell table:formula="of:=([.$B$4]-([.E379]-[.$B$1]))/[.$B$5]" office:value-type="float" office:value="3.43035" calcext:value-type="float">
            <text:p>3.43035</text:p>
          </table:table-cell>
        </table:table-row>
        <table:table-row table:style-name="ro1">
          <table:table-cell table:number-columns-repeated="3"/>
          <table:table-cell office:value-type="float" office:value="37.8" calcext:value-type="float">
            <text:p>37.8</text:p>
          </table:table-cell>
          <table:table-cell table:formula="of:=IF([.E379]&gt;[.$B$2];[.$B$3];[.E379]+0.1*[.F379])" office:value-type="float" office:value="-68.960465" calcext:value-type="float">
            <text:p>-68.960465</text:p>
          </table:table-cell>
          <table:table-cell table:formula="of:=([.$B$4]-([.E380]-[.$B$1]))/[.$B$5]" office:value-type="float" office:value="3.3960465" calcext:value-type="float">
            <text:p>3.3960465</text:p>
          </table:table-cell>
        </table:table-row>
        <table:table-row table:style-name="ro1">
          <table:table-cell table:number-columns-repeated="3"/>
          <table:table-cell office:value-type="float" office:value="37.9" calcext:value-type="float">
            <text:p>37.9</text:p>
          </table:table-cell>
          <table:table-cell table:formula="of:=IF([.E380]&gt;[.$B$2];[.$B$3];[.E380]+0.1*[.F380])" office:value-type="float" office:value="-68.62086035" calcext:value-type="float">
            <text:p>-68.62086035</text:p>
          </table:table-cell>
          <table:table-cell table:formula="of:=([.$B$4]-([.E381]-[.$B$1]))/[.$B$5]" office:value-type="float" office:value="3.362086035" calcext:value-type="float">
            <text:p>3.36208603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IF([.E381]&gt;[.$B$2];[.$B$3];[.E381]+0.1*[.F381])" office:value-type="float" office:value="-68.2846517465" calcext:value-type="float">
            <text:p>-68.2846517465</text:p>
          </table:table-cell>
          <table:table-cell table:formula="of:=([.$B$4]-([.E382]-[.$B$1]))/[.$B$5]" office:value-type="float" office:value="3.32846517465" calcext:value-type="float">
            <text:p>3.32846517465</text:p>
          </table:table-cell>
        </table:table-row>
        <table:table-row table:style-name="ro1">
          <table:table-cell table:number-columns-repeated="3"/>
          <table:table-cell office:value-type="float" office:value="38.1" calcext:value-type="float">
            <text:p>38.1</text:p>
          </table:table-cell>
          <table:table-cell table:formula="of:=IF([.E382]&gt;[.$B$2];[.$B$3];[.E382]+0.1*[.F382])" office:value-type="float" office:value="-67.951805229035" calcext:value-type="float">
            <text:p>-67.951805229035</text:p>
          </table:table-cell>
          <table:table-cell table:formula="of:=([.$B$4]-([.E383]-[.$B$1]))/[.$B$5]" office:value-type="float" office:value="3.2951805229035" calcext:value-type="float">
            <text:p>3.2951805229035</text:p>
          </table:table-cell>
        </table:table-row>
        <table:table-row table:style-name="ro1">
          <table:table-cell table:number-columns-repeated="3"/>
          <table:table-cell office:value-type="float" office:value="38.2" calcext:value-type="float">
            <text:p>38.2</text:p>
          </table:table-cell>
          <table:table-cell table:formula="of:=IF([.E383]&gt;[.$B$2];[.$B$3];[.E383]+0.1*[.F383])" office:value-type="float" office:value="-67.6222871767447" calcext:value-type="float">
            <text:p>-67.6222871767447</text:p>
          </table:table-cell>
          <table:table-cell table:formula="of:=([.$B$4]-([.E384]-[.$B$1]))/[.$B$5]" office:value-type="float" office:value="3.26222871767446" calcext:value-type="float">
            <text:p>3.26222871767446</text:p>
          </table:table-cell>
        </table:table-row>
        <table:table-row table:style-name="ro1">
          <table:table-cell table:number-columns-repeated="3"/>
          <table:table-cell office:value-type="float" office:value="38.3" calcext:value-type="float">
            <text:p>38.3</text:p>
          </table:table-cell>
          <table:table-cell table:formula="of:=IF([.E384]&gt;[.$B$2];[.$B$3];[.E384]+0.1*[.F384])" office:value-type="float" office:value="-67.2960643049772" calcext:value-type="float">
            <text:p>-67.2960643049772</text:p>
          </table:table-cell>
          <table:table-cell table:formula="of:=([.$B$4]-([.E385]-[.$B$1]))/[.$B$5]" office:value-type="float" office:value="3.22960643049772" calcext:value-type="float">
            <text:p>3.22960643049772</text:p>
          </table:table-cell>
        </table:table-row>
        <table:table-row table:style-name="ro1">
          <table:table-cell table:number-columns-repeated="3"/>
          <table:table-cell office:value-type="float" office:value="38.4" calcext:value-type="float">
            <text:p>38.4</text:p>
          </table:table-cell>
          <table:table-cell table:formula="of:=IF([.E385]&gt;[.$B$2];[.$B$3];[.E385]+0.1*[.F385])" office:value-type="float" office:value="-66.9731036619274" calcext:value-type="float">
            <text:p>-66.9731036619274</text:p>
          </table:table-cell>
          <table:table-cell table:formula="of:=([.$B$4]-([.E386]-[.$B$1]))/[.$B$5]" office:value-type="float" office:value="3.19731036619274" calcext:value-type="float">
            <text:p>3.19731036619274</text:p>
          </table:table-cell>
        </table:table-row>
        <table:table-row table:style-name="ro1">
          <table:table-cell table:number-columns-repeated="3"/>
          <table:table-cell office:value-type="float" office:value="38.5" calcext:value-type="float">
            <text:p>38.5</text:p>
          </table:table-cell>
          <table:table-cell table:formula="of:=IF([.E386]&gt;[.$B$2];[.$B$3];[.E386]+0.1*[.F386])" office:value-type="float" office:value="-66.6533726253082" calcext:value-type="float">
            <text:p>-66.6533726253082</text:p>
          </table:table-cell>
          <table:table-cell table:formula="of:=([.$B$4]-([.E387]-[.$B$1]))/[.$B$5]" office:value-type="float" office:value="3.16533726253082" calcext:value-type="float">
            <text:p>3.16533726253082</text:p>
          </table:table-cell>
        </table:table-row>
        <table:table-row table:style-name="ro1">
          <table:table-cell table:number-columns-repeated="3"/>
          <table:table-cell office:value-type="float" office:value="38.6" calcext:value-type="float">
            <text:p>38.6</text:p>
          </table:table-cell>
          <table:table-cell table:formula="of:=IF([.E387]&gt;[.$B$2];[.$B$3];[.E387]+0.1*[.F387])" office:value-type="float" office:value="-66.3368388990551" calcext:value-type="float">
            <text:p>-66.3368388990551</text:p>
          </table:table-cell>
          <table:table-cell table:formula="of:=([.$B$4]-([.E388]-[.$B$1]))/[.$B$5]" office:value-type="float" office:value="3.13368388990551" calcext:value-type="float">
            <text:p>3.13368388990551</text:p>
          </table:table-cell>
        </table:table-row>
        <table:table-row table:style-name="ro1">
          <table:table-cell table:number-columns-repeated="3"/>
          <table:table-cell office:value-type="float" office:value="38.7" calcext:value-type="float">
            <text:p>38.7</text:p>
          </table:table-cell>
          <table:table-cell table:formula="of:=IF([.E388]&gt;[.$B$2];[.$B$3];[.E388]+0.1*[.F388])" office:value-type="float" office:value="-66.0234705100645" calcext:value-type="float">
            <text:p>-66.0234705100645</text:p>
          </table:table-cell>
          <table:table-cell table:formula="of:=([.$B$4]-([.E389]-[.$B$1]))/[.$B$5]" office:value-type="float" office:value="3.10234705100645" calcext:value-type="float">
            <text:p>3.10234705100645</text:p>
          </table:table-cell>
        </table:table-row>
        <table:table-row table:style-name="ro1">
          <table:table-cell table:number-columns-repeated="3"/>
          <table:table-cell office:value-type="float" office:value="38.8" calcext:value-type="float">
            <text:p>38.8</text:p>
          </table:table-cell>
          <table:table-cell table:formula="of:=IF([.E389]&gt;[.$B$2];[.$B$3];[.E389]+0.1*[.F389])" office:value-type="float" office:value="-65.7132358049639" calcext:value-type="float">
            <text:p>-65.7132358049639</text:p>
          </table:table-cell>
          <table:table-cell table:formula="of:=([.$B$4]-([.E390]-[.$B$1]))/[.$B$5]" office:value-type="float" office:value="3.07132358049639" calcext:value-type="float">
            <text:p>3.07132358049639</text:p>
          </table:table-cell>
        </table:table-row>
        <table:table-row table:style-name="ro1">
          <table:table-cell table:number-columns-repeated="3"/>
          <table:table-cell office:value-type="float" office:value="38.9" calcext:value-type="float">
            <text:p>38.9</text:p>
          </table:table-cell>
          <table:table-cell table:formula="of:=IF([.E390]&gt;[.$B$2];[.$B$3];[.E390]+0.1*[.F390])" office:value-type="float" office:value="-65.4061034469143" calcext:value-type="float">
            <text:p>-65.4061034469143</text:p>
          </table:table-cell>
          <table:table-cell table:formula="of:=([.$B$4]-([.E391]-[.$B$1]))/[.$B$5]" office:value-type="float" office:value="3.04061034469142" calcext:value-type="float">
            <text:p>3.0406103446914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IF([.E391]&gt;[.$B$2];[.$B$3];[.E391]+0.1*[.F391])" office:value-type="float" office:value="-65.1020424124451" calcext:value-type="float">
            <text:p>-65.1020424124451</text:p>
          </table:table-cell>
          <table:table-cell table:formula="of:=([.$B$4]-([.E392]-[.$B$1]))/[.$B$5]" office:value-type="float" office:value="3.01020424124451" calcext:value-type="float">
            <text:p>3.01020424124451</text:p>
          </table:table-cell>
        </table:table-row>
        <table:table-row table:style-name="ro1">
          <table:table-cell table:number-columns-repeated="3"/>
          <table:table-cell office:value-type="float" office:value="39.1" calcext:value-type="float">
            <text:p>39.1</text:p>
          </table:table-cell>
          <table:table-cell table:formula="of:=IF([.E392]&gt;[.$B$2];[.$B$3];[.E392]+0.1*[.F392])" office:value-type="float" office:value="-64.8010219883207" calcext:value-type="float">
            <text:p>-64.8010219883207</text:p>
          </table:table-cell>
          <table:table-cell table:formula="of:=([.$B$4]-([.E393]-[.$B$1]))/[.$B$5]" office:value-type="float" office:value="2.98010219883207" calcext:value-type="float">
            <text:p>2.98010219883207</text:p>
          </table:table-cell>
        </table:table-row>
        <table:table-row table:style-name="ro1">
          <table:table-cell table:number-columns-repeated="3"/>
          <table:table-cell office:value-type="float" office:value="39.2" calcext:value-type="float">
            <text:p>39.2</text:p>
          </table:table-cell>
          <table:table-cell table:formula="of:=IF([.E393]&gt;[.$B$2];[.$B$3];[.E393]+0.1*[.F393])" office:value-type="float" office:value="-64.5030117684374" calcext:value-type="float">
            <text:p>-64.5030117684374</text:p>
          </table:table-cell>
          <table:table-cell table:formula="of:=([.$B$4]-([.E394]-[.$B$1]))/[.$B$5]" office:value-type="float" office:value="2.95030117684374" calcext:value-type="float">
            <text:p>2.95030117684374</text:p>
          </table:table-cell>
        </table:table-row>
        <table:table-row table:style-name="ro1">
          <table:table-cell table:number-columns-repeated="3"/>
          <table:table-cell office:value-type="float" office:value="39.3" calcext:value-type="float">
            <text:p>39.3</text:p>
          </table:table-cell>
          <table:table-cell table:formula="of:=IF([.E394]&gt;[.$B$2];[.$B$3];[.E394]+0.1*[.F394])" office:value-type="float" office:value="-64.2079816507531" calcext:value-type="float">
            <text:p>-64.2079816507531</text:p>
          </table:table-cell>
          <table:table-cell table:formula="of:=([.$B$4]-([.E395]-[.$B$1]))/[.$B$5]" office:value-type="float" office:value="2.92079816507531" calcext:value-type="float">
            <text:p>2.92079816507531</text:p>
          </table:table-cell>
        </table:table-row>
        <table:table-row table:style-name="ro1">
          <table:table-cell table:number-columns-repeated="3"/>
          <table:table-cell office:value-type="float" office:value="39.4" calcext:value-type="float">
            <text:p>39.4</text:p>
          </table:table-cell>
          <table:table-cell table:formula="of:=IF([.E395]&gt;[.$B$2];[.$B$3];[.E395]+0.1*[.F395])" office:value-type="float" office:value="-63.9159018342455" calcext:value-type="float">
            <text:p>-63.9159018342455</text:p>
          </table:table-cell>
          <table:table-cell table:formula="of:=([.$B$4]-([.E396]-[.$B$1]))/[.$B$5]" office:value-type="float" office:value="2.89159018342455" calcext:value-type="float">
            <text:p>2.89159018342455</text:p>
          </table:table-cell>
        </table:table-row>
        <table:table-row table:style-name="ro1">
          <table:table-cell table:number-columns-repeated="3"/>
          <table:table-cell office:value-type="float" office:value="39.5" calcext:value-type="float">
            <text:p>39.5</text:p>
          </table:table-cell>
          <table:table-cell table:formula="of:=IF([.E396]&gt;[.$B$2];[.$B$3];[.E396]+0.1*[.F396])" office:value-type="float" office:value="-63.6267428159031" calcext:value-type="float">
            <text:p>-63.6267428159031</text:p>
          </table:table-cell>
          <table:table-cell table:formula="of:=([.$B$4]-([.E397]-[.$B$1]))/[.$B$5]" office:value-type="float" office:value="2.86267428159031" calcext:value-type="float">
            <text:p>2.86267428159031</text:p>
          </table:table-cell>
        </table:table-row>
        <table:table-row table:style-name="ro1">
          <table:table-cell table:number-columns-repeated="3"/>
          <table:table-cell office:value-type="float" office:value="39.6" calcext:value-type="float">
            <text:p>39.6</text:p>
          </table:table-cell>
          <table:table-cell table:formula="of:=IF([.E397]&gt;[.$B$2];[.$B$3];[.E397]+0.1*[.F397])" office:value-type="float" office:value="-63.3404753877441" calcext:value-type="float">
            <text:p>-63.3404753877441</text:p>
          </table:table-cell>
          <table:table-cell table:formula="of:=([.$B$4]-([.E398]-[.$B$1]))/[.$B$5]" office:value-type="float" office:value="2.83404753877441" calcext:value-type="float">
            <text:p>2.83404753877441</text:p>
          </table:table-cell>
        </table:table-row>
        <table:table-row table:style-name="ro1">
          <table:table-cell table:number-columns-repeated="3"/>
          <table:table-cell office:value-type="float" office:value="39.7" calcext:value-type="float">
            <text:p>39.7</text:p>
          </table:table-cell>
          <table:table-cell table:formula="of:=IF([.E398]&gt;[.$B$2];[.$B$3];[.E398]+0.1*[.F398])" office:value-type="float" office:value="-63.0570706338666" calcext:value-type="float">
            <text:p>-63.0570706338666</text:p>
          </table:table-cell>
          <table:table-cell table:formula="of:=([.$B$4]-([.E399]-[.$B$1]))/[.$B$5]" office:value-type="float" office:value="2.80570706338666" calcext:value-type="float">
            <text:p>2.80570706338666</text:p>
          </table:table-cell>
        </table:table-row>
        <table:table-row table:style-name="ro1">
          <table:table-cell table:number-columns-repeated="3"/>
          <table:table-cell office:value-type="float" office:value="39.8" calcext:value-type="float">
            <text:p>39.8</text:p>
          </table:table-cell>
          <table:table-cell table:formula="of:=IF([.E399]&gt;[.$B$2];[.$B$3];[.E399]+0.1*[.F399])" office:value-type="float" office:value="-62.776499927528" calcext:value-type="float">
            <text:p>-62.776499927528</text:p>
          </table:table-cell>
          <table:table-cell table:formula="of:=([.$B$4]-([.E400]-[.$B$1]))/[.$B$5]" office:value-type="float" office:value="2.77764999275279" calcext:value-type="float">
            <text:p>2.77764999275279</text:p>
          </table:table-cell>
        </table:table-row>
        <table:table-row table:style-name="ro1">
          <table:table-cell table:number-columns-repeated="3"/>
          <table:table-cell office:value-type="float" office:value="39.9" calcext:value-type="float">
            <text:p>39.9</text:p>
          </table:table-cell>
          <table:table-cell table:formula="of:=IF([.E400]&gt;[.$B$2];[.$B$3];[.E400]+0.1*[.F400])" office:value-type="float" office:value="-62.4987349282527" calcext:value-type="float">
            <text:p>-62.4987349282527</text:p>
          </table:table-cell>
          <table:table-cell table:formula="of:=([.$B$4]-([.E401]-[.$B$1]))/[.$B$5]" office:value-type="float" office:value="2.74987349282527" calcext:value-type="float">
            <text:p>2.7498734928252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IF([.E401]&gt;[.$B$2];[.$B$3];[.E401]+0.1*[.F401])" office:value-type="float" office:value="-62.2237475789702" calcext:value-type="float">
            <text:p>-62.2237475789702</text:p>
          </table:table-cell>
          <table:table-cell table:formula="of:=([.$B$4]-([.E402]-[.$B$1]))/[.$B$5]" office:value-type="float" office:value="2.72237475789701" calcext:value-type="float">
            <text:p>2.72237475789701</text:p>
          </table:table-cell>
        </table:table-row>
        <table:table-row table:style-name="ro1">
          <table:table-cell table:number-columns-repeated="3"/>
          <table:table-cell office:value-type="float" office:value="40.1" calcext:value-type="float">
            <text:p>40.1</text:p>
          </table:table-cell>
          <table:table-cell table:formula="of:=IF([.E402]&gt;[.$B$2];[.$B$3];[.E402]+0.1*[.F402])" office:value-type="float" office:value="-61.9515101031804" calcext:value-type="float">
            <text:p>-61.9515101031804</text:p>
          </table:table-cell>
          <table:table-cell table:formula="of:=([.$B$4]-([.E403]-[.$B$1]))/[.$B$5]" office:value-type="float" office:value="2.69515101031804" calcext:value-type="float">
            <text:p>2.69515101031804</text:p>
          </table:table-cell>
        </table:table-row>
        <table:table-row table:style-name="ro1">
          <table:table-cell table:number-columns-repeated="3"/>
          <table:table-cell office:value-type="float" office:value="40.2" calcext:value-type="float">
            <text:p>40.2</text:p>
          </table:table-cell>
          <table:table-cell table:formula="of:=IF([.E403]&gt;[.$B$2];[.$B$3];[.E403]+0.1*[.F403])" office:value-type="float" office:value="-61.6819950021486" calcext:value-type="float">
            <text:p>-61.6819950021486</text:p>
          </table:table-cell>
          <table:table-cell table:formula="of:=([.$B$4]-([.E404]-[.$B$1]))/[.$B$5]" office:value-type="float" office:value="2.66819950021486" calcext:value-type="float">
            <text:p>2.66819950021486</text:p>
          </table:table-cell>
        </table:table-row>
        <table:table-row table:style-name="ro1">
          <table:table-cell table:number-columns-repeated="3"/>
          <table:table-cell office:value-type="float" office:value="40.3" calcext:value-type="float">
            <text:p>40.3</text:p>
          </table:table-cell>
          <table:table-cell table:formula="of:=IF([.E404]&gt;[.$B$2];[.$B$3];[.E404]+0.1*[.F404])" office:value-type="float" office:value="-61.4151750521272" calcext:value-type="float">
            <text:p>-61.4151750521272</text:p>
          </table:table-cell>
          <table:table-cell table:formula="of:=([.$B$4]-([.E405]-[.$B$1]))/[.$B$5]" office:value-type="float" office:value="2.64151750521272" calcext:value-type="float">
            <text:p>2.64151750521272</text:p>
          </table:table-cell>
        </table:table-row>
        <table:table-row table:style-name="ro1">
          <table:table-cell table:number-columns-repeated="3"/>
          <table:table-cell office:value-type="float" office:value="40.4" calcext:value-type="float">
            <text:p>40.4</text:p>
          </table:table-cell>
          <table:table-cell table:formula="of:=IF([.E405]&gt;[.$B$2];[.$B$3];[.E405]+0.1*[.F405])" office:value-type="float" office:value="-61.1510233016059" calcext:value-type="float">
            <text:p>-61.1510233016059</text:p>
          </table:table-cell>
          <table:table-cell table:formula="of:=([.$B$4]-([.E406]-[.$B$1]))/[.$B$5]" office:value-type="float" office:value="2.61510233016059" calcext:value-type="float">
            <text:p>2.61510233016059</text:p>
          </table:table-cell>
        </table:table-row>
        <table:table-row table:style-name="ro1">
          <table:table-cell table:number-columns-repeated="3"/>
          <table:table-cell office:value-type="float" office:value="40.5" calcext:value-type="float">
            <text:p>40.5</text:p>
          </table:table-cell>
          <table:table-cell table:formula="of:=IF([.E406]&gt;[.$B$2];[.$B$3];[.E406]+0.1*[.F406])" office:value-type="float" office:value="-60.8895130685898" calcext:value-type="float">
            <text:p>-60.8895130685898</text:p>
          </table:table-cell>
          <table:table-cell table:formula="of:=([.$B$4]-([.E407]-[.$B$1]))/[.$B$5]" office:value-type="float" office:value="2.58895130685898" calcext:value-type="float">
            <text:p>2.58895130685898</text:p>
          </table:table-cell>
        </table:table-row>
        <table:table-row table:style-name="ro1">
          <table:table-cell table:number-columns-repeated="3"/>
          <table:table-cell office:value-type="float" office:value="40.6" calcext:value-type="float">
            <text:p>40.6</text:p>
          </table:table-cell>
          <table:table-cell table:formula="of:=IF([.E407]&gt;[.$B$2];[.$B$3];[.E407]+0.1*[.F407])" office:value-type="float" office:value="-60.6306179379039" calcext:value-type="float">
            <text:p>-60.6306179379039</text:p>
          </table:table-cell>
          <table:table-cell table:formula="of:=([.$B$4]-([.E408]-[.$B$1]))/[.$B$5]" office:value-type="float" office:value="2.56306179379039" calcext:value-type="float">
            <text:p>2.56306179379039</text:p>
          </table:table-cell>
        </table:table-row>
        <table:table-row table:style-name="ro1">
          <table:table-cell table:number-columns-repeated="3"/>
          <table:table-cell office:value-type="float" office:value="40.7" calcext:value-type="float">
            <text:p>40.7</text:p>
          </table:table-cell>
          <table:table-cell table:formula="of:=IF([.E408]&gt;[.$B$2];[.$B$3];[.E408]+0.1*[.F408])" office:value-type="float" office:value="-60.3743117585249" calcext:value-type="float">
            <text:p>-60.3743117585249</text:p>
          </table:table-cell>
          <table:table-cell table:formula="of:=([.$B$4]-([.E409]-[.$B$1]))/[.$B$5]" office:value-type="float" office:value="2.53743117585249" calcext:value-type="float">
            <text:p>2.53743117585249</text:p>
          </table:table-cell>
        </table:table-row>
        <table:table-row table:style-name="ro1">
          <table:table-cell table:number-columns-repeated="3"/>
          <table:table-cell office:value-type="float" office:value="40.8" calcext:value-type="float">
            <text:p>40.8</text:p>
          </table:table-cell>
          <table:table-cell table:formula="of:=IF([.E409]&gt;[.$B$2];[.$B$3];[.E409]+0.1*[.F409])" office:value-type="float" office:value="-60.1205686409396" calcext:value-type="float">
            <text:p>-60.1205686409396</text:p>
          </table:table-cell>
          <table:table-cell table:formula="of:=([.$B$4]-([.E410]-[.$B$1]))/[.$B$5]" office:value-type="float" office:value="2.51205686409396" calcext:value-type="float">
            <text:p>2.51205686409396</text:p>
          </table:table-cell>
        </table:table-row>
        <table:table-row table:style-name="ro1">
          <table:table-cell table:number-columns-repeated="3"/>
          <table:table-cell office:value-type="float" office:value="40.9" calcext:value-type="float">
            <text:p>40.9</text:p>
          </table:table-cell>
          <table:table-cell table:formula="of:=IF([.E410]&gt;[.$B$2];[.$B$3];[.E410]+0.1*[.F410])" office:value-type="float" office:value="-59.8693629545302" calcext:value-type="float">
            <text:p>-59.8693629545302</text:p>
          </table:table-cell>
          <table:table-cell table:formula="of:=([.$B$4]-([.E411]-[.$B$1]))/[.$B$5]" office:value-type="float" office:value="2.48693629545302" calcext:value-type="float">
            <text:p>2.4869362954530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IF([.E411]&gt;[.$B$2];[.$B$3];[.E411]+0.1*[.F411])" office:value-type="float" office:value="-59.6206693249849" calcext:value-type="float">
            <text:p>-59.6206693249849</text:p>
          </table:table-cell>
          <table:table-cell table:formula="of:=([.$B$4]-([.E412]-[.$B$1]))/[.$B$5]" office:value-type="float" office:value="2.46206693249849" calcext:value-type="float">
            <text:p>2.46206693249849</text:p>
          </table:table-cell>
        </table:table-row>
        <table:table-row table:style-name="ro1">
          <table:table-cell table:number-columns-repeated="3"/>
          <table:table-cell office:value-type="float" office:value="41.1" calcext:value-type="float">
            <text:p>41.1</text:p>
          </table:table-cell>
          <table:table-cell table:formula="of:=IF([.E412]&gt;[.$B$2];[.$B$3];[.E412]+0.1*[.F412])" office:value-type="float" office:value="-59.3744626317351" calcext:value-type="float">
            <text:p>-59.3744626317351</text:p>
          </table:table-cell>
          <table:table-cell table:formula="of:=([.$B$4]-([.E413]-[.$B$1]))/[.$B$5]" office:value-type="float" office:value="2.43744626317351" calcext:value-type="float">
            <text:p>2.43744626317351</text:p>
          </table:table-cell>
        </table:table-row>
        <table:table-row table:style-name="ro1">
          <table:table-cell table:number-columns-repeated="3"/>
          <table:table-cell office:value-type="float" office:value="41.2" calcext:value-type="float">
            <text:p>41.2</text:p>
          </table:table-cell>
          <table:table-cell table:formula="of:=IF([.E413]&gt;[.$B$2];[.$B$3];[.E413]+0.1*[.F413])" office:value-type="float" office:value="-59.1307180054177" calcext:value-type="float">
            <text:p>-59.1307180054177</text:p>
          </table:table-cell>
          <table:table-cell table:formula="of:=([.$B$4]-([.E414]-[.$B$1]))/[.$B$5]" office:value-type="float" office:value="2.41307180054177" calcext:value-type="float">
            <text:p>2.41307180054177</text:p>
          </table:table-cell>
        </table:table-row>
        <table:table-row table:style-name="ro1">
          <table:table-cell table:number-columns-repeated="3"/>
          <table:table-cell office:value-type="float" office:value="41.3" calcext:value-type="float">
            <text:p>41.3</text:p>
          </table:table-cell>
          <table:table-cell table:formula="of:=IF([.E414]&gt;[.$B$2];[.$B$3];[.E414]+0.1*[.F414])" office:value-type="float" office:value="-58.8894108253636" calcext:value-type="float">
            <text:p>-58.8894108253636</text:p>
          </table:table-cell>
          <table:table-cell table:formula="of:=([.$B$4]-([.E415]-[.$B$1]))/[.$B$5]" office:value-type="float" office:value="2.38894108253636" calcext:value-type="float">
            <text:p>2.38894108253636</text:p>
          </table:table-cell>
        </table:table-row>
        <table:table-row table:style-name="ro1">
          <table:table-cell table:number-columns-repeated="3"/>
          <table:table-cell office:value-type="float" office:value="41.4" calcext:value-type="float">
            <text:p>41.4</text:p>
          </table:table-cell>
          <table:table-cell table:formula="of:=IF([.E415]&gt;[.$B$2];[.$B$3];[.E415]+0.1*[.F415])" office:value-type="float" office:value="-58.6505167171099" calcext:value-type="float">
            <text:p>-58.6505167171099</text:p>
          </table:table-cell>
          <table:table-cell table:formula="of:=([.$B$4]-([.E416]-[.$B$1]))/[.$B$5]" office:value-type="float" office:value="2.36505167171099" calcext:value-type="float">
            <text:p>2.36505167171099</text:p>
          </table:table-cell>
        </table:table-row>
        <table:table-row table:style-name="ro1">
          <table:table-cell table:number-columns-repeated="3"/>
          <table:table-cell office:value-type="float" office:value="41.5" calcext:value-type="float">
            <text:p>41.5</text:p>
          </table:table-cell>
          <table:table-cell table:formula="of:=IF([.E416]&gt;[.$B$2];[.$B$3];[.E416]+0.1*[.F416])" office:value-type="float" office:value="-58.4140115499388" calcext:value-type="float">
            <text:p>-58.4140115499388</text:p>
          </table:table-cell>
          <table:table-cell table:formula="of:=([.$B$4]-([.E417]-[.$B$1]))/[.$B$5]" office:value-type="float" office:value="2.34140115499388" calcext:value-type="float">
            <text:p>2.34140115499388</text:p>
          </table:table-cell>
        </table:table-row>
        <table:table-row table:style-name="ro1">
          <table:table-cell table:number-columns-repeated="3"/>
          <table:table-cell office:value-type="float" office:value="41.6" calcext:value-type="float">
            <text:p>41.6</text:p>
          </table:table-cell>
          <table:table-cell table:formula="of:=IF([.E417]&gt;[.$B$2];[.$B$3];[.E417]+0.1*[.F417])" office:value-type="float" office:value="-58.1798714344394" calcext:value-type="float">
            <text:p>-58.1798714344394</text:p>
          </table:table-cell>
          <table:table-cell table:formula="of:=([.$B$4]-([.E418]-[.$B$1]))/[.$B$5]" office:value-type="float" office:value="2.31798714344394" calcext:value-type="float">
            <text:p>2.31798714344394</text:p>
          </table:table-cell>
        </table:table-row>
        <table:table-row table:style-name="ro1">
          <table:table-cell table:number-columns-repeated="3"/>
          <table:table-cell office:value-type="float" office:value="41.7" calcext:value-type="float">
            <text:p>41.7</text:p>
          </table:table-cell>
          <table:table-cell table:formula="of:=IF([.E418]&gt;[.$B$2];[.$B$3];[.E418]+0.1*[.F418])" office:value-type="float" office:value="-57.9480727200951" calcext:value-type="float">
            <text:p>-57.9480727200951</text:p>
          </table:table-cell>
          <table:table-cell table:formula="of:=([.$B$4]-([.E419]-[.$B$1]))/[.$B$5]" office:value-type="float" office:value="2.2948072720095" calcext:value-type="float">
            <text:p>2.2948072720095</text:p>
          </table:table-cell>
        </table:table-row>
        <table:table-row table:style-name="ro1">
          <table:table-cell table:number-columns-repeated="3"/>
          <table:table-cell office:value-type="float" office:value="41.8" calcext:value-type="float">
            <text:p>41.8</text:p>
          </table:table-cell>
          <table:table-cell table:formula="of:=IF([.E419]&gt;[.$B$2];[.$B$3];[.E419]+0.1*[.F419])" office:value-type="float" office:value="-57.7185919928941" calcext:value-type="float">
            <text:p>-57.7185919928941</text:p>
          </table:table-cell>
          <table:table-cell table:formula="of:=([.$B$4]-([.E420]-[.$B$1]))/[.$B$5]" office:value-type="float" office:value="2.27185919928941" calcext:value-type="float">
            <text:p>2.27185919928941</text:p>
          </table:table-cell>
        </table:table-row>
        <table:table-row table:style-name="ro1">
          <table:table-cell table:number-columns-repeated="3"/>
          <table:table-cell office:value-type="float" office:value="41.9" calcext:value-type="float">
            <text:p>41.9</text:p>
          </table:table-cell>
          <table:table-cell table:formula="of:=IF([.E420]&gt;[.$B$2];[.$B$3];[.E420]+0.1*[.F420])" office:value-type="float" office:value="-57.4914060729652" calcext:value-type="float">
            <text:p>-57.4914060729652</text:p>
          </table:table-cell>
          <table:table-cell table:formula="of:=([.$B$4]-([.E421]-[.$B$1]))/[.$B$5]" office:value-type="float" office:value="2.24914060729652" calcext:value-type="float">
            <text:p>2.2491406072965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IF([.E421]&gt;[.$B$2];[.$B$3];[.E421]+0.1*[.F421])" office:value-type="float" office:value="-57.2664920122355" calcext:value-type="float">
            <text:p>-57.2664920122355</text:p>
          </table:table-cell>
          <table:table-cell table:formula="of:=([.$B$4]-([.E422]-[.$B$1]))/[.$B$5]" office:value-type="float" office:value="2.22664920122355" calcext:value-type="float">
            <text:p>2.22664920122355</text:p>
          </table:table-cell>
        </table:table-row>
        <table:table-row table:style-name="ro1">
          <table:table-cell table:number-columns-repeated="3"/>
          <table:table-cell office:value-type="float" office:value="42.1" calcext:value-type="float">
            <text:p>42.1</text:p>
          </table:table-cell>
          <table:table-cell table:formula="of:=IF([.E422]&gt;[.$B$2];[.$B$3];[.E422]+0.1*[.F422])" office:value-type="float" office:value="-57.0438270921131" calcext:value-type="float">
            <text:p>-57.0438270921131</text:p>
          </table:table-cell>
          <table:table-cell table:formula="of:=([.$B$4]-([.E423]-[.$B$1]))/[.$B$5]" office:value-type="float" office:value="2.20438270921131" calcext:value-type="float">
            <text:p>2.20438270921131</text:p>
          </table:table-cell>
        </table:table-row>
        <table:table-row table:style-name="ro1">
          <table:table-cell table:number-columns-repeated="3"/>
          <table:table-cell office:value-type="float" office:value="42.2" calcext:value-type="float">
            <text:p>42.2</text:p>
          </table:table-cell>
          <table:table-cell table:formula="of:=IF([.E423]&gt;[.$B$2];[.$B$3];[.E423]+0.1*[.F423])" office:value-type="float" office:value="-56.823388821192" calcext:value-type="float">
            <text:p>-56.823388821192</text:p>
          </table:table-cell>
          <table:table-cell table:formula="of:=([.$B$4]-([.E424]-[.$B$1]))/[.$B$5]" office:value-type="float" office:value="2.1823388821192" calcext:value-type="float">
            <text:p>2.1823388821192</text:p>
          </table:table-cell>
        </table:table-row>
        <table:table-row table:style-name="ro1">
          <table:table-cell table:number-columns-repeated="3"/>
          <table:table-cell office:value-type="float" office:value="42.3" calcext:value-type="float">
            <text:p>42.3</text:p>
          </table:table-cell>
          <table:table-cell table:formula="of:=IF([.E424]&gt;[.$B$2];[.$B$3];[.E424]+0.1*[.F424])" office:value-type="float" office:value="-56.6051549329801" calcext:value-type="float">
            <text:p>-56.6051549329801</text:p>
          </table:table-cell>
          <table:table-cell table:formula="of:=([.$B$4]-([.E425]-[.$B$1]))/[.$B$5]" office:value-type="float" office:value="2.16051549329801" calcext:value-type="float">
            <text:p>2.16051549329801</text:p>
          </table:table-cell>
        </table:table-row>
        <table:table-row table:style-name="ro1">
          <table:table-cell table:number-columns-repeated="3"/>
          <table:table-cell office:value-type="float" office:value="42.4" calcext:value-type="float">
            <text:p>42.4</text:p>
          </table:table-cell>
          <table:table-cell table:formula="of:=IF([.E425]&gt;[.$B$2];[.$B$3];[.E425]+0.1*[.F425])" office:value-type="float" office:value="-56.3891033836503" calcext:value-type="float">
            <text:p>-56.3891033836503</text:p>
          </table:table-cell>
          <table:table-cell table:formula="of:=([.$B$4]-([.E426]-[.$B$1]))/[.$B$5]" office:value-type="float" office:value="2.13891033836503" calcext:value-type="float">
            <text:p>2.13891033836503</text:p>
          </table:table-cell>
        </table:table-row>
        <table:table-row table:style-name="ro1">
          <table:table-cell table:number-columns-repeated="3"/>
          <table:table-cell office:value-type="float" office:value="42.5" calcext:value-type="float">
            <text:p>42.5</text:p>
          </table:table-cell>
          <table:table-cell table:formula="of:=IF([.E426]&gt;[.$B$2];[.$B$3];[.E426]+0.1*[.F426])" office:value-type="float" office:value="-56.1752123498138" calcext:value-type="float">
            <text:p>-56.1752123498138</text:p>
          </table:table-cell>
          <table:table-cell table:formula="of:=([.$B$4]-([.E427]-[.$B$1]))/[.$B$5]" office:value-type="float" office:value="2.11752123498138" calcext:value-type="float">
            <text:p>2.11752123498138</text:p>
          </table:table-cell>
        </table:table-row>
        <table:table-row table:style-name="ro1">
          <table:table-cell table:number-columns-repeated="3"/>
          <table:table-cell office:value-type="float" office:value="42.6" calcext:value-type="float">
            <text:p>42.6</text:p>
          </table:table-cell>
          <table:table-cell table:formula="of:=IF([.E427]&gt;[.$B$2];[.$B$3];[.E427]+0.1*[.F427])" office:value-type="float" office:value="-55.9634602263157" calcext:value-type="float">
            <text:p>-55.9634602263157</text:p>
          </table:table-cell>
          <table:table-cell table:formula="of:=([.$B$4]-([.E428]-[.$B$1]))/[.$B$5]" office:value-type="float" office:value="2.09634602263157" calcext:value-type="float">
            <text:p>2.09634602263157</text:p>
          </table:table-cell>
        </table:table-row>
        <table:table-row table:style-name="ro1">
          <table:table-cell table:number-columns-repeated="3"/>
          <table:table-cell office:value-type="float" office:value="42.7" calcext:value-type="float">
            <text:p>42.7</text:p>
          </table:table-cell>
          <table:table-cell table:formula="of:=IF([.E428]&gt;[.$B$2];[.$B$3];[.E428]+0.1*[.F428])" office:value-type="float" office:value="-55.7538256240525" calcext:value-type="float">
            <text:p>-55.7538256240525</text:p>
          </table:table-cell>
          <table:table-cell table:formula="of:=([.$B$4]-([.E429]-[.$B$1]))/[.$B$5]" office:value-type="float" office:value="2.07538256240525" calcext:value-type="float">
            <text:p>2.07538256240525</text:p>
          </table:table-cell>
        </table:table-row>
        <table:table-row table:style-name="ro1">
          <table:table-cell table:number-columns-repeated="3"/>
          <table:table-cell office:value-type="float" office:value="42.8" calcext:value-type="float">
            <text:p>42.8</text:p>
          </table:table-cell>
          <table:table-cell table:formula="of:=IF([.E429]&gt;[.$B$2];[.$B$3];[.E429]+0.1*[.F429])" office:value-type="float" office:value="-55.546287367812" calcext:value-type="float">
            <text:p>-55.546287367812</text:p>
          </table:table-cell>
          <table:table-cell table:formula="of:=([.$B$4]-([.E430]-[.$B$1]))/[.$B$5]" office:value-type="float" office:value="2.0546287367812" calcext:value-type="float">
            <text:p>2.0546287367812</text:p>
          </table:table-cell>
        </table:table-row>
        <table:table-row table:style-name="ro1">
          <table:table-cell table:number-columns-repeated="3"/>
          <table:table-cell office:value-type="float" office:value="42.9" calcext:value-type="float">
            <text:p>42.9</text:p>
          </table:table-cell>
          <table:table-cell table:formula="of:=IF([.E430]&gt;[.$B$2];[.$B$3];[.E430]+0.1*[.F430])" office:value-type="float" office:value="-55.3408244941339" calcext:value-type="float">
            <text:p>-55.3408244941339</text:p>
          </table:table-cell>
          <table:table-cell table:formula="of:=([.$B$4]-([.E431]-[.$B$1]))/[.$B$5]" office:value-type="float" office:value="2.03408244941339" calcext:value-type="float">
            <text:p>2.0340824494133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IF([.E431]&gt;[.$B$2];[.$B$3];[.E431]+0.1*[.F431])" office:value-type="float" office:value="-55.1374162491925" calcext:value-type="float">
            <text:p>-55.1374162491925</text:p>
          </table:table-cell>
          <table:table-cell table:formula="of:=([.$B$4]-([.E432]-[.$B$1]))/[.$B$5]" office:value-type="float" office:value="2.01374162491925" calcext:value-type="float">
            <text:p>2.01374162491925</text:p>
          </table:table-cell>
        </table:table-row>
        <table:table-row table:style-name="ro1">
          <table:table-cell table:number-columns-repeated="3"/>
          <table:table-cell office:value-type="float" office:value="43.1" calcext:value-type="float">
            <text:p>43.1</text:p>
          </table:table-cell>
          <table:table-cell table:formula="of:=IF([.E432]&gt;[.$B$2];[.$B$3];[.E432]+0.1*[.F432])" office:value-type="float" office:value="-54.9360420867006" calcext:value-type="float">
            <text:p>-54.9360420867006</text:p>
          </table:table-cell>
          <table:table-cell table:formula="of:=([.$B$4]-([.E433]-[.$B$1]))/[.$B$5]" office:value-type="float" office:value="1.99360420867006" calcext:value-type="float">
            <text:p>1.99360420867006</text:p>
          </table:table-cell>
        </table:table-row>
        <table:table-row table:style-name="ro1">
          <table:table-cell table:number-columns-repeated="3"/>
          <table:table-cell office:value-type="float" office:value="43.2" calcext:value-type="float">
            <text:p>43.2</text:p>
          </table:table-cell>
          <table:table-cell table:formula="of:=IF([.E433]&gt;[.$B$2];[.$B$3];[.E433]+0.1*[.F433])" office:value-type="float" office:value="-54.7366816658336" calcext:value-type="float">
            <text:p>-54.7366816658336</text:p>
          </table:table-cell>
          <table:table-cell table:formula="of:=([.$B$4]-([.E434]-[.$B$1]))/[.$B$5]" office:value-type="float" office:value="1.97366816658336" calcext:value-type="float">
            <text:p>1.97366816658336</text:p>
          </table:table-cell>
        </table:table-row>
        <table:table-row table:style-name="ro1">
          <table:table-cell table:number-columns-repeated="3"/>
          <table:table-cell office:value-type="float" office:value="43.3" calcext:value-type="float">
            <text:p>43.3</text:p>
          </table:table-cell>
          <table:table-cell table:formula="of:=IF([.E434]&gt;[.$B$2];[.$B$3];[.E434]+0.1*[.F434])" office:value-type="float" office:value="-54.5393148491752" calcext:value-type="float">
            <text:p>-54.5393148491752</text:p>
          </table:table-cell>
          <table:table-cell table:formula="of:=([.$B$4]-([.E435]-[.$B$1]))/[.$B$5]" office:value-type="float" office:value="1.95393148491752" calcext:value-type="float">
            <text:p>1.95393148491752</text:p>
          </table:table-cell>
        </table:table-row>
        <table:table-row table:style-name="ro1">
          <table:table-cell table:number-columns-repeated="3"/>
          <table:table-cell office:value-type="float" office:value="43.4" calcext:value-type="float">
            <text:p>43.4</text:p>
          </table:table-cell>
          <table:table-cell table:formula="of:=IF([.E435]&gt;[.$B$2];[.$B$3];[.E435]+0.1*[.F435])" office:value-type="float" office:value="-54.3439217006835" calcext:value-type="float">
            <text:p>-54.3439217006835</text:p>
          </table:table-cell>
          <table:table-cell table:formula="of:=([.$B$4]-([.E436]-[.$B$1]))/[.$B$5]" office:value-type="float" office:value="1.93439217006835" calcext:value-type="float">
            <text:p>1.93439217006835</text:p>
          </table:table-cell>
        </table:table-row>
        <table:table-row table:style-name="ro1">
          <table:table-cell table:number-columns-repeated="3"/>
          <table:table-cell office:value-type="float" office:value="43.5" calcext:value-type="float">
            <text:p>43.5</text:p>
          </table:table-cell>
          <table:table-cell table:formula="of:=IF([.E436]&gt;[.$B$2];[.$B$3];[.E436]+0.1*[.F436])" office:value-type="float" office:value="-54.1504824836767" calcext:value-type="float">
            <text:p>-54.1504824836767</text:p>
          </table:table-cell>
          <table:table-cell table:formula="of:=([.$B$4]-([.E437]-[.$B$1]))/[.$B$5]" office:value-type="float" office:value="1.91504824836767" calcext:value-type="float">
            <text:p>1.91504824836767</text:p>
          </table:table-cell>
        </table:table-row>
        <table:table-row table:style-name="ro1">
          <table:table-cell table:number-columns-repeated="3"/>
          <table:table-cell office:value-type="float" office:value="43.6" calcext:value-type="float">
            <text:p>43.6</text:p>
          </table:table-cell>
          <table:table-cell table:formula="of:=IF([.E437]&gt;[.$B$2];[.$B$3];[.E437]+0.1*[.F437])" office:value-type="float" office:value="-53.9589776588399" calcext:value-type="float">
            <text:p>-53.9589776588399</text:p>
          </table:table-cell>
          <table:table-cell table:formula="of:=([.$B$4]-([.E438]-[.$B$1]))/[.$B$5]" office:value-type="float" office:value="1.89589776588399" calcext:value-type="float">
            <text:p>1.89589776588399</text:p>
          </table:table-cell>
        </table:table-row>
        <table:table-row table:style-name="ro1">
          <table:table-cell table:number-columns-repeated="3"/>
          <table:table-cell office:value-type="float" office:value="43.7" calcext:value-type="float">
            <text:p>43.7</text:p>
          </table:table-cell>
          <table:table-cell table:formula="of:=IF([.E438]&gt;[.$B$2];[.$B$3];[.E438]+0.1*[.F438])" office:value-type="float" office:value="-53.7693878822515" calcext:value-type="float">
            <text:p>-53.7693878822515</text:p>
          </table:table-cell>
          <table:table-cell table:formula="of:=([.$B$4]-([.E439]-[.$B$1]))/[.$B$5]" office:value-type="float" office:value="1.87693878822515" calcext:value-type="float">
            <text:p>1.87693878822515</text:p>
          </table:table-cell>
        </table:table-row>
        <table:table-row table:style-name="ro1">
          <table:table-cell table:number-columns-repeated="3"/>
          <table:table-cell office:value-type="float" office:value="43.8" calcext:value-type="float">
            <text:p>43.8</text:p>
          </table:table-cell>
          <table:table-cell table:formula="of:=IF([.E439]&gt;[.$B$2];[.$B$3];[.E439]+0.1*[.F439])" office:value-type="float" office:value="-53.581694003429" calcext:value-type="float">
            <text:p>-53.581694003429</text:p>
          </table:table-cell>
          <table:table-cell table:formula="of:=([.$B$4]-([.E440]-[.$B$1]))/[.$B$5]" office:value-type="float" office:value="1.8581694003429" calcext:value-type="float">
            <text:p>1.8581694003429</text:p>
          </table:table-cell>
        </table:table-row>
        <table:table-row table:style-name="ro1">
          <table:table-cell table:number-columns-repeated="3"/>
          <table:table-cell office:value-type="float" office:value="43.9" calcext:value-type="float">
            <text:p>43.9</text:p>
          </table:table-cell>
          <table:table-cell table:formula="of:=IF([.E440]&gt;[.$B$2];[.$B$3];[.E440]+0.1*[.F440])" office:value-type="float" office:value="-53.3958770633947" calcext:value-type="float">
            <text:p>-53.3958770633947</text:p>
          </table:table-cell>
          <table:table-cell table:formula="of:=([.$B$4]-([.E441]-[.$B$1]))/[.$B$5]" office:value-type="float" office:value="1.83958770633947" calcext:value-type="float">
            <text:p>1.8395877063394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IF([.E441]&gt;[.$B$2];[.$B$3];[.E441]+0.1*[.F441])" office:value-type="float" office:value="-53.2119182927607" calcext:value-type="float">
            <text:p>-53.2119182927607</text:p>
          </table:table-cell>
          <table:table-cell table:formula="of:=([.$B$4]-([.E442]-[.$B$1]))/[.$B$5]" office:value-type="float" office:value="1.82119182927607" calcext:value-type="float">
            <text:p>1.82119182927607</text:p>
          </table:table-cell>
        </table:table-row>
        <table:table-row table:style-name="ro1">
          <table:table-cell table:number-columns-repeated="3"/>
          <table:table-cell office:value-type="float" office:value="44.1" calcext:value-type="float">
            <text:p>44.1</text:p>
          </table:table-cell>
          <table:table-cell table:formula="of:=IF([.E442]&gt;[.$B$2];[.$B$3];[.E442]+0.1*[.F442])" office:value-type="float" office:value="-53.0297991098331" calcext:value-type="float">
            <text:p>-53.0297991098331</text:p>
          </table:table-cell>
          <table:table-cell table:formula="of:=([.$B$4]-([.E443]-[.$B$1]))/[.$B$5]" office:value-type="float" office:value="1.80297991098331" calcext:value-type="float">
            <text:p>1.80297991098331</text:p>
          </table:table-cell>
        </table:table-row>
        <table:table-row table:style-name="ro1">
          <table:table-cell table:number-columns-repeated="3"/>
          <table:table-cell office:value-type="float" office:value="44.2" calcext:value-type="float">
            <text:p>44.2</text:p>
          </table:table-cell>
          <table:table-cell table:formula="of:=IF([.E443]&gt;[.$B$2];[.$B$3];[.E443]+0.1*[.F443])" office:value-type="float" office:value="-52.8495011187348" calcext:value-type="float">
            <text:p>-52.8495011187348</text:p>
          </table:table-cell>
          <table:table-cell table:formula="of:=([.$B$4]-([.E444]-[.$B$1]))/[.$B$5]" office:value-type="float" office:value="1.78495011187348" calcext:value-type="float">
            <text:p>1.78495011187348</text:p>
          </table:table-cell>
        </table:table-row>
        <table:table-row table:style-name="ro1">
          <table:table-cell table:number-columns-repeated="3"/>
          <table:table-cell office:value-type="float" office:value="44.3" calcext:value-type="float">
            <text:p>44.3</text:p>
          </table:table-cell>
          <table:table-cell table:formula="of:=IF([.E444]&gt;[.$B$2];[.$B$3];[.E444]+0.1*[.F444])" office:value-type="float" office:value="-52.6710061075475" calcext:value-type="float">
            <text:p>-52.6710061075475</text:p>
          </table:table-cell>
          <table:table-cell table:formula="of:=([.$B$4]-([.E445]-[.$B$1]))/[.$B$5]" office:value-type="float" office:value="1.76710061075475" calcext:value-type="float">
            <text:p>1.76710061075475</text:p>
          </table:table-cell>
        </table:table-row>
        <table:table-row table:style-name="ro1">
          <table:table-cell table:number-columns-repeated="3"/>
          <table:table-cell office:value-type="float" office:value="44.4" calcext:value-type="float">
            <text:p>44.4</text:p>
          </table:table-cell>
          <table:table-cell table:formula="of:=IF([.E445]&gt;[.$B$2];[.$B$3];[.E445]+0.1*[.F445])" office:value-type="float" office:value="-52.494296046472" calcext:value-type="float">
            <text:p>-52.494296046472</text:p>
          </table:table-cell>
          <table:table-cell table:formula="of:=([.$B$4]-([.E446]-[.$B$1]))/[.$B$5]" office:value-type="float" office:value="1.7494296046472" calcext:value-type="float">
            <text:p>1.7494296046472</text:p>
          </table:table-cell>
        </table:table-row>
        <table:table-row table:style-name="ro1">
          <table:table-cell table:number-columns-repeated="3"/>
          <table:table-cell office:value-type="float" office:value="44.5" calcext:value-type="float">
            <text:p>44.5</text:p>
          </table:table-cell>
          <table:table-cell table:formula="of:=IF([.E446]&gt;[.$B$2];[.$B$3];[.E446]+0.1*[.F446])" office:value-type="float" office:value="-52.3193530860073" calcext:value-type="float">
            <text:p>-52.3193530860073</text:p>
          </table:table-cell>
          <table:table-cell table:formula="of:=([.$B$4]-([.E447]-[.$B$1]))/[.$B$5]" office:value-type="float" office:value="1.73193530860073" calcext:value-type="float">
            <text:p>1.73193530860073</text:p>
          </table:table-cell>
        </table:table-row>
        <table:table-row table:style-name="ro1">
          <table:table-cell table:number-columns-repeated="3"/>
          <table:table-cell office:value-type="float" office:value="44.6" calcext:value-type="float">
            <text:p>44.6</text:p>
          </table:table-cell>
          <table:table-cell table:formula="of:=IF([.E447]&gt;[.$B$2];[.$B$3];[.E447]+0.1*[.F447])" office:value-type="float" office:value="-52.1461595551472" calcext:value-type="float">
            <text:p>-52.1461595551472</text:p>
          </table:table-cell>
          <table:table-cell table:formula="of:=([.$B$4]-([.E448]-[.$B$1]))/[.$B$5]" office:value-type="float" office:value="1.71461595551472" calcext:value-type="float">
            <text:p>1.71461595551472</text:p>
          </table:table-cell>
        </table:table-row>
        <table:table-row table:style-name="ro1">
          <table:table-cell table:number-columns-repeated="3"/>
          <table:table-cell office:value-type="float" office:value="44.7" calcext:value-type="float">
            <text:p>44.7</text:p>
          </table:table-cell>
          <table:table-cell table:formula="of:=IF([.E448]&gt;[.$B$2];[.$B$3];[.E448]+0.1*[.F448])" office:value-type="float" office:value="-51.9746979595957" calcext:value-type="float">
            <text:p>-51.9746979595957</text:p>
          </table:table-cell>
          <table:table-cell table:formula="of:=([.$B$4]-([.E449]-[.$B$1]))/[.$B$5]" office:value-type="float" office:value="1.69746979595957" calcext:value-type="float">
            <text:p>1.69746979595957</text:p>
          </table:table-cell>
        </table:table-row>
        <table:table-row table:style-name="ro1">
          <table:table-cell table:number-columns-repeated="3"/>
          <table:table-cell office:value-type="float" office:value="44.8" calcext:value-type="float">
            <text:p>44.8</text:p>
          </table:table-cell>
          <table:table-cell table:formula="of:=IF([.E449]&gt;[.$B$2];[.$B$3];[.E449]+0.1*[.F449])" office:value-type="float" office:value="-51.8049509799998" calcext:value-type="float">
            <text:p>-51.8049509799998</text:p>
          </table:table-cell>
          <table:table-cell table:formula="of:=([.$B$4]-([.E450]-[.$B$1]))/[.$B$5]" office:value-type="float" office:value="1.68049509799998" calcext:value-type="float">
            <text:p>1.68049509799998</text:p>
          </table:table-cell>
        </table:table-row>
        <table:table-row table:style-name="ro1">
          <table:table-cell table:number-columns-repeated="3"/>
          <table:table-cell office:value-type="float" office:value="44.9" calcext:value-type="float">
            <text:p>44.9</text:p>
          </table:table-cell>
          <table:table-cell table:formula="of:=IF([.E450]&gt;[.$B$2];[.$B$3];[.E450]+0.1*[.F450])" office:value-type="float" office:value="-51.6369014701998" calcext:value-type="float">
            <text:p>-51.6369014701998</text:p>
          </table:table-cell>
          <table:table-cell table:formula="of:=([.$B$4]-([.E451]-[.$B$1]))/[.$B$5]" office:value-type="float" office:value="1.66369014701998" calcext:value-type="float">
            <text:p>1.66369014701998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IF([.E451]&gt;[.$B$2];[.$B$3];[.E451]+0.1*[.F451])" office:value-type="float" office:value="-51.4705324554978" calcext:value-type="float">
            <text:p>-51.4705324554978</text:p>
          </table:table-cell>
          <table:table-cell table:formula="of:=([.$B$4]-([.E452]-[.$B$1]))/[.$B$5]" office:value-type="float" office:value="1.64705324554978" calcext:value-type="float">
            <text:p>1.64705324554978</text:p>
          </table:table-cell>
        </table:table-row>
        <table:table-row table:style-name="ro1">
          <table:table-cell table:number-columns-repeated="3"/>
          <table:table-cell office:value-type="float" office:value="45.1" calcext:value-type="float">
            <text:p>45.1</text:p>
          </table:table-cell>
          <table:table-cell table:formula="of:=IF([.E452]&gt;[.$B$2];[.$B$3];[.E452]+0.1*[.F452])" office:value-type="float" office:value="-51.3058271309428" calcext:value-type="float">
            <text:p>-51.3058271309428</text:p>
          </table:table-cell>
          <table:table-cell table:formula="of:=([.$B$4]-([.E453]-[.$B$1]))/[.$B$5]" office:value-type="float" office:value="1.63058271309428" calcext:value-type="float">
            <text:p>1.63058271309428</text:p>
          </table:table-cell>
        </table:table-row>
        <table:table-row table:style-name="ro1">
          <table:table-cell table:number-columns-repeated="3"/>
          <table:table-cell office:value-type="float" office:value="45.2" calcext:value-type="float">
            <text:p>45.2</text:p>
          </table:table-cell>
          <table:table-cell table:formula="of:=IF([.E453]&gt;[.$B$2];[.$B$3];[.E453]+0.1*[.F453])" office:value-type="float" office:value="-51.1427688596334" calcext:value-type="float">
            <text:p>-51.1427688596334</text:p>
          </table:table-cell>
          <table:table-cell table:formula="of:=([.$B$4]-([.E454]-[.$B$1]))/[.$B$5]" office:value-type="float" office:value="1.61427688596334" calcext:value-type="float">
            <text:p>1.61427688596334</text:p>
          </table:table-cell>
        </table:table-row>
        <table:table-row table:style-name="ro1">
          <table:table-cell table:number-columns-repeated="3"/>
          <table:table-cell office:value-type="float" office:value="45.3" calcext:value-type="float">
            <text:p>45.3</text:p>
          </table:table-cell>
          <table:table-cell table:formula="of:=IF([.E454]&gt;[.$B$2];[.$B$3];[.E454]+0.1*[.F454])" office:value-type="float" office:value="-50.981341171037" calcext:value-type="float">
            <text:p>-50.981341171037</text:p>
          </table:table-cell>
          <table:table-cell table:formula="of:=([.$B$4]-([.E455]-[.$B$1]))/[.$B$5]" office:value-type="float" office:value="1.5981341171037" calcext:value-type="float">
            <text:p>1.5981341171037</text:p>
          </table:table-cell>
        </table:table-row>
        <table:table-row table:style-name="ro1">
          <table:table-cell table:number-columns-repeated="3"/>
          <table:table-cell office:value-type="float" office:value="45.4" calcext:value-type="float">
            <text:p>45.4</text:p>
          </table:table-cell>
          <table:table-cell table:formula="of:=IF([.E455]&gt;[.$B$2];[.$B$3];[.E455]+0.1*[.F455])" office:value-type="float" office:value="-50.8215277593266" calcext:value-type="float">
            <text:p>-50.8215277593266</text:p>
          </table:table-cell>
          <table:table-cell table:formula="of:=([.$B$4]-([.E456]-[.$B$1]))/[.$B$5]" office:value-type="float" office:value="1.58215277593267" calcext:value-type="float">
            <text:p>1.58215277593267</text:p>
          </table:table-cell>
        </table:table-row>
        <table:table-row table:style-name="ro1">
          <table:table-cell table:number-columns-repeated="3"/>
          <table:table-cell office:value-type="float" office:value="45.5" calcext:value-type="float">
            <text:p>45.5</text:p>
          </table:table-cell>
          <table:table-cell table:formula="of:=IF([.E456]&gt;[.$B$2];[.$B$3];[.E456]+0.1*[.F456])" office:value-type="float" office:value="-50.6633124817334" calcext:value-type="float">
            <text:p>-50.6633124817334</text:p>
          </table:table-cell>
          <table:table-cell table:formula="of:=([.$B$4]-([.E457]-[.$B$1]))/[.$B$5]" office:value-type="float" office:value="1.56633124817334" calcext:value-type="float">
            <text:p>1.56633124817334</text:p>
          </table:table-cell>
        </table:table-row>
        <table:table-row table:style-name="ro1">
          <table:table-cell table:number-columns-repeated="3"/>
          <table:table-cell office:value-type="float" office:value="45.6" calcext:value-type="float">
            <text:p>45.6</text:p>
          </table:table-cell>
          <table:table-cell table:formula="of:=IF([.E457]&gt;[.$B$2];[.$B$3];[.E457]+0.1*[.F457])" office:value-type="float" office:value="-50.5066793569161" calcext:value-type="float">
            <text:p>-50.5066793569161</text:p>
          </table:table-cell>
          <table:table-cell table:formula="of:=([.$B$4]-([.E458]-[.$B$1]))/[.$B$5]" office:value-type="float" office:value="1.55066793569161" calcext:value-type="float">
            <text:p>1.55066793569161</text:p>
          </table:table-cell>
        </table:table-row>
        <table:table-row table:style-name="ro1">
          <table:table-cell table:number-columns-repeated="3"/>
          <table:table-cell office:value-type="float" office:value="45.7" calcext:value-type="float">
            <text:p>45.7</text:p>
          </table:table-cell>
          <table:table-cell table:formula="of:=IF([.E458]&gt;[.$B$2];[.$B$3];[.E458]+0.1*[.F458])" office:value-type="float" office:value="-50.3516125633469" calcext:value-type="float">
            <text:p>-50.3516125633469</text:p>
          </table:table-cell>
          <table:table-cell table:formula="of:=([.$B$4]-([.E459]-[.$B$1]))/[.$B$5]" office:value-type="float" office:value="1.53516125633469" calcext:value-type="float">
            <text:p>1.53516125633469</text:p>
          </table:table-cell>
        </table:table-row>
        <table:table-row table:style-name="ro1">
          <table:table-cell table:number-columns-repeated="3"/>
          <table:table-cell office:value-type="float" office:value="45.8" calcext:value-type="float">
            <text:p>45.8</text:p>
          </table:table-cell>
          <table:table-cell table:formula="of:=IF([.E459]&gt;[.$B$2];[.$B$3];[.E459]+0.1*[.F459])" office:value-type="float" office:value="-50.1980964377134" calcext:value-type="float">
            <text:p>-50.1980964377134</text:p>
          </table:table-cell>
          <table:table-cell table:formula="of:=([.$B$4]-([.E460]-[.$B$1]))/[.$B$5]" office:value-type="float" office:value="1.51980964377134" calcext:value-type="float">
            <text:p>1.51980964377134</text:p>
          </table:table-cell>
        </table:table-row>
        <table:table-row table:style-name="ro1">
          <table:table-cell table:number-columns-repeated="3"/>
          <table:table-cell office:value-type="float" office:value="45.9" calcext:value-type="float">
            <text:p>45.9</text:p>
          </table:table-cell>
          <table:table-cell table:formula="of:=IF([.E460]&gt;[.$B$2];[.$B$3];[.E460]+0.1*[.F460])" office:value-type="float" office:value="-50.0461154733363" calcext:value-type="float">
            <text:p>-50.0461154733363</text:p>
          </table:table-cell>
          <table:table-cell table:formula="of:=([.$B$4]-([.E461]-[.$B$1]))/[.$B$5]" office:value-type="float" office:value="1.50461154733363" calcext:value-type="float">
            <text:p>1.5046115473336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IF([.E461]&gt;[.$B$2];[.$B$3];[.E461]+0.1*[.F461])" office:value-type="float" office:value="-49.8956543186029" calcext:value-type="float">
            <text:p>-49.8956543186029</text:p>
          </table:table-cell>
          <table:table-cell table:formula="of:=([.$B$4]-([.E462]-[.$B$1]))/[.$B$5]" office:value-type="float" office:value="1.48956543186029" calcext:value-type="float">
            <text:p>1.48956543186029</text:p>
          </table:table-cell>
        </table:table-row>
        <table:table-row table:style-name="ro1">
          <table:table-cell table:number-columns-repeated="3"/>
          <table:table-cell office:value-type="float" office:value="46.1" calcext:value-type="float">
            <text:p>46.1</text:p>
          </table:table-cell>
          <table:table-cell table:formula="of:=IF([.E462]&gt;[.$B$2];[.$B$3];[.E462]+0.1*[.F462])" office:value-type="float" office:value="-49.7466977754169" calcext:value-type="float">
            <text:p>-49.7466977754169</text:p>
          </table:table-cell>
          <table:table-cell table:formula="of:=([.$B$4]-([.E463]-[.$B$1]))/[.$B$5]" office:value-type="float" office:value="1.47466977754169" calcext:value-type="float">
            <text:p>1.47466977754169</text:p>
          </table:table-cell>
        </table:table-row>
        <table:table-row table:style-name="ro1">
          <table:table-cell table:number-columns-repeated="3"/>
          <table:table-cell office:value-type="float" office:value="46.2" calcext:value-type="float">
            <text:p>46.2</text:p>
          </table:table-cell>
          <table:table-cell table:formula="of:=IF([.E463]&gt;[.$B$2];[.$B$3];[.E463]+0.1*[.F463])" office:value-type="float" office:value="-49.5992307976627" calcext:value-type="float">
            <text:p>-49.5992307976627</text:p>
          </table:table-cell>
          <table:table-cell table:formula="of:=([.$B$4]-([.E464]-[.$B$1]))/[.$B$5]" office:value-type="float" office:value="1.45992307976627" calcext:value-type="float">
            <text:p>1.45992307976627</text:p>
          </table:table-cell>
        </table:table-row>
        <table:table-row table:style-name="ro1">
          <table:table-cell table:number-columns-repeated="3"/>
          <table:table-cell office:value-type="float" office:value="46.3" calcext:value-type="float">
            <text:p>46.3</text:p>
          </table:table-cell>
          <table:table-cell table:formula="of:=IF([.E464]&gt;[.$B$2];[.$B$3];[.E464]+0.1*[.F464])" office:value-type="float" office:value="-49.4532384896861" calcext:value-type="float">
            <text:p>-49.4532384896861</text:p>
          </table:table-cell>
          <table:table-cell table:formula="of:=([.$B$4]-([.E465]-[.$B$1]))/[.$B$5]" office:value-type="float" office:value="1.44532384896861" calcext:value-type="float">
            <text:p>1.44532384896861</text:p>
          </table:table-cell>
        </table:table-row>
        <table:table-row table:style-name="ro1">
          <table:table-cell table:number-columns-repeated="3"/>
          <table:table-cell office:value-type="float" office:value="46.4" calcext:value-type="float">
            <text:p>46.4</text:p>
          </table:table-cell>
          <table:table-cell table:formula="of:=IF([.E465]&gt;[.$B$2];[.$B$3];[.E465]+0.1*[.F465])" office:value-type="float" office:value="-49.3087061047892" calcext:value-type="float">
            <text:p>-49.3087061047892</text:p>
          </table:table-cell>
          <table:table-cell table:formula="of:=([.$B$4]-([.E466]-[.$B$1]))/[.$B$5]" office:value-type="float" office:value="1.43087061047892" calcext:value-type="float">
            <text:p>1.43087061047892</text:p>
          </table:table-cell>
        </table:table-row>
        <table:table-row table:style-name="ro1">
          <table:table-cell table:number-columns-repeated="3"/>
          <table:table-cell office:value-type="float" office:value="46.5" calcext:value-type="float">
            <text:p>46.5</text:p>
          </table:table-cell>
          <table:table-cell table:formula="of:=IF([.E466]&gt;[.$B$2];[.$B$3];[.E466]+0.1*[.F466])" office:value-type="float" office:value="-49.1656190437413" calcext:value-type="float">
            <text:p>-49.1656190437413</text:p>
          </table:table-cell>
          <table:table-cell table:formula="of:=([.$B$4]-([.E467]-[.$B$1]))/[.$B$5]" office:value-type="float" office:value="1.41656190437413" calcext:value-type="float">
            <text:p>1.41656190437413</text:p>
          </table:table-cell>
        </table:table-row>
        <table:table-row table:style-name="ro1">
          <table:table-cell table:number-columns-repeated="3"/>
          <table:table-cell office:value-type="float" office:value="46.6" calcext:value-type="float">
            <text:p>46.6</text:p>
          </table:table-cell>
          <table:table-cell table:formula="of:=IF([.E467]&gt;[.$B$2];[.$B$3];[.E467]+0.1*[.F467])" office:value-type="float" office:value="-49.0239628533039" calcext:value-type="float">
            <text:p>-49.0239628533039</text:p>
          </table:table-cell>
          <table:table-cell table:formula="of:=([.$B$4]-([.E468]-[.$B$1]))/[.$B$5]" office:value-type="float" office:value="1.40239628533039" calcext:value-type="float">
            <text:p>1.40239628533039</text:p>
          </table:table-cell>
        </table:table-row>
        <table:table-row table:style-name="ro1">
          <table:table-cell table:number-columns-repeated="3"/>
          <table:table-cell office:value-type="float" office:value="46.7" calcext:value-type="float">
            <text:p>46.7</text:p>
          </table:table-cell>
          <table:table-cell table:formula="of:=IF([.E468]&gt;[.$B$2];[.$B$3];[.E468]+0.1*[.F468])" office:value-type="float" office:value="-48.8837232247709" calcext:value-type="float">
            <text:p>-48.8837232247709</text:p>
          </table:table-cell>
          <table:table-cell table:formula="of:=([.$B$4]-([.E469]-[.$B$1]))/[.$B$5]" office:value-type="float" office:value="1.38837232247709" calcext:value-type="float">
            <text:p>1.38837232247709</text:p>
          </table:table-cell>
        </table:table-row>
        <table:table-row table:style-name="ro1">
          <table:table-cell table:number-columns-repeated="3"/>
          <table:table-cell office:value-type="float" office:value="46.8" calcext:value-type="float">
            <text:p>46.8</text:p>
          </table:table-cell>
          <table:table-cell table:formula="of:=IF([.E469]&gt;[.$B$2];[.$B$3];[.E469]+0.1*[.F469])" office:value-type="float" office:value="-48.7448859925232" calcext:value-type="float">
            <text:p>-48.7448859925232</text:p>
          </table:table-cell>
          <table:table-cell table:formula="of:=([.$B$4]-([.E470]-[.$B$1]))/[.$B$5]" office:value-type="float" office:value="1.37448859925232" calcext:value-type="float">
            <text:p>1.37448859925232</text:p>
          </table:table-cell>
        </table:table-row>
        <table:table-row table:style-name="ro1">
          <table:table-cell table:number-columns-repeated="3"/>
          <table:table-cell office:value-type="float" office:value="46.9" calcext:value-type="float">
            <text:p>46.9</text:p>
          </table:table-cell>
          <table:table-cell table:formula="of:=IF([.E470]&gt;[.$B$2];[.$B$3];[.E470]+0.1*[.F470])" office:value-type="float" office:value="-48.607437132598" calcext:value-type="float">
            <text:p>-48.607437132598</text:p>
          </table:table-cell>
          <table:table-cell table:formula="of:=([.$B$4]-([.E471]-[.$B$1]))/[.$B$5]" office:value-type="float" office:value="1.3607437132598" calcext:value-type="float">
            <text:p>1.360743713259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IF([.E471]&gt;[.$B$2];[.$B$3];[.E471]+0.1*[.F471])" office:value-type="float" office:value="-48.471362761272" calcext:value-type="float">
            <text:p>-48.471362761272</text:p>
          </table:table-cell>
          <table:table-cell table:formula="of:=([.$B$4]-([.E472]-[.$B$1]))/[.$B$5]" office:value-type="float" office:value="1.3471362761272" calcext:value-type="float">
            <text:p>1.3471362761272</text:p>
          </table:table-cell>
        </table:table-row>
        <table:table-row table:style-name="ro1">
          <table:table-cell table:number-columns-repeated="3"/>
          <table:table-cell office:value-type="float" office:value="47.1" calcext:value-type="float">
            <text:p>47.1</text:p>
          </table:table-cell>
          <table:table-cell table:formula="of:=IF([.E472]&gt;[.$B$2];[.$B$3];[.E472]+0.1*[.F472])" office:value-type="float" office:value="-48.3366491336593" calcext:value-type="float">
            <text:p>-48.3366491336593</text:p>
          </table:table-cell>
          <table:table-cell table:formula="of:=([.$B$4]-([.E473]-[.$B$1]))/[.$B$5]" office:value-type="float" office:value="1.33366491336593" calcext:value-type="float">
            <text:p>1.33366491336593</text:p>
          </table:table-cell>
        </table:table-row>
        <table:table-row table:style-name="ro1">
          <table:table-cell table:number-columns-repeated="3"/>
          <table:table-cell office:value-type="float" office:value="47.2" calcext:value-type="float">
            <text:p>47.2</text:p>
          </table:table-cell>
          <table:table-cell table:formula="of:=IF([.E473]&gt;[.$B$2];[.$B$3];[.E473]+0.1*[.F473])" office:value-type="float" office:value="-48.2032826423227" calcext:value-type="float">
            <text:p>-48.2032826423227</text:p>
          </table:table-cell>
          <table:table-cell table:formula="of:=([.$B$4]-([.E474]-[.$B$1]))/[.$B$5]" office:value-type="float" office:value="1.32032826423227" calcext:value-type="float">
            <text:p>1.32032826423227</text:p>
          </table:table-cell>
        </table:table-row>
        <table:table-row table:style-name="ro1">
          <table:table-cell table:number-columns-repeated="3"/>
          <table:table-cell office:value-type="float" office:value="47.3" calcext:value-type="float">
            <text:p>47.3</text:p>
          </table:table-cell>
          <table:table-cell table:formula="of:=IF([.E474]&gt;[.$B$2];[.$B$3];[.E474]+0.1*[.F474])" office:value-type="float" office:value="-48.0712498158994" calcext:value-type="float">
            <text:p>-48.0712498158994</text:p>
          </table:table-cell>
          <table:table-cell table:formula="of:=([.$B$4]-([.E475]-[.$B$1]))/[.$B$5]" office:value-type="float" office:value="1.30712498158994" calcext:value-type="float">
            <text:p>1.30712498158994</text:p>
          </table:table-cell>
        </table:table-row>
        <table:table-row table:style-name="ro1">
          <table:table-cell table:number-columns-repeated="3"/>
          <table:table-cell office:value-type="float" office:value="47.4" calcext:value-type="float">
            <text:p>47.4</text:p>
          </table:table-cell>
          <table:table-cell table:formula="of:=IF([.E475]&gt;[.$B$2];[.$B$3];[.E475]+0.1*[.F475])" office:value-type="float" office:value="-47.9405373177404" calcext:value-type="float">
            <text:p>-47.9405373177404</text:p>
          </table:table-cell>
          <table:table-cell table:formula="of:=([.$B$4]-([.E476]-[.$B$1]))/[.$B$5]" office:value-type="float" office:value="1.29405373177404" calcext:value-type="float">
            <text:p>1.29405373177404</text:p>
          </table:table-cell>
        </table:table-row>
        <table:table-row table:style-name="ro1">
          <table:table-cell table:number-columns-repeated="3"/>
          <table:table-cell office:value-type="float" office:value="47.5" calcext:value-type="float">
            <text:p>47.5</text:p>
          </table:table-cell>
          <table:table-cell table:formula="of:=IF([.E476]&gt;[.$B$2];[.$B$3];[.E476]+0.1*[.F476])" office:value-type="float" office:value="-47.811131944563" calcext:value-type="float">
            <text:p>-47.811131944563</text:p>
          </table:table-cell>
          <table:table-cell table:formula="of:=([.$B$4]-([.E477]-[.$B$1]))/[.$B$5]" office:value-type="float" office:value="1.2811131944563" calcext:value-type="float">
            <text:p>1.2811131944563</text:p>
          </table:table-cell>
        </table:table-row>
        <table:table-row table:style-name="ro1">
          <table:table-cell table:number-columns-repeated="3"/>
          <table:table-cell office:value-type="float" office:value="47.6" calcext:value-type="float">
            <text:p>47.6</text:p>
          </table:table-cell>
          <table:table-cell table:formula="of:=IF([.E477]&gt;[.$B$2];[.$B$3];[.E477]+0.1*[.F477])" office:value-type="float" office:value="-47.6830206251174" calcext:value-type="float">
            <text:p>-47.6830206251174</text:p>
          </table:table-cell>
          <table:table-cell table:formula="of:=([.$B$4]-([.E478]-[.$B$1]))/[.$B$5]" office:value-type="float" office:value="1.26830206251174" calcext:value-type="float">
            <text:p>1.26830206251174</text:p>
          </table:table-cell>
        </table:table-row>
        <table:table-row table:style-name="ro1">
          <table:table-cell table:number-columns-repeated="3"/>
          <table:table-cell office:value-type="float" office:value="47.7" calcext:value-type="float">
            <text:p>47.7</text:p>
          </table:table-cell>
          <table:table-cell table:formula="of:=IF([.E478]&gt;[.$B$2];[.$B$3];[.E478]+0.1*[.F478])" office:value-type="float" office:value="-47.5561904188662" calcext:value-type="float">
            <text:p>-47.5561904188662</text:p>
          </table:table-cell>
          <table:table-cell table:formula="of:=([.$B$4]-([.E479]-[.$B$1]))/[.$B$5]" office:value-type="float" office:value="1.25561904188662" calcext:value-type="float">
            <text:p>1.25561904188662</text:p>
          </table:table-cell>
        </table:table-row>
        <table:table-row table:style-name="ro1">
          <table:table-cell table:number-columns-repeated="3"/>
          <table:table-cell office:value-type="float" office:value="47.8" calcext:value-type="float">
            <text:p>47.8</text:p>
          </table:table-cell>
          <table:table-cell table:formula="of:=IF([.E479]&gt;[.$B$2];[.$B$3];[.E479]+0.1*[.F479])" office:value-type="float" office:value="-47.4306285146776" calcext:value-type="float">
            <text:p>-47.4306285146776</text:p>
          </table:table-cell>
          <table:table-cell table:formula="of:=([.$B$4]-([.E480]-[.$B$1]))/[.$B$5]" office:value-type="float" office:value="1.24306285146776" calcext:value-type="float">
            <text:p>1.24306285146776</text:p>
          </table:table-cell>
        </table:table-row>
        <table:table-row table:style-name="ro1">
          <table:table-cell table:number-columns-repeated="3"/>
          <table:table-cell office:value-type="float" office:value="47.9" calcext:value-type="float">
            <text:p>47.9</text:p>
          </table:table-cell>
          <table:table-cell table:formula="of:=IF([.E480]&gt;[.$B$2];[.$B$3];[.E480]+0.1*[.F480])" office:value-type="float" office:value="-47.3063222295308" calcext:value-type="float">
            <text:p>-47.3063222295308</text:p>
          </table:table-cell>
          <table:table-cell table:formula="of:=([.$B$4]-([.E481]-[.$B$1]))/[.$B$5]" office:value-type="float" office:value="1.23063222295308" calcext:value-type="float">
            <text:p>1.23063222295308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IF([.E481]&gt;[.$B$2];[.$B$3];[.E481]+0.1*[.F481])" office:value-type="float" office:value="-47.1832590072355" calcext:value-type="float">
            <text:p>-47.1832590072355</text:p>
          </table:table-cell>
          <table:table-cell table:formula="of:=([.$B$4]-([.E482]-[.$B$1]))/[.$B$5]" office:value-type="float" office:value="1.21832590072355" calcext:value-type="float">
            <text:p>1.21832590072355</text:p>
          </table:table-cell>
        </table:table-row>
        <table:table-row table:style-name="ro1">
          <table:table-cell table:number-columns-repeated="3"/>
          <table:table-cell office:value-type="float" office:value="48.1" calcext:value-type="float">
            <text:p>48.1</text:p>
          </table:table-cell>
          <table:table-cell table:formula="of:=IF([.E482]&gt;[.$B$2];[.$B$3];[.E482]+0.1*[.F482])" office:value-type="float" office:value="-47.0614264171631" calcext:value-type="float">
            <text:p>-47.0614264171631</text:p>
          </table:table-cell>
          <table:table-cell table:formula="of:=([.$B$4]-([.E483]-[.$B$1]))/[.$B$5]" office:value-type="float" office:value="1.20614264171631" calcext:value-type="float">
            <text:p>1.20614264171631</text:p>
          </table:table-cell>
        </table:table-row>
        <table:table-row table:style-name="ro1">
          <table:table-cell table:number-columns-repeated="3"/>
          <table:table-cell office:value-type="float" office:value="48.2" calcext:value-type="float">
            <text:p>48.2</text:p>
          </table:table-cell>
          <table:table-cell table:formula="of:=IF([.E483]&gt;[.$B$2];[.$B$3];[.E483]+0.1*[.F483])" office:value-type="float" office:value="-46.9408121529915" calcext:value-type="float">
            <text:p>-46.9408121529915</text:p>
          </table:table-cell>
          <table:table-cell table:formula="of:=([.$B$4]-([.E484]-[.$B$1]))/[.$B$5]" office:value-type="float" office:value="1.19408121529915" calcext:value-type="float">
            <text:p>1.19408121529915</text:p>
          </table:table-cell>
        </table:table-row>
        <table:table-row table:style-name="ro1">
          <table:table-cell table:number-columns-repeated="3"/>
          <table:table-cell office:value-type="float" office:value="48.3" calcext:value-type="float">
            <text:p>48.3</text:p>
          </table:table-cell>
          <table:table-cell table:formula="of:=IF([.E484]&gt;[.$B$2];[.$B$3];[.E484]+0.1*[.F484])" office:value-type="float" office:value="-46.8214040314616" calcext:value-type="float">
            <text:p>-46.8214040314616</text:p>
          </table:table-cell>
          <table:table-cell table:formula="of:=([.$B$4]-([.E485]-[.$B$1]))/[.$B$5]" office:value-type="float" office:value="1.18214040314616" calcext:value-type="float">
            <text:p>1.18214040314616</text:p>
          </table:table-cell>
        </table:table-row>
        <table:table-row table:style-name="ro1">
          <table:table-cell table:number-columns-repeated="3"/>
          <table:table-cell office:value-type="float" office:value="48.4" calcext:value-type="float">
            <text:p>48.4</text:p>
          </table:table-cell>
          <table:table-cell table:formula="of:=IF([.E485]&gt;[.$B$2];[.$B$3];[.E485]+0.1*[.F485])" office:value-type="float" office:value="-46.703189991147" calcext:value-type="float">
            <text:p>-46.703189991147</text:p>
          </table:table-cell>
          <table:table-cell table:formula="of:=([.$B$4]-([.E486]-[.$B$1]))/[.$B$5]" office:value-type="float" office:value="1.1703189991147" calcext:value-type="float">
            <text:p>1.1703189991147</text:p>
          </table:table-cell>
        </table:table-row>
        <table:table-row table:style-name="ro1">
          <table:table-cell table:number-columns-repeated="3"/>
          <table:table-cell office:value-type="float" office:value="48.5" calcext:value-type="float">
            <text:p>48.5</text:p>
          </table:table-cell>
          <table:table-cell table:formula="of:=IF([.E486]&gt;[.$B$2];[.$B$3];[.E486]+0.1*[.F486])" office:value-type="float" office:value="-46.5861580912355" calcext:value-type="float">
            <text:p>-46.5861580912355</text:p>
          </table:table-cell>
          <table:table-cell table:formula="of:=([.$B$4]-([.E487]-[.$B$1]))/[.$B$5]" office:value-type="float" office:value="1.15861580912355" calcext:value-type="float">
            <text:p>1.15861580912355</text:p>
          </table:table-cell>
        </table:table-row>
        <table:table-row table:style-name="ro1">
          <table:table-cell table:number-columns-repeated="3"/>
          <table:table-cell office:value-type="float" office:value="48.6" calcext:value-type="float">
            <text:p>48.6</text:p>
          </table:table-cell>
          <table:table-cell table:formula="of:=IF([.E487]&gt;[.$B$2];[.$B$3];[.E487]+0.1*[.F487])" office:value-type="float" office:value="-46.4702965103232" calcext:value-type="float">
            <text:p>-46.4702965103232</text:p>
          </table:table-cell>
          <table:table-cell table:formula="of:=([.$B$4]-([.E488]-[.$B$1]))/[.$B$5]" office:value-type="float" office:value="1.14702965103232" calcext:value-type="float">
            <text:p>1.14702965103232</text:p>
          </table:table-cell>
        </table:table-row>
        <table:table-row table:style-name="ro1">
          <table:table-cell table:number-columns-repeated="3"/>
          <table:table-cell office:value-type="float" office:value="48.7" calcext:value-type="float">
            <text:p>48.7</text:p>
          </table:table-cell>
          <table:table-cell table:formula="of:=IF([.E488]&gt;[.$B$2];[.$B$3];[.E488]+0.1*[.F488])" office:value-type="float" office:value="-46.3555935452199" calcext:value-type="float">
            <text:p>-46.3555935452199</text:p>
          </table:table-cell>
          <table:table-cell table:formula="of:=([.$B$4]-([.E489]-[.$B$1]))/[.$B$5]" office:value-type="float" office:value="1.13555935452199" calcext:value-type="float">
            <text:p>1.13555935452199</text:p>
          </table:table-cell>
        </table:table-row>
        <table:table-row table:style-name="ro1">
          <table:table-cell table:number-columns-repeated="3"/>
          <table:table-cell office:value-type="float" office:value="48.8" calcext:value-type="float">
            <text:p>48.8</text:p>
          </table:table-cell>
          <table:table-cell table:formula="of:=IF([.E489]&gt;[.$B$2];[.$B$3];[.E489]+0.1*[.F489])" office:value-type="float" office:value="-46.2420376097677" calcext:value-type="float">
            <text:p>-46.2420376097677</text:p>
          </table:table-cell>
          <table:table-cell table:formula="of:=([.$B$4]-([.E490]-[.$B$1]))/[.$B$5]" office:value-type="float" office:value="1.12420376097677" calcext:value-type="float">
            <text:p>1.12420376097677</text:p>
          </table:table-cell>
        </table:table-row>
        <table:table-row table:style-name="ro1">
          <table:table-cell table:number-columns-repeated="3"/>
          <table:table-cell office:value-type="float" office:value="48.9" calcext:value-type="float">
            <text:p>48.9</text:p>
          </table:table-cell>
          <table:table-cell table:formula="of:=IF([.E490]&gt;[.$B$2];[.$B$3];[.E490]+0.1*[.F490])" office:value-type="float" office:value="-46.1296172336701" calcext:value-type="float">
            <text:p>-46.1296172336701</text:p>
          </table:table-cell>
          <table:table-cell table:formula="of:=([.$B$4]-([.E491]-[.$B$1]))/[.$B$5]" office:value-type="float" office:value="1.112961723367" calcext:value-type="float">
            <text:p>1.11296172336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IF([.E491]&gt;[.$B$2];[.$B$3];[.E491]+0.1*[.F491])" office:value-type="float" office:value="-46.0183210613334" calcext:value-type="float">
            <text:p>-46.0183210613334</text:p>
          </table:table-cell>
          <table:table-cell table:formula="of:=([.$B$4]-([.E492]-[.$B$1]))/[.$B$5]" office:value-type="float" office:value="1.10183210613333" calcext:value-type="float">
            <text:p>1.10183210613333</text:p>
          </table:table-cell>
        </table:table-row>
        <table:table-row table:style-name="ro1">
          <table:table-cell table:number-columns-repeated="3"/>
          <table:table-cell office:value-type="float" office:value="49.1" calcext:value-type="float">
            <text:p>49.1</text:p>
          </table:table-cell>
          <table:table-cell table:formula="of:=IF([.E492]&gt;[.$B$2];[.$B$3];[.E492]+0.1*[.F492])" office:value-type="float" office:value="-45.90813785072" calcext:value-type="float">
            <text:p>-45.90813785072</text:p>
          </table:table-cell>
          <table:table-cell table:formula="of:=([.$B$4]-([.E493]-[.$B$1]))/[.$B$5]" office:value-type="float" office:value="1.090813785072" calcext:value-type="float">
            <text:p>1.090813785072</text:p>
          </table:table-cell>
        </table:table-row>
        <table:table-row table:style-name="ro1">
          <table:table-cell table:number-columns-repeated="3"/>
          <table:table-cell office:value-type="float" office:value="49.2" calcext:value-type="float">
            <text:p>49.2</text:p>
          </table:table-cell>
          <table:table-cell table:formula="of:=IF([.E493]&gt;[.$B$2];[.$B$3];[.E493]+0.1*[.F493])" office:value-type="float" office:value="-45.7990564722128" calcext:value-type="float">
            <text:p>-45.7990564722128</text:p>
          </table:table-cell>
          <table:table-cell table:formula="of:=([.$B$4]-([.E494]-[.$B$1]))/[.$B$5]" office:value-type="float" office:value="1.07990564722128" calcext:value-type="float">
            <text:p>1.07990564722128</text:p>
          </table:table-cell>
        </table:table-row>
        <table:table-row table:style-name="ro1">
          <table:table-cell table:number-columns-repeated="3"/>
          <table:table-cell office:value-type="float" office:value="49.3" calcext:value-type="float">
            <text:p>49.3</text:p>
          </table:table-cell>
          <table:table-cell table:formula="of:=IF([.E494]&gt;[.$B$2];[.$B$3];[.E494]+0.1*[.F494])" office:value-type="float" office:value="-45.6910659074907" calcext:value-type="float">
            <text:p>-45.6910659074907</text:p>
          </table:table-cell>
          <table:table-cell table:formula="of:=([.$B$4]-([.E495]-[.$B$1]))/[.$B$5]" office:value-type="float" office:value="1.06910659074907" calcext:value-type="float">
            <text:p>1.06910659074907</text:p>
          </table:table-cell>
        </table:table-row>
        <table:table-row table:style-name="ro1">
          <table:table-cell table:number-columns-repeated="3"/>
          <table:table-cell office:value-type="float" office:value="49.4" calcext:value-type="float">
            <text:p>49.4</text:p>
          </table:table-cell>
          <table:table-cell table:formula="of:=IF([.E495]&gt;[.$B$2];[.$B$3];[.E495]+0.1*[.F495])" office:value-type="float" office:value="-45.5841552484158" calcext:value-type="float">
            <text:p>-45.5841552484158</text:p>
          </table:table-cell>
          <table:table-cell table:formula="of:=([.$B$4]-([.E496]-[.$B$1]))/[.$B$5]" office:value-type="float" office:value="1.05841552484158" calcext:value-type="float">
            <text:p>1.05841552484158</text:p>
          </table:table-cell>
        </table:table-row>
        <table:table-row table:style-name="ro1">
          <table:table-cell table:number-columns-repeated="3"/>
          <table:table-cell office:value-type="float" office:value="49.5" calcext:value-type="float">
            <text:p>49.5</text:p>
          </table:table-cell>
          <table:table-cell table:formula="of:=IF([.E496]&gt;[.$B$2];[.$B$3];[.E496]+0.1*[.F496])" office:value-type="float" office:value="-45.4783136959316" calcext:value-type="float">
            <text:p>-45.4783136959316</text:p>
          </table:table-cell>
          <table:table-cell table:formula="of:=([.$B$4]-([.E497]-[.$B$1]))/[.$B$5]" office:value-type="float" office:value="1.04783136959316" calcext:value-type="float">
            <text:p>1.04783136959316</text:p>
          </table:table-cell>
        </table:table-row>
        <table:table-row table:style-name="ro1">
          <table:table-cell table:number-columns-repeated="3"/>
          <table:table-cell office:value-type="float" office:value="49.6" calcext:value-type="float">
            <text:p>49.6</text:p>
          </table:table-cell>
          <table:table-cell table:formula="of:=IF([.E497]&gt;[.$B$2];[.$B$3];[.E497]+0.1*[.F497])" office:value-type="float" office:value="-45.3735305589723" calcext:value-type="float">
            <text:p>-45.3735305589723</text:p>
          </table:table-cell>
          <table:table-cell table:formula="of:=([.$B$4]-([.E498]-[.$B$1]))/[.$B$5]" office:value-type="float" office:value="1.03735305589723" calcext:value-type="float">
            <text:p>1.03735305589723</text:p>
          </table:table-cell>
        </table:table-row>
        <table:table-row table:style-name="ro1">
          <table:table-cell table:number-columns-repeated="3"/>
          <table:table-cell office:value-type="float" office:value="49.7" calcext:value-type="float">
            <text:p>49.7</text:p>
          </table:table-cell>
          <table:table-cell table:formula="of:=IF([.E498]&gt;[.$B$2];[.$B$3];[.E498]+0.1*[.F498])" office:value-type="float" office:value="-45.2697952533826" calcext:value-type="float">
            <text:p>-45.2697952533826</text:p>
          </table:table-cell>
          <table:table-cell table:formula="of:=([.$B$4]-([.E499]-[.$B$1]))/[.$B$5]" office:value-type="float" office:value="1.02697952533826" calcext:value-type="float">
            <text:p>1.02697952533826</text:p>
          </table:table-cell>
        </table:table-row>
        <table:table-row table:style-name="ro1">
          <table:table-cell table:number-columns-repeated="3"/>
          <table:table-cell office:value-type="float" office:value="49.8" calcext:value-type="float">
            <text:p>49.8</text:p>
          </table:table-cell>
          <table:table-cell table:formula="of:=IF([.E499]&gt;[.$B$2];[.$B$3];[.E499]+0.1*[.F499])" office:value-type="float" office:value="-45.1670973008488" calcext:value-type="float">
            <text:p>-45.1670973008488</text:p>
          </table:table-cell>
          <table:table-cell table:formula="of:=([.$B$4]-([.E500]-[.$B$1]))/[.$B$5]" office:value-type="float" office:value="1.01670973008488" calcext:value-type="float">
            <text:p>1.01670973008488</text:p>
          </table:table-cell>
        </table:table-row>
        <table:table-row table:style-name="ro1">
          <table:table-cell table:number-columns-repeated="3"/>
          <table:table-cell office:value-type="float" office:value="49.9" calcext:value-type="float">
            <text:p>49.9</text:p>
          </table:table-cell>
          <table:table-cell table:formula="of:=IF([.E500]&gt;[.$B$2];[.$B$3];[.E500]+0.1*[.F500])" office:value-type="float" office:value="-45.0654263278403" calcext:value-type="float">
            <text:p>-45.0654263278403</text:p>
          </table:table-cell>
          <table:table-cell table:formula="of:=([.$B$4]-([.E501]-[.$B$1]))/[.$B$5]" office:value-type="float" office:value="1.00654263278403" calcext:value-type="float">
            <text:p>1.00654263278403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IF([.E501]&gt;[.$B$2];[.$B$3];[.E501]+0.1*[.F501])" office:value-type="float" office:value="-44.9647720645619" calcext:value-type="float">
            <text:p>-44.9647720645619</text:p>
          </table:table-cell>
          <table:table-cell table:formula="of:=([.$B$4]-([.E502]-[.$B$1]))/[.$B$5]" office:value-type="float" office:value="0.996477206456187" calcext:value-type="float">
            <text:p>0.996477206456187</text:p>
          </table:table-cell>
        </table:table-row>
        <table:table-row table:style-name="ro1">
          <table:table-cell table:number-columns-repeated="3"/>
          <table:table-cell office:value-type="float" office:value="50.1" calcext:value-type="float">
            <text:p>50.1</text:p>
          </table:table-cell>
          <table:table-cell table:formula="of:=IF([.E502]&gt;[.$B$2];[.$B$3];[.E502]+0.1*[.F502])" office:value-type="float" office:value="-44.8651243439163" calcext:value-type="float">
            <text:p>-44.8651243439163</text:p>
          </table:table-cell>
          <table:table-cell table:formula="of:=([.$B$4]-([.E503]-[.$B$1]))/[.$B$5]" office:value-type="float" office:value="0.986512434391625" calcext:value-type="float">
            <text:p>0.986512434391625</text:p>
          </table:table-cell>
        </table:table-row>
        <table:table-row table:style-name="ro1">
          <table:table-cell table:number-columns-repeated="3"/>
          <table:table-cell office:value-type="float" office:value="50.2" calcext:value-type="float">
            <text:p>50.2</text:p>
          </table:table-cell>
          <table:table-cell table:formula="of:=IF([.E503]&gt;[.$B$2];[.$B$3];[.E503]+0.1*[.F503])" office:value-type="float" office:value="-44.7664731004771" calcext:value-type="float">
            <text:p>-44.7664731004771</text:p>
          </table:table-cell>
          <table:table-cell table:formula="of:=([.$B$4]-([.E504]-[.$B$1]))/[.$B$5]" office:value-type="float" office:value="0.976647310047709" calcext:value-type="float">
            <text:p>0.976647310047709</text:p>
          </table:table-cell>
        </table:table-row>
        <table:table-row table:style-name="ro1">
          <table:table-cell table:number-columns-repeated="3"/>
          <table:table-cell office:value-type="float" office:value="50.3" calcext:value-type="float">
            <text:p>50.3</text:p>
          </table:table-cell>
          <table:table-cell table:formula="of:=IF([.E504]&gt;[.$B$2];[.$B$3];[.E504]+0.1*[.F504])" office:value-type="float" office:value="-44.6688083694723" calcext:value-type="float">
            <text:p>-44.6688083694723</text:p>
          </table:table-cell>
          <table:table-cell table:formula="of:=([.$B$4]-([.E505]-[.$B$1]))/[.$B$5]" office:value-type="float" office:value="0.966880836947232" calcext:value-type="float">
            <text:p>0.966880836947232</text:p>
          </table:table-cell>
        </table:table-row>
        <table:table-row table:style-name="ro1">
          <table:table-cell table:number-columns-repeated="3"/>
          <table:table-cell office:value-type="float" office:value="50.4" calcext:value-type="float">
            <text:p>50.4</text:p>
          </table:table-cell>
          <table:table-cell table:formula="of:=IF([.E505]&gt;[.$B$2];[.$B$3];[.E505]+0.1*[.F505])" office:value-type="float" office:value="-44.5721202857776" calcext:value-type="float">
            <text:p>-44.5721202857776</text:p>
          </table:table-cell>
          <table:table-cell table:formula="of:=([.$B$4]-([.E506]-[.$B$1]))/[.$B$5]" office:value-type="float" office:value="0.957212028577759" calcext:value-type="float">
            <text:p>0.957212028577759</text:p>
          </table:table-cell>
        </table:table-row>
        <table:table-row table:style-name="ro1">
          <table:table-cell table:number-columns-repeated="3"/>
          <table:table-cell office:value-type="float" office:value="50.5" calcext:value-type="float">
            <text:p>50.5</text:p>
          </table:table-cell>
          <table:table-cell table:formula="of:=IF([.E506]&gt;[.$B$2];[.$B$3];[.E506]+0.1*[.F506])" office:value-type="float" office:value="-44.4763990829198" calcext:value-type="float">
            <text:p>-44.4763990829198</text:p>
          </table:table-cell>
          <table:table-cell table:formula="of:=([.$B$4]-([.E507]-[.$B$1]))/[.$B$5]" office:value-type="float" office:value="0.947639908291982" calcext:value-type="float">
            <text:p>0.947639908291982</text:p>
          </table:table-cell>
        </table:table-row>
        <table:table-row table:style-name="ro1">
          <table:table-cell table:number-columns-repeated="3"/>
          <table:table-cell office:value-type="float" office:value="50.6" calcext:value-type="float">
            <text:p>50.6</text:p>
          </table:table-cell>
          <table:table-cell table:formula="of:=IF([.E507]&gt;[.$B$2];[.$B$3];[.E507]+0.1*[.F507])" office:value-type="float" office:value="-44.3816350920906" calcext:value-type="float">
            <text:p>-44.3816350920906</text:p>
          </table:table-cell>
          <table:table-cell table:formula="of:=([.$B$4]-([.E508]-[.$B$1]))/[.$B$5]" office:value-type="float" office:value="0.938163509209062" calcext:value-type="float">
            <text:p>0.938163509209062</text:p>
          </table:table-cell>
        </table:table-row>
        <table:table-row table:style-name="ro1">
          <table:table-cell table:number-columns-repeated="3"/>
          <table:table-cell office:value-type="float" office:value="50.7" calcext:value-type="float">
            <text:p>50.7</text:p>
          </table:table-cell>
          <table:table-cell table:formula="of:=IF([.E508]&gt;[.$B$2];[.$B$3];[.E508]+0.1*[.F508])" office:value-type="float" office:value="-44.2878187411697" calcext:value-type="float">
            <text:p>-44.2878187411697</text:p>
          </table:table-cell>
          <table:table-cell table:formula="of:=([.$B$4]-([.E509]-[.$B$1]))/[.$B$5]" office:value-type="float" office:value="0.928781874116972" calcext:value-type="float">
            <text:p>0.928781874116972</text:p>
          </table:table-cell>
        </table:table-row>
        <table:table-row table:style-name="ro1">
          <table:table-cell table:number-columns-repeated="3"/>
          <table:table-cell office:value-type="float" office:value="50.8" calcext:value-type="float">
            <text:p>50.8</text:p>
          </table:table-cell>
          <table:table-cell table:formula="of:=IF([.E509]&gt;[.$B$2];[.$B$3];[.E509]+0.1*[.F509])" office:value-type="float" office:value="-44.194940553758" calcext:value-type="float">
            <text:p>-44.194940553758</text:p>
          </table:table-cell>
          <table:table-cell table:formula="of:=([.$B$4]-([.E510]-[.$B$1]))/[.$B$5]" office:value-type="float" office:value="0.919494055375802" calcext:value-type="float">
            <text:p>0.919494055375802</text:p>
          </table:table-cell>
        </table:table-row>
        <table:table-row table:style-name="ro1">
          <table:table-cell table:number-columns-repeated="3"/>
          <table:table-cell office:value-type="float" office:value="50.9" calcext:value-type="float">
            <text:p>50.9</text:p>
          </table:table-cell>
          <table:table-cell table:formula="of:=IF([.E510]&gt;[.$B$2];[.$B$3];[.E510]+0.1*[.F510])" office:value-type="float" office:value="-44.1029911482204" calcext:value-type="float">
            <text:p>-44.1029911482204</text:p>
          </table:table-cell>
          <table:table-cell table:formula="of:=([.$B$4]-([.E511]-[.$B$1]))/[.$B$5]" office:value-type="float" office:value="0.910299114822043" calcext:value-type="float">
            <text:p>0.910299114822043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IF([.E511]&gt;[.$B$2];[.$B$3];[.E511]+0.1*[.F511])" office:value-type="float" office:value="-44.0119612367382" calcext:value-type="float">
            <text:p>-44.0119612367382</text:p>
          </table:table-cell>
          <table:table-cell table:formula="of:=([.$B$4]-([.E512]-[.$B$1]))/[.$B$5]" office:value-type="float" office:value="0.901196123673823" calcext:value-type="float">
            <text:p>0.901196123673823</text:p>
          </table:table-cell>
        </table:table-row>
        <table:table-row table:style-name="ro1">
          <table:table-cell table:number-columns-repeated="3"/>
          <table:table-cell office:value-type="float" office:value="51.1" calcext:value-type="float">
            <text:p>51.1</text:p>
          </table:table-cell>
          <table:table-cell table:formula="of:=IF([.E512]&gt;[.$B$2];[.$B$3];[.E512]+0.1*[.F512])" office:value-type="float" office:value="-43.9218416243708" calcext:value-type="float">
            <text:p>-43.9218416243708</text:p>
          </table:table-cell>
          <table:table-cell table:formula="of:=([.$B$4]-([.E513]-[.$B$1]))/[.$B$5]" office:value-type="float" office:value="0.892184162437085" calcext:value-type="float">
            <text:p>0.892184162437085</text:p>
          </table:table-cell>
        </table:table-row>
        <table:table-row table:style-name="ro1">
          <table:table-cell table:number-columns-repeated="3"/>
          <table:table-cell office:value-type="float" office:value="51.2" calcext:value-type="float">
            <text:p>51.2</text:p>
          </table:table-cell>
          <table:table-cell table:formula="of:=IF([.E513]&gt;[.$B$2];[.$B$3];[.E513]+0.1*[.F513])" office:value-type="float" office:value="-43.8326232081271" calcext:value-type="float">
            <text:p>-43.8326232081271</text:p>
          </table:table-cell>
          <table:table-cell table:formula="of:=([.$B$4]-([.E514]-[.$B$1]))/[.$B$5]" office:value-type="float" office:value="0.883262320812714" calcext:value-type="float">
            <text:p>0.883262320812714</text:p>
          </table:table-cell>
        </table:table-row>
        <table:table-row table:style-name="ro1">
          <table:table-cell table:number-columns-repeated="3"/>
          <table:table-cell office:value-type="float" office:value="51.3" calcext:value-type="float">
            <text:p>51.3</text:p>
          </table:table-cell>
          <table:table-cell table:formula="of:=IF([.E514]&gt;[.$B$2];[.$B$3];[.E514]+0.1*[.F514])" office:value-type="float" office:value="-43.7442969760459" calcext:value-type="float">
            <text:p>-43.7442969760459</text:p>
          </table:table-cell>
          <table:table-cell table:formula="of:=([.$B$4]-([.E515]-[.$B$1]))/[.$B$5]" office:value-type="float" office:value="0.874429697604587" calcext:value-type="float">
            <text:p>0.874429697604587</text:p>
          </table:table-cell>
        </table:table-row>
        <table:table-row table:style-name="ro1">
          <table:table-cell table:number-columns-repeated="3"/>
          <table:table-cell office:value-type="float" office:value="51.4" calcext:value-type="float">
            <text:p>51.4</text:p>
          </table:table-cell>
          <table:table-cell table:formula="of:=IF([.E515]&gt;[.$B$2];[.$B$3];[.E515]+0.1*[.F515])" office:value-type="float" office:value="-43.6568540062854" calcext:value-type="float">
            <text:p>-43.6568540062854</text:p>
          </table:table-cell>
          <table:table-cell table:formula="of:=([.$B$4]-([.E516]-[.$B$1]))/[.$B$5]" office:value-type="float" office:value="0.865685400628541" calcext:value-type="float">
            <text:p>0.865685400628541</text:p>
          </table:table-cell>
        </table:table-row>
        <table:table-row table:style-name="ro1">
          <table:table-cell table:number-columns-repeated="3"/>
          <table:table-cell office:value-type="float" office:value="51.5" calcext:value-type="float">
            <text:p>51.5</text:p>
          </table:table-cell>
          <table:table-cell table:formula="of:=IF([.E516]&gt;[.$B$2];[.$B$3];[.E516]+0.1*[.F516])" office:value-type="float" office:value="-43.5702854662226" calcext:value-type="float">
            <text:p>-43.5702854662226</text:p>
          </table:table-cell>
          <table:table-cell table:formula="of:=([.$B$4]-([.E517]-[.$B$1]))/[.$B$5]" office:value-type="float" office:value="0.857028546622255" calcext:value-type="float">
            <text:p>0.857028546622255</text:p>
          </table:table-cell>
        </table:table-row>
        <table:table-row table:style-name="ro1">
          <table:table-cell table:number-columns-repeated="3"/>
          <table:table-cell office:value-type="float" office:value="51.6" calcext:value-type="float">
            <text:p>51.6</text:p>
          </table:table-cell>
          <table:table-cell table:formula="of:=IF([.E517]&gt;[.$B$2];[.$B$3];[.E517]+0.1*[.F517])" office:value-type="float" office:value="-43.4845826115603" calcext:value-type="float">
            <text:p>-43.4845826115603</text:p>
          </table:table-cell>
          <table:table-cell table:formula="of:=([.$B$4]-([.E518]-[.$B$1]))/[.$B$5]" office:value-type="float" office:value="0.848458261156033" calcext:value-type="float">
            <text:p>0.848458261156033</text:p>
          </table:table-cell>
        </table:table-row>
        <table:table-row table:style-name="ro1">
          <table:table-cell table:number-columns-repeated="3"/>
          <table:table-cell office:value-type="float" office:value="51.7" calcext:value-type="float">
            <text:p>51.7</text:p>
          </table:table-cell>
          <table:table-cell table:formula="of:=IF([.E518]&gt;[.$B$2];[.$B$3];[.E518]+0.1*[.F518])" office:value-type="float" office:value="-43.3997367854447" calcext:value-type="float">
            <text:p>-43.3997367854447</text:p>
          </table:table-cell>
          <table:table-cell table:formula="of:=([.$B$4]-([.E519]-[.$B$1]))/[.$B$5]" office:value-type="float" office:value="0.839973678544472" calcext:value-type="float">
            <text:p>0.839973678544472</text:p>
          </table:table-cell>
        </table:table-row>
        <table:table-row table:style-name="ro1">
          <table:table-cell table:number-columns-repeated="3"/>
          <table:table-cell office:value-type="float" office:value="51.8" calcext:value-type="float">
            <text:p>51.8</text:p>
          </table:table-cell>
          <table:table-cell table:formula="of:=IF([.E519]&gt;[.$B$2];[.$B$3];[.E519]+0.1*[.F519])" office:value-type="float" office:value="-43.3157394175903" calcext:value-type="float">
            <text:p>-43.3157394175903</text:p>
          </table:table-cell>
          <table:table-cell table:formula="of:=([.$B$4]-([.E520]-[.$B$1]))/[.$B$5]" office:value-type="float" office:value="0.831573941759028" calcext:value-type="float">
            <text:p>0.831573941759028</text:p>
          </table:table-cell>
        </table:table-row>
        <table:table-row table:style-name="ro1">
          <table:table-cell table:number-columns-repeated="3"/>
          <table:table-cell office:value-type="float" office:value="51.9" calcext:value-type="float">
            <text:p>51.9</text:p>
          </table:table-cell>
          <table:table-cell table:formula="of:=IF([.E520]&gt;[.$B$2];[.$B$3];[.E520]+0.1*[.F520])" office:value-type="float" office:value="-43.2325820234144" calcext:value-type="float">
            <text:p>-43.2325820234144</text:p>
          </table:table-cell>
          <table:table-cell table:formula="of:=([.$B$4]-([.E521]-[.$B$1]))/[.$B$5]" office:value-type="float" office:value="0.823258202341437" calcext:value-type="float">
            <text:p>0.82325820234143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IF([.E521]&gt;[.$B$2];[.$B$3];[.E521]+0.1*[.F521])" office:value-type="float" office:value="-43.1502562031802" calcext:value-type="float">
            <text:p>-43.1502562031802</text:p>
          </table:table-cell>
          <table:table-cell table:formula="of:=([.$B$4]-([.E522]-[.$B$1]))/[.$B$5]" office:value-type="float" office:value="0.815025620318023" calcext:value-type="float">
            <text:p>0.815025620318023</text:p>
          </table:table-cell>
        </table:table-row>
        <table:table-row table:style-name="ro1">
          <table:table-cell table:number-columns-repeated="3"/>
          <table:table-cell office:value-type="float" office:value="52.1" calcext:value-type="float">
            <text:p>52.1</text:p>
          </table:table-cell>
          <table:table-cell table:formula="of:=IF([.E522]&gt;[.$B$2];[.$B$3];[.E522]+0.1*[.F522])" office:value-type="float" office:value="-43.0687536411484" calcext:value-type="float">
            <text:p>-43.0687536411484</text:p>
          </table:table-cell>
          <table:table-cell table:formula="of:=([.$B$4]-([.E523]-[.$B$1]))/[.$B$5]" office:value-type="float" office:value="0.806875364114843" calcext:value-type="float">
            <text:p>0.806875364114843</text:p>
          </table:table-cell>
        </table:table-row>
        <table:table-row table:style-name="ro1">
          <table:table-cell table:number-columns-repeated="3"/>
          <table:table-cell office:value-type="float" office:value="52.2" calcext:value-type="float">
            <text:p>52.2</text:p>
          </table:table-cell>
          <table:table-cell table:formula="of:=IF([.E523]&gt;[.$B$2];[.$B$3];[.E523]+0.1*[.F523])" office:value-type="float" office:value="-42.9880661047369" calcext:value-type="float">
            <text:p>-42.9880661047369</text:p>
          </table:table-cell>
          <table:table-cell table:formula="of:=([.$B$4]-([.E524]-[.$B$1]))/[.$B$5]" office:value-type="float" office:value="0.798806610473694" calcext:value-type="float">
            <text:p>0.798806610473694</text:p>
          </table:table-cell>
        </table:table-row>
        <table:table-row table:style-name="ro1">
          <table:table-cell table:number-columns-repeated="3"/>
          <table:table-cell office:value-type="float" office:value="52.3" calcext:value-type="float">
            <text:p>52.3</text:p>
          </table:table-cell>
          <table:table-cell table:formula="of:=IF([.E524]&gt;[.$B$2];[.$B$3];[.E524]+0.1*[.F524])" office:value-type="float" office:value="-42.9081854436896" calcext:value-type="float">
            <text:p>-42.9081854436896</text:p>
          </table:table-cell>
          <table:table-cell table:formula="of:=([.$B$4]-([.E525]-[.$B$1]))/[.$B$5]" office:value-type="float" office:value="0.790818544368957" calcext:value-type="float">
            <text:p>0.790818544368957</text:p>
          </table:table-cell>
        </table:table-row>
        <table:table-row table:style-name="ro1">
          <table:table-cell table:number-columns-repeated="3"/>
          <table:table-cell office:value-type="float" office:value="52.4" calcext:value-type="float">
            <text:p>52.4</text:p>
          </table:table-cell>
          <table:table-cell table:formula="of:=IF([.E525]&gt;[.$B$2];[.$B$3];[.E525]+0.1*[.F525])" office:value-type="float" office:value="-42.8291035892527" calcext:value-type="float">
            <text:p>-42.8291035892527</text:p>
          </table:table-cell>
          <table:table-cell table:formula="of:=([.$B$4]-([.E526]-[.$B$1]))/[.$B$5]" office:value-type="float" office:value="0.782910358925268" calcext:value-type="float">
            <text:p>0.782910358925268</text:p>
          </table:table-cell>
        </table:table-row>
        <table:table-row table:style-name="ro1">
          <table:table-cell table:number-columns-repeated="3"/>
          <table:table-cell office:value-type="float" office:value="52.5" calcext:value-type="float">
            <text:p>52.5</text:p>
          </table:table-cell>
          <table:table-cell table:formula="of:=IF([.E526]&gt;[.$B$2];[.$B$3];[.E526]+0.1*[.F526])" office:value-type="float" office:value="-42.7508125533602" calcext:value-type="float">
            <text:p>-42.7508125533602</text:p>
          </table:table-cell>
          <table:table-cell table:formula="of:=([.$B$4]-([.E527]-[.$B$1]))/[.$B$5]" office:value-type="float" office:value="0.775081255336016" calcext:value-type="float">
            <text:p>0.775081255336016</text:p>
          </table:table-cell>
        </table:table-row>
        <table:table-row table:style-name="ro1">
          <table:table-cell table:number-columns-repeated="3"/>
          <table:table-cell office:value-type="float" office:value="52.6" calcext:value-type="float">
            <text:p>52.6</text:p>
          </table:table-cell>
          <table:table-cell table:formula="of:=IF([.E527]&gt;[.$B$2];[.$B$3];[.E527]+0.1*[.F527])" office:value-type="float" office:value="-42.6733044278266" calcext:value-type="float">
            <text:p>-42.6733044278266</text:p>
          </table:table-cell>
          <table:table-cell table:formula="of:=([.$B$4]-([.E528]-[.$B$1]))/[.$B$5]" office:value-type="float" office:value="0.767330442782655" calcext:value-type="float">
            <text:p>0.767330442782655</text:p>
          </table:table-cell>
        </table:table-row>
        <table:table-row table:style-name="ro1">
          <table:table-cell table:number-columns-repeated="3"/>
          <table:table-cell office:value-type="float" office:value="52.7" calcext:value-type="float">
            <text:p>52.7</text:p>
          </table:table-cell>
          <table:table-cell table:formula="of:=IF([.E528]&gt;[.$B$2];[.$B$3];[.E528]+0.1*[.F528])" office:value-type="float" office:value="-42.5965713835483" calcext:value-type="float">
            <text:p>-42.5965713835483</text:p>
          </table:table-cell>
          <table:table-cell table:formula="of:=([.$B$4]-([.E529]-[.$B$1]))/[.$B$5]" office:value-type="float" office:value="0.759657138354829" calcext:value-type="float">
            <text:p>0.759657138354829</text:p>
          </table:table-cell>
        </table:table-row>
        <table:table-row table:style-name="ro1">
          <table:table-cell table:number-columns-repeated="3"/>
          <table:table-cell office:value-type="float" office:value="52.8" calcext:value-type="float">
            <text:p>52.8</text:p>
          </table:table-cell>
          <table:table-cell table:formula="of:=IF([.E529]&gt;[.$B$2];[.$B$3];[.E529]+0.1*[.F529])" office:value-type="float" office:value="-42.5206056697128" calcext:value-type="float">
            <text:p>-42.5206056697128</text:p>
          </table:table-cell>
          <table:table-cell table:formula="of:=([.$B$4]-([.E530]-[.$B$1]))/[.$B$5]" office:value-type="float" office:value="0.752060566971281" calcext:value-type="float">
            <text:p>0.752060566971281</text:p>
          </table:table-cell>
        </table:table-row>
        <table:table-row table:style-name="ro1">
          <table:table-cell table:number-columns-repeated="3"/>
          <table:table-cell office:value-type="float" office:value="52.9" calcext:value-type="float">
            <text:p>52.9</text:p>
          </table:table-cell>
          <table:table-cell table:formula="of:=IF([.E530]&gt;[.$B$2];[.$B$3];[.E530]+0.1*[.F530])" office:value-type="float" office:value="-42.4453996130157" calcext:value-type="float">
            <text:p>-42.4453996130157</text:p>
          </table:table-cell>
          <table:table-cell table:formula="of:=([.$B$4]-([.E531]-[.$B$1]))/[.$B$5]" office:value-type="float" office:value="0.744539961301568" calcext:value-type="float">
            <text:p>0.74453996130156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IF([.E531]&gt;[.$B$2];[.$B$3];[.E531]+0.1*[.F531])" office:value-type="float" office:value="-42.3709456168855" calcext:value-type="float">
            <text:p>-42.3709456168855</text:p>
          </table:table-cell>
          <table:table-cell table:formula="of:=([.$B$4]-([.E532]-[.$B$1]))/[.$B$5]" office:value-type="float" office:value="0.737094561688552" calcext:value-type="float">
            <text:p>0.737094561688552</text:p>
          </table:table-cell>
        </table:table-row>
        <table:table-row table:style-name="ro1">
          <table:table-cell table:number-columns-repeated="3"/>
          <table:table-cell office:value-type="float" office:value="53.1" calcext:value-type="float">
            <text:p>53.1</text:p>
          </table:table-cell>
          <table:table-cell table:formula="of:=IF([.E532]&gt;[.$B$2];[.$B$3];[.E532]+0.1*[.F532])" office:value-type="float" office:value="-42.2972361607167" calcext:value-type="float">
            <text:p>-42.2972361607167</text:p>
          </table:table-cell>
          <table:table-cell table:formula="of:=([.$B$4]-([.E533]-[.$B$1]))/[.$B$5]" office:value-type="float" office:value="0.729723616071667" calcext:value-type="float">
            <text:p>0.729723616071667</text:p>
          </table:table-cell>
        </table:table-row>
        <table:table-row table:style-name="ro1">
          <table:table-cell table:number-columns-repeated="3"/>
          <table:table-cell office:value-type="float" office:value="53.2" calcext:value-type="float">
            <text:p>53.2</text:p>
          </table:table-cell>
          <table:table-cell table:formula="of:=IF([.E533]&gt;[.$B$2];[.$B$3];[.E533]+0.1*[.F533])" office:value-type="float" office:value="-42.2242637991095" calcext:value-type="float">
            <text:p>-42.2242637991095</text:p>
          </table:table-cell>
          <table:table-cell table:formula="of:=([.$B$4]-([.E534]-[.$B$1]))/[.$B$5]" office:value-type="float" office:value="0.72242637991095" calcext:value-type="float">
            <text:p>0.72242637991095</text:p>
          </table:table-cell>
        </table:table-row>
        <table:table-row table:style-name="ro1">
          <table:table-cell table:number-columns-repeated="3"/>
          <table:table-cell office:value-type="float" office:value="53.3" calcext:value-type="float">
            <text:p>53.3</text:p>
          </table:table-cell>
          <table:table-cell table:formula="of:=IF([.E534]&gt;[.$B$2];[.$B$3];[.E534]+0.1*[.F534])" office:value-type="float" office:value="-42.1520211611184" calcext:value-type="float">
            <text:p>-42.1520211611184</text:p>
          </table:table-cell>
          <table:table-cell table:formula="of:=([.$B$4]-([.E535]-[.$B$1]))/[.$B$5]" office:value-type="float" office:value="0.71520211611184" calcext:value-type="float">
            <text:p>0.71520211611184</text:p>
          </table:table-cell>
        </table:table-row>
        <table:table-row table:style-name="ro1">
          <table:table-cell table:number-columns-repeated="3"/>
          <table:table-cell office:value-type="float" office:value="53.4" calcext:value-type="float">
            <text:p>53.4</text:p>
          </table:table-cell>
          <table:table-cell table:formula="of:=IF([.E535]&gt;[.$B$2];[.$B$3];[.E535]+0.1*[.F535])" office:value-type="float" office:value="-42.0805009495072" calcext:value-type="float">
            <text:p>-42.0805009495072</text:p>
          </table:table-cell>
          <table:table-cell table:formula="of:=([.$B$4]-([.E536]-[.$B$1]))/[.$B$5]" office:value-type="float" office:value="0.708050094950722" calcext:value-type="float">
            <text:p>0.708050094950722</text:p>
          </table:table-cell>
        </table:table-row>
        <table:table-row table:style-name="ro1">
          <table:table-cell table:number-columns-repeated="3"/>
          <table:table-cell office:value-type="float" office:value="53.5" calcext:value-type="float">
            <text:p>53.5</text:p>
          </table:table-cell>
          <table:table-cell table:formula="of:=IF([.E536]&gt;[.$B$2];[.$B$3];[.E536]+0.1*[.F536])" office:value-type="float" office:value="-42.0096959400121" calcext:value-type="float">
            <text:p>-42.0096959400121</text:p>
          </table:table-cell>
          <table:table-cell table:formula="of:=([.$B$4]-([.E537]-[.$B$1]))/[.$B$5]" office:value-type="float" office:value="0.700969594001214" calcext:value-type="float">
            <text:p>0.700969594001214</text:p>
          </table:table-cell>
        </table:table-row>
        <table:table-row table:style-name="ro1">
          <table:table-cell table:number-columns-repeated="3"/>
          <table:table-cell office:value-type="float" office:value="53.6" calcext:value-type="float">
            <text:p>53.6</text:p>
          </table:table-cell>
          <table:table-cell table:formula="of:=IF([.E537]&gt;[.$B$2];[.$B$3];[.E537]+0.1*[.F537])" office:value-type="float" office:value="-41.939598980612" calcext:value-type="float">
            <text:p>-41.939598980612</text:p>
          </table:table-cell>
          <table:table-cell table:formula="of:=([.$B$4]-([.E538]-[.$B$1]))/[.$B$5]" office:value-type="float" office:value="0.693959898061202" calcext:value-type="float">
            <text:p>0.693959898061202</text:p>
          </table:table-cell>
        </table:table-row>
        <table:table-row table:style-name="ro1">
          <table:table-cell table:number-columns-repeated="3"/>
          <table:table-cell office:value-type="float" office:value="53.7" calcext:value-type="float">
            <text:p>53.7</text:p>
          </table:table-cell>
          <table:table-cell table:formula="of:=IF([.E538]&gt;[.$B$2];[.$B$3];[.E538]+0.1*[.F538])" office:value-type="float" office:value="-41.8702029908059" calcext:value-type="float">
            <text:p>-41.8702029908059</text:p>
          </table:table-cell>
          <table:table-cell table:formula="of:=([.$B$4]-([.E539]-[.$B$1]))/[.$B$5]" office:value-type="float" office:value="0.687020299080591" calcext:value-type="float">
            <text:p>0.687020299080591</text:p>
          </table:table-cell>
        </table:table-row>
        <table:table-row table:style-name="ro1">
          <table:table-cell table:number-columns-repeated="3"/>
          <table:table-cell office:value-type="float" office:value="53.8" calcext:value-type="float">
            <text:p>53.8</text:p>
          </table:table-cell>
          <table:table-cell table:formula="of:=IF([.E539]&gt;[.$B$2];[.$B$3];[.E539]+0.1*[.F539])" office:value-type="float" office:value="-41.8015009608978" calcext:value-type="float">
            <text:p>-41.8015009608978</text:p>
          </table:table-cell>
          <table:table-cell table:formula="of:=([.$B$4]-([.E540]-[.$B$1]))/[.$B$5]" office:value-type="float" office:value="0.680150096089785" calcext:value-type="float">
            <text:p>0.680150096089785</text:p>
          </table:table-cell>
        </table:table-row>
        <table:table-row table:style-name="ro1">
          <table:table-cell table:number-columns-repeated="3"/>
          <table:table-cell office:value-type="float" office:value="53.9" calcext:value-type="float">
            <text:p>53.9</text:p>
          </table:table-cell>
          <table:table-cell table:formula="of:=IF([.E540]&gt;[.$B$2];[.$B$3];[.E540]+0.1*[.F540])" office:value-type="float" office:value="-41.7334859512889" calcext:value-type="float">
            <text:p>-41.7334859512889</text:p>
          </table:table-cell>
          <table:table-cell table:formula="of:=([.$B$4]-([.E541]-[.$B$1]))/[.$B$5]" office:value-type="float" office:value="0.673348595128887" calcext:value-type="float">
            <text:p>0.67334859512888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IF([.E541]&gt;[.$B$2];[.$B$3];[.E541]+0.1*[.F541])" office:value-type="float" office:value="-41.666151091776" calcext:value-type="float">
            <text:p>-41.666151091776</text:p>
          </table:table-cell>
          <table:table-cell table:formula="of:=([.$B$4]-([.E542]-[.$B$1]))/[.$B$5]" office:value-type="float" office:value="0.666615109177598" calcext:value-type="float">
            <text:p>0.666615109177598</text:p>
          </table:table-cell>
        </table:table-row>
        <table:table-row table:style-name="ro1">
          <table:table-cell table:number-columns-repeated="3"/>
          <table:table-cell office:value-type="float" office:value="54.1" calcext:value-type="float">
            <text:p>54.1</text:p>
          </table:table-cell>
          <table:table-cell table:formula="of:=IF([.E542]&gt;[.$B$2];[.$B$3];[.E542]+0.1*[.F542])" office:value-type="float" office:value="-41.5994895808582" calcext:value-type="float">
            <text:p>-41.5994895808582</text:p>
          </table:table-cell>
          <table:table-cell table:formula="of:=([.$B$4]-([.E543]-[.$B$1]))/[.$B$5]" office:value-type="float" office:value="0.659948958085822" calcext:value-type="float">
            <text:p>0.659948958085822</text:p>
          </table:table-cell>
        </table:table-row>
        <table:table-row table:style-name="ro1">
          <table:table-cell table:number-columns-repeated="3"/>
          <table:table-cell office:value-type="float" office:value="54.2" calcext:value-type="float">
            <text:p>54.2</text:p>
          </table:table-cell>
          <table:table-cell table:formula="of:=IF([.E543]&gt;[.$B$2];[.$B$3];[.E543]+0.1*[.F543])" office:value-type="float" office:value="-41.5334946850496" calcext:value-type="float">
            <text:p>-41.5334946850496</text:p>
          </table:table-cell>
          <table:table-cell table:formula="of:=([.$B$4]-([.E544]-[.$B$1]))/[.$B$5]" office:value-type="float" office:value="0.653349468504964" calcext:value-type="float">
            <text:p>0.653349468504964</text:p>
          </table:table-cell>
        </table:table-row>
        <table:table-row table:style-name="ro1">
          <table:table-cell table:number-columns-repeated="3"/>
          <table:table-cell office:value-type="float" office:value="54.3" calcext:value-type="float">
            <text:p>54.3</text:p>
          </table:table-cell>
          <table:table-cell table:formula="of:=IF([.E544]&gt;[.$B$2];[.$B$3];[.E544]+0.1*[.F544])" office:value-type="float" office:value="-41.4681597381991" calcext:value-type="float">
            <text:p>-41.4681597381991</text:p>
          </table:table-cell>
          <table:table-cell table:formula="of:=([.$B$4]-([.E545]-[.$B$1]))/[.$B$5]" office:value-type="float" office:value="0.646815973819914" calcext:value-type="float">
            <text:p>0.646815973819914</text:p>
          </table:table-cell>
        </table:table-row>
        <table:table-row table:style-name="ro1">
          <table:table-cell table:number-columns-repeated="3"/>
          <table:table-cell office:value-type="float" office:value="54.4" calcext:value-type="float">
            <text:p>54.4</text:p>
          </table:table-cell>
          <table:table-cell table:formula="of:=IF([.E545]&gt;[.$B$2];[.$B$3];[.E545]+0.1*[.F545])" office:value-type="float" office:value="-41.4034781408172" calcext:value-type="float">
            <text:p>-41.4034781408172</text:p>
          </table:table-cell>
          <table:table-cell table:formula="of:=([.$B$4]-([.E546]-[.$B$1]))/[.$B$5]" office:value-type="float" office:value="0.640347814081715" calcext:value-type="float">
            <text:p>0.640347814081715</text:p>
          </table:table-cell>
        </table:table-row>
        <table:table-row table:style-name="ro1">
          <table:table-cell table:number-columns-repeated="3"/>
          <table:table-cell office:value-type="float" office:value="54.5" calcext:value-type="float">
            <text:p>54.5</text:p>
          </table:table-cell>
          <table:table-cell table:formula="of:=IF([.E546]&gt;[.$B$2];[.$B$3];[.E546]+0.1*[.F546])" office:value-type="float" office:value="-41.339443359409" calcext:value-type="float">
            <text:p>-41.339443359409</text:p>
          </table:table-cell>
          <table:table-cell table:formula="of:=([.$B$4]-([.E547]-[.$B$1]))/[.$B$5]" office:value-type="float" office:value="0.633944335940898" calcext:value-type="float">
            <text:p>0.633944335940898</text:p>
          </table:table-cell>
        </table:table-row>
        <table:table-row table:style-name="ro1">
          <table:table-cell table:number-columns-repeated="3"/>
          <table:table-cell office:value-type="float" office:value="54.6" calcext:value-type="float">
            <text:p>54.6</text:p>
          </table:table-cell>
          <table:table-cell table:formula="of:=IF([.E547]&gt;[.$B$2];[.$B$3];[.E547]+0.1*[.F547])" office:value-type="float" office:value="-41.2760489258149" calcext:value-type="float">
            <text:p>-41.2760489258149</text:p>
          </table:table-cell>
          <table:table-cell table:formula="of:=([.$B$4]-([.E548]-[.$B$1]))/[.$B$5]" office:value-type="float" office:value="0.627604892581488" calcext:value-type="float">
            <text:p>0.627604892581488</text:p>
          </table:table-cell>
        </table:table-row>
        <table:table-row table:style-name="ro1">
          <table:table-cell table:number-columns-repeated="3"/>
          <table:table-cell office:value-type="float" office:value="54.7" calcext:value-type="float">
            <text:p>54.7</text:p>
          </table:table-cell>
          <table:table-cell table:formula="of:=IF([.E548]&gt;[.$B$2];[.$B$3];[.E548]+0.1*[.F548])" office:value-type="float" office:value="-41.2132884365567" calcext:value-type="float">
            <text:p>-41.2132884365567</text:p>
          </table:table-cell>
          <table:table-cell table:formula="of:=([.$B$4]-([.E549]-[.$B$1]))/[.$B$5]" office:value-type="float" office:value="0.621328843655674" calcext:value-type="float">
            <text:p>0.621328843655674</text:p>
          </table:table-cell>
        </table:table-row>
        <table:table-row table:style-name="ro1">
          <table:table-cell table:number-columns-repeated="3"/>
          <table:table-cell office:value-type="float" office:value="54.8" calcext:value-type="float">
            <text:p>54.8</text:p>
          </table:table-cell>
          <table:table-cell table:formula="of:=IF([.E549]&gt;[.$B$2];[.$B$3];[.E549]+0.1*[.F549])" office:value-type="float" office:value="-41.1511555521912" calcext:value-type="float">
            <text:p>-41.1511555521912</text:p>
          </table:table-cell>
          <table:table-cell table:formula="of:=([.$B$4]-([.E550]-[.$B$1]))/[.$B$5]" office:value-type="float" office:value="0.615115555219117" calcext:value-type="float">
            <text:p>0.615115555219117</text:p>
          </table:table-cell>
        </table:table-row>
        <table:table-row table:style-name="ro1">
          <table:table-cell table:number-columns-repeated="3"/>
          <table:table-cell office:value-type="float" office:value="54.9" calcext:value-type="float">
            <text:p>54.9</text:p>
          </table:table-cell>
          <table:table-cell table:formula="of:=IF([.E550]&gt;[.$B$2];[.$B$3];[.E550]+0.1*[.F550])" office:value-type="float" office:value="-41.0896439966693" calcext:value-type="float">
            <text:p>-41.0896439966693</text:p>
          </table:table-cell>
          <table:table-cell table:formula="of:=([.$B$4]-([.E551]-[.$B$1]))/[.$B$5]" office:value-type="float" office:value="0.608964399666926" calcext:value-type="float">
            <text:p>0.6089643996669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IF([.E551]&gt;[.$B$2];[.$B$3];[.E551]+0.1*[.F551])" office:value-type="float" office:value="-41.0287475567026" calcext:value-type="float">
            <text:p>-41.0287475567026</text:p>
          </table:table-cell>
          <table:table-cell table:formula="of:=([.$B$4]-([.E552]-[.$B$1]))/[.$B$5]" office:value-type="float" office:value="0.602874755670257" calcext:value-type="float">
            <text:p>0.602874755670257</text:p>
          </table:table-cell>
        </table:table-row>
        <table:table-row table:style-name="ro1">
          <table:table-cell table:number-columns-repeated="3"/>
          <table:table-cell office:value-type="float" office:value="55.1" calcext:value-type="float">
            <text:p>55.1</text:p>
          </table:table-cell>
          <table:table-cell table:formula="of:=IF([.E552]&gt;[.$B$2];[.$B$3];[.E552]+0.1*[.F552])" office:value-type="float" office:value="-40.9684600811355" calcext:value-type="float">
            <text:p>-40.9684600811355</text:p>
          </table:table-cell>
          <table:table-cell table:formula="of:=([.$B$4]-([.E553]-[.$B$1]))/[.$B$5]" office:value-type="float" office:value="0.596846008113555" calcext:value-type="float">
            <text:p>0.596846008113555</text:p>
          </table:table-cell>
        </table:table-row>
        <table:table-row table:style-name="ro1">
          <table:table-cell table:number-columns-repeated="3"/>
          <table:table-cell office:value-type="float" office:value="55.2" calcext:value-type="float">
            <text:p>55.2</text:p>
          </table:table-cell>
          <table:table-cell table:formula="of:=IF([.E553]&gt;[.$B$2];[.$B$3];[.E553]+0.1*[.F553])" office:value-type="float" office:value="-40.9087754803242" calcext:value-type="float">
            <text:p>-40.9087754803242</text:p>
          </table:table-cell>
          <table:table-cell table:formula="of:=([.$B$4]-([.E554]-[.$B$1]))/[.$B$5]" office:value-type="float" office:value="0.590877548032419" calcext:value-type="float">
            <text:p>0.590877548032419</text:p>
          </table:table-cell>
        </table:table-row>
        <table:table-row table:style-name="ro1">
          <table:table-cell table:number-columns-repeated="3"/>
          <table:table-cell office:value-type="float" office:value="55.3" calcext:value-type="float">
            <text:p>55.3</text:p>
          </table:table-cell>
          <table:table-cell table:formula="of:=IF([.E554]&gt;[.$B$2];[.$B$3];[.E554]+0.1*[.F554])" office:value-type="float" office:value="-40.8496877255209" calcext:value-type="float">
            <text:p>-40.8496877255209</text:p>
          </table:table-cell>
          <table:table-cell table:formula="of:=([.$B$4]-([.E555]-[.$B$1]))/[.$B$5]" office:value-type="float" office:value="0.584968772552094" calcext:value-type="float">
            <text:p>0.584968772552094</text:p>
          </table:table-cell>
        </table:table-row>
        <table:table-row table:style-name="ro1">
          <table:table-cell table:number-columns-repeated="3"/>
          <table:table-cell office:value-type="float" office:value="55.4" calcext:value-type="float">
            <text:p>55.4</text:p>
          </table:table-cell>
          <table:table-cell table:formula="of:=IF([.E555]&gt;[.$B$2];[.$B$3];[.E555]+0.1*[.F555])" office:value-type="float" office:value="-40.7911908482657" calcext:value-type="float">
            <text:p>-40.7911908482657</text:p>
          </table:table-cell>
          <table:table-cell table:formula="of:=([.$B$4]-([.E556]-[.$B$1]))/[.$B$5]" office:value-type="float" office:value="0.579119084826573" calcext:value-type="float">
            <text:p>0.579119084826573</text:p>
          </table:table-cell>
        </table:table-row>
        <table:table-row table:style-name="ro1">
          <table:table-cell table:number-columns-repeated="3"/>
          <table:table-cell office:value-type="float" office:value="55.5" calcext:value-type="float">
            <text:p>55.5</text:p>
          </table:table-cell>
          <table:table-cell table:formula="of:=IF([.E556]&gt;[.$B$2];[.$B$3];[.E556]+0.1*[.F556])" office:value-type="float" office:value="-40.7332789397831" calcext:value-type="float">
            <text:p>-40.7332789397831</text:p>
          </table:table-cell>
          <table:table-cell table:formula="of:=([.$B$4]-([.E557]-[.$B$1]))/[.$B$5]" office:value-type="float" office:value="0.573327893978308" calcext:value-type="float">
            <text:p>0.573327893978308</text:p>
          </table:table-cell>
        </table:table-row>
        <table:table-row table:style-name="ro1">
          <table:table-cell table:number-columns-repeated="3"/>
          <table:table-cell office:value-type="float" office:value="55.6" calcext:value-type="float">
            <text:p>55.6</text:p>
          </table:table-cell>
          <table:table-cell table:formula="of:=IF([.E557]&gt;[.$B$2];[.$B$3];[.E557]+0.1*[.F557])" office:value-type="float" office:value="-40.6759461503853" calcext:value-type="float">
            <text:p>-40.6759461503853</text:p>
          </table:table-cell>
          <table:table-cell table:formula="of:=([.$B$4]-([.E558]-[.$B$1]))/[.$B$5]" office:value-type="float" office:value="0.567594615038524" calcext:value-type="float">
            <text:p>0.567594615038524</text:p>
          </table:table-cell>
        </table:table-row>
        <table:table-row table:style-name="ro1">
          <table:table-cell table:number-columns-repeated="3"/>
          <table:table-cell office:value-type="float" office:value="55.7" calcext:value-type="float">
            <text:p>55.7</text:p>
          </table:table-cell>
          <table:table-cell table:formula="of:=IF([.E558]&gt;[.$B$2];[.$B$3];[.E558]+0.1*[.F558])" office:value-type="float" office:value="-40.6191866888814" calcext:value-type="float">
            <text:p>-40.6191866888814</text:p>
          </table:table-cell>
          <table:table-cell table:formula="of:=([.$B$4]-([.E559]-[.$B$1]))/[.$B$5]" office:value-type="float" office:value="0.561918668888139" calcext:value-type="float">
            <text:p>0.561918668888139</text:p>
          </table:table-cell>
        </table:table-row>
        <table:table-row table:style-name="ro1">
          <table:table-cell table:number-columns-repeated="3"/>
          <table:table-cell office:value-type="float" office:value="55.8" calcext:value-type="float">
            <text:p>55.8</text:p>
          </table:table-cell>
          <table:table-cell table:formula="of:=IF([.E559]&gt;[.$B$2];[.$B$3];[.E559]+0.1*[.F559])" office:value-type="float" office:value="-40.5629948219926" calcext:value-type="float">
            <text:p>-40.5629948219926</text:p>
          </table:table-cell>
          <table:table-cell table:formula="of:=([.$B$4]-([.E560]-[.$B$1]))/[.$B$5]" office:value-type="float" office:value="0.556299482199258" calcext:value-type="float">
            <text:p>0.556299482199258</text:p>
          </table:table-cell>
        </table:table-row>
        <table:table-row table:style-name="ro1">
          <table:table-cell table:number-columns-repeated="3"/>
          <table:table-cell office:value-type="float" office:value="55.9" calcext:value-type="float">
            <text:p>55.9</text:p>
          </table:table-cell>
          <table:table-cell table:formula="of:=IF([.E560]&gt;[.$B$2];[.$B$3];[.E560]+0.1*[.F560])" office:value-type="float" office:value="-40.5073648737727" calcext:value-type="float">
            <text:p>-40.5073648737727</text:p>
          </table:table-cell>
          <table:table-cell table:formula="of:=([.$B$4]-([.E561]-[.$B$1]))/[.$B$5]" office:value-type="float" office:value="0.550736487377265" calcext:value-type="float">
            <text:p>0.5507364873772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IF([.E561]&gt;[.$B$2];[.$B$3];[.E561]+0.1*[.F561])" office:value-type="float" office:value="-40.4522912250349" calcext:value-type="float">
            <text:p>-40.4522912250349</text:p>
          </table:table-cell>
          <table:table-cell table:formula="of:=([.$B$4]-([.E562]-[.$B$1]))/[.$B$5]" office:value-type="float" office:value="0.545229122503493" calcext:value-type="float">
            <text:p>0.545229122503493</text:p>
          </table:table-cell>
        </table:table-row>
        <table:table-row table:style-name="ro1">
          <table:table-cell table:number-columns-repeated="3"/>
          <table:table-cell office:value-type="float" office:value="56.1" calcext:value-type="float">
            <text:p>56.1</text:p>
          </table:table-cell>
          <table:table-cell table:formula="of:=IF([.E562]&gt;[.$B$2];[.$B$3];[.E562]+0.1*[.F562])" office:value-type="float" office:value="-40.3977683127846" calcext:value-type="float">
            <text:p>-40.3977683127846</text:p>
          </table:table-cell>
          <table:table-cell table:formula="of:=([.$B$4]-([.E563]-[.$B$1]))/[.$B$5]" office:value-type="float" office:value="0.539776831278458" calcext:value-type="float">
            <text:p>0.539776831278458</text:p>
          </table:table-cell>
        </table:table-row>
        <table:table-row table:style-name="ro1">
          <table:table-cell table:number-columns-repeated="3"/>
          <table:table-cell office:value-type="float" office:value="56.2" calcext:value-type="float">
            <text:p>56.2</text:p>
          </table:table-cell>
          <table:table-cell table:formula="of:=IF([.E563]&gt;[.$B$2];[.$B$3];[.E563]+0.1*[.F563])" office:value-type="float" office:value="-40.3437906296567" calcext:value-type="float">
            <text:p>-40.3437906296567</text:p>
          </table:table-cell>
          <table:table-cell table:formula="of:=([.$B$4]-([.E564]-[.$B$1]))/[.$B$5]" office:value-type="float" office:value="0.534379062965673" calcext:value-type="float">
            <text:p>0.534379062965673</text:p>
          </table:table-cell>
        </table:table-row>
        <table:table-row table:style-name="ro1">
          <table:table-cell table:number-columns-repeated="3"/>
          <table:table-cell office:value-type="float" office:value="56.3" calcext:value-type="float">
            <text:p>56.3</text:p>
          </table:table-cell>
          <table:table-cell table:formula="of:=IF([.E564]&gt;[.$B$2];[.$B$3];[.E564]+0.1*[.F564])" office:value-type="float" office:value="-40.2903527233602" calcext:value-type="float">
            <text:p>-40.2903527233602</text:p>
          </table:table-cell>
          <table:table-cell table:formula="of:=([.$B$4]-([.E565]-[.$B$1]))/[.$B$5]" office:value-type="float" office:value="0.529035272336017" calcext:value-type="float">
            <text:p>0.529035272336017</text:p>
          </table:table-cell>
        </table:table-row>
        <table:table-row table:style-name="ro1">
          <table:table-cell table:number-columns-repeated="3"/>
          <table:table-cell office:value-type="float" office:value="56.4" calcext:value-type="float">
            <text:p>56.4</text:p>
          </table:table-cell>
          <table:table-cell table:formula="of:=IF([.E565]&gt;[.$B$2];[.$B$3];[.E565]+0.1*[.F565])" office:value-type="float" office:value="-40.2374491961266" calcext:value-type="float">
            <text:p>-40.2374491961266</text:p>
          </table:table-cell>
          <table:table-cell table:formula="of:=([.$B$4]-([.E566]-[.$B$1]))/[.$B$5]" office:value-type="float" office:value="0.523744919612656" calcext:value-type="float">
            <text:p>0.523744919612656</text:p>
          </table:table-cell>
        </table:table-row>
        <table:table-row table:style-name="ro1">
          <table:table-cell table:number-columns-repeated="3"/>
          <table:table-cell office:value-type="float" office:value="56.5" calcext:value-type="float">
            <text:p>56.5</text:p>
          </table:table-cell>
          <table:table-cell table:formula="of:=IF([.E566]&gt;[.$B$2];[.$B$3];[.E566]+0.1*[.F566])" office:value-type="float" office:value="-40.1850747041653" calcext:value-type="float">
            <text:p>-40.1850747041653</text:p>
          </table:table-cell>
          <table:table-cell table:formula="of:=([.$B$4]-([.E567]-[.$B$1]))/[.$B$5]" office:value-type="float" office:value="0.51850747041653" calcext:value-type="float">
            <text:p>0.51850747041653</text:p>
          </table:table-cell>
        </table:table-row>
        <table:table-row table:style-name="ro1">
          <table:table-cell table:number-columns-repeated="3"/>
          <table:table-cell office:value-type="float" office:value="56.6" calcext:value-type="float">
            <text:p>56.6</text:p>
          </table:table-cell>
          <table:table-cell table:formula="of:=IF([.E567]&gt;[.$B$2];[.$B$3];[.E567]+0.1*[.F567])" office:value-type="float" office:value="-40.1332239571236" calcext:value-type="float">
            <text:p>-40.1332239571236</text:p>
          </table:table-cell>
          <table:table-cell table:formula="of:=([.$B$4]-([.E568]-[.$B$1]))/[.$B$5]" office:value-type="float" office:value="0.513322395712364" calcext:value-type="float">
            <text:p>0.513322395712364</text:p>
          </table:table-cell>
        </table:table-row>
        <table:table-row table:style-name="ro1">
          <table:table-cell table:number-columns-repeated="3"/>
          <table:table-cell office:value-type="float" office:value="56.7" calcext:value-type="float">
            <text:p>56.7</text:p>
          </table:table-cell>
          <table:table-cell table:formula="of:=IF([.E568]&gt;[.$B$2];[.$B$3];[.E568]+0.1*[.F568])" office:value-type="float" office:value="-40.0818917175524" calcext:value-type="float">
            <text:p>-40.0818917175524</text:p>
          </table:table-cell>
          <table:table-cell table:formula="of:=([.$B$4]-([.E569]-[.$B$1]))/[.$B$5]" office:value-type="float" office:value="0.50818917175524" calcext:value-type="float">
            <text:p>0.50818917175524</text:p>
          </table:table-cell>
        </table:table-row>
        <table:table-row table:style-name="ro1">
          <table:table-cell table:number-columns-repeated="3"/>
          <table:table-cell office:value-type="float" office:value="56.8" calcext:value-type="float">
            <text:p>56.8</text:p>
          </table:table-cell>
          <table:table-cell table:formula="of:=IF([.E569]&gt;[.$B$2];[.$B$3];[.E569]+0.1*[.F569])" office:value-type="float" office:value="-40.0310728003769" calcext:value-type="float">
            <text:p>-40.0310728003769</text:p>
          </table:table-cell>
          <table:table-cell table:formula="of:=([.$B$4]-([.E570]-[.$B$1]))/[.$B$5]" office:value-type="float" office:value="0.503107280037688" calcext:value-type="float">
            <text:p>0.503107280037688</text:p>
          </table:table-cell>
        </table:table-row>
        <table:table-row table:style-name="ro1">
          <table:table-cell table:number-columns-repeated="3"/>
          <table:table-cell office:value-type="float" office:value="56.9" calcext:value-type="float">
            <text:p>56.9</text:p>
          </table:table-cell>
          <table:table-cell table:formula="of:=IF([.E570]&gt;[.$B$2];[.$B$3];[.E570]+0.1*[.F570])" office:value-type="float" office:value="-39.9807620723731" calcext:value-type="float">
            <text:p>-39.9807620723731</text:p>
          </table:table-cell>
          <table:table-cell table:formula="of:=([.$B$4]-([.E571]-[.$B$1]))/[.$B$5]" office:value-type="float" office:value="0.498076207237311" calcext:value-type="float">
            <text:p>0.498076207237311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IF([.E571]&gt;[.$B$2];[.$B$3];[.E571]+0.1*[.F571])" office:value-type="float" office:value="-70" calcext:value-type="float">
            <text:p>-70</text:p>
          </table:table-cell>
          <table:table-cell table:formula="of:=([.$B$4]-([.E572]-[.$B$1]))/[.$B$5]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office:value-type="float" office:value="57.1" calcext:value-type="float">
            <text:p>57.1</text:p>
          </table:table-cell>
          <table:table-cell table:formula="of:=IF([.E572]&gt;[.$B$2];[.$B$3];[.E572]+0.1*[.F572])" office:value-type="float" office:value="-69.65" calcext:value-type="float">
            <text:p>-69.65</text:p>
          </table:table-cell>
          <table:table-cell table:formula="of:=([.$B$4]-([.E573]-[.$B$1]))/[.$B$5]" office:value-type="float" office:value="3.465" calcext:value-type="float">
            <text:p>3.465</text:p>
          </table:table-cell>
        </table:table-row>
        <table:table-row table:style-name="ro1">
          <table:table-cell table:number-columns-repeated="3"/>
          <table:table-cell office:value-type="float" office:value="57.2" calcext:value-type="float">
            <text:p>57.2</text:p>
          </table:table-cell>
          <table:table-cell table:formula="of:=IF([.E573]&gt;[.$B$2];[.$B$3];[.E573]+0.1*[.F573])" office:value-type="float" office:value="-69.3035" calcext:value-type="float">
            <text:p>-69.3035</text:p>
          </table:table-cell>
          <table:table-cell table:formula="of:=([.$B$4]-([.E574]-[.$B$1]))/[.$B$5]" office:value-type="float" office:value="3.43035" calcext:value-type="float">
            <text:p>3.43035</text:p>
          </table:table-cell>
        </table:table-row>
        <table:table-row table:style-name="ro1">
          <table:table-cell table:number-columns-repeated="3"/>
          <table:table-cell office:value-type="float" office:value="57.3" calcext:value-type="float">
            <text:p>57.3</text:p>
          </table:table-cell>
          <table:table-cell table:formula="of:=IF([.E574]&gt;[.$B$2];[.$B$3];[.E574]+0.1*[.F574])" office:value-type="float" office:value="-68.960465" calcext:value-type="float">
            <text:p>-68.960465</text:p>
          </table:table-cell>
          <table:table-cell table:formula="of:=([.$B$4]-([.E575]-[.$B$1]))/[.$B$5]" office:value-type="float" office:value="3.3960465" calcext:value-type="float">
            <text:p>3.3960465</text:p>
          </table:table-cell>
        </table:table-row>
        <table:table-row table:style-name="ro1">
          <table:table-cell table:number-columns-repeated="3"/>
          <table:table-cell office:value-type="float" office:value="57.4" calcext:value-type="float">
            <text:p>57.4</text:p>
          </table:table-cell>
          <table:table-cell table:formula="of:=IF([.E575]&gt;[.$B$2];[.$B$3];[.E575]+0.1*[.F575])" office:value-type="float" office:value="-68.62086035" calcext:value-type="float">
            <text:p>-68.62086035</text:p>
          </table:table-cell>
          <table:table-cell table:formula="of:=([.$B$4]-([.E576]-[.$B$1]))/[.$B$5]" office:value-type="float" office:value="3.362086035" calcext:value-type="float">
            <text:p>3.362086035</text:p>
          </table:table-cell>
        </table:table-row>
        <table:table-row table:style-name="ro1">
          <table:table-cell table:number-columns-repeated="3"/>
          <table:table-cell office:value-type="float" office:value="57.5" calcext:value-type="float">
            <text:p>57.5</text:p>
          </table:table-cell>
          <table:table-cell table:formula="of:=IF([.E576]&gt;[.$B$2];[.$B$3];[.E576]+0.1*[.F576])" office:value-type="float" office:value="-68.2846517465" calcext:value-type="float">
            <text:p>-68.2846517465</text:p>
          </table:table-cell>
          <table:table-cell table:formula="of:=([.$B$4]-([.E577]-[.$B$1]))/[.$B$5]" office:value-type="float" office:value="3.32846517465" calcext:value-type="float">
            <text:p>3.32846517465</text:p>
          </table:table-cell>
        </table:table-row>
        <table:table-row table:style-name="ro1">
          <table:table-cell table:number-columns-repeated="3"/>
          <table:table-cell office:value-type="float" office:value="57.6" calcext:value-type="float">
            <text:p>57.6</text:p>
          </table:table-cell>
          <table:table-cell table:formula="of:=IF([.E577]&gt;[.$B$2];[.$B$3];[.E577]+0.1*[.F577])" office:value-type="float" office:value="-67.951805229035" calcext:value-type="float">
            <text:p>-67.951805229035</text:p>
          </table:table-cell>
          <table:table-cell table:formula="of:=([.$B$4]-([.E578]-[.$B$1]))/[.$B$5]" office:value-type="float" office:value="3.2951805229035" calcext:value-type="float">
            <text:p>3.2951805229035</text:p>
          </table:table-cell>
        </table:table-row>
        <table:table-row table:style-name="ro1">
          <table:table-cell table:number-columns-repeated="3"/>
          <table:table-cell office:value-type="float" office:value="57.7" calcext:value-type="float">
            <text:p>57.7</text:p>
          </table:table-cell>
          <table:table-cell table:formula="of:=IF([.E578]&gt;[.$B$2];[.$B$3];[.E578]+0.1*[.F578])" office:value-type="float" office:value="-67.6222871767447" calcext:value-type="float">
            <text:p>-67.6222871767447</text:p>
          </table:table-cell>
          <table:table-cell table:formula="of:=([.$B$4]-([.E579]-[.$B$1]))/[.$B$5]" office:value-type="float" office:value="3.26222871767446" calcext:value-type="float">
            <text:p>3.26222871767446</text:p>
          </table:table-cell>
        </table:table-row>
        <table:table-row table:style-name="ro1">
          <table:table-cell table:number-columns-repeated="3"/>
          <table:table-cell office:value-type="float" office:value="57.8" calcext:value-type="float">
            <text:p>57.8</text:p>
          </table:table-cell>
          <table:table-cell table:formula="of:=IF([.E579]&gt;[.$B$2];[.$B$3];[.E579]+0.1*[.F579])" office:value-type="float" office:value="-67.2960643049772" calcext:value-type="float">
            <text:p>-67.2960643049772</text:p>
          </table:table-cell>
          <table:table-cell table:formula="of:=([.$B$4]-([.E580]-[.$B$1]))/[.$B$5]" office:value-type="float" office:value="3.22960643049772" calcext:value-type="float">
            <text:p>3.22960643049772</text:p>
          </table:table-cell>
        </table:table-row>
        <table:table-row table:style-name="ro1">
          <table:table-cell table:number-columns-repeated="3"/>
          <table:table-cell office:value-type="float" office:value="57.9" calcext:value-type="float">
            <text:p>57.9</text:p>
          </table:table-cell>
          <table:table-cell table:formula="of:=IF([.E580]&gt;[.$B$2];[.$B$3];[.E580]+0.1*[.F580])" office:value-type="float" office:value="-66.9731036619274" calcext:value-type="float">
            <text:p>-66.9731036619274</text:p>
          </table:table-cell>
          <table:table-cell table:formula="of:=([.$B$4]-([.E581]-[.$B$1]))/[.$B$5]" office:value-type="float" office:value="3.19731036619274" calcext:value-type="float">
            <text:p>3.19731036619274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IF([.E581]&gt;[.$B$2];[.$B$3];[.E581]+0.1*[.F581])" office:value-type="float" office:value="-66.6533726253082" calcext:value-type="float">
            <text:p>-66.6533726253082</text:p>
          </table:table-cell>
          <table:table-cell table:formula="of:=([.$B$4]-([.E582]-[.$B$1]))/[.$B$5]" office:value-type="float" office:value="3.16533726253082" calcext:value-type="float">
            <text:p>3.16533726253082</text:p>
          </table:table-cell>
        </table:table-row>
        <table:table-row table:style-name="ro1">
          <table:table-cell table:number-columns-repeated="3"/>
          <table:table-cell office:value-type="float" office:value="58.1" calcext:value-type="float">
            <text:p>58.1</text:p>
          </table:table-cell>
          <table:table-cell table:formula="of:=IF([.E582]&gt;[.$B$2];[.$B$3];[.E582]+0.1*[.F582])" office:value-type="float" office:value="-66.3368388990551" calcext:value-type="float">
            <text:p>-66.3368388990551</text:p>
          </table:table-cell>
          <table:table-cell table:formula="of:=([.$B$4]-([.E583]-[.$B$1]))/[.$B$5]" office:value-type="float" office:value="3.13368388990551" calcext:value-type="float">
            <text:p>3.13368388990551</text:p>
          </table:table-cell>
        </table:table-row>
        <table:table-row table:style-name="ro1">
          <table:table-cell table:number-columns-repeated="3"/>
          <table:table-cell office:value-type="float" office:value="58.2" calcext:value-type="float">
            <text:p>58.2</text:p>
          </table:table-cell>
          <table:table-cell table:formula="of:=IF([.E583]&gt;[.$B$2];[.$B$3];[.E583]+0.1*[.F583])" office:value-type="float" office:value="-66.0234705100645" calcext:value-type="float">
            <text:p>-66.0234705100645</text:p>
          </table:table-cell>
          <table:table-cell table:formula="of:=([.$B$4]-([.E584]-[.$B$1]))/[.$B$5]" office:value-type="float" office:value="3.10234705100645" calcext:value-type="float">
            <text:p>3.10234705100645</text:p>
          </table:table-cell>
        </table:table-row>
        <table:table-row table:style-name="ro1">
          <table:table-cell table:number-columns-repeated="3"/>
          <table:table-cell office:value-type="float" office:value="58.3" calcext:value-type="float">
            <text:p>58.3</text:p>
          </table:table-cell>
          <table:table-cell table:formula="of:=IF([.E584]&gt;[.$B$2];[.$B$3];[.E584]+0.1*[.F584])" office:value-type="float" office:value="-65.7132358049639" calcext:value-type="float">
            <text:p>-65.7132358049639</text:p>
          </table:table-cell>
          <table:table-cell table:formula="of:=([.$B$4]-([.E585]-[.$B$1]))/[.$B$5]" office:value-type="float" office:value="3.07132358049639" calcext:value-type="float">
            <text:p>3.07132358049639</text:p>
          </table:table-cell>
        </table:table-row>
        <table:table-row table:style-name="ro1">
          <table:table-cell table:number-columns-repeated="3"/>
          <table:table-cell office:value-type="float" office:value="58.4" calcext:value-type="float">
            <text:p>58.4</text:p>
          </table:table-cell>
          <table:table-cell table:formula="of:=IF([.E585]&gt;[.$B$2];[.$B$3];[.E585]+0.1*[.F585])" office:value-type="float" office:value="-65.4061034469143" calcext:value-type="float">
            <text:p>-65.4061034469143</text:p>
          </table:table-cell>
          <table:table-cell table:formula="of:=([.$B$4]-([.E586]-[.$B$1]))/[.$B$5]" office:value-type="float" office:value="3.04061034469142" calcext:value-type="float">
            <text:p>3.04061034469142</text:p>
          </table:table-cell>
        </table:table-row>
        <table:table-row table:style-name="ro1">
          <table:table-cell table:number-columns-repeated="3"/>
          <table:table-cell office:value-type="float" office:value="58.5" calcext:value-type="float">
            <text:p>58.5</text:p>
          </table:table-cell>
          <table:table-cell table:formula="of:=IF([.E586]&gt;[.$B$2];[.$B$3];[.E586]+0.1*[.F586])" office:value-type="float" office:value="-65.1020424124451" calcext:value-type="float">
            <text:p>-65.1020424124451</text:p>
          </table:table-cell>
          <table:table-cell table:formula="of:=([.$B$4]-([.E587]-[.$B$1]))/[.$B$5]" office:value-type="float" office:value="3.01020424124451" calcext:value-type="float">
            <text:p>3.01020424124451</text:p>
          </table:table-cell>
        </table:table-row>
        <table:table-row table:style-name="ro1">
          <table:table-cell table:number-columns-repeated="3"/>
          <table:table-cell office:value-type="float" office:value="58.6" calcext:value-type="float">
            <text:p>58.6</text:p>
          </table:table-cell>
          <table:table-cell table:formula="of:=IF([.E587]&gt;[.$B$2];[.$B$3];[.E587]+0.1*[.F587])" office:value-type="float" office:value="-64.8010219883207" calcext:value-type="float">
            <text:p>-64.8010219883207</text:p>
          </table:table-cell>
          <table:table-cell table:formula="of:=([.$B$4]-([.E588]-[.$B$1]))/[.$B$5]" office:value-type="float" office:value="2.98010219883207" calcext:value-type="float">
            <text:p>2.98010219883207</text:p>
          </table:table-cell>
        </table:table-row>
        <table:table-row table:style-name="ro1">
          <table:table-cell table:number-columns-repeated="3"/>
          <table:table-cell office:value-type="float" office:value="58.7" calcext:value-type="float">
            <text:p>58.7</text:p>
          </table:table-cell>
          <table:table-cell table:formula="of:=IF([.E588]&gt;[.$B$2];[.$B$3];[.E588]+0.1*[.F588])" office:value-type="float" office:value="-64.5030117684374" calcext:value-type="float">
            <text:p>-64.5030117684374</text:p>
          </table:table-cell>
          <table:table-cell table:formula="of:=([.$B$4]-([.E589]-[.$B$1]))/[.$B$5]" office:value-type="float" office:value="2.95030117684374" calcext:value-type="float">
            <text:p>2.95030117684374</text:p>
          </table:table-cell>
        </table:table-row>
        <table:table-row table:style-name="ro1">
          <table:table-cell table:number-columns-repeated="3"/>
          <table:table-cell office:value-type="float" office:value="58.8" calcext:value-type="float">
            <text:p>58.8</text:p>
          </table:table-cell>
          <table:table-cell table:formula="of:=IF([.E589]&gt;[.$B$2];[.$B$3];[.E589]+0.1*[.F589])" office:value-type="float" office:value="-64.2079816507531" calcext:value-type="float">
            <text:p>-64.2079816507531</text:p>
          </table:table-cell>
          <table:table-cell table:formula="of:=([.$B$4]-([.E590]-[.$B$1]))/[.$B$5]" office:value-type="float" office:value="2.92079816507531" calcext:value-type="float">
            <text:p>2.92079816507531</text:p>
          </table:table-cell>
        </table:table-row>
        <table:table-row table:style-name="ro1">
          <table:table-cell table:number-columns-repeated="3"/>
          <table:table-cell office:value-type="float" office:value="58.9" calcext:value-type="float">
            <text:p>58.9</text:p>
          </table:table-cell>
          <table:table-cell table:formula="of:=IF([.E590]&gt;[.$B$2];[.$B$3];[.E590]+0.1*[.F590])" office:value-type="float" office:value="-63.9159018342455" calcext:value-type="float">
            <text:p>-63.9159018342455</text:p>
          </table:table-cell>
          <table:table-cell table:formula="of:=([.$B$4]-([.E591]-[.$B$1]))/[.$B$5]" office:value-type="float" office:value="2.89159018342455" calcext:value-type="float">
            <text:p>2.89159018342455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IF([.E591]&gt;[.$B$2];[.$B$3];[.E591]+0.1*[.F591])" office:value-type="float" office:value="-63.6267428159031" calcext:value-type="float">
            <text:p>-63.6267428159031</text:p>
          </table:table-cell>
          <table:table-cell table:formula="of:=([.$B$4]-([.E592]-[.$B$1]))/[.$B$5]" office:value-type="float" office:value="2.86267428159031" calcext:value-type="float">
            <text:p>2.86267428159031</text:p>
          </table:table-cell>
        </table:table-row>
        <table:table-row table:style-name="ro1">
          <table:table-cell table:number-columns-repeated="3"/>
          <table:table-cell office:value-type="float" office:value="59.1" calcext:value-type="float">
            <text:p>59.1</text:p>
          </table:table-cell>
          <table:table-cell table:formula="of:=IF([.E592]&gt;[.$B$2];[.$B$3];[.E592]+0.1*[.F592])" office:value-type="float" office:value="-63.3404753877441" calcext:value-type="float">
            <text:p>-63.3404753877441</text:p>
          </table:table-cell>
          <table:table-cell table:formula="of:=([.$B$4]-([.E593]-[.$B$1]))/[.$B$5]" office:value-type="float" office:value="2.83404753877441" calcext:value-type="float">
            <text:p>2.83404753877441</text:p>
          </table:table-cell>
        </table:table-row>
        <table:table-row table:style-name="ro1">
          <table:table-cell table:number-columns-repeated="3"/>
          <table:table-cell office:value-type="float" office:value="59.2" calcext:value-type="float">
            <text:p>59.2</text:p>
          </table:table-cell>
          <table:table-cell table:formula="of:=IF([.E593]&gt;[.$B$2];[.$B$3];[.E593]+0.1*[.F593])" office:value-type="float" office:value="-63.0570706338666" calcext:value-type="float">
            <text:p>-63.0570706338666</text:p>
          </table:table-cell>
          <table:table-cell table:formula="of:=([.$B$4]-([.E594]-[.$B$1]))/[.$B$5]" office:value-type="float" office:value="2.80570706338666" calcext:value-type="float">
            <text:p>2.80570706338666</text:p>
          </table:table-cell>
        </table:table-row>
        <table:table-row table:style-name="ro1">
          <table:table-cell table:number-columns-repeated="3"/>
          <table:table-cell office:value-type="float" office:value="59.3" calcext:value-type="float">
            <text:p>59.3</text:p>
          </table:table-cell>
          <table:table-cell table:formula="of:=IF([.E594]&gt;[.$B$2];[.$B$3];[.E594]+0.1*[.F594])" office:value-type="float" office:value="-62.776499927528" calcext:value-type="float">
            <text:p>-62.776499927528</text:p>
          </table:table-cell>
          <table:table-cell table:formula="of:=([.$B$4]-([.E595]-[.$B$1]))/[.$B$5]" office:value-type="float" office:value="2.77764999275279" calcext:value-type="float">
            <text:p>2.77764999275279</text:p>
          </table:table-cell>
        </table:table-row>
        <table:table-row table:style-name="ro1">
          <table:table-cell table:number-columns-repeated="3"/>
          <table:table-cell office:value-type="float" office:value="59.4" calcext:value-type="float">
            <text:p>59.4</text:p>
          </table:table-cell>
          <table:table-cell table:formula="of:=IF([.E595]&gt;[.$B$2];[.$B$3];[.E595]+0.1*[.F595])" office:value-type="float" office:value="-62.4987349282527" calcext:value-type="float">
            <text:p>-62.4987349282527</text:p>
          </table:table-cell>
          <table:table-cell table:formula="of:=([.$B$4]-([.E596]-[.$B$1]))/[.$B$5]" office:value-type="float" office:value="2.74987349282527" calcext:value-type="float">
            <text:p>2.74987349282527</text:p>
          </table:table-cell>
        </table:table-row>
        <table:table-row table:style-name="ro1">
          <table:table-cell table:number-columns-repeated="3"/>
          <table:table-cell office:value-type="float" office:value="59.5" calcext:value-type="float">
            <text:p>59.5</text:p>
          </table:table-cell>
          <table:table-cell table:formula="of:=IF([.E596]&gt;[.$B$2];[.$B$3];[.E596]+0.1*[.F596])" office:value-type="float" office:value="-62.2237475789702" calcext:value-type="float">
            <text:p>-62.2237475789702</text:p>
          </table:table-cell>
          <table:table-cell table:formula="of:=([.$B$4]-([.E597]-[.$B$1]))/[.$B$5]" office:value-type="float" office:value="2.72237475789701" calcext:value-type="float">
            <text:p>2.72237475789701</text:p>
          </table:table-cell>
        </table:table-row>
        <table:table-row table:style-name="ro1">
          <table:table-cell table:number-columns-repeated="3"/>
          <table:table-cell office:value-type="float" office:value="59.6" calcext:value-type="float">
            <text:p>59.6</text:p>
          </table:table-cell>
          <table:table-cell table:formula="of:=IF([.E597]&gt;[.$B$2];[.$B$3];[.E597]+0.1*[.F597])" office:value-type="float" office:value="-61.9515101031804" calcext:value-type="float">
            <text:p>-61.9515101031804</text:p>
          </table:table-cell>
          <table:table-cell table:formula="of:=([.$B$4]-([.E598]-[.$B$1]))/[.$B$5]" office:value-type="float" office:value="2.69515101031804" calcext:value-type="float">
            <text:p>2.69515101031804</text:p>
          </table:table-cell>
        </table:table-row>
        <table:table-row table:style-name="ro1">
          <table:table-cell table:number-columns-repeated="3"/>
          <table:table-cell office:value-type="float" office:value="59.7" calcext:value-type="float">
            <text:p>59.7</text:p>
          </table:table-cell>
          <table:table-cell table:formula="of:=IF([.E598]&gt;[.$B$2];[.$B$3];[.E598]+0.1*[.F598])" office:value-type="float" office:value="-61.6819950021486" calcext:value-type="float">
            <text:p>-61.6819950021486</text:p>
          </table:table-cell>
          <table:table-cell table:formula="of:=([.$B$4]-([.E599]-[.$B$1]))/[.$B$5]" office:value-type="float" office:value="2.66819950021486" calcext:value-type="float">
            <text:p>2.66819950021486</text:p>
          </table:table-cell>
        </table:table-row>
        <table:table-row table:style-name="ro1">
          <table:table-cell table:number-columns-repeated="3"/>
          <table:table-cell office:value-type="float" office:value="59.8" calcext:value-type="float">
            <text:p>59.8</text:p>
          </table:table-cell>
          <table:table-cell table:formula="of:=IF([.E599]&gt;[.$B$2];[.$B$3];[.E599]+0.1*[.F599])" office:value-type="float" office:value="-61.4151750521272" calcext:value-type="float">
            <text:p>-61.4151750521272</text:p>
          </table:table-cell>
          <table:table-cell table:formula="of:=([.$B$4]-([.E600]-[.$B$1]))/[.$B$5]" office:value-type="float" office:value="2.64151750521272" calcext:value-type="float">
            <text:p>2.64151750521272</text:p>
          </table:table-cell>
        </table:table-row>
        <table:table-row table:style-name="ro1">
          <table:table-cell table:number-columns-repeated="3"/>
          <table:table-cell office:value-type="float" office:value="59.9" calcext:value-type="float">
            <text:p>59.9</text:p>
          </table:table-cell>
          <table:table-cell table:formula="of:=IF([.E600]&gt;[.$B$2];[.$B$3];[.E600]+0.1*[.F600])" office:value-type="float" office:value="-61.1510233016059" calcext:value-type="float">
            <text:p>-61.1510233016059</text:p>
          </table:table-cell>
          <table:table-cell table:formula="of:=([.$B$4]-([.E601]-[.$B$1]))/[.$B$5]" office:value-type="float" office:value="2.61510233016059" calcext:value-type="float">
            <text:p>2.61510233016059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IF([.E601]&gt;[.$B$2];[.$B$3];[.E601]+0.1*[.F601])" office:value-type="float" office:value="-60.8895130685898" calcext:value-type="float">
            <text:p>-60.8895130685898</text:p>
          </table:table-cell>
          <table:table-cell table:formula="of:=([.$B$4]-([.E602]-[.$B$1]))/[.$B$5]" office:value-type="float" office:value="2.58895130685898" calcext:value-type="float">
            <text:p>2.58895130685898</text:p>
          </table:table-cell>
        </table:table-row>
        <table:table-row table:style-name="ro1">
          <table:table-cell table:number-columns-repeated="3"/>
          <table:table-cell office:value-type="float" office:value="60.1" calcext:value-type="float">
            <text:p>60.1</text:p>
          </table:table-cell>
          <table:table-cell table:formula="of:=IF([.E602]&gt;[.$B$2];[.$B$3];[.E602]+0.1*[.F602])" office:value-type="float" office:value="-60.6306179379039" calcext:value-type="float">
            <text:p>-60.6306179379039</text:p>
          </table:table-cell>
          <table:table-cell table:formula="of:=([.$B$4]-([.E603]-[.$B$1]))/[.$B$5]" office:value-type="float" office:value="2.56306179379039" calcext:value-type="float">
            <text:p>2.56306179379039</text:p>
          </table:table-cell>
        </table:table-row>
        <table:table-row table:style-name="ro1">
          <table:table-cell table:number-columns-repeated="3"/>
          <table:table-cell office:value-type="float" office:value="60.2" calcext:value-type="float">
            <text:p>60.2</text:p>
          </table:table-cell>
          <table:table-cell table:formula="of:=IF([.E603]&gt;[.$B$2];[.$B$3];[.E603]+0.1*[.F603])" office:value-type="float" office:value="-60.3743117585249" calcext:value-type="float">
            <text:p>-60.3743117585249</text:p>
          </table:table-cell>
          <table:table-cell table:formula="of:=([.$B$4]-([.E604]-[.$B$1]))/[.$B$5]" office:value-type="float" office:value="2.53743117585249" calcext:value-type="float">
            <text:p>2.53743117585249</text:p>
          </table:table-cell>
        </table:table-row>
        <table:table-row table:style-name="ro1">
          <table:table-cell table:number-columns-repeated="3"/>
          <table:table-cell office:value-type="float" office:value="60.3" calcext:value-type="float">
            <text:p>60.3</text:p>
          </table:table-cell>
          <table:table-cell table:formula="of:=IF([.E604]&gt;[.$B$2];[.$B$3];[.E604]+0.1*[.F604])" office:value-type="float" office:value="-60.1205686409396" calcext:value-type="float">
            <text:p>-60.1205686409396</text:p>
          </table:table-cell>
          <table:table-cell table:formula="of:=([.$B$4]-([.E605]-[.$B$1]))/[.$B$5]" office:value-type="float" office:value="2.51205686409396" calcext:value-type="float">
            <text:p>2.51205686409396</text:p>
          </table:table-cell>
        </table:table-row>
        <table:table-row table:style-name="ro1">
          <table:table-cell table:number-columns-repeated="3"/>
          <table:table-cell office:value-type="float" office:value="60.4" calcext:value-type="float">
            <text:p>60.4</text:p>
          </table:table-cell>
          <table:table-cell table:formula="of:=IF([.E605]&gt;[.$B$2];[.$B$3];[.E605]+0.1*[.F605])" office:value-type="float" office:value="-59.8693629545302" calcext:value-type="float">
            <text:p>-59.8693629545302</text:p>
          </table:table-cell>
          <table:table-cell table:formula="of:=([.$B$4]-([.E606]-[.$B$1]))/[.$B$5]" office:value-type="float" office:value="2.48693629545302" calcext:value-type="float">
            <text:p>2.48693629545302</text:p>
          </table:table-cell>
        </table:table-row>
        <table:table-row table:style-name="ro1">
          <table:table-cell table:number-columns-repeated="3"/>
          <table:table-cell office:value-type="float" office:value="60.5" calcext:value-type="float">
            <text:p>60.5</text:p>
          </table:table-cell>
          <table:table-cell table:formula="of:=IF([.E606]&gt;[.$B$2];[.$B$3];[.E606]+0.1*[.F606])" office:value-type="float" office:value="-59.6206693249849" calcext:value-type="float">
            <text:p>-59.6206693249849</text:p>
          </table:table-cell>
          <table:table-cell table:formula="of:=([.$B$4]-([.E607]-[.$B$1]))/[.$B$5]" office:value-type="float" office:value="2.46206693249849" calcext:value-type="float">
            <text:p>2.46206693249849</text:p>
          </table:table-cell>
        </table:table-row>
        <table:table-row table:style-name="ro1">
          <table:table-cell table:number-columns-repeated="3"/>
          <table:table-cell office:value-type="float" office:value="60.6" calcext:value-type="float">
            <text:p>60.6</text:p>
          </table:table-cell>
          <table:table-cell table:formula="of:=IF([.E607]&gt;[.$B$2];[.$B$3];[.E607]+0.1*[.F607])" office:value-type="float" office:value="-59.3744626317351" calcext:value-type="float">
            <text:p>-59.3744626317351</text:p>
          </table:table-cell>
          <table:table-cell table:formula="of:=([.$B$4]-([.E608]-[.$B$1]))/[.$B$5]" office:value-type="float" office:value="2.43744626317351" calcext:value-type="float">
            <text:p>2.43744626317351</text:p>
          </table:table-cell>
        </table:table-row>
        <table:table-row table:style-name="ro1">
          <table:table-cell table:number-columns-repeated="3"/>
          <table:table-cell office:value-type="float" office:value="60.7" calcext:value-type="float">
            <text:p>60.7</text:p>
          </table:table-cell>
          <table:table-cell table:formula="of:=IF([.E608]&gt;[.$B$2];[.$B$3];[.E608]+0.1*[.F608])" office:value-type="float" office:value="-59.1307180054177" calcext:value-type="float">
            <text:p>-59.1307180054177</text:p>
          </table:table-cell>
          <table:table-cell table:formula="of:=([.$B$4]-([.E609]-[.$B$1]))/[.$B$5]" office:value-type="float" office:value="2.41307180054177" calcext:value-type="float">
            <text:p>2.41307180054177</text:p>
          </table:table-cell>
        </table:table-row>
        <table:table-row table:style-name="ro1">
          <table:table-cell table:number-columns-repeated="3"/>
          <table:table-cell office:value-type="float" office:value="60.8" calcext:value-type="float">
            <text:p>60.8</text:p>
          </table:table-cell>
          <table:table-cell table:formula="of:=IF([.E609]&gt;[.$B$2];[.$B$3];[.E609]+0.1*[.F609])" office:value-type="float" office:value="-58.8894108253636" calcext:value-type="float">
            <text:p>-58.8894108253636</text:p>
          </table:table-cell>
          <table:table-cell table:formula="of:=([.$B$4]-([.E610]-[.$B$1]))/[.$B$5]" office:value-type="float" office:value="2.38894108253636" calcext:value-type="float">
            <text:p>2.38894108253636</text:p>
          </table:table-cell>
        </table:table-row>
        <table:table-row table:style-name="ro1">
          <table:table-cell table:number-columns-repeated="3"/>
          <table:table-cell office:value-type="float" office:value="60.9" calcext:value-type="float">
            <text:p>60.9</text:p>
          </table:table-cell>
          <table:table-cell table:formula="of:=IF([.E610]&gt;[.$B$2];[.$B$3];[.E610]+0.1*[.F610])" office:value-type="float" office:value="-58.6505167171099" calcext:value-type="float">
            <text:p>-58.6505167171099</text:p>
          </table:table-cell>
          <table:table-cell table:formula="of:=([.$B$4]-([.E611]-[.$B$1]))/[.$B$5]" office:value-type="float" office:value="2.36505167171099" calcext:value-type="float">
            <text:p>2.3650516717109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IF([.E611]&gt;[.$B$2];[.$B$3];[.E611]+0.1*[.F611])" office:value-type="float" office:value="-58.4140115499388" calcext:value-type="float">
            <text:p>-58.4140115499388</text:p>
          </table:table-cell>
          <table:table-cell table:formula="of:=([.$B$4]-([.E612]-[.$B$1]))/[.$B$5]" office:value-type="float" office:value="2.34140115499388" calcext:value-type="float">
            <text:p>2.34140115499388</text:p>
          </table:table-cell>
        </table:table-row>
        <table:table-row table:style-name="ro1">
          <table:table-cell table:number-columns-repeated="3"/>
          <table:table-cell office:value-type="float" office:value="61.1" calcext:value-type="float">
            <text:p>61.1</text:p>
          </table:table-cell>
          <table:table-cell table:formula="of:=IF([.E612]&gt;[.$B$2];[.$B$3];[.E612]+0.1*[.F612])" office:value-type="float" office:value="-58.1798714344394" calcext:value-type="float">
            <text:p>-58.1798714344394</text:p>
          </table:table-cell>
          <table:table-cell table:formula="of:=([.$B$4]-([.E613]-[.$B$1]))/[.$B$5]" office:value-type="float" office:value="2.31798714344394" calcext:value-type="float">
            <text:p>2.31798714344394</text:p>
          </table:table-cell>
        </table:table-row>
        <table:table-row table:style-name="ro1">
          <table:table-cell table:number-columns-repeated="3"/>
          <table:table-cell office:value-type="float" office:value="61.2" calcext:value-type="float">
            <text:p>61.2</text:p>
          </table:table-cell>
          <table:table-cell table:formula="of:=IF([.E613]&gt;[.$B$2];[.$B$3];[.E613]+0.1*[.F613])" office:value-type="float" office:value="-57.9480727200951" calcext:value-type="float">
            <text:p>-57.9480727200951</text:p>
          </table:table-cell>
          <table:table-cell table:formula="of:=([.$B$4]-([.E614]-[.$B$1]))/[.$B$5]" office:value-type="float" office:value="2.2948072720095" calcext:value-type="float">
            <text:p>2.2948072720095</text:p>
          </table:table-cell>
        </table:table-row>
        <table:table-row table:style-name="ro1">
          <table:table-cell table:number-columns-repeated="3"/>
          <table:table-cell office:value-type="float" office:value="61.3" calcext:value-type="float">
            <text:p>61.3</text:p>
          </table:table-cell>
          <table:table-cell table:formula="of:=IF([.E614]&gt;[.$B$2];[.$B$3];[.E614]+0.1*[.F614])" office:value-type="float" office:value="-57.7185919928941" calcext:value-type="float">
            <text:p>-57.7185919928941</text:p>
          </table:table-cell>
          <table:table-cell table:formula="of:=([.$B$4]-([.E615]-[.$B$1]))/[.$B$5]" office:value-type="float" office:value="2.27185919928941" calcext:value-type="float">
            <text:p>2.27185919928941</text:p>
          </table:table-cell>
        </table:table-row>
        <table:table-row table:style-name="ro1">
          <table:table-cell table:number-columns-repeated="3"/>
          <table:table-cell office:value-type="float" office:value="61.4" calcext:value-type="float">
            <text:p>61.4</text:p>
          </table:table-cell>
          <table:table-cell table:formula="of:=IF([.E615]&gt;[.$B$2];[.$B$3];[.E615]+0.1*[.F615])" office:value-type="float" office:value="-57.4914060729652" calcext:value-type="float">
            <text:p>-57.4914060729652</text:p>
          </table:table-cell>
          <table:table-cell table:formula="of:=([.$B$4]-([.E616]-[.$B$1]))/[.$B$5]" office:value-type="float" office:value="2.24914060729652" calcext:value-type="float">
            <text:p>2.24914060729652</text:p>
          </table:table-cell>
        </table:table-row>
        <table:table-row table:style-name="ro1">
          <table:table-cell table:number-columns-repeated="3"/>
          <table:table-cell office:value-type="float" office:value="61.5" calcext:value-type="float">
            <text:p>61.5</text:p>
          </table:table-cell>
          <table:table-cell table:formula="of:=IF([.E616]&gt;[.$B$2];[.$B$3];[.E616]+0.1*[.F616])" office:value-type="float" office:value="-57.2664920122355" calcext:value-type="float">
            <text:p>-57.2664920122355</text:p>
          </table:table-cell>
          <table:table-cell table:formula="of:=([.$B$4]-([.E617]-[.$B$1]))/[.$B$5]" office:value-type="float" office:value="2.22664920122355" calcext:value-type="float">
            <text:p>2.22664920122355</text:p>
          </table:table-cell>
        </table:table-row>
        <table:table-row table:style-name="ro1">
          <table:table-cell table:number-columns-repeated="3"/>
          <table:table-cell office:value-type="float" office:value="61.6" calcext:value-type="float">
            <text:p>61.6</text:p>
          </table:table-cell>
          <table:table-cell table:formula="of:=IF([.E617]&gt;[.$B$2];[.$B$3];[.E617]+0.1*[.F617])" office:value-type="float" office:value="-57.0438270921131" calcext:value-type="float">
            <text:p>-57.0438270921131</text:p>
          </table:table-cell>
          <table:table-cell table:formula="of:=([.$B$4]-([.E618]-[.$B$1]))/[.$B$5]" office:value-type="float" office:value="2.20438270921131" calcext:value-type="float">
            <text:p>2.20438270921131</text:p>
          </table:table-cell>
        </table:table-row>
        <table:table-row table:style-name="ro1">
          <table:table-cell table:number-columns-repeated="3"/>
          <table:table-cell office:value-type="float" office:value="61.7" calcext:value-type="float">
            <text:p>61.7</text:p>
          </table:table-cell>
          <table:table-cell table:formula="of:=IF([.E618]&gt;[.$B$2];[.$B$3];[.E618]+0.1*[.F618])" office:value-type="float" office:value="-56.823388821192" calcext:value-type="float">
            <text:p>-56.823388821192</text:p>
          </table:table-cell>
          <table:table-cell table:formula="of:=([.$B$4]-([.E619]-[.$B$1]))/[.$B$5]" office:value-type="float" office:value="2.1823388821192" calcext:value-type="float">
            <text:p>2.1823388821192</text:p>
          </table:table-cell>
        </table:table-row>
        <table:table-row table:style-name="ro1">
          <table:table-cell table:number-columns-repeated="3"/>
          <table:table-cell office:value-type="float" office:value="61.8" calcext:value-type="float">
            <text:p>61.8</text:p>
          </table:table-cell>
          <table:table-cell table:formula="of:=IF([.E619]&gt;[.$B$2];[.$B$3];[.E619]+0.1*[.F619])" office:value-type="float" office:value="-56.6051549329801" calcext:value-type="float">
            <text:p>-56.6051549329801</text:p>
          </table:table-cell>
          <table:table-cell table:formula="of:=([.$B$4]-([.E620]-[.$B$1]))/[.$B$5]" office:value-type="float" office:value="2.16051549329801" calcext:value-type="float">
            <text:p>2.16051549329801</text:p>
          </table:table-cell>
        </table:table-row>
        <table:table-row table:style-name="ro1">
          <table:table-cell table:number-columns-repeated="3"/>
          <table:table-cell office:value-type="float" office:value="61.9" calcext:value-type="float">
            <text:p>61.9</text:p>
          </table:table-cell>
          <table:table-cell table:formula="of:=IF([.E620]&gt;[.$B$2];[.$B$3];[.E620]+0.1*[.F620])" office:value-type="float" office:value="-56.3891033836503" calcext:value-type="float">
            <text:p>-56.3891033836503</text:p>
          </table:table-cell>
          <table:table-cell table:formula="of:=([.$B$4]-([.E621]-[.$B$1]))/[.$B$5]" office:value-type="float" office:value="2.13891033836503" calcext:value-type="float">
            <text:p>2.13891033836503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IF([.E621]&gt;[.$B$2];[.$B$3];[.E621]+0.1*[.F621])" office:value-type="float" office:value="-56.1752123498138" calcext:value-type="float">
            <text:p>-56.1752123498138</text:p>
          </table:table-cell>
          <table:table-cell table:formula="of:=([.$B$4]-([.E622]-[.$B$1]))/[.$B$5]" office:value-type="float" office:value="2.11752123498138" calcext:value-type="float">
            <text:p>2.11752123498138</text:p>
          </table:table-cell>
        </table:table-row>
        <table:table-row table:style-name="ro1">
          <table:table-cell table:number-columns-repeated="3"/>
          <table:table-cell office:value-type="float" office:value="62.1" calcext:value-type="float">
            <text:p>62.1</text:p>
          </table:table-cell>
          <table:table-cell table:formula="of:=IF([.E622]&gt;[.$B$2];[.$B$3];[.E622]+0.1*[.F622])" office:value-type="float" office:value="-55.9634602263157" calcext:value-type="float">
            <text:p>-55.9634602263157</text:p>
          </table:table-cell>
          <table:table-cell table:formula="of:=([.$B$4]-([.E623]-[.$B$1]))/[.$B$5]" office:value-type="float" office:value="2.09634602263157" calcext:value-type="float">
            <text:p>2.09634602263157</text:p>
          </table:table-cell>
        </table:table-row>
        <table:table-row table:style-name="ro1">
          <table:table-cell table:number-columns-repeated="3"/>
          <table:table-cell office:value-type="float" office:value="62.2" calcext:value-type="float">
            <text:p>62.2</text:p>
          </table:table-cell>
          <table:table-cell table:formula="of:=IF([.E623]&gt;[.$B$2];[.$B$3];[.E623]+0.1*[.F623])" office:value-type="float" office:value="-55.7538256240525" calcext:value-type="float">
            <text:p>-55.7538256240525</text:p>
          </table:table-cell>
          <table:table-cell table:formula="of:=([.$B$4]-([.E624]-[.$B$1]))/[.$B$5]" office:value-type="float" office:value="2.07538256240525" calcext:value-type="float">
            <text:p>2.07538256240525</text:p>
          </table:table-cell>
        </table:table-row>
        <table:table-row table:style-name="ro1">
          <table:table-cell table:number-columns-repeated="3"/>
          <table:table-cell office:value-type="float" office:value="62.3" calcext:value-type="float">
            <text:p>62.3</text:p>
          </table:table-cell>
          <table:table-cell table:formula="of:=IF([.E624]&gt;[.$B$2];[.$B$3];[.E624]+0.1*[.F624])" office:value-type="float" office:value="-55.546287367812" calcext:value-type="float">
            <text:p>-55.546287367812</text:p>
          </table:table-cell>
          <table:table-cell table:formula="of:=([.$B$4]-([.E625]-[.$B$1]))/[.$B$5]" office:value-type="float" office:value="2.0546287367812" calcext:value-type="float">
            <text:p>2.0546287367812</text:p>
          </table:table-cell>
        </table:table-row>
        <table:table-row table:style-name="ro1">
          <table:table-cell table:number-columns-repeated="3"/>
          <table:table-cell office:value-type="float" office:value="62.4" calcext:value-type="float">
            <text:p>62.4</text:p>
          </table:table-cell>
          <table:table-cell table:formula="of:=IF([.E625]&gt;[.$B$2];[.$B$3];[.E625]+0.1*[.F625])" office:value-type="float" office:value="-55.3408244941339" calcext:value-type="float">
            <text:p>-55.3408244941339</text:p>
          </table:table-cell>
          <table:table-cell table:formula="of:=([.$B$4]-([.E626]-[.$B$1]))/[.$B$5]" office:value-type="float" office:value="2.03408244941339" calcext:value-type="float">
            <text:p>2.03408244941339</text:p>
          </table:table-cell>
        </table:table-row>
        <table:table-row table:style-name="ro1">
          <table:table-cell table:number-columns-repeated="3"/>
          <table:table-cell office:value-type="float" office:value="62.5" calcext:value-type="float">
            <text:p>62.5</text:p>
          </table:table-cell>
          <table:table-cell table:formula="of:=IF([.E626]&gt;[.$B$2];[.$B$3];[.E626]+0.1*[.F626])" office:value-type="float" office:value="-55.1374162491925" calcext:value-type="float">
            <text:p>-55.1374162491925</text:p>
          </table:table-cell>
          <table:table-cell table:formula="of:=([.$B$4]-([.E627]-[.$B$1]))/[.$B$5]" office:value-type="float" office:value="2.01374162491925" calcext:value-type="float">
            <text:p>2.01374162491925</text:p>
          </table:table-cell>
        </table:table-row>
        <table:table-row table:style-name="ro1">
          <table:table-cell table:number-columns-repeated="3"/>
          <table:table-cell office:value-type="float" office:value="62.6" calcext:value-type="float">
            <text:p>62.6</text:p>
          </table:table-cell>
          <table:table-cell table:formula="of:=IF([.E627]&gt;[.$B$2];[.$B$3];[.E627]+0.1*[.F627])" office:value-type="float" office:value="-54.9360420867006" calcext:value-type="float">
            <text:p>-54.9360420867006</text:p>
          </table:table-cell>
          <table:table-cell table:formula="of:=([.$B$4]-([.E628]-[.$B$1]))/[.$B$5]" office:value-type="float" office:value="1.99360420867006" calcext:value-type="float">
            <text:p>1.99360420867006</text:p>
          </table:table-cell>
        </table:table-row>
        <table:table-row table:style-name="ro1">
          <table:table-cell table:number-columns-repeated="3"/>
          <table:table-cell office:value-type="float" office:value="62.7" calcext:value-type="float">
            <text:p>62.7</text:p>
          </table:table-cell>
          <table:table-cell table:formula="of:=IF([.E628]&gt;[.$B$2];[.$B$3];[.E628]+0.1*[.F628])" office:value-type="float" office:value="-54.7366816658336" calcext:value-type="float">
            <text:p>-54.7366816658336</text:p>
          </table:table-cell>
          <table:table-cell table:formula="of:=([.$B$4]-([.E629]-[.$B$1]))/[.$B$5]" office:value-type="float" office:value="1.97366816658336" calcext:value-type="float">
            <text:p>1.97366816658336</text:p>
          </table:table-cell>
        </table:table-row>
        <table:table-row table:style-name="ro1">
          <table:table-cell table:number-columns-repeated="3"/>
          <table:table-cell office:value-type="float" office:value="62.8" calcext:value-type="float">
            <text:p>62.8</text:p>
          </table:table-cell>
          <table:table-cell table:formula="of:=IF([.E629]&gt;[.$B$2];[.$B$3];[.E629]+0.1*[.F629])" office:value-type="float" office:value="-54.5393148491752" calcext:value-type="float">
            <text:p>-54.5393148491752</text:p>
          </table:table-cell>
          <table:table-cell table:formula="of:=([.$B$4]-([.E630]-[.$B$1]))/[.$B$5]" office:value-type="float" office:value="1.95393148491752" calcext:value-type="float">
            <text:p>1.95393148491752</text:p>
          </table:table-cell>
        </table:table-row>
        <table:table-row table:style-name="ro1">
          <table:table-cell table:number-columns-repeated="3"/>
          <table:table-cell office:value-type="float" office:value="62.9" calcext:value-type="float">
            <text:p>62.9</text:p>
          </table:table-cell>
          <table:table-cell table:formula="of:=IF([.E630]&gt;[.$B$2];[.$B$3];[.E630]+0.1*[.F630])" office:value-type="float" office:value="-54.3439217006835" calcext:value-type="float">
            <text:p>-54.3439217006835</text:p>
          </table:table-cell>
          <table:table-cell table:formula="of:=([.$B$4]-([.E631]-[.$B$1]))/[.$B$5]" office:value-type="float" office:value="1.93439217006835" calcext:value-type="float">
            <text:p>1.93439217006835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IF([.E631]&gt;[.$B$2];[.$B$3];[.E631]+0.1*[.F631])" office:value-type="float" office:value="-54.1504824836767" calcext:value-type="float">
            <text:p>-54.1504824836767</text:p>
          </table:table-cell>
          <table:table-cell table:formula="of:=([.$B$4]-([.E632]-[.$B$1]))/[.$B$5]" office:value-type="float" office:value="1.91504824836767" calcext:value-type="float">
            <text:p>1.91504824836767</text:p>
          </table:table-cell>
        </table:table-row>
        <table:table-row table:style-name="ro1">
          <table:table-cell table:number-columns-repeated="3"/>
          <table:table-cell office:value-type="float" office:value="63.1" calcext:value-type="float">
            <text:p>63.1</text:p>
          </table:table-cell>
          <table:table-cell table:formula="of:=IF([.E632]&gt;[.$B$2];[.$B$3];[.E632]+0.1*[.F632])" office:value-type="float" office:value="-53.9589776588399" calcext:value-type="float">
            <text:p>-53.9589776588399</text:p>
          </table:table-cell>
          <table:table-cell table:formula="of:=([.$B$4]-([.E633]-[.$B$1]))/[.$B$5]" office:value-type="float" office:value="1.89589776588399" calcext:value-type="float">
            <text:p>1.89589776588399</text:p>
          </table:table-cell>
        </table:table-row>
        <table:table-row table:style-name="ro1">
          <table:table-cell table:number-columns-repeated="3"/>
          <table:table-cell office:value-type="float" office:value="63.2" calcext:value-type="float">
            <text:p>63.2</text:p>
          </table:table-cell>
          <table:table-cell table:formula="of:=IF([.E633]&gt;[.$B$2];[.$B$3];[.E633]+0.1*[.F633])" office:value-type="float" office:value="-53.7693878822515" calcext:value-type="float">
            <text:p>-53.7693878822515</text:p>
          </table:table-cell>
          <table:table-cell table:formula="of:=([.$B$4]-([.E634]-[.$B$1]))/[.$B$5]" office:value-type="float" office:value="1.87693878822515" calcext:value-type="float">
            <text:p>1.87693878822515</text:p>
          </table:table-cell>
        </table:table-row>
        <table:table-row table:style-name="ro1">
          <table:table-cell table:number-columns-repeated="3"/>
          <table:table-cell office:value-type="float" office:value="63.3" calcext:value-type="float">
            <text:p>63.3</text:p>
          </table:table-cell>
          <table:table-cell table:formula="of:=IF([.E634]&gt;[.$B$2];[.$B$3];[.E634]+0.1*[.F634])" office:value-type="float" office:value="-53.581694003429" calcext:value-type="float">
            <text:p>-53.581694003429</text:p>
          </table:table-cell>
          <table:table-cell table:formula="of:=([.$B$4]-([.E635]-[.$B$1]))/[.$B$5]" office:value-type="float" office:value="1.8581694003429" calcext:value-type="float">
            <text:p>1.8581694003429</text:p>
          </table:table-cell>
        </table:table-row>
        <table:table-row table:style-name="ro1">
          <table:table-cell table:number-columns-repeated="3"/>
          <table:table-cell office:value-type="float" office:value="63.4" calcext:value-type="float">
            <text:p>63.4</text:p>
          </table:table-cell>
          <table:table-cell table:formula="of:=IF([.E635]&gt;[.$B$2];[.$B$3];[.E635]+0.1*[.F635])" office:value-type="float" office:value="-53.3958770633947" calcext:value-type="float">
            <text:p>-53.3958770633947</text:p>
          </table:table-cell>
          <table:table-cell table:formula="of:=([.$B$4]-([.E636]-[.$B$1]))/[.$B$5]" office:value-type="float" office:value="1.83958770633947" calcext:value-type="float">
            <text:p>1.83958770633947</text:p>
          </table:table-cell>
        </table:table-row>
        <table:table-row table:style-name="ro1">
          <table:table-cell table:number-columns-repeated="3"/>
          <table:table-cell office:value-type="float" office:value="63.5" calcext:value-type="float">
            <text:p>63.5</text:p>
          </table:table-cell>
          <table:table-cell table:formula="of:=IF([.E636]&gt;[.$B$2];[.$B$3];[.E636]+0.1*[.F636])" office:value-type="float" office:value="-53.2119182927607" calcext:value-type="float">
            <text:p>-53.2119182927607</text:p>
          </table:table-cell>
          <table:table-cell table:formula="of:=([.$B$4]-([.E637]-[.$B$1]))/[.$B$5]" office:value-type="float" office:value="1.82119182927607" calcext:value-type="float">
            <text:p>1.82119182927607</text:p>
          </table:table-cell>
        </table:table-row>
        <table:table-row table:style-name="ro1">
          <table:table-cell table:number-columns-repeated="3"/>
          <table:table-cell office:value-type="float" office:value="63.6" calcext:value-type="float">
            <text:p>63.6</text:p>
          </table:table-cell>
          <table:table-cell table:formula="of:=IF([.E637]&gt;[.$B$2];[.$B$3];[.E637]+0.1*[.F637])" office:value-type="float" office:value="-53.0297991098331" calcext:value-type="float">
            <text:p>-53.0297991098331</text:p>
          </table:table-cell>
          <table:table-cell table:formula="of:=([.$B$4]-([.E638]-[.$B$1]))/[.$B$5]" office:value-type="float" office:value="1.80297991098331" calcext:value-type="float">
            <text:p>1.80297991098331</text:p>
          </table:table-cell>
        </table:table-row>
        <table:table-row table:style-name="ro1">
          <table:table-cell table:number-columns-repeated="3"/>
          <table:table-cell office:value-type="float" office:value="63.7" calcext:value-type="float">
            <text:p>63.7</text:p>
          </table:table-cell>
          <table:table-cell table:formula="of:=IF([.E638]&gt;[.$B$2];[.$B$3];[.E638]+0.1*[.F638])" office:value-type="float" office:value="-52.8495011187348" calcext:value-type="float">
            <text:p>-52.8495011187348</text:p>
          </table:table-cell>
          <table:table-cell table:formula="of:=([.$B$4]-([.E639]-[.$B$1]))/[.$B$5]" office:value-type="float" office:value="1.78495011187348" calcext:value-type="float">
            <text:p>1.78495011187348</text:p>
          </table:table-cell>
        </table:table-row>
        <table:table-row table:style-name="ro1">
          <table:table-cell table:number-columns-repeated="3"/>
          <table:table-cell office:value-type="float" office:value="63.8" calcext:value-type="float">
            <text:p>63.8</text:p>
          </table:table-cell>
          <table:table-cell table:formula="of:=IF([.E639]&gt;[.$B$2];[.$B$3];[.E639]+0.1*[.F639])" office:value-type="float" office:value="-52.6710061075475" calcext:value-type="float">
            <text:p>-52.6710061075475</text:p>
          </table:table-cell>
          <table:table-cell table:formula="of:=([.$B$4]-([.E640]-[.$B$1]))/[.$B$5]" office:value-type="float" office:value="1.76710061075475" calcext:value-type="float">
            <text:p>1.76710061075475</text:p>
          </table:table-cell>
        </table:table-row>
        <table:table-row table:style-name="ro1">
          <table:table-cell table:number-columns-repeated="3"/>
          <table:table-cell office:value-type="float" office:value="63.9" calcext:value-type="float">
            <text:p>63.9</text:p>
          </table:table-cell>
          <table:table-cell table:formula="of:=IF([.E640]&gt;[.$B$2];[.$B$3];[.E640]+0.1*[.F640])" office:value-type="float" office:value="-52.494296046472" calcext:value-type="float">
            <text:p>-52.494296046472</text:p>
          </table:table-cell>
          <table:table-cell table:formula="of:=([.$B$4]-([.E641]-[.$B$1]))/[.$B$5]" office:value-type="float" office:value="1.7494296046472" calcext:value-type="float">
            <text:p>1.749429604647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IF([.E641]&gt;[.$B$2];[.$B$3];[.E641]+0.1*[.F641])" office:value-type="float" office:value="-52.3193530860073" calcext:value-type="float">
            <text:p>-52.3193530860073</text:p>
          </table:table-cell>
          <table:table-cell table:formula="of:=([.$B$4]-([.E642]-[.$B$1]))/[.$B$5]" office:value-type="float" office:value="1.73193530860073" calcext:value-type="float">
            <text:p>1.73193530860073</text:p>
          </table:table-cell>
        </table:table-row>
        <table:table-row table:style-name="ro1">
          <table:table-cell table:number-columns-repeated="3"/>
          <table:table-cell office:value-type="float" office:value="64.1" calcext:value-type="float">
            <text:p>64.1</text:p>
          </table:table-cell>
          <table:table-cell table:formula="of:=IF([.E642]&gt;[.$B$2];[.$B$3];[.E642]+0.1*[.F642])" office:value-type="float" office:value="-52.1461595551472" calcext:value-type="float">
            <text:p>-52.1461595551472</text:p>
          </table:table-cell>
          <table:table-cell table:formula="of:=([.$B$4]-([.E643]-[.$B$1]))/[.$B$5]" office:value-type="float" office:value="1.71461595551472" calcext:value-type="float">
            <text:p>1.71461595551472</text:p>
          </table:table-cell>
        </table:table-row>
        <table:table-row table:style-name="ro1">
          <table:table-cell table:number-columns-repeated="3"/>
          <table:table-cell office:value-type="float" office:value="64.2" calcext:value-type="float">
            <text:p>64.2</text:p>
          </table:table-cell>
          <table:table-cell table:formula="of:=IF([.E643]&gt;[.$B$2];[.$B$3];[.E643]+0.1*[.F643])" office:value-type="float" office:value="-51.9746979595957" calcext:value-type="float">
            <text:p>-51.9746979595957</text:p>
          </table:table-cell>
          <table:table-cell table:formula="of:=([.$B$4]-([.E644]-[.$B$1]))/[.$B$5]" office:value-type="float" office:value="1.69746979595957" calcext:value-type="float">
            <text:p>1.69746979595957</text:p>
          </table:table-cell>
        </table:table-row>
        <table:table-row table:style-name="ro1">
          <table:table-cell table:number-columns-repeated="3"/>
          <table:table-cell office:value-type="float" office:value="64.3" calcext:value-type="float">
            <text:p>64.3</text:p>
          </table:table-cell>
          <table:table-cell table:formula="of:=IF([.E644]&gt;[.$B$2];[.$B$3];[.E644]+0.1*[.F644])" office:value-type="float" office:value="-51.8049509799998" calcext:value-type="float">
            <text:p>-51.8049509799998</text:p>
          </table:table-cell>
          <table:table-cell table:formula="of:=([.$B$4]-([.E645]-[.$B$1]))/[.$B$5]" office:value-type="float" office:value="1.68049509799998" calcext:value-type="float">
            <text:p>1.68049509799998</text:p>
          </table:table-cell>
        </table:table-row>
        <table:table-row table:style-name="ro1">
          <table:table-cell table:number-columns-repeated="3"/>
          <table:table-cell office:value-type="float" office:value="64.4" calcext:value-type="float">
            <text:p>64.4</text:p>
          </table:table-cell>
          <table:table-cell table:formula="of:=IF([.E645]&gt;[.$B$2];[.$B$3];[.E645]+0.1*[.F645])" office:value-type="float" office:value="-51.6369014701998" calcext:value-type="float">
            <text:p>-51.6369014701998</text:p>
          </table:table-cell>
          <table:table-cell table:formula="of:=([.$B$4]-([.E646]-[.$B$1]))/[.$B$5]" office:value-type="float" office:value="1.66369014701998" calcext:value-type="float">
            <text:p>1.66369014701998</text:p>
          </table:table-cell>
        </table:table-row>
        <table:table-row table:style-name="ro1">
          <table:table-cell table:number-columns-repeated="3"/>
          <table:table-cell office:value-type="float" office:value="64.5" calcext:value-type="float">
            <text:p>64.5</text:p>
          </table:table-cell>
          <table:table-cell table:formula="of:=IF([.E646]&gt;[.$B$2];[.$B$3];[.E646]+0.1*[.F646])" office:value-type="float" office:value="-51.4705324554978" calcext:value-type="float">
            <text:p>-51.4705324554978</text:p>
          </table:table-cell>
          <table:table-cell table:formula="of:=([.$B$4]-([.E647]-[.$B$1]))/[.$B$5]" office:value-type="float" office:value="1.64705324554978" calcext:value-type="float">
            <text:p>1.64705324554978</text:p>
          </table:table-cell>
        </table:table-row>
        <table:table-row table:style-name="ro1">
          <table:table-cell table:number-columns-repeated="3"/>
          <table:table-cell office:value-type="float" office:value="64.6" calcext:value-type="float">
            <text:p>64.6</text:p>
          </table:table-cell>
          <table:table-cell table:formula="of:=IF([.E647]&gt;[.$B$2];[.$B$3];[.E647]+0.1*[.F647])" office:value-type="float" office:value="-51.3058271309428" calcext:value-type="float">
            <text:p>-51.3058271309428</text:p>
          </table:table-cell>
          <table:table-cell table:formula="of:=([.$B$4]-([.E648]-[.$B$1]))/[.$B$5]" office:value-type="float" office:value="1.63058271309428" calcext:value-type="float">
            <text:p>1.63058271309428</text:p>
          </table:table-cell>
        </table:table-row>
        <table:table-row table:style-name="ro1">
          <table:table-cell table:number-columns-repeated="3"/>
          <table:table-cell office:value-type="float" office:value="64.7" calcext:value-type="float">
            <text:p>64.7</text:p>
          </table:table-cell>
          <table:table-cell table:formula="of:=IF([.E648]&gt;[.$B$2];[.$B$3];[.E648]+0.1*[.F648])" office:value-type="float" office:value="-51.1427688596334" calcext:value-type="float">
            <text:p>-51.1427688596334</text:p>
          </table:table-cell>
          <table:table-cell table:formula="of:=([.$B$4]-([.E649]-[.$B$1]))/[.$B$5]" office:value-type="float" office:value="1.61427688596334" calcext:value-type="float">
            <text:p>1.61427688596334</text:p>
          </table:table-cell>
        </table:table-row>
        <table:table-row table:style-name="ro1">
          <table:table-cell table:number-columns-repeated="3"/>
          <table:table-cell office:value-type="float" office:value="64.8" calcext:value-type="float">
            <text:p>64.8</text:p>
          </table:table-cell>
          <table:table-cell table:formula="of:=IF([.E649]&gt;[.$B$2];[.$B$3];[.E649]+0.1*[.F649])" office:value-type="float" office:value="-50.981341171037" calcext:value-type="float">
            <text:p>-50.981341171037</text:p>
          </table:table-cell>
          <table:table-cell table:formula="of:=([.$B$4]-([.E650]-[.$B$1]))/[.$B$5]" office:value-type="float" office:value="1.5981341171037" calcext:value-type="float">
            <text:p>1.5981341171037</text:p>
          </table:table-cell>
        </table:table-row>
        <table:table-row table:style-name="ro1">
          <table:table-cell table:number-columns-repeated="3"/>
          <table:table-cell office:value-type="float" office:value="64.9" calcext:value-type="float">
            <text:p>64.9</text:p>
          </table:table-cell>
          <table:table-cell table:formula="of:=IF([.E650]&gt;[.$B$2];[.$B$3];[.E650]+0.1*[.F650])" office:value-type="float" office:value="-50.8215277593266" calcext:value-type="float">
            <text:p>-50.8215277593266</text:p>
          </table:table-cell>
          <table:table-cell table:formula="of:=([.$B$4]-([.E651]-[.$B$1]))/[.$B$5]" office:value-type="float" office:value="1.58215277593267" calcext:value-type="float">
            <text:p>1.58215277593267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IF([.E651]&gt;[.$B$2];[.$B$3];[.E651]+0.1*[.F651])" office:value-type="float" office:value="-50.6633124817334" calcext:value-type="float">
            <text:p>-50.6633124817334</text:p>
          </table:table-cell>
          <table:table-cell table:formula="of:=([.$B$4]-([.E652]-[.$B$1]))/[.$B$5]" office:value-type="float" office:value="1.56633124817334" calcext:value-type="float">
            <text:p>1.56633124817334</text:p>
          </table:table-cell>
        </table:table-row>
        <table:table-row table:style-name="ro1">
          <table:table-cell table:number-columns-repeated="3"/>
          <table:table-cell office:value-type="float" office:value="65.1" calcext:value-type="float">
            <text:p>65.1</text:p>
          </table:table-cell>
          <table:table-cell table:formula="of:=IF([.E652]&gt;[.$B$2];[.$B$3];[.E652]+0.1*[.F652])" office:value-type="float" office:value="-50.5066793569161" calcext:value-type="float">
            <text:p>-50.5066793569161</text:p>
          </table:table-cell>
          <table:table-cell table:formula="of:=([.$B$4]-([.E653]-[.$B$1]))/[.$B$5]" office:value-type="float" office:value="1.55066793569161" calcext:value-type="float">
            <text:p>1.55066793569161</text:p>
          </table:table-cell>
        </table:table-row>
        <table:table-row table:style-name="ro1">
          <table:table-cell table:number-columns-repeated="3"/>
          <table:table-cell office:value-type="float" office:value="65.2" calcext:value-type="float">
            <text:p>65.2</text:p>
          </table:table-cell>
          <table:table-cell table:formula="of:=IF([.E653]&gt;[.$B$2];[.$B$3];[.E653]+0.1*[.F653])" office:value-type="float" office:value="-50.3516125633469" calcext:value-type="float">
            <text:p>-50.3516125633469</text:p>
          </table:table-cell>
          <table:table-cell table:formula="of:=([.$B$4]-([.E654]-[.$B$1]))/[.$B$5]" office:value-type="float" office:value="1.53516125633469" calcext:value-type="float">
            <text:p>1.53516125633469</text:p>
          </table:table-cell>
        </table:table-row>
        <table:table-row table:style-name="ro1">
          <table:table-cell table:number-columns-repeated="3"/>
          <table:table-cell office:value-type="float" office:value="65.3" calcext:value-type="float">
            <text:p>65.3</text:p>
          </table:table-cell>
          <table:table-cell table:formula="of:=IF([.E654]&gt;[.$B$2];[.$B$3];[.E654]+0.1*[.F654])" office:value-type="float" office:value="-50.1980964377134" calcext:value-type="float">
            <text:p>-50.1980964377134</text:p>
          </table:table-cell>
          <table:table-cell table:formula="of:=([.$B$4]-([.E655]-[.$B$1]))/[.$B$5]" office:value-type="float" office:value="1.51980964377134" calcext:value-type="float">
            <text:p>1.51980964377134</text:p>
          </table:table-cell>
        </table:table-row>
        <table:table-row table:style-name="ro1">
          <table:table-cell table:number-columns-repeated="3"/>
          <table:table-cell office:value-type="float" office:value="65.4" calcext:value-type="float">
            <text:p>65.4</text:p>
          </table:table-cell>
          <table:table-cell table:formula="of:=IF([.E655]&gt;[.$B$2];[.$B$3];[.E655]+0.1*[.F655])" office:value-type="float" office:value="-50.0461154733363" calcext:value-type="float">
            <text:p>-50.0461154733363</text:p>
          </table:table-cell>
          <table:table-cell table:formula="of:=([.$B$4]-([.E656]-[.$B$1]))/[.$B$5]" office:value-type="float" office:value="1.50461154733363" calcext:value-type="float">
            <text:p>1.50461154733363</text:p>
          </table:table-cell>
        </table:table-row>
        <table:table-row table:style-name="ro1">
          <table:table-cell table:number-columns-repeated="3"/>
          <table:table-cell office:value-type="float" office:value="65.5" calcext:value-type="float">
            <text:p>65.5</text:p>
          </table:table-cell>
          <table:table-cell table:formula="of:=IF([.E656]&gt;[.$B$2];[.$B$3];[.E656]+0.1*[.F656])" office:value-type="float" office:value="-49.8956543186029" calcext:value-type="float">
            <text:p>-49.8956543186029</text:p>
          </table:table-cell>
          <table:table-cell table:formula="of:=([.$B$4]-([.E657]-[.$B$1]))/[.$B$5]" office:value-type="float" office:value="1.48956543186029" calcext:value-type="float">
            <text:p>1.48956543186029</text:p>
          </table:table-cell>
        </table:table-row>
        <table:table-row table:style-name="ro1">
          <table:table-cell table:number-columns-repeated="3"/>
          <table:table-cell office:value-type="float" office:value="65.6" calcext:value-type="float">
            <text:p>65.6</text:p>
          </table:table-cell>
          <table:table-cell table:formula="of:=IF([.E657]&gt;[.$B$2];[.$B$3];[.E657]+0.1*[.F657])" office:value-type="float" office:value="-49.7466977754169" calcext:value-type="float">
            <text:p>-49.7466977754169</text:p>
          </table:table-cell>
          <table:table-cell table:formula="of:=([.$B$4]-([.E658]-[.$B$1]))/[.$B$5]" office:value-type="float" office:value="1.47466977754169" calcext:value-type="float">
            <text:p>1.47466977754169</text:p>
          </table:table-cell>
        </table:table-row>
        <table:table-row table:style-name="ro1">
          <table:table-cell table:number-columns-repeated="3"/>
          <table:table-cell office:value-type="float" office:value="65.7" calcext:value-type="float">
            <text:p>65.7</text:p>
          </table:table-cell>
          <table:table-cell table:formula="of:=IF([.E658]&gt;[.$B$2];[.$B$3];[.E658]+0.1*[.F658])" office:value-type="float" office:value="-49.5992307976627" calcext:value-type="float">
            <text:p>-49.5992307976627</text:p>
          </table:table-cell>
          <table:table-cell table:formula="of:=([.$B$4]-([.E659]-[.$B$1]))/[.$B$5]" office:value-type="float" office:value="1.45992307976627" calcext:value-type="float">
            <text:p>1.45992307976627</text:p>
          </table:table-cell>
        </table:table-row>
        <table:table-row table:style-name="ro1">
          <table:table-cell table:number-columns-repeated="3"/>
          <table:table-cell office:value-type="float" office:value="65.8" calcext:value-type="float">
            <text:p>65.8</text:p>
          </table:table-cell>
          <table:table-cell table:formula="of:=IF([.E659]&gt;[.$B$2];[.$B$3];[.E659]+0.1*[.F659])" office:value-type="float" office:value="-49.4532384896861" calcext:value-type="float">
            <text:p>-49.4532384896861</text:p>
          </table:table-cell>
          <table:table-cell table:formula="of:=([.$B$4]-([.E660]-[.$B$1]))/[.$B$5]" office:value-type="float" office:value="1.44532384896861" calcext:value-type="float">
            <text:p>1.44532384896861</text:p>
          </table:table-cell>
        </table:table-row>
        <table:table-row table:style-name="ro1">
          <table:table-cell table:number-columns-repeated="3"/>
          <table:table-cell office:value-type="float" office:value="65.9" calcext:value-type="float">
            <text:p>65.9</text:p>
          </table:table-cell>
          <table:table-cell table:formula="of:=IF([.E660]&gt;[.$B$2];[.$B$3];[.E660]+0.1*[.F660])" office:value-type="float" office:value="-49.3087061047892" calcext:value-type="float">
            <text:p>-49.3087061047892</text:p>
          </table:table-cell>
          <table:table-cell table:formula="of:=([.$B$4]-([.E661]-[.$B$1]))/[.$B$5]" office:value-type="float" office:value="1.43087061047892" calcext:value-type="float">
            <text:p>1.43087061047892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IF([.E661]&gt;[.$B$2];[.$B$3];[.E661]+0.1*[.F661])" office:value-type="float" office:value="-49.1656190437413" calcext:value-type="float">
            <text:p>-49.1656190437413</text:p>
          </table:table-cell>
          <table:table-cell table:formula="of:=([.$B$4]-([.E662]-[.$B$1]))/[.$B$5]" office:value-type="float" office:value="1.41656190437413" calcext:value-type="float">
            <text:p>1.41656190437413</text:p>
          </table:table-cell>
        </table:table-row>
        <table:table-row table:style-name="ro1">
          <table:table-cell table:number-columns-repeated="3"/>
          <table:table-cell office:value-type="float" office:value="66.1" calcext:value-type="float">
            <text:p>66.1</text:p>
          </table:table-cell>
          <table:table-cell table:formula="of:=IF([.E662]&gt;[.$B$2];[.$B$3];[.E662]+0.1*[.F662])" office:value-type="float" office:value="-49.0239628533039" calcext:value-type="float">
            <text:p>-49.0239628533039</text:p>
          </table:table-cell>
          <table:table-cell table:formula="of:=([.$B$4]-([.E663]-[.$B$1]))/[.$B$5]" office:value-type="float" office:value="1.40239628533039" calcext:value-type="float">
            <text:p>1.40239628533039</text:p>
          </table:table-cell>
        </table:table-row>
        <table:table-row table:style-name="ro1">
          <table:table-cell table:number-columns-repeated="3"/>
          <table:table-cell office:value-type="float" office:value="66.2" calcext:value-type="float">
            <text:p>66.2</text:p>
          </table:table-cell>
          <table:table-cell table:formula="of:=IF([.E663]&gt;[.$B$2];[.$B$3];[.E663]+0.1*[.F663])" office:value-type="float" office:value="-48.8837232247709" calcext:value-type="float">
            <text:p>-48.8837232247709</text:p>
          </table:table-cell>
          <table:table-cell table:formula="of:=([.$B$4]-([.E664]-[.$B$1]))/[.$B$5]" office:value-type="float" office:value="1.38837232247709" calcext:value-type="float">
            <text:p>1.38837232247709</text:p>
          </table:table-cell>
        </table:table-row>
        <table:table-row table:style-name="ro1">
          <table:table-cell table:number-columns-repeated="3"/>
          <table:table-cell office:value-type="float" office:value="66.3" calcext:value-type="float">
            <text:p>66.3</text:p>
          </table:table-cell>
          <table:table-cell table:formula="of:=IF([.E664]&gt;[.$B$2];[.$B$3];[.E664]+0.1*[.F664])" office:value-type="float" office:value="-48.7448859925232" calcext:value-type="float">
            <text:p>-48.7448859925232</text:p>
          </table:table-cell>
          <table:table-cell table:formula="of:=([.$B$4]-([.E665]-[.$B$1]))/[.$B$5]" office:value-type="float" office:value="1.37448859925232" calcext:value-type="float">
            <text:p>1.37448859925232</text:p>
          </table:table-cell>
        </table:table-row>
        <table:table-row table:style-name="ro1">
          <table:table-cell table:number-columns-repeated="3"/>
          <table:table-cell office:value-type="float" office:value="66.4" calcext:value-type="float">
            <text:p>66.4</text:p>
          </table:table-cell>
          <table:table-cell table:formula="of:=IF([.E665]&gt;[.$B$2];[.$B$3];[.E665]+0.1*[.F665])" office:value-type="float" office:value="-48.607437132598" calcext:value-type="float">
            <text:p>-48.607437132598</text:p>
          </table:table-cell>
          <table:table-cell table:formula="of:=([.$B$4]-([.E666]-[.$B$1]))/[.$B$5]" office:value-type="float" office:value="1.3607437132598" calcext:value-type="float">
            <text:p>1.3607437132598</text:p>
          </table:table-cell>
        </table:table-row>
        <table:table-row table:style-name="ro1">
          <table:table-cell table:number-columns-repeated="3"/>
          <table:table-cell office:value-type="float" office:value="66.5" calcext:value-type="float">
            <text:p>66.5</text:p>
          </table:table-cell>
          <table:table-cell table:formula="of:=IF([.E666]&gt;[.$B$2];[.$B$3];[.E666]+0.1*[.F666])" office:value-type="float" office:value="-48.471362761272" calcext:value-type="float">
            <text:p>-48.471362761272</text:p>
          </table:table-cell>
          <table:table-cell table:formula="of:=([.$B$4]-([.E667]-[.$B$1]))/[.$B$5]" office:value-type="float" office:value="1.3471362761272" calcext:value-type="float">
            <text:p>1.3471362761272</text:p>
          </table:table-cell>
        </table:table-row>
        <table:table-row table:style-name="ro1">
          <table:table-cell table:number-columns-repeated="3"/>
          <table:table-cell office:value-type="float" office:value="66.6" calcext:value-type="float">
            <text:p>66.6</text:p>
          </table:table-cell>
          <table:table-cell table:formula="of:=IF([.E667]&gt;[.$B$2];[.$B$3];[.E667]+0.1*[.F667])" office:value-type="float" office:value="-48.3366491336593" calcext:value-type="float">
            <text:p>-48.3366491336593</text:p>
          </table:table-cell>
          <table:table-cell table:formula="of:=([.$B$4]-([.E668]-[.$B$1]))/[.$B$5]" office:value-type="float" office:value="1.33366491336593" calcext:value-type="float">
            <text:p>1.33366491336593</text:p>
          </table:table-cell>
        </table:table-row>
        <table:table-row table:style-name="ro1">
          <table:table-cell table:number-columns-repeated="3"/>
          <table:table-cell office:value-type="float" office:value="66.7" calcext:value-type="float">
            <text:p>66.7</text:p>
          </table:table-cell>
          <table:table-cell table:formula="of:=IF([.E668]&gt;[.$B$2];[.$B$3];[.E668]+0.1*[.F668])" office:value-type="float" office:value="-48.2032826423227" calcext:value-type="float">
            <text:p>-48.2032826423227</text:p>
          </table:table-cell>
          <table:table-cell table:formula="of:=([.$B$4]-([.E669]-[.$B$1]))/[.$B$5]" office:value-type="float" office:value="1.32032826423227" calcext:value-type="float">
            <text:p>1.32032826423227</text:p>
          </table:table-cell>
        </table:table-row>
        <table:table-row table:style-name="ro1">
          <table:table-cell table:number-columns-repeated="3"/>
          <table:table-cell office:value-type="float" office:value="66.8" calcext:value-type="float">
            <text:p>66.8</text:p>
          </table:table-cell>
          <table:table-cell table:formula="of:=IF([.E669]&gt;[.$B$2];[.$B$3];[.E669]+0.1*[.F669])" office:value-type="float" office:value="-48.0712498158994" calcext:value-type="float">
            <text:p>-48.0712498158994</text:p>
          </table:table-cell>
          <table:table-cell table:formula="of:=([.$B$4]-([.E670]-[.$B$1]))/[.$B$5]" office:value-type="float" office:value="1.30712498158994" calcext:value-type="float">
            <text:p>1.30712498158994</text:p>
          </table:table-cell>
        </table:table-row>
        <table:table-row table:style-name="ro1">
          <table:table-cell table:number-columns-repeated="3"/>
          <table:table-cell office:value-type="float" office:value="66.9" calcext:value-type="float">
            <text:p>66.9</text:p>
          </table:table-cell>
          <table:table-cell table:formula="of:=IF([.E670]&gt;[.$B$2];[.$B$3];[.E670]+0.1*[.F670])" office:value-type="float" office:value="-47.9405373177404" calcext:value-type="float">
            <text:p>-47.9405373177404</text:p>
          </table:table-cell>
          <table:table-cell table:formula="of:=([.$B$4]-([.E671]-[.$B$1]))/[.$B$5]" office:value-type="float" office:value="1.29405373177404" calcext:value-type="float">
            <text:p>1.29405373177404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IF([.E671]&gt;[.$B$2];[.$B$3];[.E671]+0.1*[.F671])" office:value-type="float" office:value="-47.811131944563" calcext:value-type="float">
            <text:p>-47.811131944563</text:p>
          </table:table-cell>
          <table:table-cell table:formula="of:=([.$B$4]-([.E672]-[.$B$1]))/[.$B$5]" office:value-type="float" office:value="1.2811131944563" calcext:value-type="float">
            <text:p>1.2811131944563</text:p>
          </table:table-cell>
        </table:table-row>
        <table:table-row table:style-name="ro1">
          <table:table-cell table:number-columns-repeated="3"/>
          <table:table-cell office:value-type="float" office:value="67.1" calcext:value-type="float">
            <text:p>67.1</text:p>
          </table:table-cell>
          <table:table-cell table:formula="of:=IF([.E672]&gt;[.$B$2];[.$B$3];[.E672]+0.1*[.F672])" office:value-type="float" office:value="-47.6830206251174" calcext:value-type="float">
            <text:p>-47.6830206251174</text:p>
          </table:table-cell>
          <table:table-cell table:formula="of:=([.$B$4]-([.E673]-[.$B$1]))/[.$B$5]" office:value-type="float" office:value="1.26830206251174" calcext:value-type="float">
            <text:p>1.26830206251174</text:p>
          </table:table-cell>
        </table:table-row>
        <table:table-row table:style-name="ro1">
          <table:table-cell table:number-columns-repeated="3"/>
          <table:table-cell office:value-type="float" office:value="67.2" calcext:value-type="float">
            <text:p>67.2</text:p>
          </table:table-cell>
          <table:table-cell table:formula="of:=IF([.E673]&gt;[.$B$2];[.$B$3];[.E673]+0.1*[.F673])" office:value-type="float" office:value="-47.5561904188662" calcext:value-type="float">
            <text:p>-47.5561904188662</text:p>
          </table:table-cell>
          <table:table-cell table:formula="of:=([.$B$4]-([.E674]-[.$B$1]))/[.$B$5]" office:value-type="float" office:value="1.25561904188662" calcext:value-type="float">
            <text:p>1.25561904188662</text:p>
          </table:table-cell>
        </table:table-row>
        <table:table-row table:style-name="ro1">
          <table:table-cell table:number-columns-repeated="3"/>
          <table:table-cell office:value-type="float" office:value="67.3" calcext:value-type="float">
            <text:p>67.3</text:p>
          </table:table-cell>
          <table:table-cell table:formula="of:=IF([.E674]&gt;[.$B$2];[.$B$3];[.E674]+0.1*[.F674])" office:value-type="float" office:value="-47.4306285146776" calcext:value-type="float">
            <text:p>-47.4306285146776</text:p>
          </table:table-cell>
          <table:table-cell table:formula="of:=([.$B$4]-([.E675]-[.$B$1]))/[.$B$5]" office:value-type="float" office:value="1.24306285146776" calcext:value-type="float">
            <text:p>1.24306285146776</text:p>
          </table:table-cell>
        </table:table-row>
        <table:table-row table:style-name="ro1">
          <table:table-cell table:number-columns-repeated="3"/>
          <table:table-cell office:value-type="float" office:value="67.4" calcext:value-type="float">
            <text:p>67.4</text:p>
          </table:table-cell>
          <table:table-cell table:formula="of:=IF([.E675]&gt;[.$B$2];[.$B$3];[.E675]+0.1*[.F675])" office:value-type="float" office:value="-47.3063222295308" calcext:value-type="float">
            <text:p>-47.3063222295308</text:p>
          </table:table-cell>
          <table:table-cell table:formula="of:=([.$B$4]-([.E676]-[.$B$1]))/[.$B$5]" office:value-type="float" office:value="1.23063222295308" calcext:value-type="float">
            <text:p>1.23063222295308</text:p>
          </table:table-cell>
        </table:table-row>
        <table:table-row table:style-name="ro1">
          <table:table-cell table:number-columns-repeated="3"/>
          <table:table-cell office:value-type="float" office:value="67.5" calcext:value-type="float">
            <text:p>67.5</text:p>
          </table:table-cell>
          <table:table-cell table:formula="of:=IF([.E676]&gt;[.$B$2];[.$B$3];[.E676]+0.1*[.F676])" office:value-type="float" office:value="-47.1832590072355" calcext:value-type="float">
            <text:p>-47.1832590072355</text:p>
          </table:table-cell>
          <table:table-cell table:formula="of:=([.$B$4]-([.E677]-[.$B$1]))/[.$B$5]" office:value-type="float" office:value="1.21832590072355" calcext:value-type="float">
            <text:p>1.21832590072355</text:p>
          </table:table-cell>
        </table:table-row>
        <table:table-row table:style-name="ro1">
          <table:table-cell table:number-columns-repeated="3"/>
          <table:table-cell office:value-type="float" office:value="67.6" calcext:value-type="float">
            <text:p>67.6</text:p>
          </table:table-cell>
          <table:table-cell table:formula="of:=IF([.E677]&gt;[.$B$2];[.$B$3];[.E677]+0.1*[.F677])" office:value-type="float" office:value="-47.0614264171631" calcext:value-type="float">
            <text:p>-47.0614264171631</text:p>
          </table:table-cell>
          <table:table-cell table:formula="of:=([.$B$4]-([.E678]-[.$B$1]))/[.$B$5]" office:value-type="float" office:value="1.20614264171631" calcext:value-type="float">
            <text:p>1.20614264171631</text:p>
          </table:table-cell>
        </table:table-row>
        <table:table-row table:style-name="ro1">
          <table:table-cell table:number-columns-repeated="3"/>
          <table:table-cell office:value-type="float" office:value="67.7" calcext:value-type="float">
            <text:p>67.7</text:p>
          </table:table-cell>
          <table:table-cell table:formula="of:=IF([.E678]&gt;[.$B$2];[.$B$3];[.E678]+0.1*[.F678])" office:value-type="float" office:value="-46.9408121529915" calcext:value-type="float">
            <text:p>-46.9408121529915</text:p>
          </table:table-cell>
          <table:table-cell table:formula="of:=([.$B$4]-([.E679]-[.$B$1]))/[.$B$5]" office:value-type="float" office:value="1.19408121529915" calcext:value-type="float">
            <text:p>1.19408121529915</text:p>
          </table:table-cell>
        </table:table-row>
        <table:table-row table:style-name="ro1">
          <table:table-cell table:number-columns-repeated="3"/>
          <table:table-cell office:value-type="float" office:value="67.8" calcext:value-type="float">
            <text:p>67.8</text:p>
          </table:table-cell>
          <table:table-cell table:formula="of:=IF([.E679]&gt;[.$B$2];[.$B$3];[.E679]+0.1*[.F679])" office:value-type="float" office:value="-46.8214040314616" calcext:value-type="float">
            <text:p>-46.8214040314616</text:p>
          </table:table-cell>
          <table:table-cell table:formula="of:=([.$B$4]-([.E680]-[.$B$1]))/[.$B$5]" office:value-type="float" office:value="1.18214040314616" calcext:value-type="float">
            <text:p>1.18214040314616</text:p>
          </table:table-cell>
        </table:table-row>
        <table:table-row table:style-name="ro1">
          <table:table-cell table:number-columns-repeated="3"/>
          <table:table-cell office:value-type="float" office:value="67.9" calcext:value-type="float">
            <text:p>67.9</text:p>
          </table:table-cell>
          <table:table-cell table:formula="of:=IF([.E680]&gt;[.$B$2];[.$B$3];[.E680]+0.1*[.F680])" office:value-type="float" office:value="-46.703189991147" calcext:value-type="float">
            <text:p>-46.703189991147</text:p>
          </table:table-cell>
          <table:table-cell table:formula="of:=([.$B$4]-([.E681]-[.$B$1]))/[.$B$5]" office:value-type="float" office:value="1.1703189991147" calcext:value-type="float">
            <text:p>1.1703189991147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IF([.E681]&gt;[.$B$2];[.$B$3];[.E681]+0.1*[.F681])" office:value-type="float" office:value="-46.5861580912355" calcext:value-type="float">
            <text:p>-46.5861580912355</text:p>
          </table:table-cell>
          <table:table-cell table:formula="of:=([.$B$4]-([.E682]-[.$B$1]))/[.$B$5]" office:value-type="float" office:value="1.15861580912355" calcext:value-type="float">
            <text:p>1.15861580912355</text:p>
          </table:table-cell>
        </table:table-row>
        <table:table-row table:style-name="ro1">
          <table:table-cell table:number-columns-repeated="3"/>
          <table:table-cell office:value-type="float" office:value="68.1" calcext:value-type="float">
            <text:p>68.1</text:p>
          </table:table-cell>
          <table:table-cell table:formula="of:=IF([.E682]&gt;[.$B$2];[.$B$3];[.E682]+0.1*[.F682])" office:value-type="float" office:value="-46.4702965103232" calcext:value-type="float">
            <text:p>-46.4702965103232</text:p>
          </table:table-cell>
          <table:table-cell table:formula="of:=([.$B$4]-([.E683]-[.$B$1]))/[.$B$5]" office:value-type="float" office:value="1.14702965103232" calcext:value-type="float">
            <text:p>1.14702965103232</text:p>
          </table:table-cell>
        </table:table-row>
        <table:table-row table:style-name="ro1">
          <table:table-cell table:number-columns-repeated="3"/>
          <table:table-cell office:value-type="float" office:value="68.2" calcext:value-type="float">
            <text:p>68.2</text:p>
          </table:table-cell>
          <table:table-cell table:formula="of:=IF([.E683]&gt;[.$B$2];[.$B$3];[.E683]+0.1*[.F683])" office:value-type="float" office:value="-46.3555935452199" calcext:value-type="float">
            <text:p>-46.3555935452199</text:p>
          </table:table-cell>
          <table:table-cell table:formula="of:=([.$B$4]-([.E684]-[.$B$1]))/[.$B$5]" office:value-type="float" office:value="1.13555935452199" calcext:value-type="float">
            <text:p>1.13555935452199</text:p>
          </table:table-cell>
        </table:table-row>
        <table:table-row table:style-name="ro1">
          <table:table-cell table:number-columns-repeated="3"/>
          <table:table-cell office:value-type="float" office:value="68.3" calcext:value-type="float">
            <text:p>68.3</text:p>
          </table:table-cell>
          <table:table-cell table:formula="of:=IF([.E684]&gt;[.$B$2];[.$B$3];[.E684]+0.1*[.F684])" office:value-type="float" office:value="-46.2420376097677" calcext:value-type="float">
            <text:p>-46.2420376097677</text:p>
          </table:table-cell>
          <table:table-cell table:formula="of:=([.$B$4]-([.E685]-[.$B$1]))/[.$B$5]" office:value-type="float" office:value="1.12420376097677" calcext:value-type="float">
            <text:p>1.12420376097677</text:p>
          </table:table-cell>
        </table:table-row>
        <table:table-row table:style-name="ro1">
          <table:table-cell table:number-columns-repeated="3"/>
          <table:table-cell office:value-type="float" office:value="68.4" calcext:value-type="float">
            <text:p>68.4</text:p>
          </table:table-cell>
          <table:table-cell table:formula="of:=IF([.E685]&gt;[.$B$2];[.$B$3];[.E685]+0.1*[.F685])" office:value-type="float" office:value="-46.1296172336701" calcext:value-type="float">
            <text:p>-46.1296172336701</text:p>
          </table:table-cell>
          <table:table-cell table:formula="of:=([.$B$4]-([.E686]-[.$B$1]))/[.$B$5]" office:value-type="float" office:value="1.112961723367" calcext:value-type="float">
            <text:p>1.112961723367</text:p>
          </table:table-cell>
        </table:table-row>
        <table:table-row table:style-name="ro1">
          <table:table-cell table:number-columns-repeated="3"/>
          <table:table-cell office:value-type="float" office:value="68.5" calcext:value-type="float">
            <text:p>68.5</text:p>
          </table:table-cell>
          <table:table-cell table:formula="of:=IF([.E686]&gt;[.$B$2];[.$B$3];[.E686]+0.1*[.F686])" office:value-type="float" office:value="-46.0183210613334" calcext:value-type="float">
            <text:p>-46.0183210613334</text:p>
          </table:table-cell>
          <table:table-cell table:formula="of:=([.$B$4]-([.E687]-[.$B$1]))/[.$B$5]" office:value-type="float" office:value="1.10183210613333" calcext:value-type="float">
            <text:p>1.10183210613333</text:p>
          </table:table-cell>
        </table:table-row>
        <table:table-row table:style-name="ro1">
          <table:table-cell table:number-columns-repeated="3"/>
          <table:table-cell office:value-type="float" office:value="68.6" calcext:value-type="float">
            <text:p>68.6</text:p>
          </table:table-cell>
          <table:table-cell table:formula="of:=IF([.E687]&gt;[.$B$2];[.$B$3];[.E687]+0.1*[.F687])" office:value-type="float" office:value="-45.90813785072" calcext:value-type="float">
            <text:p>-45.90813785072</text:p>
          </table:table-cell>
          <table:table-cell table:formula="of:=([.$B$4]-([.E688]-[.$B$1]))/[.$B$5]" office:value-type="float" office:value="1.090813785072" calcext:value-type="float">
            <text:p>1.090813785072</text:p>
          </table:table-cell>
        </table:table-row>
        <table:table-row table:style-name="ro1">
          <table:table-cell table:number-columns-repeated="3"/>
          <table:table-cell office:value-type="float" office:value="68.7" calcext:value-type="float">
            <text:p>68.7</text:p>
          </table:table-cell>
          <table:table-cell table:formula="of:=IF([.E688]&gt;[.$B$2];[.$B$3];[.E688]+0.1*[.F688])" office:value-type="float" office:value="-45.7990564722128" calcext:value-type="float">
            <text:p>-45.7990564722128</text:p>
          </table:table-cell>
          <table:table-cell table:formula="of:=([.$B$4]-([.E689]-[.$B$1]))/[.$B$5]" office:value-type="float" office:value="1.07990564722128" calcext:value-type="float">
            <text:p>1.07990564722128</text:p>
          </table:table-cell>
        </table:table-row>
        <table:table-row table:style-name="ro1">
          <table:table-cell table:number-columns-repeated="3"/>
          <table:table-cell office:value-type="float" office:value="68.8" calcext:value-type="float">
            <text:p>68.8</text:p>
          </table:table-cell>
          <table:table-cell table:formula="of:=IF([.E689]&gt;[.$B$2];[.$B$3];[.E689]+0.1*[.F689])" office:value-type="float" office:value="-45.6910659074907" calcext:value-type="float">
            <text:p>-45.6910659074907</text:p>
          </table:table-cell>
          <table:table-cell table:formula="of:=([.$B$4]-([.E690]-[.$B$1]))/[.$B$5]" office:value-type="float" office:value="1.06910659074907" calcext:value-type="float">
            <text:p>1.06910659074907</text:p>
          </table:table-cell>
        </table:table-row>
        <table:table-row table:style-name="ro1">
          <table:table-cell table:number-columns-repeated="3"/>
          <table:table-cell office:value-type="float" office:value="68.9" calcext:value-type="float">
            <text:p>68.9</text:p>
          </table:table-cell>
          <table:table-cell table:formula="of:=IF([.E690]&gt;[.$B$2];[.$B$3];[.E690]+0.1*[.F690])" office:value-type="float" office:value="-45.5841552484158" calcext:value-type="float">
            <text:p>-45.5841552484158</text:p>
          </table:table-cell>
          <table:table-cell table:formula="of:=([.$B$4]-([.E691]-[.$B$1]))/[.$B$5]" office:value-type="float" office:value="1.05841552484158" calcext:value-type="float">
            <text:p>1.05841552484158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IF([.E691]&gt;[.$B$2];[.$B$3];[.E691]+0.1*[.F691])" office:value-type="float" office:value="-45.4783136959316" calcext:value-type="float">
            <text:p>-45.4783136959316</text:p>
          </table:table-cell>
          <table:table-cell table:formula="of:=([.$B$4]-([.E692]-[.$B$1]))/[.$B$5]" office:value-type="float" office:value="1.04783136959316" calcext:value-type="float">
            <text:p>1.04783136959316</text:p>
          </table:table-cell>
        </table:table-row>
        <table:table-row table:style-name="ro1">
          <table:table-cell table:number-columns-repeated="3"/>
          <table:table-cell office:value-type="float" office:value="69.1" calcext:value-type="float">
            <text:p>69.1</text:p>
          </table:table-cell>
          <table:table-cell table:formula="of:=IF([.E692]&gt;[.$B$2];[.$B$3];[.E692]+0.1*[.F692])" office:value-type="float" office:value="-45.3735305589723" calcext:value-type="float">
            <text:p>-45.3735305589723</text:p>
          </table:table-cell>
          <table:table-cell table:formula="of:=([.$B$4]-([.E693]-[.$B$1]))/[.$B$5]" office:value-type="float" office:value="1.03735305589723" calcext:value-type="float">
            <text:p>1.03735305589723</text:p>
          </table:table-cell>
        </table:table-row>
        <table:table-row table:style-name="ro1">
          <table:table-cell table:number-columns-repeated="3"/>
          <table:table-cell office:value-type="float" office:value="69.2" calcext:value-type="float">
            <text:p>69.2</text:p>
          </table:table-cell>
          <table:table-cell table:formula="of:=IF([.E693]&gt;[.$B$2];[.$B$3];[.E693]+0.1*[.F693])" office:value-type="float" office:value="-45.2697952533826" calcext:value-type="float">
            <text:p>-45.2697952533826</text:p>
          </table:table-cell>
          <table:table-cell table:formula="of:=([.$B$4]-([.E694]-[.$B$1]))/[.$B$5]" office:value-type="float" office:value="1.02697952533826" calcext:value-type="float">
            <text:p>1.02697952533826</text:p>
          </table:table-cell>
        </table:table-row>
        <table:table-row table:style-name="ro1">
          <table:table-cell table:number-columns-repeated="3"/>
          <table:table-cell office:value-type="float" office:value="69.3" calcext:value-type="float">
            <text:p>69.3</text:p>
          </table:table-cell>
          <table:table-cell table:formula="of:=IF([.E694]&gt;[.$B$2];[.$B$3];[.E694]+0.1*[.F694])" office:value-type="float" office:value="-45.1670973008488" calcext:value-type="float">
            <text:p>-45.1670973008488</text:p>
          </table:table-cell>
          <table:table-cell table:formula="of:=([.$B$4]-([.E695]-[.$B$1]))/[.$B$5]" office:value-type="float" office:value="1.01670973008488" calcext:value-type="float">
            <text:p>1.01670973008488</text:p>
          </table:table-cell>
        </table:table-row>
        <table:table-row table:style-name="ro1">
          <table:table-cell table:number-columns-repeated="3"/>
          <table:table-cell office:value-type="float" office:value="69.4" calcext:value-type="float">
            <text:p>69.4</text:p>
          </table:table-cell>
          <table:table-cell table:formula="of:=IF([.E695]&gt;[.$B$2];[.$B$3];[.E695]+0.1*[.F695])" office:value-type="float" office:value="-45.0654263278403" calcext:value-type="float">
            <text:p>-45.0654263278403</text:p>
          </table:table-cell>
          <table:table-cell table:formula="of:=([.$B$4]-([.E696]-[.$B$1]))/[.$B$5]" office:value-type="float" office:value="1.00654263278403" calcext:value-type="float">
            <text:p>1.00654263278403</text:p>
          </table:table-cell>
        </table:table-row>
        <table:table-row table:style-name="ro1">
          <table:table-cell table:number-columns-repeated="3"/>
          <table:table-cell office:value-type="float" office:value="69.5" calcext:value-type="float">
            <text:p>69.5</text:p>
          </table:table-cell>
          <table:table-cell table:formula="of:=IF([.E696]&gt;[.$B$2];[.$B$3];[.E696]+0.1*[.F696])" office:value-type="float" office:value="-44.9647720645619" calcext:value-type="float">
            <text:p>-44.9647720645619</text:p>
          </table:table-cell>
          <table:table-cell table:formula="of:=([.$B$4]-([.E697]-[.$B$1]))/[.$B$5]" office:value-type="float" office:value="0.996477206456187" calcext:value-type="float">
            <text:p>0.996477206456187</text:p>
          </table:table-cell>
        </table:table-row>
        <table:table-row table:style-name="ro1">
          <table:table-cell table:number-columns-repeated="3"/>
          <table:table-cell office:value-type="float" office:value="69.6" calcext:value-type="float">
            <text:p>69.6</text:p>
          </table:table-cell>
          <table:table-cell table:formula="of:=IF([.E697]&gt;[.$B$2];[.$B$3];[.E697]+0.1*[.F697])" office:value-type="float" office:value="-44.8651243439163" calcext:value-type="float">
            <text:p>-44.8651243439163</text:p>
          </table:table-cell>
          <table:table-cell table:formula="of:=([.$B$4]-([.E698]-[.$B$1]))/[.$B$5]" office:value-type="float" office:value="0.986512434391625" calcext:value-type="float">
            <text:p>0.986512434391625</text:p>
          </table:table-cell>
        </table:table-row>
        <table:table-row table:style-name="ro1">
          <table:table-cell table:number-columns-repeated="3"/>
          <table:table-cell office:value-type="float" office:value="69.7" calcext:value-type="float">
            <text:p>69.7</text:p>
          </table:table-cell>
          <table:table-cell table:formula="of:=IF([.E698]&gt;[.$B$2];[.$B$3];[.E698]+0.1*[.F698])" office:value-type="float" office:value="-44.7664731004771" calcext:value-type="float">
            <text:p>-44.7664731004771</text:p>
          </table:table-cell>
          <table:table-cell table:formula="of:=([.$B$4]-([.E699]-[.$B$1]))/[.$B$5]" office:value-type="float" office:value="0.976647310047709" calcext:value-type="float">
            <text:p>0.976647310047709</text:p>
          </table:table-cell>
        </table:table-row>
        <table:table-row table:style-name="ro1">
          <table:table-cell table:number-columns-repeated="3"/>
          <table:table-cell office:value-type="float" office:value="69.8" calcext:value-type="float">
            <text:p>69.8</text:p>
          </table:table-cell>
          <table:table-cell table:formula="of:=IF([.E699]&gt;[.$B$2];[.$B$3];[.E699]+0.1*[.F699])" office:value-type="float" office:value="-44.6688083694723" calcext:value-type="float">
            <text:p>-44.6688083694723</text:p>
          </table:table-cell>
          <table:table-cell table:formula="of:=([.$B$4]-([.E700]-[.$B$1]))/[.$B$5]" office:value-type="float" office:value="0.966880836947232" calcext:value-type="float">
            <text:p>0.966880836947232</text:p>
          </table:table-cell>
        </table:table-row>
        <table:table-row table:style-name="ro1">
          <table:table-cell table:number-columns-repeated="3"/>
          <table:table-cell office:value-type="float" office:value="69.9" calcext:value-type="float">
            <text:p>69.9</text:p>
          </table:table-cell>
          <table:table-cell table:formula="of:=IF([.E700]&gt;[.$B$2];[.$B$3];[.E700]+0.1*[.F700])" office:value-type="float" office:value="-44.5721202857776" calcext:value-type="float">
            <text:p>-44.5721202857776</text:p>
          </table:table-cell>
          <table:table-cell table:formula="of:=([.$B$4]-([.E701]-[.$B$1]))/[.$B$5]" office:value-type="float" office:value="0.957212028577759" calcext:value-type="float">
            <text:p>0.957212028577759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IF([.E701]&gt;[.$B$2];[.$B$3];[.E701]+0.1*[.F701])" office:value-type="float" office:value="-44.4763990829198" calcext:value-type="float">
            <text:p>-44.4763990829198</text:p>
          </table:table-cell>
          <table:table-cell table:formula="of:=([.$B$4]-([.E702]-[.$B$1]))/[.$B$5]" office:value-type="float" office:value="0.947639908291982" calcext:value-type="float">
            <text:p>0.947639908291982</text:p>
          </table:table-cell>
        </table:table-row>
        <table:table-row table:style-name="ro1">
          <table:table-cell table:number-columns-repeated="3"/>
          <table:table-cell office:value-type="float" office:value="70.1" calcext:value-type="float">
            <text:p>70.1</text:p>
          </table:table-cell>
          <table:table-cell table:formula="of:=IF([.E702]&gt;[.$B$2];[.$B$3];[.E702]+0.1*[.F702])" office:value-type="float" office:value="-44.3816350920906" calcext:value-type="float">
            <text:p>-44.3816350920906</text:p>
          </table:table-cell>
          <table:table-cell table:formula="of:=([.$B$4]-([.E703]-[.$B$1]))/[.$B$5]" office:value-type="float" office:value="0.938163509209062" calcext:value-type="float">
            <text:p>0.938163509209062</text:p>
          </table:table-cell>
        </table:table-row>
        <table:table-row table:style-name="ro1">
          <table:table-cell table:number-columns-repeated="3"/>
          <table:table-cell office:value-type="float" office:value="70.2" calcext:value-type="float">
            <text:p>70.2</text:p>
          </table:table-cell>
          <table:table-cell table:formula="of:=IF([.E703]&gt;[.$B$2];[.$B$3];[.E703]+0.1*[.F703])" office:value-type="float" office:value="-44.2878187411697" calcext:value-type="float">
            <text:p>-44.2878187411697</text:p>
          </table:table-cell>
          <table:table-cell table:formula="of:=([.$B$4]-([.E704]-[.$B$1]))/[.$B$5]" office:value-type="float" office:value="0.928781874116972" calcext:value-type="float">
            <text:p>0.928781874116972</text:p>
          </table:table-cell>
        </table:table-row>
        <table:table-row table:style-name="ro1">
          <table:table-cell table:number-columns-repeated="3"/>
          <table:table-cell office:value-type="float" office:value="70.3" calcext:value-type="float">
            <text:p>70.3</text:p>
          </table:table-cell>
          <table:table-cell table:formula="of:=IF([.E704]&gt;[.$B$2];[.$B$3];[.E704]+0.1*[.F704])" office:value-type="float" office:value="-44.194940553758" calcext:value-type="float">
            <text:p>-44.194940553758</text:p>
          </table:table-cell>
          <table:table-cell table:formula="of:=([.$B$4]-([.E705]-[.$B$1]))/[.$B$5]" office:value-type="float" office:value="0.919494055375802" calcext:value-type="float">
            <text:p>0.919494055375802</text:p>
          </table:table-cell>
        </table:table-row>
        <table:table-row table:style-name="ro1">
          <table:table-cell table:number-columns-repeated="3"/>
          <table:table-cell office:value-type="float" office:value="70.4" calcext:value-type="float">
            <text:p>70.4</text:p>
          </table:table-cell>
          <table:table-cell table:formula="of:=IF([.E705]&gt;[.$B$2];[.$B$3];[.E705]+0.1*[.F705])" office:value-type="float" office:value="-44.1029911482204" calcext:value-type="float">
            <text:p>-44.1029911482204</text:p>
          </table:table-cell>
          <table:table-cell table:formula="of:=([.$B$4]-([.E706]-[.$B$1]))/[.$B$5]" office:value-type="float" office:value="0.910299114822043" calcext:value-type="float">
            <text:p>0.910299114822043</text:p>
          </table:table-cell>
        </table:table-row>
        <table:table-row table:style-name="ro1">
          <table:table-cell table:number-columns-repeated="3"/>
          <table:table-cell office:value-type="float" office:value="70.5" calcext:value-type="float">
            <text:p>70.5</text:p>
          </table:table-cell>
          <table:table-cell table:formula="of:=IF([.E706]&gt;[.$B$2];[.$B$3];[.E706]+0.1*[.F706])" office:value-type="float" office:value="-44.0119612367382" calcext:value-type="float">
            <text:p>-44.0119612367382</text:p>
          </table:table-cell>
          <table:table-cell table:formula="of:=([.$B$4]-([.E707]-[.$B$1]))/[.$B$5]" office:value-type="float" office:value="0.901196123673823" calcext:value-type="float">
            <text:p>0.901196123673823</text:p>
          </table:table-cell>
        </table:table-row>
        <table:table-row table:style-name="ro1">
          <table:table-cell table:number-columns-repeated="3"/>
          <table:table-cell office:value-type="float" office:value="70.6" calcext:value-type="float">
            <text:p>70.6</text:p>
          </table:table-cell>
          <table:table-cell table:formula="of:=IF([.E707]&gt;[.$B$2];[.$B$3];[.E707]+0.1*[.F707])" office:value-type="float" office:value="-43.9218416243708" calcext:value-type="float">
            <text:p>-43.9218416243708</text:p>
          </table:table-cell>
          <table:table-cell table:formula="of:=([.$B$4]-([.E708]-[.$B$1]))/[.$B$5]" office:value-type="float" office:value="0.892184162437085" calcext:value-type="float">
            <text:p>0.892184162437085</text:p>
          </table:table-cell>
        </table:table-row>
        <table:table-row table:style-name="ro1">
          <table:table-cell table:number-columns-repeated="3"/>
          <table:table-cell office:value-type="float" office:value="70.7" calcext:value-type="float">
            <text:p>70.7</text:p>
          </table:table-cell>
          <table:table-cell table:formula="of:=IF([.E708]&gt;[.$B$2];[.$B$3];[.E708]+0.1*[.F708])" office:value-type="float" office:value="-43.8326232081271" calcext:value-type="float">
            <text:p>-43.8326232081271</text:p>
          </table:table-cell>
          <table:table-cell table:formula="of:=([.$B$4]-([.E709]-[.$B$1]))/[.$B$5]" office:value-type="float" office:value="0.883262320812714" calcext:value-type="float">
            <text:p>0.883262320812714</text:p>
          </table:table-cell>
        </table:table-row>
        <table:table-row table:style-name="ro1">
          <table:table-cell table:number-columns-repeated="3"/>
          <table:table-cell office:value-type="float" office:value="70.8" calcext:value-type="float">
            <text:p>70.8</text:p>
          </table:table-cell>
          <table:table-cell table:formula="of:=IF([.E709]&gt;[.$B$2];[.$B$3];[.E709]+0.1*[.F709])" office:value-type="float" office:value="-43.7442969760459" calcext:value-type="float">
            <text:p>-43.7442969760459</text:p>
          </table:table-cell>
          <table:table-cell table:formula="of:=([.$B$4]-([.E710]-[.$B$1]))/[.$B$5]" office:value-type="float" office:value="0.874429697604587" calcext:value-type="float">
            <text:p>0.874429697604587</text:p>
          </table:table-cell>
        </table:table-row>
        <table:table-row table:style-name="ro1">
          <table:table-cell table:number-columns-repeated="3"/>
          <table:table-cell office:value-type="float" office:value="70.9" calcext:value-type="float">
            <text:p>70.9</text:p>
          </table:table-cell>
          <table:table-cell table:formula="of:=IF([.E710]&gt;[.$B$2];[.$B$3];[.E710]+0.1*[.F710])" office:value-type="float" office:value="-43.6568540062854" calcext:value-type="float">
            <text:p>-43.6568540062854</text:p>
          </table:table-cell>
          <table:table-cell table:formula="of:=([.$B$4]-([.E711]-[.$B$1]))/[.$B$5]" office:value-type="float" office:value="0.865685400628541" calcext:value-type="float">
            <text:p>0.865685400628541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IF([.E711]&gt;[.$B$2];[.$B$3];[.E711]+0.1*[.F711])" office:value-type="float" office:value="-43.5702854662226" calcext:value-type="float">
            <text:p>-43.5702854662226</text:p>
          </table:table-cell>
          <table:table-cell table:formula="of:=([.$B$4]-([.E712]-[.$B$1]))/[.$B$5]" office:value-type="float" office:value="0.857028546622255" calcext:value-type="float">
            <text:p>0.857028546622255</text:p>
          </table:table-cell>
        </table:table-row>
        <table:table-row table:style-name="ro1">
          <table:table-cell table:number-columns-repeated="3"/>
          <table:table-cell office:value-type="float" office:value="71.1" calcext:value-type="float">
            <text:p>71.1</text:p>
          </table:table-cell>
          <table:table-cell table:formula="of:=IF([.E712]&gt;[.$B$2];[.$B$3];[.E712]+0.1*[.F712])" office:value-type="float" office:value="-43.4845826115603" calcext:value-type="float">
            <text:p>-43.4845826115603</text:p>
          </table:table-cell>
          <table:table-cell table:formula="of:=([.$B$4]-([.E713]-[.$B$1]))/[.$B$5]" office:value-type="float" office:value="0.848458261156033" calcext:value-type="float">
            <text:p>0.848458261156033</text:p>
          </table:table-cell>
        </table:table-row>
        <table:table-row table:style-name="ro1">
          <table:table-cell table:number-columns-repeated="3"/>
          <table:table-cell office:value-type="float" office:value="71.2" calcext:value-type="float">
            <text:p>71.2</text:p>
          </table:table-cell>
          <table:table-cell table:formula="of:=IF([.E713]&gt;[.$B$2];[.$B$3];[.E713]+0.1*[.F713])" office:value-type="float" office:value="-43.3997367854447" calcext:value-type="float">
            <text:p>-43.3997367854447</text:p>
          </table:table-cell>
          <table:table-cell table:formula="of:=([.$B$4]-([.E714]-[.$B$1]))/[.$B$5]" office:value-type="float" office:value="0.839973678544472" calcext:value-type="float">
            <text:p>0.839973678544472</text:p>
          </table:table-cell>
        </table:table-row>
        <table:table-row table:style-name="ro1">
          <table:table-cell table:number-columns-repeated="3"/>
          <table:table-cell office:value-type="float" office:value="71.3" calcext:value-type="float">
            <text:p>71.3</text:p>
          </table:table-cell>
          <table:table-cell table:formula="of:=IF([.E714]&gt;[.$B$2];[.$B$3];[.E714]+0.1*[.F714])" office:value-type="float" office:value="-43.3157394175903" calcext:value-type="float">
            <text:p>-43.3157394175903</text:p>
          </table:table-cell>
          <table:table-cell table:formula="of:=([.$B$4]-([.E715]-[.$B$1]))/[.$B$5]" office:value-type="float" office:value="0.831573941759028" calcext:value-type="float">
            <text:p>0.831573941759028</text:p>
          </table:table-cell>
        </table:table-row>
        <table:table-row table:style-name="ro1">
          <table:table-cell table:number-columns-repeated="3"/>
          <table:table-cell office:value-type="float" office:value="71.4" calcext:value-type="float">
            <text:p>71.4</text:p>
          </table:table-cell>
          <table:table-cell table:formula="of:=IF([.E715]&gt;[.$B$2];[.$B$3];[.E715]+0.1*[.F715])" office:value-type="float" office:value="-43.2325820234144" calcext:value-type="float">
            <text:p>-43.2325820234144</text:p>
          </table:table-cell>
          <table:table-cell table:formula="of:=([.$B$4]-([.E716]-[.$B$1]))/[.$B$5]" office:value-type="float" office:value="0.823258202341437" calcext:value-type="float">
            <text:p>0.823258202341437</text:p>
          </table:table-cell>
        </table:table-row>
        <table:table-row table:style-name="ro1">
          <table:table-cell table:number-columns-repeated="3"/>
          <table:table-cell office:value-type="float" office:value="71.5" calcext:value-type="float">
            <text:p>71.5</text:p>
          </table:table-cell>
          <table:table-cell table:formula="of:=IF([.E716]&gt;[.$B$2];[.$B$3];[.E716]+0.1*[.F716])" office:value-type="float" office:value="-43.1502562031802" calcext:value-type="float">
            <text:p>-43.1502562031802</text:p>
          </table:table-cell>
          <table:table-cell table:formula="of:=([.$B$4]-([.E717]-[.$B$1]))/[.$B$5]" office:value-type="float" office:value="0.815025620318023" calcext:value-type="float">
            <text:p>0.815025620318023</text:p>
          </table:table-cell>
        </table:table-row>
        <table:table-row table:style-name="ro1">
          <table:table-cell table:number-columns-repeated="3"/>
          <table:table-cell office:value-type="float" office:value="71.6" calcext:value-type="float">
            <text:p>71.6</text:p>
          </table:table-cell>
          <table:table-cell table:formula="of:=IF([.E717]&gt;[.$B$2];[.$B$3];[.E717]+0.1*[.F717])" office:value-type="float" office:value="-43.0687536411484" calcext:value-type="float">
            <text:p>-43.0687536411484</text:p>
          </table:table-cell>
          <table:table-cell table:formula="of:=([.$B$4]-([.E718]-[.$B$1]))/[.$B$5]" office:value-type="float" office:value="0.806875364114843" calcext:value-type="float">
            <text:p>0.806875364114843</text:p>
          </table:table-cell>
        </table:table-row>
        <table:table-row table:style-name="ro1">
          <table:table-cell table:number-columns-repeated="3"/>
          <table:table-cell office:value-type="float" office:value="71.7" calcext:value-type="float">
            <text:p>71.7</text:p>
          </table:table-cell>
          <table:table-cell table:formula="of:=IF([.E718]&gt;[.$B$2];[.$B$3];[.E718]+0.1*[.F718])" office:value-type="float" office:value="-42.9880661047369" calcext:value-type="float">
            <text:p>-42.9880661047369</text:p>
          </table:table-cell>
          <table:table-cell table:formula="of:=([.$B$4]-([.E719]-[.$B$1]))/[.$B$5]" office:value-type="float" office:value="0.798806610473694" calcext:value-type="float">
            <text:p>0.798806610473694</text:p>
          </table:table-cell>
        </table:table-row>
        <table:table-row table:style-name="ro1">
          <table:table-cell table:number-columns-repeated="3"/>
          <table:table-cell office:value-type="float" office:value="71.8" calcext:value-type="float">
            <text:p>71.8</text:p>
          </table:table-cell>
          <table:table-cell table:formula="of:=IF([.E719]&gt;[.$B$2];[.$B$3];[.E719]+0.1*[.F719])" office:value-type="float" office:value="-42.9081854436896" calcext:value-type="float">
            <text:p>-42.9081854436896</text:p>
          </table:table-cell>
          <table:table-cell table:formula="of:=([.$B$4]-([.E720]-[.$B$1]))/[.$B$5]" office:value-type="float" office:value="0.790818544368957" calcext:value-type="float">
            <text:p>0.790818544368957</text:p>
          </table:table-cell>
        </table:table-row>
        <table:table-row table:style-name="ro1">
          <table:table-cell table:number-columns-repeated="3"/>
          <table:table-cell office:value-type="float" office:value="71.9" calcext:value-type="float">
            <text:p>71.9</text:p>
          </table:table-cell>
          <table:table-cell table:formula="of:=IF([.E720]&gt;[.$B$2];[.$B$3];[.E720]+0.1*[.F720])" office:value-type="float" office:value="-42.8291035892527" calcext:value-type="float">
            <text:p>-42.8291035892527</text:p>
          </table:table-cell>
          <table:table-cell table:formula="of:=([.$B$4]-([.E721]-[.$B$1]))/[.$B$5]" office:value-type="float" office:value="0.782910358925268" calcext:value-type="float">
            <text:p>0.782910358925268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IF([.E721]&gt;[.$B$2];[.$B$3];[.E721]+0.1*[.F721])" office:value-type="float" office:value="-42.7508125533602" calcext:value-type="float">
            <text:p>-42.7508125533602</text:p>
          </table:table-cell>
          <table:table-cell table:formula="of:=([.$B$4]-([.E722]-[.$B$1]))/[.$B$5]" office:value-type="float" office:value="0.775081255336016" calcext:value-type="float">
            <text:p>0.775081255336016</text:p>
          </table:table-cell>
        </table:table-row>
        <table:table-row table:style-name="ro1">
          <table:table-cell table:number-columns-repeated="3"/>
          <table:table-cell office:value-type="float" office:value="72.1" calcext:value-type="float">
            <text:p>72.1</text:p>
          </table:table-cell>
          <table:table-cell table:formula="of:=IF([.E722]&gt;[.$B$2];[.$B$3];[.E722]+0.1*[.F722])" office:value-type="float" office:value="-42.6733044278266" calcext:value-type="float">
            <text:p>-42.6733044278266</text:p>
          </table:table-cell>
          <table:table-cell table:formula="of:=([.$B$4]-([.E723]-[.$B$1]))/[.$B$5]" office:value-type="float" office:value="0.767330442782655" calcext:value-type="float">
            <text:p>0.767330442782655</text:p>
          </table:table-cell>
        </table:table-row>
        <table:table-row table:style-name="ro1">
          <table:table-cell table:number-columns-repeated="3"/>
          <table:table-cell office:value-type="float" office:value="72.2" calcext:value-type="float">
            <text:p>72.2</text:p>
          </table:table-cell>
          <table:table-cell table:formula="of:=IF([.E723]&gt;[.$B$2];[.$B$3];[.E723]+0.1*[.F723])" office:value-type="float" office:value="-42.5965713835483" calcext:value-type="float">
            <text:p>-42.5965713835483</text:p>
          </table:table-cell>
          <table:table-cell table:formula="of:=([.$B$4]-([.E724]-[.$B$1]))/[.$B$5]" office:value-type="float" office:value="0.759657138354829" calcext:value-type="float">
            <text:p>0.759657138354829</text:p>
          </table:table-cell>
        </table:table-row>
        <table:table-row table:style-name="ro1">
          <table:table-cell table:number-columns-repeated="3"/>
          <table:table-cell office:value-type="float" office:value="72.3" calcext:value-type="float">
            <text:p>72.3</text:p>
          </table:table-cell>
          <table:table-cell table:formula="of:=IF([.E724]&gt;[.$B$2];[.$B$3];[.E724]+0.1*[.F724])" office:value-type="float" office:value="-42.5206056697128" calcext:value-type="float">
            <text:p>-42.5206056697128</text:p>
          </table:table-cell>
          <table:table-cell table:formula="of:=([.$B$4]-([.E725]-[.$B$1]))/[.$B$5]" office:value-type="float" office:value="0.752060566971281" calcext:value-type="float">
            <text:p>0.752060566971281</text:p>
          </table:table-cell>
        </table:table-row>
        <table:table-row table:style-name="ro1">
          <table:table-cell table:number-columns-repeated="3"/>
          <table:table-cell office:value-type="float" office:value="72.4" calcext:value-type="float">
            <text:p>72.4</text:p>
          </table:table-cell>
          <table:table-cell table:formula="of:=IF([.E725]&gt;[.$B$2];[.$B$3];[.E725]+0.1*[.F725])" office:value-type="float" office:value="-42.4453996130157" calcext:value-type="float">
            <text:p>-42.4453996130157</text:p>
          </table:table-cell>
          <table:table-cell table:formula="of:=([.$B$4]-([.E726]-[.$B$1]))/[.$B$5]" office:value-type="float" office:value="0.744539961301568" calcext:value-type="float">
            <text:p>0.744539961301568</text:p>
          </table:table-cell>
        </table:table-row>
        <table:table-row table:style-name="ro1">
          <table:table-cell table:number-columns-repeated="3"/>
          <table:table-cell office:value-type="float" office:value="72.5" calcext:value-type="float">
            <text:p>72.5</text:p>
          </table:table-cell>
          <table:table-cell table:formula="of:=IF([.E726]&gt;[.$B$2];[.$B$3];[.E726]+0.1*[.F726])" office:value-type="float" office:value="-42.3709456168855" calcext:value-type="float">
            <text:p>-42.3709456168855</text:p>
          </table:table-cell>
          <table:table-cell table:formula="of:=([.$B$4]-([.E727]-[.$B$1]))/[.$B$5]" office:value-type="float" office:value="0.737094561688552" calcext:value-type="float">
            <text:p>0.737094561688552</text:p>
          </table:table-cell>
        </table:table-row>
        <table:table-row table:style-name="ro1">
          <table:table-cell table:number-columns-repeated="3"/>
          <table:table-cell office:value-type="float" office:value="72.6" calcext:value-type="float">
            <text:p>72.6</text:p>
          </table:table-cell>
          <table:table-cell table:formula="of:=IF([.E727]&gt;[.$B$2];[.$B$3];[.E727]+0.1*[.F727])" office:value-type="float" office:value="-42.2972361607167" calcext:value-type="float">
            <text:p>-42.2972361607167</text:p>
          </table:table-cell>
          <table:table-cell table:formula="of:=([.$B$4]-([.E728]-[.$B$1]))/[.$B$5]" office:value-type="float" office:value="0.729723616071667" calcext:value-type="float">
            <text:p>0.729723616071667</text:p>
          </table:table-cell>
        </table:table-row>
        <table:table-row table:style-name="ro1">
          <table:table-cell table:number-columns-repeated="3"/>
          <table:table-cell office:value-type="float" office:value="72.7" calcext:value-type="float">
            <text:p>72.7</text:p>
          </table:table-cell>
          <table:table-cell table:formula="of:=IF([.E728]&gt;[.$B$2];[.$B$3];[.E728]+0.1*[.F728])" office:value-type="float" office:value="-42.2242637991095" calcext:value-type="float">
            <text:p>-42.2242637991095</text:p>
          </table:table-cell>
          <table:table-cell table:formula="of:=([.$B$4]-([.E729]-[.$B$1]))/[.$B$5]" office:value-type="float" office:value="0.72242637991095" calcext:value-type="float">
            <text:p>0.72242637991095</text:p>
          </table:table-cell>
        </table:table-row>
        <table:table-row table:style-name="ro1">
          <table:table-cell table:number-columns-repeated="3"/>
          <table:table-cell office:value-type="float" office:value="72.8" calcext:value-type="float">
            <text:p>72.8</text:p>
          </table:table-cell>
          <table:table-cell table:formula="of:=IF([.E729]&gt;[.$B$2];[.$B$3];[.E729]+0.1*[.F729])" office:value-type="float" office:value="-42.1520211611184" calcext:value-type="float">
            <text:p>-42.1520211611184</text:p>
          </table:table-cell>
          <table:table-cell table:formula="of:=([.$B$4]-([.E730]-[.$B$1]))/[.$B$5]" office:value-type="float" office:value="0.71520211611184" calcext:value-type="float">
            <text:p>0.71520211611184</text:p>
          </table:table-cell>
        </table:table-row>
        <table:table-row table:style-name="ro1">
          <table:table-cell table:number-columns-repeated="3"/>
          <table:table-cell office:value-type="float" office:value="72.9" calcext:value-type="float">
            <text:p>72.9</text:p>
          </table:table-cell>
          <table:table-cell table:formula="of:=IF([.E730]&gt;[.$B$2];[.$B$3];[.E730]+0.1*[.F730])" office:value-type="float" office:value="-42.0805009495072" calcext:value-type="float">
            <text:p>-42.0805009495072</text:p>
          </table:table-cell>
          <table:table-cell table:formula="of:=([.$B$4]-([.E731]-[.$B$1]))/[.$B$5]" office:value-type="float" office:value="0.708050094950722" calcext:value-type="float">
            <text:p>0.708050094950722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IF([.E731]&gt;[.$B$2];[.$B$3];[.E731]+0.1*[.F731])" office:value-type="float" office:value="-42.0096959400121" calcext:value-type="float">
            <text:p>-42.0096959400121</text:p>
          </table:table-cell>
          <table:table-cell table:formula="of:=([.$B$4]-([.E732]-[.$B$1]))/[.$B$5]" office:value-type="float" office:value="0.700969594001214" calcext:value-type="float">
            <text:p>0.700969594001214</text:p>
          </table:table-cell>
        </table:table-row>
        <table:table-row table:style-name="ro1">
          <table:table-cell table:number-columns-repeated="3"/>
          <table:table-cell office:value-type="float" office:value="73.1" calcext:value-type="float">
            <text:p>73.1</text:p>
          </table:table-cell>
          <table:table-cell table:formula="of:=IF([.E732]&gt;[.$B$2];[.$B$3];[.E732]+0.1*[.F732])" office:value-type="float" office:value="-41.939598980612" calcext:value-type="float">
            <text:p>-41.939598980612</text:p>
          </table:table-cell>
          <table:table-cell table:formula="of:=([.$B$4]-([.E733]-[.$B$1]))/[.$B$5]" office:value-type="float" office:value="0.693959898061202" calcext:value-type="float">
            <text:p>0.693959898061202</text:p>
          </table:table-cell>
        </table:table-row>
        <table:table-row table:style-name="ro1">
          <table:table-cell table:number-columns-repeated="3"/>
          <table:table-cell office:value-type="float" office:value="73.2" calcext:value-type="float">
            <text:p>73.2</text:p>
          </table:table-cell>
          <table:table-cell table:formula="of:=IF([.E733]&gt;[.$B$2];[.$B$3];[.E733]+0.1*[.F733])" office:value-type="float" office:value="-41.8702029908059" calcext:value-type="float">
            <text:p>-41.8702029908059</text:p>
          </table:table-cell>
          <table:table-cell table:formula="of:=([.$B$4]-([.E734]-[.$B$1]))/[.$B$5]" office:value-type="float" office:value="0.687020299080591" calcext:value-type="float">
            <text:p>0.687020299080591</text:p>
          </table:table-cell>
        </table:table-row>
        <table:table-row table:style-name="ro1">
          <table:table-cell table:number-columns-repeated="3"/>
          <table:table-cell office:value-type="float" office:value="73.3" calcext:value-type="float">
            <text:p>73.3</text:p>
          </table:table-cell>
          <table:table-cell table:formula="of:=IF([.E734]&gt;[.$B$2];[.$B$3];[.E734]+0.1*[.F734])" office:value-type="float" office:value="-41.8015009608978" calcext:value-type="float">
            <text:p>-41.8015009608978</text:p>
          </table:table-cell>
          <table:table-cell table:formula="of:=([.$B$4]-([.E735]-[.$B$1]))/[.$B$5]" office:value-type="float" office:value="0.680150096089785" calcext:value-type="float">
            <text:p>0.680150096089785</text:p>
          </table:table-cell>
        </table:table-row>
        <table:table-row table:style-name="ro1">
          <table:table-cell table:number-columns-repeated="3"/>
          <table:table-cell office:value-type="float" office:value="73.4" calcext:value-type="float">
            <text:p>73.4</text:p>
          </table:table-cell>
          <table:table-cell table:formula="of:=IF([.E735]&gt;[.$B$2];[.$B$3];[.E735]+0.1*[.F735])" office:value-type="float" office:value="-41.7334859512889" calcext:value-type="float">
            <text:p>-41.7334859512889</text:p>
          </table:table-cell>
          <table:table-cell table:formula="of:=([.$B$4]-([.E736]-[.$B$1]))/[.$B$5]" office:value-type="float" office:value="0.673348595128887" calcext:value-type="float">
            <text:p>0.673348595128887</text:p>
          </table:table-cell>
        </table:table-row>
        <table:table-row table:style-name="ro1">
          <table:table-cell table:number-columns-repeated="3"/>
          <table:table-cell office:value-type="float" office:value="73.5" calcext:value-type="float">
            <text:p>73.5</text:p>
          </table:table-cell>
          <table:table-cell table:formula="of:=IF([.E736]&gt;[.$B$2];[.$B$3];[.E736]+0.1*[.F736])" office:value-type="float" office:value="-41.666151091776" calcext:value-type="float">
            <text:p>-41.666151091776</text:p>
          </table:table-cell>
          <table:table-cell table:formula="of:=([.$B$4]-([.E737]-[.$B$1]))/[.$B$5]" office:value-type="float" office:value="0.666615109177598" calcext:value-type="float">
            <text:p>0.666615109177598</text:p>
          </table:table-cell>
        </table:table-row>
        <table:table-row table:style-name="ro1">
          <table:table-cell table:number-columns-repeated="3"/>
          <table:table-cell office:value-type="float" office:value="73.6" calcext:value-type="float">
            <text:p>73.6</text:p>
          </table:table-cell>
          <table:table-cell table:formula="of:=IF([.E737]&gt;[.$B$2];[.$B$3];[.E737]+0.1*[.F737])" office:value-type="float" office:value="-41.5994895808582" calcext:value-type="float">
            <text:p>-41.5994895808582</text:p>
          </table:table-cell>
          <table:table-cell table:formula="of:=([.$B$4]-([.E738]-[.$B$1]))/[.$B$5]" office:value-type="float" office:value="0.659948958085822" calcext:value-type="float">
            <text:p>0.659948958085822</text:p>
          </table:table-cell>
        </table:table-row>
        <table:table-row table:style-name="ro1">
          <table:table-cell table:number-columns-repeated="3"/>
          <table:table-cell office:value-type="float" office:value="73.7" calcext:value-type="float">
            <text:p>73.7</text:p>
          </table:table-cell>
          <table:table-cell table:formula="of:=IF([.E738]&gt;[.$B$2];[.$B$3];[.E738]+0.1*[.F738])" office:value-type="float" office:value="-41.5334946850496" calcext:value-type="float">
            <text:p>-41.5334946850496</text:p>
          </table:table-cell>
          <table:table-cell table:formula="of:=([.$B$4]-([.E739]-[.$B$1]))/[.$B$5]" office:value-type="float" office:value="0.653349468504964" calcext:value-type="float">
            <text:p>0.653349468504964</text:p>
          </table:table-cell>
        </table:table-row>
        <table:table-row table:style-name="ro1">
          <table:table-cell table:number-columns-repeated="3"/>
          <table:table-cell office:value-type="float" office:value="73.8" calcext:value-type="float">
            <text:p>73.8</text:p>
          </table:table-cell>
          <table:table-cell table:formula="of:=IF([.E739]&gt;[.$B$2];[.$B$3];[.E739]+0.1*[.F739])" office:value-type="float" office:value="-41.4681597381991" calcext:value-type="float">
            <text:p>-41.4681597381991</text:p>
          </table:table-cell>
          <table:table-cell table:formula="of:=([.$B$4]-([.E740]-[.$B$1]))/[.$B$5]" office:value-type="float" office:value="0.646815973819914" calcext:value-type="float">
            <text:p>0.646815973819914</text:p>
          </table:table-cell>
        </table:table-row>
        <table:table-row table:style-name="ro1">
          <table:table-cell table:number-columns-repeated="3"/>
          <table:table-cell office:value-type="float" office:value="73.9" calcext:value-type="float">
            <text:p>73.9</text:p>
          </table:table-cell>
          <table:table-cell table:formula="of:=IF([.E740]&gt;[.$B$2];[.$B$3];[.E740]+0.1*[.F740])" office:value-type="float" office:value="-41.4034781408172" calcext:value-type="float">
            <text:p>-41.4034781408172</text:p>
          </table:table-cell>
          <table:table-cell table:formula="of:=([.$B$4]-([.E741]-[.$B$1]))/[.$B$5]" office:value-type="float" office:value="0.640347814081715" calcext:value-type="float">
            <text:p>0.640347814081715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IF([.E741]&gt;[.$B$2];[.$B$3];[.E741]+0.1*[.F741])" office:value-type="float" office:value="-41.339443359409" calcext:value-type="float">
            <text:p>-41.339443359409</text:p>
          </table:table-cell>
          <table:table-cell table:formula="of:=([.$B$4]-([.E742]-[.$B$1]))/[.$B$5]" office:value-type="float" office:value="0.633944335940898" calcext:value-type="float">
            <text:p>0.633944335940898</text:p>
          </table:table-cell>
        </table:table-row>
        <table:table-row table:style-name="ro1">
          <table:table-cell table:number-columns-repeated="3"/>
          <table:table-cell office:value-type="float" office:value="74.1" calcext:value-type="float">
            <text:p>74.1</text:p>
          </table:table-cell>
          <table:table-cell table:formula="of:=IF([.E742]&gt;[.$B$2];[.$B$3];[.E742]+0.1*[.F742])" office:value-type="float" office:value="-41.2760489258149" calcext:value-type="float">
            <text:p>-41.2760489258149</text:p>
          </table:table-cell>
          <table:table-cell table:formula="of:=([.$B$4]-([.E743]-[.$B$1]))/[.$B$5]" office:value-type="float" office:value="0.627604892581488" calcext:value-type="float">
            <text:p>0.627604892581488</text:p>
          </table:table-cell>
        </table:table-row>
        <table:table-row table:style-name="ro1">
          <table:table-cell table:number-columns-repeated="3"/>
          <table:table-cell office:value-type="float" office:value="74.2" calcext:value-type="float">
            <text:p>74.2</text:p>
          </table:table-cell>
          <table:table-cell table:formula="of:=IF([.E743]&gt;[.$B$2];[.$B$3];[.E743]+0.1*[.F743])" office:value-type="float" office:value="-41.2132884365567" calcext:value-type="float">
            <text:p>-41.2132884365567</text:p>
          </table:table-cell>
          <table:table-cell table:formula="of:=([.$B$4]-([.E744]-[.$B$1]))/[.$B$5]" office:value-type="float" office:value="0.621328843655674" calcext:value-type="float">
            <text:p>0.621328843655674</text:p>
          </table:table-cell>
        </table:table-row>
        <table:table-row table:style-name="ro1">
          <table:table-cell table:number-columns-repeated="3"/>
          <table:table-cell office:value-type="float" office:value="74.3" calcext:value-type="float">
            <text:p>74.3</text:p>
          </table:table-cell>
          <table:table-cell table:formula="of:=IF([.E744]&gt;[.$B$2];[.$B$3];[.E744]+0.1*[.F744])" office:value-type="float" office:value="-41.1511555521912" calcext:value-type="float">
            <text:p>-41.1511555521912</text:p>
          </table:table-cell>
          <table:table-cell table:formula="of:=([.$B$4]-([.E745]-[.$B$1]))/[.$B$5]" office:value-type="float" office:value="0.615115555219117" calcext:value-type="float">
            <text:p>0.615115555219117</text:p>
          </table:table-cell>
        </table:table-row>
        <table:table-row table:style-name="ro1">
          <table:table-cell table:number-columns-repeated="3"/>
          <table:table-cell office:value-type="float" office:value="74.4" calcext:value-type="float">
            <text:p>74.4</text:p>
          </table:table-cell>
          <table:table-cell table:formula="of:=IF([.E745]&gt;[.$B$2];[.$B$3];[.E745]+0.1*[.F745])" office:value-type="float" office:value="-41.0896439966693" calcext:value-type="float">
            <text:p>-41.0896439966693</text:p>
          </table:table-cell>
          <table:table-cell table:formula="of:=([.$B$4]-([.E746]-[.$B$1]))/[.$B$5]" office:value-type="float" office:value="0.608964399666926" calcext:value-type="float">
            <text:p>0.608964399666926</text:p>
          </table:table-cell>
        </table:table-row>
        <table:table-row table:style-name="ro1">
          <table:table-cell table:number-columns-repeated="3"/>
          <table:table-cell office:value-type="float" office:value="74.5" calcext:value-type="float">
            <text:p>74.5</text:p>
          </table:table-cell>
          <table:table-cell table:formula="of:=IF([.E746]&gt;[.$B$2];[.$B$3];[.E746]+0.1*[.F746])" office:value-type="float" office:value="-41.0287475567026" calcext:value-type="float">
            <text:p>-41.0287475567026</text:p>
          </table:table-cell>
          <table:table-cell table:formula="of:=([.$B$4]-([.E747]-[.$B$1]))/[.$B$5]" office:value-type="float" office:value="0.602874755670257" calcext:value-type="float">
            <text:p>0.602874755670257</text:p>
          </table:table-cell>
        </table:table-row>
        <table:table-row table:style-name="ro1">
          <table:table-cell table:number-columns-repeated="3"/>
          <table:table-cell office:value-type="float" office:value="74.6" calcext:value-type="float">
            <text:p>74.6</text:p>
          </table:table-cell>
          <table:table-cell table:formula="of:=IF([.E747]&gt;[.$B$2];[.$B$3];[.E747]+0.1*[.F747])" office:value-type="float" office:value="-40.9684600811355" calcext:value-type="float">
            <text:p>-40.9684600811355</text:p>
          </table:table-cell>
          <table:table-cell table:formula="of:=([.$B$4]-([.E748]-[.$B$1]))/[.$B$5]" office:value-type="float" office:value="0.596846008113555" calcext:value-type="float">
            <text:p>0.596846008113555</text:p>
          </table:table-cell>
        </table:table-row>
        <table:table-row table:style-name="ro1">
          <table:table-cell table:number-columns-repeated="3"/>
          <table:table-cell office:value-type="float" office:value="74.7" calcext:value-type="float">
            <text:p>74.7</text:p>
          </table:table-cell>
          <table:table-cell table:formula="of:=IF([.E748]&gt;[.$B$2];[.$B$3];[.E748]+0.1*[.F748])" office:value-type="float" office:value="-40.9087754803242" calcext:value-type="float">
            <text:p>-40.9087754803242</text:p>
          </table:table-cell>
          <table:table-cell table:formula="of:=([.$B$4]-([.E749]-[.$B$1]))/[.$B$5]" office:value-type="float" office:value="0.590877548032419" calcext:value-type="float">
            <text:p>0.590877548032419</text:p>
          </table:table-cell>
        </table:table-row>
        <table:table-row table:style-name="ro1">
          <table:table-cell table:number-columns-repeated="3"/>
          <table:table-cell office:value-type="float" office:value="74.8" calcext:value-type="float">
            <text:p>74.8</text:p>
          </table:table-cell>
          <table:table-cell table:formula="of:=IF([.E749]&gt;[.$B$2];[.$B$3];[.E749]+0.1*[.F749])" office:value-type="float" office:value="-40.8496877255209" calcext:value-type="float">
            <text:p>-40.8496877255209</text:p>
          </table:table-cell>
          <table:table-cell table:formula="of:=([.$B$4]-([.E750]-[.$B$1]))/[.$B$5]" office:value-type="float" office:value="0.584968772552094" calcext:value-type="float">
            <text:p>0.584968772552094</text:p>
          </table:table-cell>
        </table:table-row>
        <table:table-row table:style-name="ro1">
          <table:table-cell table:number-columns-repeated="3"/>
          <table:table-cell office:value-type="float" office:value="74.9" calcext:value-type="float">
            <text:p>74.9</text:p>
          </table:table-cell>
          <table:table-cell table:formula="of:=IF([.E750]&gt;[.$B$2];[.$B$3];[.E750]+0.1*[.F750])" office:value-type="float" office:value="-40.7911908482657" calcext:value-type="float">
            <text:p>-40.7911908482657</text:p>
          </table:table-cell>
          <table:table-cell table:formula="of:=([.$B$4]-([.E751]-[.$B$1]))/[.$B$5]" office:value-type="float" office:value="0.579119084826573" calcext:value-type="float">
            <text:p>0.579119084826573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IF([.E751]&gt;[.$B$2];[.$B$3];[.E751]+0.1*[.F751])" office:value-type="float" office:value="-40.7332789397831" calcext:value-type="float">
            <text:p>-40.7332789397831</text:p>
          </table:table-cell>
          <table:table-cell table:formula="of:=([.$B$4]-([.E752]-[.$B$1]))/[.$B$5]" office:value-type="float" office:value="0.573327893978308" calcext:value-type="float">
            <text:p>0.573327893978308</text:p>
          </table:table-cell>
        </table:table-row>
        <table:table-row table:style-name="ro1">
          <table:table-cell table:number-columns-repeated="3"/>
          <table:table-cell office:value-type="float" office:value="75.1" calcext:value-type="float">
            <text:p>75.1</text:p>
          </table:table-cell>
          <table:table-cell table:formula="of:=IF([.E752]&gt;[.$B$2];[.$B$3];[.E752]+0.1*[.F752])" office:value-type="float" office:value="-40.6759461503853" calcext:value-type="float">
            <text:p>-40.6759461503853</text:p>
          </table:table-cell>
          <table:table-cell table:formula="of:=([.$B$4]-([.E753]-[.$B$1]))/[.$B$5]" office:value-type="float" office:value="0.567594615038524" calcext:value-type="float">
            <text:p>0.567594615038524</text:p>
          </table:table-cell>
        </table:table-row>
        <table:table-row table:style-name="ro1">
          <table:table-cell table:number-columns-repeated="3"/>
          <table:table-cell office:value-type="float" office:value="75.2" calcext:value-type="float">
            <text:p>75.2</text:p>
          </table:table-cell>
          <table:table-cell table:formula="of:=IF([.E753]&gt;[.$B$2];[.$B$3];[.E753]+0.1*[.F753])" office:value-type="float" office:value="-40.6191866888814" calcext:value-type="float">
            <text:p>-40.6191866888814</text:p>
          </table:table-cell>
          <table:table-cell table:formula="of:=([.$B$4]-([.E754]-[.$B$1]))/[.$B$5]" office:value-type="float" office:value="0.561918668888139" calcext:value-type="float">
            <text:p>0.561918668888139</text:p>
          </table:table-cell>
        </table:table-row>
        <table:table-row table:style-name="ro1">
          <table:table-cell table:number-columns-repeated="3"/>
          <table:table-cell office:value-type="float" office:value="75.3" calcext:value-type="float">
            <text:p>75.3</text:p>
          </table:table-cell>
          <table:table-cell table:formula="of:=IF([.E754]&gt;[.$B$2];[.$B$3];[.E754]+0.1*[.F754])" office:value-type="float" office:value="-40.5629948219926" calcext:value-type="float">
            <text:p>-40.5629948219926</text:p>
          </table:table-cell>
          <table:table-cell table:formula="of:=([.$B$4]-([.E755]-[.$B$1]))/[.$B$5]" office:value-type="float" office:value="0.556299482199258" calcext:value-type="float">
            <text:p>0.556299482199258</text:p>
          </table:table-cell>
        </table:table-row>
        <table:table-row table:style-name="ro1">
          <table:table-cell table:number-columns-repeated="3"/>
          <table:table-cell office:value-type="float" office:value="75.4" calcext:value-type="float">
            <text:p>75.4</text:p>
          </table:table-cell>
          <table:table-cell table:formula="of:=IF([.E755]&gt;[.$B$2];[.$B$3];[.E755]+0.1*[.F755])" office:value-type="float" office:value="-40.5073648737727" calcext:value-type="float">
            <text:p>-40.5073648737727</text:p>
          </table:table-cell>
          <table:table-cell table:formula="of:=([.$B$4]-([.E756]-[.$B$1]))/[.$B$5]" office:value-type="float" office:value="0.550736487377265" calcext:value-type="float">
            <text:p>0.550736487377265</text:p>
          </table:table-cell>
        </table:table-row>
        <table:table-row table:style-name="ro1">
          <table:table-cell table:number-columns-repeated="3"/>
          <table:table-cell office:value-type="float" office:value="75.5" calcext:value-type="float">
            <text:p>75.5</text:p>
          </table:table-cell>
          <table:table-cell table:formula="of:=IF([.E756]&gt;[.$B$2];[.$B$3];[.E756]+0.1*[.F756])" office:value-type="float" office:value="-40.4522912250349" calcext:value-type="float">
            <text:p>-40.4522912250349</text:p>
          </table:table-cell>
          <table:table-cell table:formula="of:=([.$B$4]-([.E757]-[.$B$1]))/[.$B$5]" office:value-type="float" office:value="0.545229122503493" calcext:value-type="float">
            <text:p>0.545229122503493</text:p>
          </table:table-cell>
        </table:table-row>
        <table:table-row table:style-name="ro1">
          <table:table-cell table:number-columns-repeated="3"/>
          <table:table-cell office:value-type="float" office:value="75.6" calcext:value-type="float">
            <text:p>75.6</text:p>
          </table:table-cell>
          <table:table-cell table:formula="of:=IF([.E757]&gt;[.$B$2];[.$B$3];[.E757]+0.1*[.F757])" office:value-type="float" office:value="-40.3977683127846" calcext:value-type="float">
            <text:p>-40.3977683127846</text:p>
          </table:table-cell>
          <table:table-cell table:formula="of:=([.$B$4]-([.E758]-[.$B$1]))/[.$B$5]" office:value-type="float" office:value="0.539776831278458" calcext:value-type="float">
            <text:p>0.539776831278458</text:p>
          </table:table-cell>
        </table:table-row>
        <table:table-row table:style-name="ro1">
          <table:table-cell table:number-columns-repeated="3"/>
          <table:table-cell office:value-type="float" office:value="75.7" calcext:value-type="float">
            <text:p>75.7</text:p>
          </table:table-cell>
          <table:table-cell table:formula="of:=IF([.E758]&gt;[.$B$2];[.$B$3];[.E758]+0.1*[.F758])" office:value-type="float" office:value="-40.3437906296567" calcext:value-type="float">
            <text:p>-40.3437906296567</text:p>
          </table:table-cell>
          <table:table-cell table:formula="of:=([.$B$4]-([.E759]-[.$B$1]))/[.$B$5]" office:value-type="float" office:value="0.534379062965673" calcext:value-type="float">
            <text:p>0.534379062965673</text:p>
          </table:table-cell>
        </table:table-row>
        <table:table-row table:style-name="ro1">
          <table:table-cell table:number-columns-repeated="3"/>
          <table:table-cell office:value-type="float" office:value="75.8" calcext:value-type="float">
            <text:p>75.8</text:p>
          </table:table-cell>
          <table:table-cell table:formula="of:=IF([.E759]&gt;[.$B$2];[.$B$3];[.E759]+0.1*[.F759])" office:value-type="float" office:value="-40.2903527233602" calcext:value-type="float">
            <text:p>-40.2903527233602</text:p>
          </table:table-cell>
          <table:table-cell table:formula="of:=([.$B$4]-([.E760]-[.$B$1]))/[.$B$5]" office:value-type="float" office:value="0.529035272336017" calcext:value-type="float">
            <text:p>0.529035272336017</text:p>
          </table:table-cell>
        </table:table-row>
        <table:table-row table:style-name="ro1">
          <table:table-cell table:number-columns-repeated="3"/>
          <table:table-cell office:value-type="float" office:value="75.9" calcext:value-type="float">
            <text:p>75.9</text:p>
          </table:table-cell>
          <table:table-cell table:formula="of:=IF([.E760]&gt;[.$B$2];[.$B$3];[.E760]+0.1*[.F760])" office:value-type="float" office:value="-40.2374491961266" calcext:value-type="float">
            <text:p>-40.2374491961266</text:p>
          </table:table-cell>
          <table:table-cell table:formula="of:=([.$B$4]-([.E761]-[.$B$1]))/[.$B$5]" office:value-type="float" office:value="0.523744919612656" calcext:value-type="float">
            <text:p>0.523744919612656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IF([.E761]&gt;[.$B$2];[.$B$3];[.E761]+0.1*[.F761])" office:value-type="float" office:value="-40.1850747041653" calcext:value-type="float">
            <text:p>-40.1850747041653</text:p>
          </table:table-cell>
          <table:table-cell table:formula="of:=([.$B$4]-([.E762]-[.$B$1]))/[.$B$5]" office:value-type="float" office:value="0.51850747041653" calcext:value-type="float">
            <text:p>0.51850747041653</text:p>
          </table:table-cell>
        </table:table-row>
        <table:table-row table:style-name="ro1">
          <table:table-cell table:number-columns-repeated="3"/>
          <table:table-cell office:value-type="float" office:value="76.1" calcext:value-type="float">
            <text:p>76.1</text:p>
          </table:table-cell>
          <table:table-cell table:formula="of:=IF([.E762]&gt;[.$B$2];[.$B$3];[.E762]+0.1*[.F762])" office:value-type="float" office:value="-40.1332239571236" calcext:value-type="float">
            <text:p>-40.1332239571236</text:p>
          </table:table-cell>
          <table:table-cell table:formula="of:=([.$B$4]-([.E763]-[.$B$1]))/[.$B$5]" office:value-type="float" office:value="0.513322395712364" calcext:value-type="float">
            <text:p>0.513322395712364</text:p>
          </table:table-cell>
        </table:table-row>
        <table:table-row table:style-name="ro1">
          <table:table-cell table:number-columns-repeated="3"/>
          <table:table-cell office:value-type="float" office:value="76.2" calcext:value-type="float">
            <text:p>76.2</text:p>
          </table:table-cell>
          <table:table-cell table:formula="of:=IF([.E763]&gt;[.$B$2];[.$B$3];[.E763]+0.1*[.F763])" office:value-type="float" office:value="-40.0818917175524" calcext:value-type="float">
            <text:p>-40.0818917175524</text:p>
          </table:table-cell>
          <table:table-cell table:formula="of:=([.$B$4]-([.E764]-[.$B$1]))/[.$B$5]" office:value-type="float" office:value="0.50818917175524" calcext:value-type="float">
            <text:p>0.50818917175524</text:p>
          </table:table-cell>
        </table:table-row>
        <table:table-row table:style-name="ro1">
          <table:table-cell table:number-columns-repeated="3"/>
          <table:table-cell office:value-type="float" office:value="76.3" calcext:value-type="float">
            <text:p>76.3</text:p>
          </table:table-cell>
          <table:table-cell table:formula="of:=IF([.E764]&gt;[.$B$2];[.$B$3];[.E764]+0.1*[.F764])" office:value-type="float" office:value="-40.0310728003769" calcext:value-type="float">
            <text:p>-40.0310728003769</text:p>
          </table:table-cell>
          <table:table-cell table:formula="of:=([.$B$4]-([.E765]-[.$B$1]))/[.$B$5]" office:value-type="float" office:value="0.503107280037688" calcext:value-type="float">
            <text:p>0.503107280037688</text:p>
          </table:table-cell>
        </table:table-row>
        <table:table-row table:style-name="ro1">
          <table:table-cell table:number-columns-repeated="3"/>
          <table:table-cell office:value-type="float" office:value="76.4" calcext:value-type="float">
            <text:p>76.4</text:p>
          </table:table-cell>
          <table:table-cell table:formula="of:=IF([.E765]&gt;[.$B$2];[.$B$3];[.E765]+0.1*[.F765])" office:value-type="float" office:value="-39.9807620723731" calcext:value-type="float">
            <text:p>-39.9807620723731</text:p>
          </table:table-cell>
          <table:table-cell table:formula="of:=([.$B$4]-([.E766]-[.$B$1]))/[.$B$5]" office:value-type="float" office:value="0.498076207237311" calcext:value-type="float">
            <text:p>0.498076207237311</text:p>
          </table:table-cell>
        </table:table-row>
        <table:table-row table:style-name="ro1">
          <table:table-cell table:number-columns-repeated="3"/>
          <table:table-cell office:value-type="float" office:value="76.5" calcext:value-type="float">
            <text:p>76.5</text:p>
          </table:table-cell>
          <table:table-cell table:formula="of:=IF([.E766]&gt;[.$B$2];[.$B$3];[.E766]+0.1*[.F766])" office:value-type="float" office:value="-70" calcext:value-type="float">
            <text:p>-70</text:p>
          </table:table-cell>
          <table:table-cell table:formula="of:=([.$B$4]-([.E767]-[.$B$1]))/[.$B$5]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office:value-type="float" office:value="76.6" calcext:value-type="float">
            <text:p>76.6</text:p>
          </table:table-cell>
          <table:table-cell table:formula="of:=IF([.E767]&gt;[.$B$2];[.$B$3];[.E767]+0.1*[.F767])" office:value-type="float" office:value="-69.65" calcext:value-type="float">
            <text:p>-69.65</text:p>
          </table:table-cell>
          <table:table-cell table:formula="of:=([.$B$4]-([.E768]-[.$B$1]))/[.$B$5]" office:value-type="float" office:value="3.465" calcext:value-type="float">
            <text:p>3.465</text:p>
          </table:table-cell>
        </table:table-row>
        <table:table-row table:style-name="ro1">
          <table:table-cell table:number-columns-repeated="3"/>
          <table:table-cell office:value-type="float" office:value="76.7" calcext:value-type="float">
            <text:p>76.7</text:p>
          </table:table-cell>
          <table:table-cell table:formula="of:=IF([.E768]&gt;[.$B$2];[.$B$3];[.E768]+0.1*[.F768])" office:value-type="float" office:value="-69.3035" calcext:value-type="float">
            <text:p>-69.3035</text:p>
          </table:table-cell>
          <table:table-cell table:formula="of:=([.$B$4]-([.E769]-[.$B$1]))/[.$B$5]" office:value-type="float" office:value="3.43035" calcext:value-type="float">
            <text:p>3.43035</text:p>
          </table:table-cell>
        </table:table-row>
        <table:table-row table:style-name="ro1">
          <table:table-cell table:number-columns-repeated="3"/>
          <table:table-cell office:value-type="float" office:value="76.8" calcext:value-type="float">
            <text:p>76.8</text:p>
          </table:table-cell>
          <table:table-cell table:formula="of:=IF([.E769]&gt;[.$B$2];[.$B$3];[.E769]+0.1*[.F769])" office:value-type="float" office:value="-68.960465" calcext:value-type="float">
            <text:p>-68.960465</text:p>
          </table:table-cell>
          <table:table-cell table:formula="of:=([.$B$4]-([.E770]-[.$B$1]))/[.$B$5]" office:value-type="float" office:value="3.3960465" calcext:value-type="float">
            <text:p>3.3960465</text:p>
          </table:table-cell>
        </table:table-row>
        <table:table-row table:style-name="ro1">
          <table:table-cell table:number-columns-repeated="3"/>
          <table:table-cell office:value-type="float" office:value="76.9" calcext:value-type="float">
            <text:p>76.9</text:p>
          </table:table-cell>
          <table:table-cell table:formula="of:=IF([.E770]&gt;[.$B$2];[.$B$3];[.E770]+0.1*[.F770])" office:value-type="float" office:value="-68.62086035" calcext:value-type="float">
            <text:p>-68.62086035</text:p>
          </table:table-cell>
          <table:table-cell table:formula="of:=([.$B$4]-([.E771]-[.$B$1]))/[.$B$5]" office:value-type="float" office:value="3.362086035" calcext:value-type="float">
            <text:p>3.362086035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IF([.E771]&gt;[.$B$2];[.$B$3];[.E771]+0.1*[.F771])" office:value-type="float" office:value="-68.2846517465" calcext:value-type="float">
            <text:p>-68.2846517465</text:p>
          </table:table-cell>
          <table:table-cell table:formula="of:=([.$B$4]-([.E772]-[.$B$1]))/[.$B$5]" office:value-type="float" office:value="3.32846517465" calcext:value-type="float">
            <text:p>3.32846517465</text:p>
          </table:table-cell>
        </table:table-row>
        <table:table-row table:style-name="ro1">
          <table:table-cell table:number-columns-repeated="3"/>
          <table:table-cell office:value-type="float" office:value="77.1" calcext:value-type="float">
            <text:p>77.1</text:p>
          </table:table-cell>
          <table:table-cell table:formula="of:=IF([.E772]&gt;[.$B$2];[.$B$3];[.E772]+0.1*[.F772])" office:value-type="float" office:value="-67.951805229035" calcext:value-type="float">
            <text:p>-67.951805229035</text:p>
          </table:table-cell>
          <table:table-cell table:formula="of:=([.$B$4]-([.E773]-[.$B$1]))/[.$B$5]" office:value-type="float" office:value="3.2951805229035" calcext:value-type="float">
            <text:p>3.2951805229035</text:p>
          </table:table-cell>
        </table:table-row>
        <table:table-row table:style-name="ro1">
          <table:table-cell table:number-columns-repeated="3"/>
          <table:table-cell office:value-type="float" office:value="77.2" calcext:value-type="float">
            <text:p>77.2</text:p>
          </table:table-cell>
          <table:table-cell table:formula="of:=IF([.E773]&gt;[.$B$2];[.$B$3];[.E773]+0.1*[.F773])" office:value-type="float" office:value="-67.6222871767447" calcext:value-type="float">
            <text:p>-67.6222871767447</text:p>
          </table:table-cell>
          <table:table-cell table:formula="of:=([.$B$4]-([.E774]-[.$B$1]))/[.$B$5]" office:value-type="float" office:value="3.26222871767446" calcext:value-type="float">
            <text:p>3.26222871767446</text:p>
          </table:table-cell>
        </table:table-row>
        <table:table-row table:style-name="ro1">
          <table:table-cell table:number-columns-repeated="3"/>
          <table:table-cell office:value-type="float" office:value="77.3" calcext:value-type="float">
            <text:p>77.3</text:p>
          </table:table-cell>
          <table:table-cell table:formula="of:=IF([.E774]&gt;[.$B$2];[.$B$3];[.E774]+0.1*[.F774])" office:value-type="float" office:value="-67.2960643049772" calcext:value-type="float">
            <text:p>-67.2960643049772</text:p>
          </table:table-cell>
          <table:table-cell table:formula="of:=([.$B$4]-([.E775]-[.$B$1]))/[.$B$5]" office:value-type="float" office:value="3.22960643049772" calcext:value-type="float">
            <text:p>3.22960643049772</text:p>
          </table:table-cell>
        </table:table-row>
        <table:table-row table:style-name="ro1">
          <table:table-cell table:number-columns-repeated="3"/>
          <table:table-cell office:value-type="float" office:value="77.4" calcext:value-type="float">
            <text:p>77.4</text:p>
          </table:table-cell>
          <table:table-cell table:formula="of:=IF([.E775]&gt;[.$B$2];[.$B$3];[.E775]+0.1*[.F775])" office:value-type="float" office:value="-66.9731036619274" calcext:value-type="float">
            <text:p>-66.9731036619274</text:p>
          </table:table-cell>
          <table:table-cell table:formula="of:=([.$B$4]-([.E776]-[.$B$1]))/[.$B$5]" office:value-type="float" office:value="3.19731036619274" calcext:value-type="float">
            <text:p>3.19731036619274</text:p>
          </table:table-cell>
        </table:table-row>
        <table:table-row table:style-name="ro1">
          <table:table-cell table:number-columns-repeated="3"/>
          <table:table-cell office:value-type="float" office:value="77.5" calcext:value-type="float">
            <text:p>77.5</text:p>
          </table:table-cell>
          <table:table-cell table:formula="of:=IF([.E776]&gt;[.$B$2];[.$B$3];[.E776]+0.1*[.F776])" office:value-type="float" office:value="-66.6533726253082" calcext:value-type="float">
            <text:p>-66.6533726253082</text:p>
          </table:table-cell>
          <table:table-cell table:formula="of:=([.$B$4]-([.E777]-[.$B$1]))/[.$B$5]" office:value-type="float" office:value="3.16533726253082" calcext:value-type="float">
            <text:p>3.16533726253082</text:p>
          </table:table-cell>
        </table:table-row>
        <table:table-row table:style-name="ro1">
          <table:table-cell table:number-columns-repeated="3"/>
          <table:table-cell office:value-type="float" office:value="77.6" calcext:value-type="float">
            <text:p>77.6</text:p>
          </table:table-cell>
          <table:table-cell table:formula="of:=IF([.E777]&gt;[.$B$2];[.$B$3];[.E777]+0.1*[.F777])" office:value-type="float" office:value="-66.3368388990551" calcext:value-type="float">
            <text:p>-66.3368388990551</text:p>
          </table:table-cell>
          <table:table-cell table:formula="of:=([.$B$4]-([.E778]-[.$B$1]))/[.$B$5]" office:value-type="float" office:value="3.13368388990551" calcext:value-type="float">
            <text:p>3.13368388990551</text:p>
          </table:table-cell>
        </table:table-row>
        <table:table-row table:style-name="ro1">
          <table:table-cell table:number-columns-repeated="3"/>
          <table:table-cell office:value-type="float" office:value="77.7" calcext:value-type="float">
            <text:p>77.7</text:p>
          </table:table-cell>
          <table:table-cell table:formula="of:=IF([.E778]&gt;[.$B$2];[.$B$3];[.E778]+0.1*[.F778])" office:value-type="float" office:value="-66.0234705100645" calcext:value-type="float">
            <text:p>-66.0234705100645</text:p>
          </table:table-cell>
          <table:table-cell table:formula="of:=([.$B$4]-([.E779]-[.$B$1]))/[.$B$5]" office:value-type="float" office:value="3.10234705100645" calcext:value-type="float">
            <text:p>3.10234705100645</text:p>
          </table:table-cell>
        </table:table-row>
        <table:table-row table:style-name="ro1">
          <table:table-cell table:number-columns-repeated="3"/>
          <table:table-cell office:value-type="float" office:value="77.8" calcext:value-type="float">
            <text:p>77.8</text:p>
          </table:table-cell>
          <table:table-cell table:formula="of:=IF([.E779]&gt;[.$B$2];[.$B$3];[.E779]+0.1*[.F779])" office:value-type="float" office:value="-65.7132358049639" calcext:value-type="float">
            <text:p>-65.7132358049639</text:p>
          </table:table-cell>
          <table:table-cell table:formula="of:=([.$B$4]-([.E780]-[.$B$1]))/[.$B$5]" office:value-type="float" office:value="3.07132358049639" calcext:value-type="float">
            <text:p>3.07132358049639</text:p>
          </table:table-cell>
        </table:table-row>
        <table:table-row table:style-name="ro1">
          <table:table-cell table:number-columns-repeated="3"/>
          <table:table-cell office:value-type="float" office:value="77.9" calcext:value-type="float">
            <text:p>77.9</text:p>
          </table:table-cell>
          <table:table-cell table:formula="of:=IF([.E780]&gt;[.$B$2];[.$B$3];[.E780]+0.1*[.F780])" office:value-type="float" office:value="-65.4061034469143" calcext:value-type="float">
            <text:p>-65.4061034469143</text:p>
          </table:table-cell>
          <table:table-cell table:formula="of:=([.$B$4]-([.E781]-[.$B$1]))/[.$B$5]" office:value-type="float" office:value="3.04061034469142" calcext:value-type="float">
            <text:p>3.04061034469142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IF([.E781]&gt;[.$B$2];[.$B$3];[.E781]+0.1*[.F781])" office:value-type="float" office:value="-65.1020424124451" calcext:value-type="float">
            <text:p>-65.1020424124451</text:p>
          </table:table-cell>
          <table:table-cell table:formula="of:=([.$B$4]-([.E782]-[.$B$1]))/[.$B$5]" office:value-type="float" office:value="3.01020424124451" calcext:value-type="float">
            <text:p>3.01020424124451</text:p>
          </table:table-cell>
        </table:table-row>
        <table:table-row table:style-name="ro1">
          <table:table-cell table:number-columns-repeated="3"/>
          <table:table-cell office:value-type="float" office:value="78.1" calcext:value-type="float">
            <text:p>78.1</text:p>
          </table:table-cell>
          <table:table-cell table:formula="of:=IF([.E782]&gt;[.$B$2];[.$B$3];[.E782]+0.1*[.F782])" office:value-type="float" office:value="-64.8010219883207" calcext:value-type="float">
            <text:p>-64.8010219883207</text:p>
          </table:table-cell>
          <table:table-cell table:formula="of:=([.$B$4]-([.E783]-[.$B$1]))/[.$B$5]" office:value-type="float" office:value="2.98010219883207" calcext:value-type="float">
            <text:p>2.98010219883207</text:p>
          </table:table-cell>
        </table:table-row>
        <table:table-row table:style-name="ro1">
          <table:table-cell table:number-columns-repeated="3"/>
          <table:table-cell office:value-type="float" office:value="78.2" calcext:value-type="float">
            <text:p>78.2</text:p>
          </table:table-cell>
          <table:table-cell table:formula="of:=IF([.E783]&gt;[.$B$2];[.$B$3];[.E783]+0.1*[.F783])" office:value-type="float" office:value="-64.5030117684374" calcext:value-type="float">
            <text:p>-64.5030117684374</text:p>
          </table:table-cell>
          <table:table-cell table:formula="of:=([.$B$4]-([.E784]-[.$B$1]))/[.$B$5]" office:value-type="float" office:value="2.95030117684374" calcext:value-type="float">
            <text:p>2.95030117684374</text:p>
          </table:table-cell>
        </table:table-row>
        <table:table-row table:style-name="ro1">
          <table:table-cell table:number-columns-repeated="3"/>
          <table:table-cell office:value-type="float" office:value="78.3" calcext:value-type="float">
            <text:p>78.3</text:p>
          </table:table-cell>
          <table:table-cell table:formula="of:=IF([.E784]&gt;[.$B$2];[.$B$3];[.E784]+0.1*[.F784])" office:value-type="float" office:value="-64.2079816507531" calcext:value-type="float">
            <text:p>-64.2079816507531</text:p>
          </table:table-cell>
          <table:table-cell table:formula="of:=([.$B$4]-([.E785]-[.$B$1]))/[.$B$5]" office:value-type="float" office:value="2.92079816507531" calcext:value-type="float">
            <text:p>2.92079816507531</text:p>
          </table:table-cell>
        </table:table-row>
        <table:table-row table:style-name="ro1">
          <table:table-cell table:number-columns-repeated="3"/>
          <table:table-cell office:value-type="float" office:value="78.4" calcext:value-type="float">
            <text:p>78.4</text:p>
          </table:table-cell>
          <table:table-cell table:formula="of:=IF([.E785]&gt;[.$B$2];[.$B$3];[.E785]+0.1*[.F785])" office:value-type="float" office:value="-63.9159018342455" calcext:value-type="float">
            <text:p>-63.9159018342455</text:p>
          </table:table-cell>
          <table:table-cell table:formula="of:=([.$B$4]-([.E786]-[.$B$1]))/[.$B$5]" office:value-type="float" office:value="2.89159018342455" calcext:value-type="float">
            <text:p>2.89159018342455</text:p>
          </table:table-cell>
        </table:table-row>
        <table:table-row table:style-name="ro1">
          <table:table-cell table:number-columns-repeated="3"/>
          <table:table-cell office:value-type="float" office:value="78.5" calcext:value-type="float">
            <text:p>78.5</text:p>
          </table:table-cell>
          <table:table-cell table:formula="of:=IF([.E786]&gt;[.$B$2];[.$B$3];[.E786]+0.1*[.F786])" office:value-type="float" office:value="-63.6267428159031" calcext:value-type="float">
            <text:p>-63.6267428159031</text:p>
          </table:table-cell>
          <table:table-cell table:formula="of:=([.$B$4]-([.E787]-[.$B$1]))/[.$B$5]" office:value-type="float" office:value="2.86267428159031" calcext:value-type="float">
            <text:p>2.86267428159031</text:p>
          </table:table-cell>
        </table:table-row>
        <table:table-row table:style-name="ro1">
          <table:table-cell table:number-columns-repeated="3"/>
          <table:table-cell office:value-type="float" office:value="78.6" calcext:value-type="float">
            <text:p>78.6</text:p>
          </table:table-cell>
          <table:table-cell table:formula="of:=IF([.E787]&gt;[.$B$2];[.$B$3];[.E787]+0.1*[.F787])" office:value-type="float" office:value="-63.3404753877441" calcext:value-type="float">
            <text:p>-63.3404753877441</text:p>
          </table:table-cell>
          <table:table-cell table:formula="of:=([.$B$4]-([.E788]-[.$B$1]))/[.$B$5]" office:value-type="float" office:value="2.83404753877441" calcext:value-type="float">
            <text:p>2.83404753877441</text:p>
          </table:table-cell>
        </table:table-row>
        <table:table-row table:style-name="ro1">
          <table:table-cell table:number-columns-repeated="3"/>
          <table:table-cell office:value-type="float" office:value="78.7" calcext:value-type="float">
            <text:p>78.7</text:p>
          </table:table-cell>
          <table:table-cell table:formula="of:=IF([.E788]&gt;[.$B$2];[.$B$3];[.E788]+0.1*[.F788])" office:value-type="float" office:value="-63.0570706338666" calcext:value-type="float">
            <text:p>-63.0570706338666</text:p>
          </table:table-cell>
          <table:table-cell table:formula="of:=([.$B$4]-([.E789]-[.$B$1]))/[.$B$5]" office:value-type="float" office:value="2.80570706338666" calcext:value-type="float">
            <text:p>2.80570706338666</text:p>
          </table:table-cell>
        </table:table-row>
        <table:table-row table:style-name="ro1">
          <table:table-cell table:number-columns-repeated="3"/>
          <table:table-cell office:value-type="float" office:value="78.8" calcext:value-type="float">
            <text:p>78.8</text:p>
          </table:table-cell>
          <table:table-cell table:formula="of:=IF([.E789]&gt;[.$B$2];[.$B$3];[.E789]+0.1*[.F789])" office:value-type="float" office:value="-62.776499927528" calcext:value-type="float">
            <text:p>-62.776499927528</text:p>
          </table:table-cell>
          <table:table-cell table:formula="of:=([.$B$4]-([.E790]-[.$B$1]))/[.$B$5]" office:value-type="float" office:value="2.77764999275279" calcext:value-type="float">
            <text:p>2.77764999275279</text:p>
          </table:table-cell>
        </table:table-row>
        <table:table-row table:style-name="ro1">
          <table:table-cell table:number-columns-repeated="3"/>
          <table:table-cell office:value-type="float" office:value="78.9" calcext:value-type="float">
            <text:p>78.9</text:p>
          </table:table-cell>
          <table:table-cell table:formula="of:=IF([.E790]&gt;[.$B$2];[.$B$3];[.E790]+0.1*[.F790])" office:value-type="float" office:value="-62.4987349282527" calcext:value-type="float">
            <text:p>-62.4987349282527</text:p>
          </table:table-cell>
          <table:table-cell table:formula="of:=([.$B$4]-([.E791]-[.$B$1]))/[.$B$5]" office:value-type="float" office:value="2.74987349282527" calcext:value-type="float">
            <text:p>2.7498734928252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IF([.E791]&gt;[.$B$2];[.$B$3];[.E791]+0.1*[.F791])" office:value-type="float" office:value="-62.2237475789702" calcext:value-type="float">
            <text:p>-62.2237475789702</text:p>
          </table:table-cell>
          <table:table-cell table:formula="of:=([.$B$4]-([.E792]-[.$B$1]))/[.$B$5]" office:value-type="float" office:value="2.72237475789701" calcext:value-type="float">
            <text:p>2.72237475789701</text:p>
          </table:table-cell>
        </table:table-row>
        <table:table-row table:style-name="ro1">
          <table:table-cell table:number-columns-repeated="3"/>
          <table:table-cell office:value-type="float" office:value="79.1" calcext:value-type="float">
            <text:p>79.1</text:p>
          </table:table-cell>
          <table:table-cell table:formula="of:=IF([.E792]&gt;[.$B$2];[.$B$3];[.E792]+0.1*[.F792])" office:value-type="float" office:value="-61.9515101031804" calcext:value-type="float">
            <text:p>-61.9515101031804</text:p>
          </table:table-cell>
          <table:table-cell table:formula="of:=([.$B$4]-([.E793]-[.$B$1]))/[.$B$5]" office:value-type="float" office:value="2.69515101031804" calcext:value-type="float">
            <text:p>2.69515101031804</text:p>
          </table:table-cell>
        </table:table-row>
        <table:table-row table:style-name="ro1">
          <table:table-cell table:number-columns-repeated="3"/>
          <table:table-cell office:value-type="float" office:value="79.2" calcext:value-type="float">
            <text:p>79.2</text:p>
          </table:table-cell>
          <table:table-cell table:formula="of:=IF([.E793]&gt;[.$B$2];[.$B$3];[.E793]+0.1*[.F793])" office:value-type="float" office:value="-61.6819950021486" calcext:value-type="float">
            <text:p>-61.6819950021486</text:p>
          </table:table-cell>
          <table:table-cell table:formula="of:=([.$B$4]-([.E794]-[.$B$1]))/[.$B$5]" office:value-type="float" office:value="2.66819950021486" calcext:value-type="float">
            <text:p>2.66819950021486</text:p>
          </table:table-cell>
        </table:table-row>
        <table:table-row table:style-name="ro1">
          <table:table-cell table:number-columns-repeated="3"/>
          <table:table-cell office:value-type="float" office:value="79.3" calcext:value-type="float">
            <text:p>79.3</text:p>
          </table:table-cell>
          <table:table-cell table:formula="of:=IF([.E794]&gt;[.$B$2];[.$B$3];[.E794]+0.1*[.F794])" office:value-type="float" office:value="-61.4151750521272" calcext:value-type="float">
            <text:p>-61.4151750521272</text:p>
          </table:table-cell>
          <table:table-cell table:formula="of:=([.$B$4]-([.E795]-[.$B$1]))/[.$B$5]" office:value-type="float" office:value="2.64151750521272" calcext:value-type="float">
            <text:p>2.64151750521272</text:p>
          </table:table-cell>
        </table:table-row>
        <table:table-row table:style-name="ro1">
          <table:table-cell table:number-columns-repeated="3"/>
          <table:table-cell office:value-type="float" office:value="79.4" calcext:value-type="float">
            <text:p>79.4</text:p>
          </table:table-cell>
          <table:table-cell table:formula="of:=IF([.E795]&gt;[.$B$2];[.$B$3];[.E795]+0.1*[.F795])" office:value-type="float" office:value="-61.1510233016059" calcext:value-type="float">
            <text:p>-61.1510233016059</text:p>
          </table:table-cell>
          <table:table-cell table:formula="of:=([.$B$4]-([.E796]-[.$B$1]))/[.$B$5]" office:value-type="float" office:value="2.61510233016059" calcext:value-type="float">
            <text:p>2.61510233016059</text:p>
          </table:table-cell>
        </table:table-row>
        <table:table-row table:style-name="ro1">
          <table:table-cell table:number-columns-repeated="3"/>
          <table:table-cell office:value-type="float" office:value="79.5" calcext:value-type="float">
            <text:p>79.5</text:p>
          </table:table-cell>
          <table:table-cell table:formula="of:=IF([.E796]&gt;[.$B$2];[.$B$3];[.E796]+0.1*[.F796])" office:value-type="float" office:value="-60.8895130685898" calcext:value-type="float">
            <text:p>-60.8895130685898</text:p>
          </table:table-cell>
          <table:table-cell table:formula="of:=([.$B$4]-([.E797]-[.$B$1]))/[.$B$5]" office:value-type="float" office:value="2.58895130685898" calcext:value-type="float">
            <text:p>2.58895130685898</text:p>
          </table:table-cell>
        </table:table-row>
        <table:table-row table:style-name="ro1">
          <table:table-cell table:number-columns-repeated="3"/>
          <table:table-cell office:value-type="float" office:value="79.6" calcext:value-type="float">
            <text:p>79.6</text:p>
          </table:table-cell>
          <table:table-cell table:formula="of:=IF([.E797]&gt;[.$B$2];[.$B$3];[.E797]+0.1*[.F797])" office:value-type="float" office:value="-60.6306179379039" calcext:value-type="float">
            <text:p>-60.6306179379039</text:p>
          </table:table-cell>
          <table:table-cell table:formula="of:=([.$B$4]-([.E798]-[.$B$1]))/[.$B$5]" office:value-type="float" office:value="2.56306179379039" calcext:value-type="float">
            <text:p>2.56306179379039</text:p>
          </table:table-cell>
        </table:table-row>
        <table:table-row table:style-name="ro1">
          <table:table-cell table:number-columns-repeated="3"/>
          <table:table-cell office:value-type="float" office:value="79.7" calcext:value-type="float">
            <text:p>79.7</text:p>
          </table:table-cell>
          <table:table-cell table:formula="of:=IF([.E798]&gt;[.$B$2];[.$B$3];[.E798]+0.1*[.F798])" office:value-type="float" office:value="-60.3743117585249" calcext:value-type="float">
            <text:p>-60.3743117585249</text:p>
          </table:table-cell>
          <table:table-cell table:formula="of:=([.$B$4]-([.E799]-[.$B$1]))/[.$B$5]" office:value-type="float" office:value="2.53743117585249" calcext:value-type="float">
            <text:p>2.53743117585249</text:p>
          </table:table-cell>
        </table:table-row>
        <table:table-row table:style-name="ro1">
          <table:table-cell table:number-columns-repeated="3"/>
          <table:table-cell office:value-type="float" office:value="79.8" calcext:value-type="float">
            <text:p>79.8</text:p>
          </table:table-cell>
          <table:table-cell table:formula="of:=IF([.E799]&gt;[.$B$2];[.$B$3];[.E799]+0.1*[.F799])" office:value-type="float" office:value="-60.1205686409396" calcext:value-type="float">
            <text:p>-60.1205686409396</text:p>
          </table:table-cell>
          <table:table-cell table:formula="of:=([.$B$4]-([.E800]-[.$B$1]))/[.$B$5]" office:value-type="float" office:value="2.51205686409396" calcext:value-type="float">
            <text:p>2.51205686409396</text:p>
          </table:table-cell>
        </table:table-row>
        <table:table-row table:style-name="ro1">
          <table:table-cell table:number-columns-repeated="3"/>
          <table:table-cell office:value-type="float" office:value="79.9" calcext:value-type="float">
            <text:p>79.9</text:p>
          </table:table-cell>
          <table:table-cell table:formula="of:=IF([.E800]&gt;[.$B$2];[.$B$3];[.E800]+0.1*[.F800])" office:value-type="float" office:value="-59.8693629545302" calcext:value-type="float">
            <text:p>-59.8693629545302</text:p>
          </table:table-cell>
          <table:table-cell table:formula="of:=([.$B$4]-([.E801]-[.$B$1]))/[.$B$5]" office:value-type="float" office:value="2.48693629545302" calcext:value-type="float">
            <text:p>2.4869362954530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IF([.E801]&gt;[.$B$2];[.$B$3];[.E801]+0.1*[.F801])" office:value-type="float" office:value="-59.6206693249849" calcext:value-type="float">
            <text:p>-59.6206693249849</text:p>
          </table:table-cell>
          <table:table-cell table:formula="of:=([.$B$4]-([.E802]-[.$B$1]))/[.$B$5]" office:value-type="float" office:value="2.46206693249849" calcext:value-type="float">
            <text:p>2.46206693249849</text:p>
          </table:table-cell>
        </table:table-row>
        <table:table-row table:style-name="ro1">
          <table:table-cell table:number-columns-repeated="3"/>
          <table:table-cell office:value-type="float" office:value="80.1" calcext:value-type="float">
            <text:p>80.1</text:p>
          </table:table-cell>
          <table:table-cell table:formula="of:=IF([.E802]&gt;[.$B$2];[.$B$3];[.E802]+0.1*[.F802])" office:value-type="float" office:value="-59.3744626317351" calcext:value-type="float">
            <text:p>-59.3744626317351</text:p>
          </table:table-cell>
          <table:table-cell table:formula="of:=([.$B$4]-([.E803]-[.$B$1]))/[.$B$5]" office:value-type="float" office:value="2.43744626317351" calcext:value-type="float">
            <text:p>2.43744626317351</text:p>
          </table:table-cell>
        </table:table-row>
        <table:table-row table:style-name="ro1">
          <table:table-cell table:number-columns-repeated="3"/>
          <table:table-cell office:value-type="float" office:value="80.2" calcext:value-type="float">
            <text:p>80.2</text:p>
          </table:table-cell>
          <table:table-cell table:formula="of:=IF([.E803]&gt;[.$B$2];[.$B$3];[.E803]+0.1*[.F803])" office:value-type="float" office:value="-59.1307180054177" calcext:value-type="float">
            <text:p>-59.1307180054177</text:p>
          </table:table-cell>
          <table:table-cell table:formula="of:=([.$B$4]-([.E804]-[.$B$1]))/[.$B$5]" office:value-type="float" office:value="2.41307180054177" calcext:value-type="float">
            <text:p>2.41307180054177</text:p>
          </table:table-cell>
        </table:table-row>
        <table:table-row table:style-name="ro1">
          <table:table-cell table:number-columns-repeated="3"/>
          <table:table-cell office:value-type="float" office:value="80.3" calcext:value-type="float">
            <text:p>80.3</text:p>
          </table:table-cell>
          <table:table-cell table:formula="of:=IF([.E804]&gt;[.$B$2];[.$B$3];[.E804]+0.1*[.F804])" office:value-type="float" office:value="-58.8894108253636" calcext:value-type="float">
            <text:p>-58.8894108253636</text:p>
          </table:table-cell>
          <table:table-cell table:formula="of:=([.$B$4]-([.E805]-[.$B$1]))/[.$B$5]" office:value-type="float" office:value="2.38894108253636" calcext:value-type="float">
            <text:p>2.38894108253636</text:p>
          </table:table-cell>
        </table:table-row>
        <table:table-row table:style-name="ro1">
          <table:table-cell table:number-columns-repeated="3"/>
          <table:table-cell office:value-type="float" office:value="80.4" calcext:value-type="float">
            <text:p>80.4</text:p>
          </table:table-cell>
          <table:table-cell table:formula="of:=IF([.E805]&gt;[.$B$2];[.$B$3];[.E805]+0.1*[.F805])" office:value-type="float" office:value="-58.6505167171099" calcext:value-type="float">
            <text:p>-58.6505167171099</text:p>
          </table:table-cell>
          <table:table-cell table:formula="of:=([.$B$4]-([.E806]-[.$B$1]))/[.$B$5]" office:value-type="float" office:value="2.36505167171099" calcext:value-type="float">
            <text:p>2.36505167171099</text:p>
          </table:table-cell>
        </table:table-row>
        <table:table-row table:style-name="ro1">
          <table:table-cell table:number-columns-repeated="3"/>
          <table:table-cell office:value-type="float" office:value="80.5" calcext:value-type="float">
            <text:p>80.5</text:p>
          </table:table-cell>
          <table:table-cell table:formula="of:=IF([.E806]&gt;[.$B$2];[.$B$3];[.E806]+0.1*[.F806])" office:value-type="float" office:value="-58.4140115499388" calcext:value-type="float">
            <text:p>-58.4140115499388</text:p>
          </table:table-cell>
          <table:table-cell table:formula="of:=([.$B$4]-([.E807]-[.$B$1]))/[.$B$5]" office:value-type="float" office:value="2.34140115499388" calcext:value-type="float">
            <text:p>2.34140115499388</text:p>
          </table:table-cell>
        </table:table-row>
        <table:table-row table:style-name="ro1">
          <table:table-cell table:number-columns-repeated="3"/>
          <table:table-cell office:value-type="float" office:value="80.6" calcext:value-type="float">
            <text:p>80.6</text:p>
          </table:table-cell>
          <table:table-cell table:formula="of:=IF([.E807]&gt;[.$B$2];[.$B$3];[.E807]+0.1*[.F807])" office:value-type="float" office:value="-58.1798714344394" calcext:value-type="float">
            <text:p>-58.1798714344394</text:p>
          </table:table-cell>
          <table:table-cell table:formula="of:=([.$B$4]-([.E808]-[.$B$1]))/[.$B$5]" office:value-type="float" office:value="2.31798714344394" calcext:value-type="float">
            <text:p>2.31798714344394</text:p>
          </table:table-cell>
        </table:table-row>
        <table:table-row table:style-name="ro1">
          <table:table-cell table:number-columns-repeated="3"/>
          <table:table-cell office:value-type="float" office:value="80.7" calcext:value-type="float">
            <text:p>80.7</text:p>
          </table:table-cell>
          <table:table-cell table:formula="of:=IF([.E808]&gt;[.$B$2];[.$B$3];[.E808]+0.1*[.F808])" office:value-type="float" office:value="-57.9480727200951" calcext:value-type="float">
            <text:p>-57.9480727200951</text:p>
          </table:table-cell>
          <table:table-cell table:formula="of:=([.$B$4]-([.E809]-[.$B$1]))/[.$B$5]" office:value-type="float" office:value="2.2948072720095" calcext:value-type="float">
            <text:p>2.2948072720095</text:p>
          </table:table-cell>
        </table:table-row>
        <table:table-row table:style-name="ro1">
          <table:table-cell table:number-columns-repeated="3"/>
          <table:table-cell office:value-type="float" office:value="80.8" calcext:value-type="float">
            <text:p>80.8</text:p>
          </table:table-cell>
          <table:table-cell table:formula="of:=IF([.E809]&gt;[.$B$2];[.$B$3];[.E809]+0.1*[.F809])" office:value-type="float" office:value="-57.7185919928941" calcext:value-type="float">
            <text:p>-57.7185919928941</text:p>
          </table:table-cell>
          <table:table-cell table:formula="of:=([.$B$4]-([.E810]-[.$B$1]))/[.$B$5]" office:value-type="float" office:value="2.27185919928941" calcext:value-type="float">
            <text:p>2.27185919928941</text:p>
          </table:table-cell>
        </table:table-row>
        <table:table-row table:style-name="ro1">
          <table:table-cell table:number-columns-repeated="3"/>
          <table:table-cell office:value-type="float" office:value="80.9" calcext:value-type="float">
            <text:p>80.9</text:p>
          </table:table-cell>
          <table:table-cell table:formula="of:=IF([.E810]&gt;[.$B$2];[.$B$3];[.E810]+0.1*[.F810])" office:value-type="float" office:value="-57.4914060729652" calcext:value-type="float">
            <text:p>-57.4914060729652</text:p>
          </table:table-cell>
          <table:table-cell table:formula="of:=([.$B$4]-([.E811]-[.$B$1]))/[.$B$5]" office:value-type="float" office:value="2.24914060729652" calcext:value-type="float">
            <text:p>2.2491406072965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IF([.E811]&gt;[.$B$2];[.$B$3];[.E811]+0.1*[.F811])" office:value-type="float" office:value="-57.2664920122355" calcext:value-type="float">
            <text:p>-57.2664920122355</text:p>
          </table:table-cell>
          <table:table-cell table:formula="of:=([.$B$4]-([.E812]-[.$B$1]))/[.$B$5]" office:value-type="float" office:value="2.22664920122355" calcext:value-type="float">
            <text:p>2.22664920122355</text:p>
          </table:table-cell>
        </table:table-row>
        <table:table-row table:style-name="ro1">
          <table:table-cell table:number-columns-repeated="3"/>
          <table:table-cell office:value-type="float" office:value="81.1" calcext:value-type="float">
            <text:p>81.1</text:p>
          </table:table-cell>
          <table:table-cell table:formula="of:=IF([.E812]&gt;[.$B$2];[.$B$3];[.E812]+0.1*[.F812])" office:value-type="float" office:value="-57.0438270921131" calcext:value-type="float">
            <text:p>-57.0438270921131</text:p>
          </table:table-cell>
          <table:table-cell table:formula="of:=([.$B$4]-([.E813]-[.$B$1]))/[.$B$5]" office:value-type="float" office:value="2.20438270921131" calcext:value-type="float">
            <text:p>2.20438270921131</text:p>
          </table:table-cell>
        </table:table-row>
        <table:table-row table:style-name="ro1">
          <table:table-cell table:number-columns-repeated="3"/>
          <table:table-cell office:value-type="float" office:value="81.2" calcext:value-type="float">
            <text:p>81.2</text:p>
          </table:table-cell>
          <table:table-cell table:formula="of:=IF([.E813]&gt;[.$B$2];[.$B$3];[.E813]+0.1*[.F813])" office:value-type="float" office:value="-56.823388821192" calcext:value-type="float">
            <text:p>-56.823388821192</text:p>
          </table:table-cell>
          <table:table-cell table:formula="of:=([.$B$4]-([.E814]-[.$B$1]))/[.$B$5]" office:value-type="float" office:value="2.1823388821192" calcext:value-type="float">
            <text:p>2.1823388821192</text:p>
          </table:table-cell>
        </table:table-row>
        <table:table-row table:style-name="ro1">
          <table:table-cell table:number-columns-repeated="3"/>
          <table:table-cell office:value-type="float" office:value="81.3" calcext:value-type="float">
            <text:p>81.3</text:p>
          </table:table-cell>
          <table:table-cell table:formula="of:=IF([.E814]&gt;[.$B$2];[.$B$3];[.E814]+0.1*[.F814])" office:value-type="float" office:value="-56.6051549329801" calcext:value-type="float">
            <text:p>-56.6051549329801</text:p>
          </table:table-cell>
          <table:table-cell table:formula="of:=([.$B$4]-([.E815]-[.$B$1]))/[.$B$5]" office:value-type="float" office:value="2.16051549329801" calcext:value-type="float">
            <text:p>2.16051549329801</text:p>
          </table:table-cell>
        </table:table-row>
        <table:table-row table:style-name="ro1">
          <table:table-cell table:number-columns-repeated="3"/>
          <table:table-cell office:value-type="float" office:value="81.4" calcext:value-type="float">
            <text:p>81.4</text:p>
          </table:table-cell>
          <table:table-cell table:formula="of:=IF([.E815]&gt;[.$B$2];[.$B$3];[.E815]+0.1*[.F815])" office:value-type="float" office:value="-56.3891033836503" calcext:value-type="float">
            <text:p>-56.3891033836503</text:p>
          </table:table-cell>
          <table:table-cell table:formula="of:=([.$B$4]-([.E816]-[.$B$1]))/[.$B$5]" office:value-type="float" office:value="2.13891033836503" calcext:value-type="float">
            <text:p>2.13891033836503</text:p>
          </table:table-cell>
        </table:table-row>
        <table:table-row table:style-name="ro1">
          <table:table-cell table:number-columns-repeated="3"/>
          <table:table-cell office:value-type="float" office:value="81.5" calcext:value-type="float">
            <text:p>81.5</text:p>
          </table:table-cell>
          <table:table-cell table:formula="of:=IF([.E816]&gt;[.$B$2];[.$B$3];[.E816]+0.1*[.F816])" office:value-type="float" office:value="-56.1752123498138" calcext:value-type="float">
            <text:p>-56.1752123498138</text:p>
          </table:table-cell>
          <table:table-cell table:formula="of:=([.$B$4]-([.E817]-[.$B$1]))/[.$B$5]" office:value-type="float" office:value="2.11752123498138" calcext:value-type="float">
            <text:p>2.11752123498138</text:p>
          </table:table-cell>
        </table:table-row>
        <table:table-row table:style-name="ro1">
          <table:table-cell table:number-columns-repeated="3"/>
          <table:table-cell office:value-type="float" office:value="81.6" calcext:value-type="float">
            <text:p>81.6</text:p>
          </table:table-cell>
          <table:table-cell table:formula="of:=IF([.E817]&gt;[.$B$2];[.$B$3];[.E817]+0.1*[.F817])" office:value-type="float" office:value="-55.9634602263157" calcext:value-type="float">
            <text:p>-55.9634602263157</text:p>
          </table:table-cell>
          <table:table-cell table:formula="of:=([.$B$4]-([.E818]-[.$B$1]))/[.$B$5]" office:value-type="float" office:value="2.09634602263157" calcext:value-type="float">
            <text:p>2.09634602263157</text:p>
          </table:table-cell>
        </table:table-row>
        <table:table-row table:style-name="ro1">
          <table:table-cell table:number-columns-repeated="3"/>
          <table:table-cell office:value-type="float" office:value="81.7" calcext:value-type="float">
            <text:p>81.7</text:p>
          </table:table-cell>
          <table:table-cell table:formula="of:=IF([.E818]&gt;[.$B$2];[.$B$3];[.E818]+0.1*[.F818])" office:value-type="float" office:value="-55.7538256240525" calcext:value-type="float">
            <text:p>-55.7538256240525</text:p>
          </table:table-cell>
          <table:table-cell table:formula="of:=([.$B$4]-([.E819]-[.$B$1]))/[.$B$5]" office:value-type="float" office:value="2.07538256240525" calcext:value-type="float">
            <text:p>2.07538256240525</text:p>
          </table:table-cell>
        </table:table-row>
        <table:table-row table:style-name="ro1">
          <table:table-cell table:number-columns-repeated="3"/>
          <table:table-cell office:value-type="float" office:value="81.8" calcext:value-type="float">
            <text:p>81.8</text:p>
          </table:table-cell>
          <table:table-cell table:formula="of:=IF([.E819]&gt;[.$B$2];[.$B$3];[.E819]+0.1*[.F819])" office:value-type="float" office:value="-55.546287367812" calcext:value-type="float">
            <text:p>-55.546287367812</text:p>
          </table:table-cell>
          <table:table-cell table:formula="of:=([.$B$4]-([.E820]-[.$B$1]))/[.$B$5]" office:value-type="float" office:value="2.0546287367812" calcext:value-type="float">
            <text:p>2.0546287367812</text:p>
          </table:table-cell>
        </table:table-row>
        <table:table-row table:style-name="ro1">
          <table:table-cell table:number-columns-repeated="3"/>
          <table:table-cell office:value-type="float" office:value="81.9" calcext:value-type="float">
            <text:p>81.9</text:p>
          </table:table-cell>
          <table:table-cell table:formula="of:=IF([.E820]&gt;[.$B$2];[.$B$3];[.E820]+0.1*[.F820])" office:value-type="float" office:value="-55.3408244941339" calcext:value-type="float">
            <text:p>-55.3408244941339</text:p>
          </table:table-cell>
          <table:table-cell table:formula="of:=([.$B$4]-([.E821]-[.$B$1]))/[.$B$5]" office:value-type="float" office:value="2.03408244941339" calcext:value-type="float">
            <text:p>2.03408244941339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IF([.E821]&gt;[.$B$2];[.$B$3];[.E821]+0.1*[.F821])" office:value-type="float" office:value="-55.1374162491925" calcext:value-type="float">
            <text:p>-55.1374162491925</text:p>
          </table:table-cell>
          <table:table-cell table:formula="of:=([.$B$4]-([.E822]-[.$B$1]))/[.$B$5]" office:value-type="float" office:value="2.01374162491925" calcext:value-type="float">
            <text:p>2.01374162491925</text:p>
          </table:table-cell>
        </table:table-row>
        <table:table-row table:style-name="ro1">
          <table:table-cell table:number-columns-repeated="3"/>
          <table:table-cell office:value-type="float" office:value="82.1" calcext:value-type="float">
            <text:p>82.1</text:p>
          </table:table-cell>
          <table:table-cell table:formula="of:=IF([.E822]&gt;[.$B$2];[.$B$3];[.E822]+0.1*[.F822])" office:value-type="float" office:value="-54.9360420867006" calcext:value-type="float">
            <text:p>-54.9360420867006</text:p>
          </table:table-cell>
          <table:table-cell table:formula="of:=([.$B$4]-([.E823]-[.$B$1]))/[.$B$5]" office:value-type="float" office:value="1.99360420867006" calcext:value-type="float">
            <text:p>1.99360420867006</text:p>
          </table:table-cell>
        </table:table-row>
        <table:table-row table:style-name="ro1">
          <table:table-cell table:number-columns-repeated="3"/>
          <table:table-cell office:value-type="float" office:value="82.2" calcext:value-type="float">
            <text:p>82.2</text:p>
          </table:table-cell>
          <table:table-cell table:formula="of:=IF([.E823]&gt;[.$B$2];[.$B$3];[.E823]+0.1*[.F823])" office:value-type="float" office:value="-54.7366816658336" calcext:value-type="float">
            <text:p>-54.7366816658336</text:p>
          </table:table-cell>
          <table:table-cell table:formula="of:=([.$B$4]-([.E824]-[.$B$1]))/[.$B$5]" office:value-type="float" office:value="1.97366816658336" calcext:value-type="float">
            <text:p>1.97366816658336</text:p>
          </table:table-cell>
        </table:table-row>
        <table:table-row table:style-name="ro1">
          <table:table-cell table:number-columns-repeated="3"/>
          <table:table-cell office:value-type="float" office:value="82.3" calcext:value-type="float">
            <text:p>82.3</text:p>
          </table:table-cell>
          <table:table-cell table:formula="of:=IF([.E824]&gt;[.$B$2];[.$B$3];[.E824]+0.1*[.F824])" office:value-type="float" office:value="-54.5393148491752" calcext:value-type="float">
            <text:p>-54.5393148491752</text:p>
          </table:table-cell>
          <table:table-cell table:formula="of:=([.$B$4]-([.E825]-[.$B$1]))/[.$B$5]" office:value-type="float" office:value="1.95393148491752" calcext:value-type="float">
            <text:p>1.95393148491752</text:p>
          </table:table-cell>
        </table:table-row>
        <table:table-row table:style-name="ro1">
          <table:table-cell table:number-columns-repeated="3"/>
          <table:table-cell office:value-type="float" office:value="82.4" calcext:value-type="float">
            <text:p>82.4</text:p>
          </table:table-cell>
          <table:table-cell table:formula="of:=IF([.E825]&gt;[.$B$2];[.$B$3];[.E825]+0.1*[.F825])" office:value-type="float" office:value="-54.3439217006835" calcext:value-type="float">
            <text:p>-54.3439217006835</text:p>
          </table:table-cell>
          <table:table-cell table:formula="of:=([.$B$4]-([.E826]-[.$B$1]))/[.$B$5]" office:value-type="float" office:value="1.93439217006835" calcext:value-type="float">
            <text:p>1.93439217006835</text:p>
          </table:table-cell>
        </table:table-row>
        <table:table-row table:style-name="ro1">
          <table:table-cell table:number-columns-repeated="3"/>
          <table:table-cell office:value-type="float" office:value="82.5" calcext:value-type="float">
            <text:p>82.5</text:p>
          </table:table-cell>
          <table:table-cell table:formula="of:=IF([.E826]&gt;[.$B$2];[.$B$3];[.E826]+0.1*[.F826])" office:value-type="float" office:value="-54.1504824836767" calcext:value-type="float">
            <text:p>-54.1504824836767</text:p>
          </table:table-cell>
          <table:table-cell table:formula="of:=([.$B$4]-([.E827]-[.$B$1]))/[.$B$5]" office:value-type="float" office:value="1.91504824836767" calcext:value-type="float">
            <text:p>1.91504824836767</text:p>
          </table:table-cell>
        </table:table-row>
        <table:table-row table:style-name="ro1">
          <table:table-cell table:number-columns-repeated="3"/>
          <table:table-cell office:value-type="float" office:value="82.6" calcext:value-type="float">
            <text:p>82.6</text:p>
          </table:table-cell>
          <table:table-cell table:formula="of:=IF([.E827]&gt;[.$B$2];[.$B$3];[.E827]+0.1*[.F827])" office:value-type="float" office:value="-53.9589776588399" calcext:value-type="float">
            <text:p>-53.9589776588399</text:p>
          </table:table-cell>
          <table:table-cell table:formula="of:=([.$B$4]-([.E828]-[.$B$1]))/[.$B$5]" office:value-type="float" office:value="1.89589776588399" calcext:value-type="float">
            <text:p>1.89589776588399</text:p>
          </table:table-cell>
        </table:table-row>
        <table:table-row table:style-name="ro1">
          <table:table-cell table:number-columns-repeated="3"/>
          <table:table-cell office:value-type="float" office:value="82.7" calcext:value-type="float">
            <text:p>82.7</text:p>
          </table:table-cell>
          <table:table-cell table:formula="of:=IF([.E828]&gt;[.$B$2];[.$B$3];[.E828]+0.1*[.F828])" office:value-type="float" office:value="-53.7693878822515" calcext:value-type="float">
            <text:p>-53.7693878822515</text:p>
          </table:table-cell>
          <table:table-cell table:formula="of:=([.$B$4]-([.E829]-[.$B$1]))/[.$B$5]" office:value-type="float" office:value="1.87693878822515" calcext:value-type="float">
            <text:p>1.87693878822515</text:p>
          </table:table-cell>
        </table:table-row>
        <table:table-row table:style-name="ro1">
          <table:table-cell table:number-columns-repeated="3"/>
          <table:table-cell office:value-type="float" office:value="82.8" calcext:value-type="float">
            <text:p>82.8</text:p>
          </table:table-cell>
          <table:table-cell table:formula="of:=IF([.E829]&gt;[.$B$2];[.$B$3];[.E829]+0.1*[.F829])" office:value-type="float" office:value="-53.581694003429" calcext:value-type="float">
            <text:p>-53.581694003429</text:p>
          </table:table-cell>
          <table:table-cell table:formula="of:=([.$B$4]-([.E830]-[.$B$1]))/[.$B$5]" office:value-type="float" office:value="1.8581694003429" calcext:value-type="float">
            <text:p>1.8581694003429</text:p>
          </table:table-cell>
        </table:table-row>
        <table:table-row table:style-name="ro1">
          <table:table-cell table:number-columns-repeated="3"/>
          <table:table-cell office:value-type="float" office:value="82.9" calcext:value-type="float">
            <text:p>82.9</text:p>
          </table:table-cell>
          <table:table-cell table:formula="of:=IF([.E830]&gt;[.$B$2];[.$B$3];[.E830]+0.1*[.F830])" office:value-type="float" office:value="-53.3958770633947" calcext:value-type="float">
            <text:p>-53.3958770633947</text:p>
          </table:table-cell>
          <table:table-cell table:formula="of:=([.$B$4]-([.E831]-[.$B$1]))/[.$B$5]" office:value-type="float" office:value="1.83958770633947" calcext:value-type="float">
            <text:p>1.83958770633947</text:p>
          </table:table-cell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IF([.E831]&gt;[.$B$2];[.$B$3];[.E831]+0.1*[.F831])" office:value-type="float" office:value="-53.2119182927607" calcext:value-type="float">
            <text:p>-53.2119182927607</text:p>
          </table:table-cell>
          <table:table-cell table:formula="of:=([.$B$4]-([.E832]-[.$B$1]))/[.$B$5]" office:value-type="float" office:value="1.82119182927607" calcext:value-type="float">
            <text:p>1.82119182927607</text:p>
          </table:table-cell>
        </table:table-row>
        <table:table-row table:style-name="ro1">
          <table:table-cell table:number-columns-repeated="3"/>
          <table:table-cell office:value-type="float" office:value="83.1" calcext:value-type="float">
            <text:p>83.1</text:p>
          </table:table-cell>
          <table:table-cell table:formula="of:=IF([.E832]&gt;[.$B$2];[.$B$3];[.E832]+0.1*[.F832])" office:value-type="float" office:value="-53.0297991098331" calcext:value-type="float">
            <text:p>-53.0297991098331</text:p>
          </table:table-cell>
          <table:table-cell table:formula="of:=([.$B$4]-([.E833]-[.$B$1]))/[.$B$5]" office:value-type="float" office:value="1.80297991098331" calcext:value-type="float">
            <text:p>1.80297991098331</text:p>
          </table:table-cell>
        </table:table-row>
        <table:table-row table:style-name="ro1">
          <table:table-cell table:number-columns-repeated="3"/>
          <table:table-cell office:value-type="float" office:value="83.2" calcext:value-type="float">
            <text:p>83.2</text:p>
          </table:table-cell>
          <table:table-cell table:formula="of:=IF([.E833]&gt;[.$B$2];[.$B$3];[.E833]+0.1*[.F833])" office:value-type="float" office:value="-52.8495011187348" calcext:value-type="float">
            <text:p>-52.8495011187348</text:p>
          </table:table-cell>
          <table:table-cell table:formula="of:=([.$B$4]-([.E834]-[.$B$1]))/[.$B$5]" office:value-type="float" office:value="1.78495011187348" calcext:value-type="float">
            <text:p>1.78495011187348</text:p>
          </table:table-cell>
        </table:table-row>
        <table:table-row table:style-name="ro1">
          <table:table-cell table:number-columns-repeated="3"/>
          <table:table-cell office:value-type="float" office:value="83.3" calcext:value-type="float">
            <text:p>83.3</text:p>
          </table:table-cell>
          <table:table-cell table:formula="of:=IF([.E834]&gt;[.$B$2];[.$B$3];[.E834]+0.1*[.F834])" office:value-type="float" office:value="-52.6710061075475" calcext:value-type="float">
            <text:p>-52.6710061075475</text:p>
          </table:table-cell>
          <table:table-cell table:formula="of:=([.$B$4]-([.E835]-[.$B$1]))/[.$B$5]" office:value-type="float" office:value="1.76710061075475" calcext:value-type="float">
            <text:p>1.76710061075475</text:p>
          </table:table-cell>
        </table:table-row>
        <table:table-row table:style-name="ro1">
          <table:table-cell table:number-columns-repeated="3"/>
          <table:table-cell office:value-type="float" office:value="83.4" calcext:value-type="float">
            <text:p>83.4</text:p>
          </table:table-cell>
          <table:table-cell table:formula="of:=IF([.E835]&gt;[.$B$2];[.$B$3];[.E835]+0.1*[.F835])" office:value-type="float" office:value="-52.494296046472" calcext:value-type="float">
            <text:p>-52.494296046472</text:p>
          </table:table-cell>
          <table:table-cell table:formula="of:=([.$B$4]-([.E836]-[.$B$1]))/[.$B$5]" office:value-type="float" office:value="1.7494296046472" calcext:value-type="float">
            <text:p>1.7494296046472</text:p>
          </table:table-cell>
        </table:table-row>
        <table:table-row table:style-name="ro1">
          <table:table-cell table:number-columns-repeated="3"/>
          <table:table-cell office:value-type="float" office:value="83.5" calcext:value-type="float">
            <text:p>83.5</text:p>
          </table:table-cell>
          <table:table-cell table:formula="of:=IF([.E836]&gt;[.$B$2];[.$B$3];[.E836]+0.1*[.F836])" office:value-type="float" office:value="-52.3193530860073" calcext:value-type="float">
            <text:p>-52.3193530860073</text:p>
          </table:table-cell>
          <table:table-cell table:formula="of:=([.$B$4]-([.E837]-[.$B$1]))/[.$B$5]" office:value-type="float" office:value="1.73193530860073" calcext:value-type="float">
            <text:p>1.73193530860073</text:p>
          </table:table-cell>
        </table:table-row>
        <table:table-row table:style-name="ro1">
          <table:table-cell table:number-columns-repeated="3"/>
          <table:table-cell office:value-type="float" office:value="83.6" calcext:value-type="float">
            <text:p>83.6</text:p>
          </table:table-cell>
          <table:table-cell table:formula="of:=IF([.E837]&gt;[.$B$2];[.$B$3];[.E837]+0.1*[.F837])" office:value-type="float" office:value="-52.1461595551472" calcext:value-type="float">
            <text:p>-52.1461595551472</text:p>
          </table:table-cell>
          <table:table-cell table:formula="of:=([.$B$4]-([.E838]-[.$B$1]))/[.$B$5]" office:value-type="float" office:value="1.71461595551472" calcext:value-type="float">
            <text:p>1.71461595551472</text:p>
          </table:table-cell>
        </table:table-row>
        <table:table-row table:style-name="ro1">
          <table:table-cell table:number-columns-repeated="3"/>
          <table:table-cell office:value-type="float" office:value="83.7" calcext:value-type="float">
            <text:p>83.7</text:p>
          </table:table-cell>
          <table:table-cell table:formula="of:=IF([.E838]&gt;[.$B$2];[.$B$3];[.E838]+0.1*[.F838])" office:value-type="float" office:value="-51.9746979595957" calcext:value-type="float">
            <text:p>-51.9746979595957</text:p>
          </table:table-cell>
          <table:table-cell table:formula="of:=([.$B$4]-([.E839]-[.$B$1]))/[.$B$5]" office:value-type="float" office:value="1.69746979595957" calcext:value-type="float">
            <text:p>1.69746979595957</text:p>
          </table:table-cell>
        </table:table-row>
        <table:table-row table:style-name="ro1">
          <table:table-cell table:number-columns-repeated="3"/>
          <table:table-cell office:value-type="float" office:value="83.8" calcext:value-type="float">
            <text:p>83.8</text:p>
          </table:table-cell>
          <table:table-cell table:formula="of:=IF([.E839]&gt;[.$B$2];[.$B$3];[.E839]+0.1*[.F839])" office:value-type="float" office:value="-51.8049509799998" calcext:value-type="float">
            <text:p>-51.8049509799998</text:p>
          </table:table-cell>
          <table:table-cell table:formula="of:=([.$B$4]-([.E840]-[.$B$1]))/[.$B$5]" office:value-type="float" office:value="1.68049509799998" calcext:value-type="float">
            <text:p>1.68049509799998</text:p>
          </table:table-cell>
        </table:table-row>
        <table:table-row table:style-name="ro1">
          <table:table-cell table:number-columns-repeated="3"/>
          <table:table-cell office:value-type="float" office:value="83.9" calcext:value-type="float">
            <text:p>83.9</text:p>
          </table:table-cell>
          <table:table-cell table:formula="of:=IF([.E840]&gt;[.$B$2];[.$B$3];[.E840]+0.1*[.F840])" office:value-type="float" office:value="-51.6369014701998" calcext:value-type="float">
            <text:p>-51.6369014701998</text:p>
          </table:table-cell>
          <table:table-cell table:formula="of:=([.$B$4]-([.E841]-[.$B$1]))/[.$B$5]" office:value-type="float" office:value="1.66369014701998" calcext:value-type="float">
            <text:p>1.66369014701998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IF([.E841]&gt;[.$B$2];[.$B$3];[.E841]+0.1*[.F841])" office:value-type="float" office:value="-51.4705324554978" calcext:value-type="float">
            <text:p>-51.4705324554978</text:p>
          </table:table-cell>
          <table:table-cell table:formula="of:=([.$B$4]-([.E842]-[.$B$1]))/[.$B$5]" office:value-type="float" office:value="1.64705324554978" calcext:value-type="float">
            <text:p>1.64705324554978</text:p>
          </table:table-cell>
        </table:table-row>
        <table:table-row table:style-name="ro1">
          <table:table-cell table:number-columns-repeated="3"/>
          <table:table-cell office:value-type="float" office:value="84.1" calcext:value-type="float">
            <text:p>84.1</text:p>
          </table:table-cell>
          <table:table-cell table:formula="of:=IF([.E842]&gt;[.$B$2];[.$B$3];[.E842]+0.1*[.F842])" office:value-type="float" office:value="-51.3058271309428" calcext:value-type="float">
            <text:p>-51.3058271309428</text:p>
          </table:table-cell>
          <table:table-cell table:formula="of:=([.$B$4]-([.E843]-[.$B$1]))/[.$B$5]" office:value-type="float" office:value="1.63058271309428" calcext:value-type="float">
            <text:p>1.63058271309428</text:p>
          </table:table-cell>
        </table:table-row>
        <table:table-row table:style-name="ro1">
          <table:table-cell table:number-columns-repeated="3"/>
          <table:table-cell office:value-type="float" office:value="84.2" calcext:value-type="float">
            <text:p>84.2</text:p>
          </table:table-cell>
          <table:table-cell table:formula="of:=IF([.E843]&gt;[.$B$2];[.$B$3];[.E843]+0.1*[.F843])" office:value-type="float" office:value="-51.1427688596334" calcext:value-type="float">
            <text:p>-51.1427688596334</text:p>
          </table:table-cell>
          <table:table-cell table:formula="of:=([.$B$4]-([.E844]-[.$B$1]))/[.$B$5]" office:value-type="float" office:value="1.61427688596334" calcext:value-type="float">
            <text:p>1.61427688596334</text:p>
          </table:table-cell>
        </table:table-row>
        <table:table-row table:style-name="ro1">
          <table:table-cell table:number-columns-repeated="3"/>
          <table:table-cell office:value-type="float" office:value="84.3" calcext:value-type="float">
            <text:p>84.3</text:p>
          </table:table-cell>
          <table:table-cell table:formula="of:=IF([.E844]&gt;[.$B$2];[.$B$3];[.E844]+0.1*[.F844])" office:value-type="float" office:value="-50.981341171037" calcext:value-type="float">
            <text:p>-50.981341171037</text:p>
          </table:table-cell>
          <table:table-cell table:formula="of:=([.$B$4]-([.E845]-[.$B$1]))/[.$B$5]" office:value-type="float" office:value="1.5981341171037" calcext:value-type="float">
            <text:p>1.5981341171037</text:p>
          </table:table-cell>
        </table:table-row>
        <table:table-row table:style-name="ro1">
          <table:table-cell table:number-columns-repeated="3"/>
          <table:table-cell office:value-type="float" office:value="84.4" calcext:value-type="float">
            <text:p>84.4</text:p>
          </table:table-cell>
          <table:table-cell table:formula="of:=IF([.E845]&gt;[.$B$2];[.$B$3];[.E845]+0.1*[.F845])" office:value-type="float" office:value="-50.8215277593266" calcext:value-type="float">
            <text:p>-50.8215277593266</text:p>
          </table:table-cell>
          <table:table-cell table:formula="of:=([.$B$4]-([.E846]-[.$B$1]))/[.$B$5]" office:value-type="float" office:value="1.58215277593267" calcext:value-type="float">
            <text:p>1.58215277593267</text:p>
          </table:table-cell>
        </table:table-row>
        <table:table-row table:style-name="ro1">
          <table:table-cell table:number-columns-repeated="3"/>
          <table:table-cell office:value-type="float" office:value="84.5" calcext:value-type="float">
            <text:p>84.5</text:p>
          </table:table-cell>
          <table:table-cell table:formula="of:=IF([.E846]&gt;[.$B$2];[.$B$3];[.E846]+0.1*[.F846])" office:value-type="float" office:value="-50.6633124817334" calcext:value-type="float">
            <text:p>-50.6633124817334</text:p>
          </table:table-cell>
          <table:table-cell table:formula="of:=([.$B$4]-([.E847]-[.$B$1]))/[.$B$5]" office:value-type="float" office:value="1.56633124817334" calcext:value-type="float">
            <text:p>1.56633124817334</text:p>
          </table:table-cell>
        </table:table-row>
        <table:table-row table:style-name="ro1">
          <table:table-cell table:number-columns-repeated="3"/>
          <table:table-cell office:value-type="float" office:value="84.6" calcext:value-type="float">
            <text:p>84.6</text:p>
          </table:table-cell>
          <table:table-cell table:formula="of:=IF([.E847]&gt;[.$B$2];[.$B$3];[.E847]+0.1*[.F847])" office:value-type="float" office:value="-50.5066793569161" calcext:value-type="float">
            <text:p>-50.5066793569161</text:p>
          </table:table-cell>
          <table:table-cell table:formula="of:=([.$B$4]-([.E848]-[.$B$1]))/[.$B$5]" office:value-type="float" office:value="1.55066793569161" calcext:value-type="float">
            <text:p>1.55066793569161</text:p>
          </table:table-cell>
        </table:table-row>
        <table:table-row table:style-name="ro1">
          <table:table-cell table:number-columns-repeated="3"/>
          <table:table-cell office:value-type="float" office:value="84.7" calcext:value-type="float">
            <text:p>84.7</text:p>
          </table:table-cell>
          <table:table-cell table:formula="of:=IF([.E848]&gt;[.$B$2];[.$B$3];[.E848]+0.1*[.F848])" office:value-type="float" office:value="-50.3516125633469" calcext:value-type="float">
            <text:p>-50.3516125633469</text:p>
          </table:table-cell>
          <table:table-cell table:formula="of:=([.$B$4]-([.E849]-[.$B$1]))/[.$B$5]" office:value-type="float" office:value="1.53516125633469" calcext:value-type="float">
            <text:p>1.53516125633469</text:p>
          </table:table-cell>
        </table:table-row>
        <table:table-row table:style-name="ro1">
          <table:table-cell table:number-columns-repeated="3"/>
          <table:table-cell office:value-type="float" office:value="84.8" calcext:value-type="float">
            <text:p>84.8</text:p>
          </table:table-cell>
          <table:table-cell table:formula="of:=IF([.E849]&gt;[.$B$2];[.$B$3];[.E849]+0.1*[.F849])" office:value-type="float" office:value="-50.1980964377134" calcext:value-type="float">
            <text:p>-50.1980964377134</text:p>
          </table:table-cell>
          <table:table-cell table:formula="of:=([.$B$4]-([.E850]-[.$B$1]))/[.$B$5]" office:value-type="float" office:value="1.51980964377134" calcext:value-type="float">
            <text:p>1.51980964377134</text:p>
          </table:table-cell>
        </table:table-row>
        <table:table-row table:style-name="ro1">
          <table:table-cell table:number-columns-repeated="3"/>
          <table:table-cell office:value-type="float" office:value="84.9" calcext:value-type="float">
            <text:p>84.9</text:p>
          </table:table-cell>
          <table:table-cell table:formula="of:=IF([.E850]&gt;[.$B$2];[.$B$3];[.E850]+0.1*[.F850])" office:value-type="float" office:value="-50.0461154733363" calcext:value-type="float">
            <text:p>-50.0461154733363</text:p>
          </table:table-cell>
          <table:table-cell table:formula="of:=([.$B$4]-([.E851]-[.$B$1]))/[.$B$5]" office:value-type="float" office:value="1.50461154733363" calcext:value-type="float">
            <text:p>1.5046115473336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IF([.E851]&gt;[.$B$2];[.$B$3];[.E851]+0.1*[.F851])" office:value-type="float" office:value="-49.8956543186029" calcext:value-type="float">
            <text:p>-49.8956543186029</text:p>
          </table:table-cell>
          <table:table-cell table:formula="of:=([.$B$4]-([.E852]-[.$B$1]))/[.$B$5]" office:value-type="float" office:value="1.48956543186029" calcext:value-type="float">
            <text:p>1.48956543186029</text:p>
          </table:table-cell>
        </table:table-row>
        <table:table-row table:style-name="ro1">
          <table:table-cell table:number-columns-repeated="3"/>
          <table:table-cell office:value-type="float" office:value="85.1" calcext:value-type="float">
            <text:p>85.1</text:p>
          </table:table-cell>
          <table:table-cell table:formula="of:=IF([.E852]&gt;[.$B$2];[.$B$3];[.E852]+0.1*[.F852])" office:value-type="float" office:value="-49.7466977754169" calcext:value-type="float">
            <text:p>-49.7466977754169</text:p>
          </table:table-cell>
          <table:table-cell table:formula="of:=([.$B$4]-([.E853]-[.$B$1]))/[.$B$5]" office:value-type="float" office:value="1.47466977754169" calcext:value-type="float">
            <text:p>1.47466977754169</text:p>
          </table:table-cell>
        </table:table-row>
        <table:table-row table:style-name="ro1">
          <table:table-cell table:number-columns-repeated="3"/>
          <table:table-cell office:value-type="float" office:value="85.2" calcext:value-type="float">
            <text:p>85.2</text:p>
          </table:table-cell>
          <table:table-cell table:formula="of:=IF([.E853]&gt;[.$B$2];[.$B$3];[.E853]+0.1*[.F853])" office:value-type="float" office:value="-49.5992307976627" calcext:value-type="float">
            <text:p>-49.5992307976627</text:p>
          </table:table-cell>
          <table:table-cell table:formula="of:=([.$B$4]-([.E854]-[.$B$1]))/[.$B$5]" office:value-type="float" office:value="1.45992307976627" calcext:value-type="float">
            <text:p>1.45992307976627</text:p>
          </table:table-cell>
        </table:table-row>
        <table:table-row table:style-name="ro1">
          <table:table-cell table:number-columns-repeated="3"/>
          <table:table-cell office:value-type="float" office:value="85.3" calcext:value-type="float">
            <text:p>85.3</text:p>
          </table:table-cell>
          <table:table-cell table:formula="of:=IF([.E854]&gt;[.$B$2];[.$B$3];[.E854]+0.1*[.F854])" office:value-type="float" office:value="-49.4532384896861" calcext:value-type="float">
            <text:p>-49.4532384896861</text:p>
          </table:table-cell>
          <table:table-cell table:formula="of:=([.$B$4]-([.E855]-[.$B$1]))/[.$B$5]" office:value-type="float" office:value="1.44532384896861" calcext:value-type="float">
            <text:p>1.44532384896861</text:p>
          </table:table-cell>
        </table:table-row>
        <table:table-row table:style-name="ro1">
          <table:table-cell table:number-columns-repeated="3"/>
          <table:table-cell office:value-type="float" office:value="85.4" calcext:value-type="float">
            <text:p>85.4</text:p>
          </table:table-cell>
          <table:table-cell table:formula="of:=IF([.E855]&gt;[.$B$2];[.$B$3];[.E855]+0.1*[.F855])" office:value-type="float" office:value="-49.3087061047892" calcext:value-type="float">
            <text:p>-49.3087061047892</text:p>
          </table:table-cell>
          <table:table-cell table:formula="of:=([.$B$4]-([.E856]-[.$B$1]))/[.$B$5]" office:value-type="float" office:value="1.43087061047892" calcext:value-type="float">
            <text:p>1.43087061047892</text:p>
          </table:table-cell>
        </table:table-row>
        <table:table-row table:style-name="ro1">
          <table:table-cell table:number-columns-repeated="3"/>
          <table:table-cell office:value-type="float" office:value="85.5" calcext:value-type="float">
            <text:p>85.5</text:p>
          </table:table-cell>
          <table:table-cell table:formula="of:=IF([.E856]&gt;[.$B$2];[.$B$3];[.E856]+0.1*[.F856])" office:value-type="float" office:value="-49.1656190437413" calcext:value-type="float">
            <text:p>-49.1656190437413</text:p>
          </table:table-cell>
          <table:table-cell table:formula="of:=([.$B$4]-([.E857]-[.$B$1]))/[.$B$5]" office:value-type="float" office:value="1.41656190437413" calcext:value-type="float">
            <text:p>1.41656190437413</text:p>
          </table:table-cell>
        </table:table-row>
        <table:table-row table:style-name="ro1">
          <table:table-cell table:number-columns-repeated="3"/>
          <table:table-cell office:value-type="float" office:value="85.6" calcext:value-type="float">
            <text:p>85.6</text:p>
          </table:table-cell>
          <table:table-cell table:formula="of:=IF([.E857]&gt;[.$B$2];[.$B$3];[.E857]+0.1*[.F857])" office:value-type="float" office:value="-49.0239628533039" calcext:value-type="float">
            <text:p>-49.0239628533039</text:p>
          </table:table-cell>
          <table:table-cell table:formula="of:=([.$B$4]-([.E858]-[.$B$1]))/[.$B$5]" office:value-type="float" office:value="1.40239628533039" calcext:value-type="float">
            <text:p>1.40239628533039</text:p>
          </table:table-cell>
        </table:table-row>
        <table:table-row table:style-name="ro1">
          <table:table-cell table:number-columns-repeated="3"/>
          <table:table-cell office:value-type="float" office:value="85.7" calcext:value-type="float">
            <text:p>85.7</text:p>
          </table:table-cell>
          <table:table-cell table:formula="of:=IF([.E858]&gt;[.$B$2];[.$B$3];[.E858]+0.1*[.F858])" office:value-type="float" office:value="-48.8837232247709" calcext:value-type="float">
            <text:p>-48.8837232247709</text:p>
          </table:table-cell>
          <table:table-cell table:formula="of:=([.$B$4]-([.E859]-[.$B$1]))/[.$B$5]" office:value-type="float" office:value="1.38837232247709" calcext:value-type="float">
            <text:p>1.38837232247709</text:p>
          </table:table-cell>
        </table:table-row>
        <table:table-row table:style-name="ro1">
          <table:table-cell table:number-columns-repeated="3"/>
          <table:table-cell office:value-type="float" office:value="85.8" calcext:value-type="float">
            <text:p>85.8</text:p>
          </table:table-cell>
          <table:table-cell table:formula="of:=IF([.E859]&gt;[.$B$2];[.$B$3];[.E859]+0.1*[.F859])" office:value-type="float" office:value="-48.7448859925232" calcext:value-type="float">
            <text:p>-48.7448859925232</text:p>
          </table:table-cell>
          <table:table-cell table:formula="of:=([.$B$4]-([.E860]-[.$B$1]))/[.$B$5]" office:value-type="float" office:value="1.37448859925232" calcext:value-type="float">
            <text:p>1.37448859925232</text:p>
          </table:table-cell>
        </table:table-row>
        <table:table-row table:style-name="ro1">
          <table:table-cell table:number-columns-repeated="3"/>
          <table:table-cell office:value-type="float" office:value="85.9" calcext:value-type="float">
            <text:p>85.9</text:p>
          </table:table-cell>
          <table:table-cell table:formula="of:=IF([.E860]&gt;[.$B$2];[.$B$3];[.E860]+0.1*[.F860])" office:value-type="float" office:value="-48.607437132598" calcext:value-type="float">
            <text:p>-48.607437132598</text:p>
          </table:table-cell>
          <table:table-cell table:formula="of:=([.$B$4]-([.E861]-[.$B$1]))/[.$B$5]" office:value-type="float" office:value="1.3607437132598" calcext:value-type="float">
            <text:p>1.3607437132598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IF([.E861]&gt;[.$B$2];[.$B$3];[.E861]+0.1*[.F861])" office:value-type="float" office:value="-48.471362761272" calcext:value-type="float">
            <text:p>-48.471362761272</text:p>
          </table:table-cell>
          <table:table-cell table:formula="of:=([.$B$4]-([.E862]-[.$B$1]))/[.$B$5]" office:value-type="float" office:value="1.3471362761272" calcext:value-type="float">
            <text:p>1.3471362761272</text:p>
          </table:table-cell>
        </table:table-row>
        <table:table-row table:style-name="ro1">
          <table:table-cell table:number-columns-repeated="3"/>
          <table:table-cell office:value-type="float" office:value="86.1" calcext:value-type="float">
            <text:p>86.1</text:p>
          </table:table-cell>
          <table:table-cell table:formula="of:=IF([.E862]&gt;[.$B$2];[.$B$3];[.E862]+0.1*[.F862])" office:value-type="float" office:value="-48.3366491336593" calcext:value-type="float">
            <text:p>-48.3366491336593</text:p>
          </table:table-cell>
          <table:table-cell table:formula="of:=([.$B$4]-([.E863]-[.$B$1]))/[.$B$5]" office:value-type="float" office:value="1.33366491336593" calcext:value-type="float">
            <text:p>1.33366491336593</text:p>
          </table:table-cell>
        </table:table-row>
        <table:table-row table:style-name="ro1">
          <table:table-cell table:number-columns-repeated="3"/>
          <table:table-cell office:value-type="float" office:value="86.2" calcext:value-type="float">
            <text:p>86.2</text:p>
          </table:table-cell>
          <table:table-cell table:formula="of:=IF([.E863]&gt;[.$B$2];[.$B$3];[.E863]+0.1*[.F863])" office:value-type="float" office:value="-48.2032826423227" calcext:value-type="float">
            <text:p>-48.2032826423227</text:p>
          </table:table-cell>
          <table:table-cell table:formula="of:=([.$B$4]-([.E864]-[.$B$1]))/[.$B$5]" office:value-type="float" office:value="1.32032826423227" calcext:value-type="float">
            <text:p>1.32032826423227</text:p>
          </table:table-cell>
        </table:table-row>
        <table:table-row table:style-name="ro1">
          <table:table-cell table:number-columns-repeated="3"/>
          <table:table-cell office:value-type="float" office:value="86.3" calcext:value-type="float">
            <text:p>86.3</text:p>
          </table:table-cell>
          <table:table-cell table:formula="of:=IF([.E864]&gt;[.$B$2];[.$B$3];[.E864]+0.1*[.F864])" office:value-type="float" office:value="-48.0712498158994" calcext:value-type="float">
            <text:p>-48.0712498158994</text:p>
          </table:table-cell>
          <table:table-cell table:formula="of:=([.$B$4]-([.E865]-[.$B$1]))/[.$B$5]" office:value-type="float" office:value="1.30712498158994" calcext:value-type="float">
            <text:p>1.30712498158994</text:p>
          </table:table-cell>
        </table:table-row>
        <table:table-row table:style-name="ro1">
          <table:table-cell table:number-columns-repeated="3"/>
          <table:table-cell office:value-type="float" office:value="86.4" calcext:value-type="float">
            <text:p>86.4</text:p>
          </table:table-cell>
          <table:table-cell table:formula="of:=IF([.E865]&gt;[.$B$2];[.$B$3];[.E865]+0.1*[.F865])" office:value-type="float" office:value="-47.9405373177404" calcext:value-type="float">
            <text:p>-47.9405373177404</text:p>
          </table:table-cell>
          <table:table-cell table:formula="of:=([.$B$4]-([.E866]-[.$B$1]))/[.$B$5]" office:value-type="float" office:value="1.29405373177404" calcext:value-type="float">
            <text:p>1.29405373177404</text:p>
          </table:table-cell>
        </table:table-row>
        <table:table-row table:style-name="ro1">
          <table:table-cell table:number-columns-repeated="3"/>
          <table:table-cell office:value-type="float" office:value="86.5" calcext:value-type="float">
            <text:p>86.5</text:p>
          </table:table-cell>
          <table:table-cell table:formula="of:=IF([.E866]&gt;[.$B$2];[.$B$3];[.E866]+0.1*[.F866])" office:value-type="float" office:value="-47.811131944563" calcext:value-type="float">
            <text:p>-47.811131944563</text:p>
          </table:table-cell>
          <table:table-cell table:formula="of:=([.$B$4]-([.E867]-[.$B$1]))/[.$B$5]" office:value-type="float" office:value="1.2811131944563" calcext:value-type="float">
            <text:p>1.2811131944563</text:p>
          </table:table-cell>
        </table:table-row>
        <table:table-row table:style-name="ro1">
          <table:table-cell table:number-columns-repeated="3"/>
          <table:table-cell office:value-type="float" office:value="86.6" calcext:value-type="float">
            <text:p>86.6</text:p>
          </table:table-cell>
          <table:table-cell table:formula="of:=IF([.E867]&gt;[.$B$2];[.$B$3];[.E867]+0.1*[.F867])" office:value-type="float" office:value="-47.6830206251174" calcext:value-type="float">
            <text:p>-47.6830206251174</text:p>
          </table:table-cell>
          <table:table-cell table:formula="of:=([.$B$4]-([.E868]-[.$B$1]))/[.$B$5]" office:value-type="float" office:value="1.26830206251174" calcext:value-type="float">
            <text:p>1.26830206251174</text:p>
          </table:table-cell>
        </table:table-row>
        <table:table-row table:style-name="ro1">
          <table:table-cell table:number-columns-repeated="3"/>
          <table:table-cell office:value-type="float" office:value="86.7" calcext:value-type="float">
            <text:p>86.7</text:p>
          </table:table-cell>
          <table:table-cell table:formula="of:=IF([.E868]&gt;[.$B$2];[.$B$3];[.E868]+0.1*[.F868])" office:value-type="float" office:value="-47.5561904188662" calcext:value-type="float">
            <text:p>-47.5561904188662</text:p>
          </table:table-cell>
          <table:table-cell table:formula="of:=([.$B$4]-([.E869]-[.$B$1]))/[.$B$5]" office:value-type="float" office:value="1.25561904188662" calcext:value-type="float">
            <text:p>1.25561904188662</text:p>
          </table:table-cell>
        </table:table-row>
        <table:table-row table:style-name="ro1">
          <table:table-cell table:number-columns-repeated="3"/>
          <table:table-cell office:value-type="float" office:value="86.8" calcext:value-type="float">
            <text:p>86.8</text:p>
          </table:table-cell>
          <table:table-cell table:formula="of:=IF([.E869]&gt;[.$B$2];[.$B$3];[.E869]+0.1*[.F869])" office:value-type="float" office:value="-47.4306285146776" calcext:value-type="float">
            <text:p>-47.4306285146776</text:p>
          </table:table-cell>
          <table:table-cell table:formula="of:=([.$B$4]-([.E870]-[.$B$1]))/[.$B$5]" office:value-type="float" office:value="1.24306285146776" calcext:value-type="float">
            <text:p>1.24306285146776</text:p>
          </table:table-cell>
        </table:table-row>
        <table:table-row table:style-name="ro1">
          <table:table-cell table:number-columns-repeated="3"/>
          <table:table-cell office:value-type="float" office:value="86.9" calcext:value-type="float">
            <text:p>86.9</text:p>
          </table:table-cell>
          <table:table-cell table:formula="of:=IF([.E870]&gt;[.$B$2];[.$B$3];[.E870]+0.1*[.F870])" office:value-type="float" office:value="-47.3063222295308" calcext:value-type="float">
            <text:p>-47.3063222295308</text:p>
          </table:table-cell>
          <table:table-cell table:formula="of:=([.$B$4]-([.E871]-[.$B$1]))/[.$B$5]" office:value-type="float" office:value="1.23063222295308" calcext:value-type="float">
            <text:p>1.23063222295308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IF([.E871]&gt;[.$B$2];[.$B$3];[.E871]+0.1*[.F871])" office:value-type="float" office:value="-47.1832590072355" calcext:value-type="float">
            <text:p>-47.1832590072355</text:p>
          </table:table-cell>
          <table:table-cell table:formula="of:=([.$B$4]-([.E872]-[.$B$1]))/[.$B$5]" office:value-type="float" office:value="1.21832590072355" calcext:value-type="float">
            <text:p>1.21832590072355</text:p>
          </table:table-cell>
        </table:table-row>
        <table:table-row table:style-name="ro1">
          <table:table-cell table:number-columns-repeated="3"/>
          <table:table-cell office:value-type="float" office:value="87.1" calcext:value-type="float">
            <text:p>87.1</text:p>
          </table:table-cell>
          <table:table-cell table:formula="of:=IF([.E872]&gt;[.$B$2];[.$B$3];[.E872]+0.1*[.F872])" office:value-type="float" office:value="-47.0614264171631" calcext:value-type="float">
            <text:p>-47.0614264171631</text:p>
          </table:table-cell>
          <table:table-cell table:formula="of:=([.$B$4]-([.E873]-[.$B$1]))/[.$B$5]" office:value-type="float" office:value="1.20614264171631" calcext:value-type="float">
            <text:p>1.20614264171631</text:p>
          </table:table-cell>
        </table:table-row>
        <table:table-row table:style-name="ro1">
          <table:table-cell table:number-columns-repeated="3"/>
          <table:table-cell office:value-type="float" office:value="87.2" calcext:value-type="float">
            <text:p>87.2</text:p>
          </table:table-cell>
          <table:table-cell table:formula="of:=IF([.E873]&gt;[.$B$2];[.$B$3];[.E873]+0.1*[.F873])" office:value-type="float" office:value="-46.9408121529915" calcext:value-type="float">
            <text:p>-46.9408121529915</text:p>
          </table:table-cell>
          <table:table-cell table:formula="of:=([.$B$4]-([.E874]-[.$B$1]))/[.$B$5]" office:value-type="float" office:value="1.19408121529915" calcext:value-type="float">
            <text:p>1.19408121529915</text:p>
          </table:table-cell>
        </table:table-row>
        <table:table-row table:style-name="ro1">
          <table:table-cell table:number-columns-repeated="3"/>
          <table:table-cell office:value-type="float" office:value="87.3" calcext:value-type="float">
            <text:p>87.3</text:p>
          </table:table-cell>
          <table:table-cell table:formula="of:=IF([.E874]&gt;[.$B$2];[.$B$3];[.E874]+0.1*[.F874])" office:value-type="float" office:value="-46.8214040314616" calcext:value-type="float">
            <text:p>-46.8214040314616</text:p>
          </table:table-cell>
          <table:table-cell table:formula="of:=([.$B$4]-([.E875]-[.$B$1]))/[.$B$5]" office:value-type="float" office:value="1.18214040314616" calcext:value-type="float">
            <text:p>1.18214040314616</text:p>
          </table:table-cell>
        </table:table-row>
        <table:table-row table:style-name="ro1">
          <table:table-cell table:number-columns-repeated="3"/>
          <table:table-cell office:value-type="float" office:value="87.4" calcext:value-type="float">
            <text:p>87.4</text:p>
          </table:table-cell>
          <table:table-cell table:formula="of:=IF([.E875]&gt;[.$B$2];[.$B$3];[.E875]+0.1*[.F875])" office:value-type="float" office:value="-46.703189991147" calcext:value-type="float">
            <text:p>-46.703189991147</text:p>
          </table:table-cell>
          <table:table-cell table:formula="of:=([.$B$4]-([.E876]-[.$B$1]))/[.$B$5]" office:value-type="float" office:value="1.1703189991147" calcext:value-type="float">
            <text:p>1.1703189991147</text:p>
          </table:table-cell>
        </table:table-row>
        <table:table-row table:style-name="ro1">
          <table:table-cell table:number-columns-repeated="3"/>
          <table:table-cell office:value-type="float" office:value="87.5" calcext:value-type="float">
            <text:p>87.5</text:p>
          </table:table-cell>
          <table:table-cell table:formula="of:=IF([.E876]&gt;[.$B$2];[.$B$3];[.E876]+0.1*[.F876])" office:value-type="float" office:value="-46.5861580912355" calcext:value-type="float">
            <text:p>-46.5861580912355</text:p>
          </table:table-cell>
          <table:table-cell table:formula="of:=([.$B$4]-([.E877]-[.$B$1]))/[.$B$5]" office:value-type="float" office:value="1.15861580912355" calcext:value-type="float">
            <text:p>1.15861580912355</text:p>
          </table:table-cell>
        </table:table-row>
        <table:table-row table:style-name="ro1">
          <table:table-cell table:number-columns-repeated="3"/>
          <table:table-cell office:value-type="float" office:value="87.6" calcext:value-type="float">
            <text:p>87.6</text:p>
          </table:table-cell>
          <table:table-cell table:formula="of:=IF([.E877]&gt;[.$B$2];[.$B$3];[.E877]+0.1*[.F877])" office:value-type="float" office:value="-46.4702965103232" calcext:value-type="float">
            <text:p>-46.4702965103232</text:p>
          </table:table-cell>
          <table:table-cell table:formula="of:=([.$B$4]-([.E878]-[.$B$1]))/[.$B$5]" office:value-type="float" office:value="1.14702965103232" calcext:value-type="float">
            <text:p>1.14702965103232</text:p>
          </table:table-cell>
        </table:table-row>
        <table:table-row table:style-name="ro1">
          <table:table-cell table:number-columns-repeated="3"/>
          <table:table-cell office:value-type="float" office:value="87.7" calcext:value-type="float">
            <text:p>87.7</text:p>
          </table:table-cell>
          <table:table-cell table:formula="of:=IF([.E878]&gt;[.$B$2];[.$B$3];[.E878]+0.1*[.F878])" office:value-type="float" office:value="-46.3555935452199" calcext:value-type="float">
            <text:p>-46.3555935452199</text:p>
          </table:table-cell>
          <table:table-cell table:formula="of:=([.$B$4]-([.E879]-[.$B$1]))/[.$B$5]" office:value-type="float" office:value="1.13555935452199" calcext:value-type="float">
            <text:p>1.13555935452199</text:p>
          </table:table-cell>
        </table:table-row>
        <table:table-row table:style-name="ro1">
          <table:table-cell table:number-columns-repeated="3"/>
          <table:table-cell office:value-type="float" office:value="87.8" calcext:value-type="float">
            <text:p>87.8</text:p>
          </table:table-cell>
          <table:table-cell table:formula="of:=IF([.E879]&gt;[.$B$2];[.$B$3];[.E879]+0.1*[.F879])" office:value-type="float" office:value="-46.2420376097677" calcext:value-type="float">
            <text:p>-46.2420376097677</text:p>
          </table:table-cell>
          <table:table-cell table:formula="of:=([.$B$4]-([.E880]-[.$B$1]))/[.$B$5]" office:value-type="float" office:value="1.12420376097677" calcext:value-type="float">
            <text:p>1.12420376097677</text:p>
          </table:table-cell>
        </table:table-row>
        <table:table-row table:style-name="ro1">
          <table:table-cell table:number-columns-repeated="3"/>
          <table:table-cell office:value-type="float" office:value="87.9" calcext:value-type="float">
            <text:p>87.9</text:p>
          </table:table-cell>
          <table:table-cell table:formula="of:=IF([.E880]&gt;[.$B$2];[.$B$3];[.E880]+0.1*[.F880])" office:value-type="float" office:value="-46.1296172336701" calcext:value-type="float">
            <text:p>-46.1296172336701</text:p>
          </table:table-cell>
          <table:table-cell table:formula="of:=([.$B$4]-([.E881]-[.$B$1]))/[.$B$5]" office:value-type="float" office:value="1.112961723367" calcext:value-type="float">
            <text:p>1.112961723367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IF([.E881]&gt;[.$B$2];[.$B$3];[.E881]+0.1*[.F881])" office:value-type="float" office:value="-46.0183210613334" calcext:value-type="float">
            <text:p>-46.0183210613334</text:p>
          </table:table-cell>
          <table:table-cell table:formula="of:=([.$B$4]-([.E882]-[.$B$1]))/[.$B$5]" office:value-type="float" office:value="1.10183210613333" calcext:value-type="float">
            <text:p>1.10183210613333</text:p>
          </table:table-cell>
        </table:table-row>
        <table:table-row table:style-name="ro1">
          <table:table-cell table:number-columns-repeated="3"/>
          <table:table-cell office:value-type="float" office:value="88.1" calcext:value-type="float">
            <text:p>88.1</text:p>
          </table:table-cell>
          <table:table-cell table:formula="of:=IF([.E882]&gt;[.$B$2];[.$B$3];[.E882]+0.1*[.F882])" office:value-type="float" office:value="-45.90813785072" calcext:value-type="float">
            <text:p>-45.90813785072</text:p>
          </table:table-cell>
          <table:table-cell table:formula="of:=([.$B$4]-([.E883]-[.$B$1]))/[.$B$5]" office:value-type="float" office:value="1.090813785072" calcext:value-type="float">
            <text:p>1.090813785072</text:p>
          </table:table-cell>
        </table:table-row>
        <table:table-row table:style-name="ro1">
          <table:table-cell table:number-columns-repeated="3"/>
          <table:table-cell office:value-type="float" office:value="88.2" calcext:value-type="float">
            <text:p>88.2</text:p>
          </table:table-cell>
          <table:table-cell table:formula="of:=IF([.E883]&gt;[.$B$2];[.$B$3];[.E883]+0.1*[.F883])" office:value-type="float" office:value="-45.7990564722128" calcext:value-type="float">
            <text:p>-45.7990564722128</text:p>
          </table:table-cell>
          <table:table-cell table:formula="of:=([.$B$4]-([.E884]-[.$B$1]))/[.$B$5]" office:value-type="float" office:value="1.07990564722128" calcext:value-type="float">
            <text:p>1.07990564722128</text:p>
          </table:table-cell>
        </table:table-row>
        <table:table-row table:style-name="ro1">
          <table:table-cell table:number-columns-repeated="3"/>
          <table:table-cell office:value-type="float" office:value="88.3" calcext:value-type="float">
            <text:p>88.3</text:p>
          </table:table-cell>
          <table:table-cell table:formula="of:=IF([.E884]&gt;[.$B$2];[.$B$3];[.E884]+0.1*[.F884])" office:value-type="float" office:value="-45.6910659074907" calcext:value-type="float">
            <text:p>-45.6910659074907</text:p>
          </table:table-cell>
          <table:table-cell table:formula="of:=([.$B$4]-([.E885]-[.$B$1]))/[.$B$5]" office:value-type="float" office:value="1.06910659074907" calcext:value-type="float">
            <text:p>1.06910659074907</text:p>
          </table:table-cell>
        </table:table-row>
        <table:table-row table:style-name="ro1">
          <table:table-cell table:number-columns-repeated="3"/>
          <table:table-cell office:value-type="float" office:value="88.4" calcext:value-type="float">
            <text:p>88.4</text:p>
          </table:table-cell>
          <table:table-cell table:formula="of:=IF([.E885]&gt;[.$B$2];[.$B$3];[.E885]+0.1*[.F885])" office:value-type="float" office:value="-45.5841552484158" calcext:value-type="float">
            <text:p>-45.5841552484158</text:p>
          </table:table-cell>
          <table:table-cell table:formula="of:=([.$B$4]-([.E886]-[.$B$1]))/[.$B$5]" office:value-type="float" office:value="1.05841552484158" calcext:value-type="float">
            <text:p>1.05841552484158</text:p>
          </table:table-cell>
        </table:table-row>
        <table:table-row table:style-name="ro1">
          <table:table-cell table:number-columns-repeated="3"/>
          <table:table-cell office:value-type="float" office:value="88.5" calcext:value-type="float">
            <text:p>88.5</text:p>
          </table:table-cell>
          <table:table-cell table:formula="of:=IF([.E886]&gt;[.$B$2];[.$B$3];[.E886]+0.1*[.F886])" office:value-type="float" office:value="-45.4783136959316" calcext:value-type="float">
            <text:p>-45.4783136959316</text:p>
          </table:table-cell>
          <table:table-cell table:formula="of:=([.$B$4]-([.E887]-[.$B$1]))/[.$B$5]" office:value-type="float" office:value="1.04783136959316" calcext:value-type="float">
            <text:p>1.04783136959316</text:p>
          </table:table-cell>
        </table:table-row>
        <table:table-row table:style-name="ro1">
          <table:table-cell table:number-columns-repeated="3"/>
          <table:table-cell office:value-type="float" office:value="88.6" calcext:value-type="float">
            <text:p>88.6</text:p>
          </table:table-cell>
          <table:table-cell table:formula="of:=IF([.E887]&gt;[.$B$2];[.$B$3];[.E887]+0.1*[.F887])" office:value-type="float" office:value="-45.3735305589723" calcext:value-type="float">
            <text:p>-45.3735305589723</text:p>
          </table:table-cell>
          <table:table-cell table:formula="of:=([.$B$4]-([.E888]-[.$B$1]))/[.$B$5]" office:value-type="float" office:value="1.03735305589723" calcext:value-type="float">
            <text:p>1.03735305589723</text:p>
          </table:table-cell>
        </table:table-row>
        <table:table-row table:style-name="ro1">
          <table:table-cell table:number-columns-repeated="3"/>
          <table:table-cell office:value-type="float" office:value="88.7" calcext:value-type="float">
            <text:p>88.7</text:p>
          </table:table-cell>
          <table:table-cell table:formula="of:=IF([.E888]&gt;[.$B$2];[.$B$3];[.E888]+0.1*[.F888])" office:value-type="float" office:value="-45.2697952533826" calcext:value-type="float">
            <text:p>-45.2697952533826</text:p>
          </table:table-cell>
          <table:table-cell table:formula="of:=([.$B$4]-([.E889]-[.$B$1]))/[.$B$5]" office:value-type="float" office:value="1.02697952533826" calcext:value-type="float">
            <text:p>1.02697952533826</text:p>
          </table:table-cell>
        </table:table-row>
        <table:table-row table:style-name="ro1">
          <table:table-cell table:number-columns-repeated="3"/>
          <table:table-cell office:value-type="float" office:value="88.8" calcext:value-type="float">
            <text:p>88.8</text:p>
          </table:table-cell>
          <table:table-cell table:formula="of:=IF([.E889]&gt;[.$B$2];[.$B$3];[.E889]+0.1*[.F889])" office:value-type="float" office:value="-45.1670973008488" calcext:value-type="float">
            <text:p>-45.1670973008488</text:p>
          </table:table-cell>
          <table:table-cell table:formula="of:=([.$B$4]-([.E890]-[.$B$1]))/[.$B$5]" office:value-type="float" office:value="1.01670973008488" calcext:value-type="float">
            <text:p>1.01670973008488</text:p>
          </table:table-cell>
        </table:table-row>
        <table:table-row table:style-name="ro1">
          <table:table-cell table:number-columns-repeated="3"/>
          <table:table-cell office:value-type="float" office:value="88.9" calcext:value-type="float">
            <text:p>88.9</text:p>
          </table:table-cell>
          <table:table-cell table:formula="of:=IF([.E890]&gt;[.$B$2];[.$B$3];[.E890]+0.1*[.F890])" office:value-type="float" office:value="-45.0654263278403" calcext:value-type="float">
            <text:p>-45.0654263278403</text:p>
          </table:table-cell>
          <table:table-cell table:formula="of:=([.$B$4]-([.E891]-[.$B$1]))/[.$B$5]" office:value-type="float" office:value="1.00654263278403" calcext:value-type="float">
            <text:p>1.00654263278403</text:p>
          </table:table-cell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IF([.E891]&gt;[.$B$2];[.$B$3];[.E891]+0.1*[.F891])" office:value-type="float" office:value="-44.9647720645619" calcext:value-type="float">
            <text:p>-44.9647720645619</text:p>
          </table:table-cell>
          <table:table-cell table:formula="of:=([.$B$4]-([.E892]-[.$B$1]))/[.$B$5]" office:value-type="float" office:value="0.996477206456187" calcext:value-type="float">
            <text:p>0.996477206456187</text:p>
          </table:table-cell>
        </table:table-row>
        <table:table-row table:style-name="ro1">
          <table:table-cell table:number-columns-repeated="3"/>
          <table:table-cell office:value-type="float" office:value="89.1" calcext:value-type="float">
            <text:p>89.1</text:p>
          </table:table-cell>
          <table:table-cell table:formula="of:=IF([.E892]&gt;[.$B$2];[.$B$3];[.E892]+0.1*[.F892])" office:value-type="float" office:value="-44.8651243439163" calcext:value-type="float">
            <text:p>-44.8651243439163</text:p>
          </table:table-cell>
          <table:table-cell table:formula="of:=([.$B$4]-([.E893]-[.$B$1]))/[.$B$5]" office:value-type="float" office:value="0.986512434391625" calcext:value-type="float">
            <text:p>0.986512434391625</text:p>
          </table:table-cell>
        </table:table-row>
        <table:table-row table:style-name="ro1">
          <table:table-cell table:number-columns-repeated="3"/>
          <table:table-cell office:value-type="float" office:value="89.2" calcext:value-type="float">
            <text:p>89.2</text:p>
          </table:table-cell>
          <table:table-cell table:formula="of:=IF([.E893]&gt;[.$B$2];[.$B$3];[.E893]+0.1*[.F893])" office:value-type="float" office:value="-44.7664731004771" calcext:value-type="float">
            <text:p>-44.7664731004771</text:p>
          </table:table-cell>
          <table:table-cell table:formula="of:=([.$B$4]-([.E894]-[.$B$1]))/[.$B$5]" office:value-type="float" office:value="0.976647310047709" calcext:value-type="float">
            <text:p>0.976647310047709</text:p>
          </table:table-cell>
        </table:table-row>
        <table:table-row table:style-name="ro1">
          <table:table-cell table:number-columns-repeated="3"/>
          <table:table-cell office:value-type="float" office:value="89.3" calcext:value-type="float">
            <text:p>89.3</text:p>
          </table:table-cell>
          <table:table-cell table:formula="of:=IF([.E894]&gt;[.$B$2];[.$B$3];[.E894]+0.1*[.F894])" office:value-type="float" office:value="-44.6688083694723" calcext:value-type="float">
            <text:p>-44.6688083694723</text:p>
          </table:table-cell>
          <table:table-cell table:formula="of:=([.$B$4]-([.E895]-[.$B$1]))/[.$B$5]" office:value-type="float" office:value="0.966880836947232" calcext:value-type="float">
            <text:p>0.966880836947232</text:p>
          </table:table-cell>
        </table:table-row>
        <table:table-row table:style-name="ro1">
          <table:table-cell table:number-columns-repeated="3"/>
          <table:table-cell office:value-type="float" office:value="89.4" calcext:value-type="float">
            <text:p>89.4</text:p>
          </table:table-cell>
          <table:table-cell table:formula="of:=IF([.E895]&gt;[.$B$2];[.$B$3];[.E895]+0.1*[.F895])" office:value-type="float" office:value="-44.5721202857776" calcext:value-type="float">
            <text:p>-44.5721202857776</text:p>
          </table:table-cell>
          <table:table-cell table:formula="of:=([.$B$4]-([.E896]-[.$B$1]))/[.$B$5]" office:value-type="float" office:value="0.957212028577759" calcext:value-type="float">
            <text:p>0.957212028577759</text:p>
          </table:table-cell>
        </table:table-row>
        <table:table-row table:style-name="ro1">
          <table:table-cell table:number-columns-repeated="3"/>
          <table:table-cell office:value-type="float" office:value="89.5" calcext:value-type="float">
            <text:p>89.5</text:p>
          </table:table-cell>
          <table:table-cell table:formula="of:=IF([.E896]&gt;[.$B$2];[.$B$3];[.E896]+0.1*[.F896])" office:value-type="float" office:value="-44.4763990829198" calcext:value-type="float">
            <text:p>-44.4763990829198</text:p>
          </table:table-cell>
          <table:table-cell table:formula="of:=([.$B$4]-([.E897]-[.$B$1]))/[.$B$5]" office:value-type="float" office:value="0.947639908291982" calcext:value-type="float">
            <text:p>0.947639908291982</text:p>
          </table:table-cell>
        </table:table-row>
        <table:table-row table:style-name="ro1">
          <table:table-cell table:number-columns-repeated="3"/>
          <table:table-cell office:value-type="float" office:value="89.6" calcext:value-type="float">
            <text:p>89.6</text:p>
          </table:table-cell>
          <table:table-cell table:formula="of:=IF([.E897]&gt;[.$B$2];[.$B$3];[.E897]+0.1*[.F897])" office:value-type="float" office:value="-44.3816350920906" calcext:value-type="float">
            <text:p>-44.3816350920906</text:p>
          </table:table-cell>
          <table:table-cell table:formula="of:=([.$B$4]-([.E898]-[.$B$1]))/[.$B$5]" office:value-type="float" office:value="0.938163509209062" calcext:value-type="float">
            <text:p>0.938163509209062</text:p>
          </table:table-cell>
        </table:table-row>
        <table:table-row table:style-name="ro1">
          <table:table-cell table:number-columns-repeated="3"/>
          <table:table-cell office:value-type="float" office:value="89.7" calcext:value-type="float">
            <text:p>89.7</text:p>
          </table:table-cell>
          <table:table-cell table:formula="of:=IF([.E898]&gt;[.$B$2];[.$B$3];[.E898]+0.1*[.F898])" office:value-type="float" office:value="-44.2878187411697" calcext:value-type="float">
            <text:p>-44.2878187411697</text:p>
          </table:table-cell>
          <table:table-cell table:formula="of:=([.$B$4]-([.E899]-[.$B$1]))/[.$B$5]" office:value-type="float" office:value="0.928781874116972" calcext:value-type="float">
            <text:p>0.928781874116972</text:p>
          </table:table-cell>
        </table:table-row>
        <table:table-row table:style-name="ro1">
          <table:table-cell table:number-columns-repeated="3"/>
          <table:table-cell office:value-type="float" office:value="89.8" calcext:value-type="float">
            <text:p>89.8</text:p>
          </table:table-cell>
          <table:table-cell table:formula="of:=IF([.E899]&gt;[.$B$2];[.$B$3];[.E899]+0.1*[.F899])" office:value-type="float" office:value="-44.194940553758" calcext:value-type="float">
            <text:p>-44.194940553758</text:p>
          </table:table-cell>
          <table:table-cell table:formula="of:=([.$B$4]-([.E900]-[.$B$1]))/[.$B$5]" office:value-type="float" office:value="0.919494055375802" calcext:value-type="float">
            <text:p>0.919494055375802</text:p>
          </table:table-cell>
        </table:table-row>
        <table:table-row table:style-name="ro1">
          <table:table-cell table:number-columns-repeated="3"/>
          <table:table-cell office:value-type="float" office:value="89.9" calcext:value-type="float">
            <text:p>89.9</text:p>
          </table:table-cell>
          <table:table-cell table:formula="of:=IF([.E900]&gt;[.$B$2];[.$B$3];[.E900]+0.1*[.F900])" office:value-type="float" office:value="-44.1029911482204" calcext:value-type="float">
            <text:p>-44.1029911482204</text:p>
          </table:table-cell>
          <table:table-cell table:formula="of:=([.$B$4]-([.E901]-[.$B$1]))/[.$B$5]" office:value-type="float" office:value="0.910299114822043" calcext:value-type="float">
            <text:p>0.91029911482204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IF([.E901]&gt;[.$B$2];[.$B$3];[.E901]+0.1*[.F901])" office:value-type="float" office:value="-44.0119612367382" calcext:value-type="float">
            <text:p>-44.0119612367382</text:p>
          </table:table-cell>
          <table:table-cell table:formula="of:=([.$B$4]-([.E902]-[.$B$1]))/[.$B$5]" office:value-type="float" office:value="0.901196123673823" calcext:value-type="float">
            <text:p>0.901196123673823</text:p>
          </table:table-cell>
        </table:table-row>
        <table:table-row table:style-name="ro1">
          <table:table-cell table:number-columns-repeated="3"/>
          <table:table-cell office:value-type="float" office:value="90.1" calcext:value-type="float">
            <text:p>90.1</text:p>
          </table:table-cell>
          <table:table-cell table:formula="of:=IF([.E902]&gt;[.$B$2];[.$B$3];[.E902]+0.1*[.F902])" office:value-type="float" office:value="-43.9218416243708" calcext:value-type="float">
            <text:p>-43.9218416243708</text:p>
          </table:table-cell>
          <table:table-cell table:formula="of:=([.$B$4]-([.E903]-[.$B$1]))/[.$B$5]" office:value-type="float" office:value="0.892184162437085" calcext:value-type="float">
            <text:p>0.892184162437085</text:p>
          </table:table-cell>
        </table:table-row>
        <table:table-row table:style-name="ro1">
          <table:table-cell table:number-columns-repeated="3"/>
          <table:table-cell office:value-type="float" office:value="90.2" calcext:value-type="float">
            <text:p>90.2</text:p>
          </table:table-cell>
          <table:table-cell table:formula="of:=IF([.E903]&gt;[.$B$2];[.$B$3];[.E903]+0.1*[.F903])" office:value-type="float" office:value="-43.8326232081271" calcext:value-type="float">
            <text:p>-43.8326232081271</text:p>
          </table:table-cell>
          <table:table-cell table:formula="of:=([.$B$4]-([.E904]-[.$B$1]))/[.$B$5]" office:value-type="float" office:value="0.883262320812714" calcext:value-type="float">
            <text:p>0.883262320812714</text:p>
          </table:table-cell>
        </table:table-row>
        <table:table-row table:style-name="ro1">
          <table:table-cell table:number-columns-repeated="3"/>
          <table:table-cell office:value-type="float" office:value="90.3" calcext:value-type="float">
            <text:p>90.3</text:p>
          </table:table-cell>
          <table:table-cell table:formula="of:=IF([.E904]&gt;[.$B$2];[.$B$3];[.E904]+0.1*[.F904])" office:value-type="float" office:value="-43.7442969760459" calcext:value-type="float">
            <text:p>-43.7442969760459</text:p>
          </table:table-cell>
          <table:table-cell table:formula="of:=([.$B$4]-([.E905]-[.$B$1]))/[.$B$5]" office:value-type="float" office:value="0.874429697604587" calcext:value-type="float">
            <text:p>0.874429697604587</text:p>
          </table:table-cell>
        </table:table-row>
        <table:table-row table:style-name="ro1">
          <table:table-cell table:number-columns-repeated="3"/>
          <table:table-cell office:value-type="float" office:value="90.4" calcext:value-type="float">
            <text:p>90.4</text:p>
          </table:table-cell>
          <table:table-cell table:formula="of:=IF([.E905]&gt;[.$B$2];[.$B$3];[.E905]+0.1*[.F905])" office:value-type="float" office:value="-43.6568540062854" calcext:value-type="float">
            <text:p>-43.6568540062854</text:p>
          </table:table-cell>
          <table:table-cell table:formula="of:=([.$B$4]-([.E906]-[.$B$1]))/[.$B$5]" office:value-type="float" office:value="0.865685400628541" calcext:value-type="float">
            <text:p>0.865685400628541</text:p>
          </table:table-cell>
        </table:table-row>
        <table:table-row table:style-name="ro1">
          <table:table-cell table:number-columns-repeated="3"/>
          <table:table-cell office:value-type="float" office:value="90.5" calcext:value-type="float">
            <text:p>90.5</text:p>
          </table:table-cell>
          <table:table-cell table:formula="of:=IF([.E906]&gt;[.$B$2];[.$B$3];[.E906]+0.1*[.F906])" office:value-type="float" office:value="-43.5702854662226" calcext:value-type="float">
            <text:p>-43.5702854662226</text:p>
          </table:table-cell>
          <table:table-cell table:formula="of:=([.$B$4]-([.E907]-[.$B$1]))/[.$B$5]" office:value-type="float" office:value="0.857028546622255" calcext:value-type="float">
            <text:p>0.857028546622255</text:p>
          </table:table-cell>
        </table:table-row>
        <table:table-row table:style-name="ro1">
          <table:table-cell table:number-columns-repeated="3"/>
          <table:table-cell office:value-type="float" office:value="90.6" calcext:value-type="float">
            <text:p>90.6</text:p>
          </table:table-cell>
          <table:table-cell table:formula="of:=IF([.E907]&gt;[.$B$2];[.$B$3];[.E907]+0.1*[.F907])" office:value-type="float" office:value="-43.4845826115603" calcext:value-type="float">
            <text:p>-43.4845826115603</text:p>
          </table:table-cell>
          <table:table-cell table:formula="of:=([.$B$4]-([.E908]-[.$B$1]))/[.$B$5]" office:value-type="float" office:value="0.848458261156033" calcext:value-type="float">
            <text:p>0.848458261156033</text:p>
          </table:table-cell>
        </table:table-row>
        <table:table-row table:style-name="ro1">
          <table:table-cell table:number-columns-repeated="3"/>
          <table:table-cell office:value-type="float" office:value="90.7" calcext:value-type="float">
            <text:p>90.7</text:p>
          </table:table-cell>
          <table:table-cell table:formula="of:=IF([.E908]&gt;[.$B$2];[.$B$3];[.E908]+0.1*[.F908])" office:value-type="float" office:value="-43.3997367854447" calcext:value-type="float">
            <text:p>-43.3997367854447</text:p>
          </table:table-cell>
          <table:table-cell table:formula="of:=([.$B$4]-([.E909]-[.$B$1]))/[.$B$5]" office:value-type="float" office:value="0.839973678544472" calcext:value-type="float">
            <text:p>0.839973678544472</text:p>
          </table:table-cell>
        </table:table-row>
        <table:table-row table:style-name="ro1">
          <table:table-cell table:number-columns-repeated="3"/>
          <table:table-cell office:value-type="float" office:value="90.8" calcext:value-type="float">
            <text:p>90.8</text:p>
          </table:table-cell>
          <table:table-cell table:formula="of:=IF([.E909]&gt;[.$B$2];[.$B$3];[.E909]+0.1*[.F909])" office:value-type="float" office:value="-43.3157394175903" calcext:value-type="float">
            <text:p>-43.3157394175903</text:p>
          </table:table-cell>
          <table:table-cell table:formula="of:=([.$B$4]-([.E910]-[.$B$1]))/[.$B$5]" office:value-type="float" office:value="0.831573941759028" calcext:value-type="float">
            <text:p>0.831573941759028</text:p>
          </table:table-cell>
        </table:table-row>
        <table:table-row table:style-name="ro1">
          <table:table-cell table:number-columns-repeated="3"/>
          <table:table-cell office:value-type="float" office:value="90.9" calcext:value-type="float">
            <text:p>90.9</text:p>
          </table:table-cell>
          <table:table-cell table:formula="of:=IF([.E910]&gt;[.$B$2];[.$B$3];[.E910]+0.1*[.F910])" office:value-type="float" office:value="-43.2325820234144" calcext:value-type="float">
            <text:p>-43.2325820234144</text:p>
          </table:table-cell>
          <table:table-cell table:formula="of:=([.$B$4]-([.E911]-[.$B$1]))/[.$B$5]" office:value-type="float" office:value="0.823258202341437" calcext:value-type="float">
            <text:p>0.823258202341437</text:p>
          </table:table-cell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IF([.E911]&gt;[.$B$2];[.$B$3];[.E911]+0.1*[.F911])" office:value-type="float" office:value="-43.1502562031802" calcext:value-type="float">
            <text:p>-43.1502562031802</text:p>
          </table:table-cell>
          <table:table-cell table:formula="of:=([.$B$4]-([.E912]-[.$B$1]))/[.$B$5]" office:value-type="float" office:value="0.815025620318023" calcext:value-type="float">
            <text:p>0.815025620318023</text:p>
          </table:table-cell>
        </table:table-row>
        <table:table-row table:style-name="ro1">
          <table:table-cell table:number-columns-repeated="3"/>
          <table:table-cell office:value-type="float" office:value="91.1" calcext:value-type="float">
            <text:p>91.1</text:p>
          </table:table-cell>
          <table:table-cell table:formula="of:=IF([.E912]&gt;[.$B$2];[.$B$3];[.E912]+0.1*[.F912])" office:value-type="float" office:value="-43.0687536411484" calcext:value-type="float">
            <text:p>-43.0687536411484</text:p>
          </table:table-cell>
          <table:table-cell table:formula="of:=([.$B$4]-([.E913]-[.$B$1]))/[.$B$5]" office:value-type="float" office:value="0.806875364114843" calcext:value-type="float">
            <text:p>0.806875364114843</text:p>
          </table:table-cell>
        </table:table-row>
        <table:table-row table:style-name="ro1">
          <table:table-cell table:number-columns-repeated="3"/>
          <table:table-cell office:value-type="float" office:value="91.2" calcext:value-type="float">
            <text:p>91.2</text:p>
          </table:table-cell>
          <table:table-cell table:formula="of:=IF([.E913]&gt;[.$B$2];[.$B$3];[.E913]+0.1*[.F913])" office:value-type="float" office:value="-42.9880661047369" calcext:value-type="float">
            <text:p>-42.9880661047369</text:p>
          </table:table-cell>
          <table:table-cell table:formula="of:=([.$B$4]-([.E914]-[.$B$1]))/[.$B$5]" office:value-type="float" office:value="0.798806610473694" calcext:value-type="float">
            <text:p>0.798806610473694</text:p>
          </table:table-cell>
        </table:table-row>
        <table:table-row table:style-name="ro1">
          <table:table-cell table:number-columns-repeated="3"/>
          <table:table-cell office:value-type="float" office:value="91.3" calcext:value-type="float">
            <text:p>91.3</text:p>
          </table:table-cell>
          <table:table-cell table:formula="of:=IF([.E914]&gt;[.$B$2];[.$B$3];[.E914]+0.1*[.F914])" office:value-type="float" office:value="-42.9081854436896" calcext:value-type="float">
            <text:p>-42.9081854436896</text:p>
          </table:table-cell>
          <table:table-cell table:formula="of:=([.$B$4]-([.E915]-[.$B$1]))/[.$B$5]" office:value-type="float" office:value="0.790818544368957" calcext:value-type="float">
            <text:p>0.790818544368957</text:p>
          </table:table-cell>
        </table:table-row>
        <table:table-row table:style-name="ro1">
          <table:table-cell table:number-columns-repeated="3"/>
          <table:table-cell office:value-type="float" office:value="91.4" calcext:value-type="float">
            <text:p>91.4</text:p>
          </table:table-cell>
          <table:table-cell table:formula="of:=IF([.E915]&gt;[.$B$2];[.$B$3];[.E915]+0.1*[.F915])" office:value-type="float" office:value="-42.8291035892527" calcext:value-type="float">
            <text:p>-42.8291035892527</text:p>
          </table:table-cell>
          <table:table-cell table:formula="of:=([.$B$4]-([.E916]-[.$B$1]))/[.$B$5]" office:value-type="float" office:value="0.782910358925268" calcext:value-type="float">
            <text:p>0.782910358925268</text:p>
          </table:table-cell>
        </table:table-row>
        <table:table-row table:style-name="ro1">
          <table:table-cell table:number-columns-repeated="3"/>
          <table:table-cell office:value-type="float" office:value="91.5" calcext:value-type="float">
            <text:p>91.5</text:p>
          </table:table-cell>
          <table:table-cell table:formula="of:=IF([.E916]&gt;[.$B$2];[.$B$3];[.E916]+0.1*[.F916])" office:value-type="float" office:value="-42.7508125533602" calcext:value-type="float">
            <text:p>-42.7508125533602</text:p>
          </table:table-cell>
          <table:table-cell table:formula="of:=([.$B$4]-([.E917]-[.$B$1]))/[.$B$5]" office:value-type="float" office:value="0.775081255336016" calcext:value-type="float">
            <text:p>0.775081255336016</text:p>
          </table:table-cell>
        </table:table-row>
        <table:table-row table:style-name="ro1">
          <table:table-cell table:number-columns-repeated="3"/>
          <table:table-cell office:value-type="float" office:value="91.6" calcext:value-type="float">
            <text:p>91.6</text:p>
          </table:table-cell>
          <table:table-cell table:formula="of:=IF([.E917]&gt;[.$B$2];[.$B$3];[.E917]+0.1*[.F917])" office:value-type="float" office:value="-42.6733044278266" calcext:value-type="float">
            <text:p>-42.6733044278266</text:p>
          </table:table-cell>
          <table:table-cell table:formula="of:=([.$B$4]-([.E918]-[.$B$1]))/[.$B$5]" office:value-type="float" office:value="0.767330442782655" calcext:value-type="float">
            <text:p>0.767330442782655</text:p>
          </table:table-cell>
        </table:table-row>
        <table:table-row table:style-name="ro1">
          <table:table-cell table:number-columns-repeated="3"/>
          <table:table-cell office:value-type="float" office:value="91.7" calcext:value-type="float">
            <text:p>91.7</text:p>
          </table:table-cell>
          <table:table-cell table:formula="of:=IF([.E918]&gt;[.$B$2];[.$B$3];[.E918]+0.1*[.F918])" office:value-type="float" office:value="-42.5965713835483" calcext:value-type="float">
            <text:p>-42.5965713835483</text:p>
          </table:table-cell>
          <table:table-cell table:formula="of:=([.$B$4]-([.E919]-[.$B$1]))/[.$B$5]" office:value-type="float" office:value="0.759657138354829" calcext:value-type="float">
            <text:p>0.759657138354829</text:p>
          </table:table-cell>
        </table:table-row>
        <table:table-row table:style-name="ro1">
          <table:table-cell table:number-columns-repeated="3"/>
          <table:table-cell office:value-type="float" office:value="91.8" calcext:value-type="float">
            <text:p>91.8</text:p>
          </table:table-cell>
          <table:table-cell table:formula="of:=IF([.E919]&gt;[.$B$2];[.$B$3];[.E919]+0.1*[.F919])" office:value-type="float" office:value="-42.5206056697128" calcext:value-type="float">
            <text:p>-42.5206056697128</text:p>
          </table:table-cell>
          <table:table-cell table:formula="of:=([.$B$4]-([.E920]-[.$B$1]))/[.$B$5]" office:value-type="float" office:value="0.752060566971281" calcext:value-type="float">
            <text:p>0.752060566971281</text:p>
          </table:table-cell>
        </table:table-row>
        <table:table-row table:style-name="ro1">
          <table:table-cell table:number-columns-repeated="3"/>
          <table:table-cell office:value-type="float" office:value="91.9" calcext:value-type="float">
            <text:p>91.9</text:p>
          </table:table-cell>
          <table:table-cell table:formula="of:=IF([.E920]&gt;[.$B$2];[.$B$3];[.E920]+0.1*[.F920])" office:value-type="float" office:value="-42.4453996130157" calcext:value-type="float">
            <text:p>-42.4453996130157</text:p>
          </table:table-cell>
          <table:table-cell table:formula="of:=([.$B$4]-([.E921]-[.$B$1]))/[.$B$5]" office:value-type="float" office:value="0.744539961301568" calcext:value-type="float">
            <text:p>0.744539961301568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IF([.E921]&gt;[.$B$2];[.$B$3];[.E921]+0.1*[.F921])" office:value-type="float" office:value="-42.3709456168855" calcext:value-type="float">
            <text:p>-42.3709456168855</text:p>
          </table:table-cell>
          <table:table-cell table:formula="of:=([.$B$4]-([.E922]-[.$B$1]))/[.$B$5]" office:value-type="float" office:value="0.737094561688552" calcext:value-type="float">
            <text:p>0.737094561688552</text:p>
          </table:table-cell>
        </table:table-row>
        <table:table-row table:style-name="ro1">
          <table:table-cell table:number-columns-repeated="3"/>
          <table:table-cell office:value-type="float" office:value="92.1" calcext:value-type="float">
            <text:p>92.1</text:p>
          </table:table-cell>
          <table:table-cell table:formula="of:=IF([.E922]&gt;[.$B$2];[.$B$3];[.E922]+0.1*[.F922])" office:value-type="float" office:value="-42.2972361607167" calcext:value-type="float">
            <text:p>-42.2972361607167</text:p>
          </table:table-cell>
          <table:table-cell table:formula="of:=([.$B$4]-([.E923]-[.$B$1]))/[.$B$5]" office:value-type="float" office:value="0.729723616071667" calcext:value-type="float">
            <text:p>0.729723616071667</text:p>
          </table:table-cell>
        </table:table-row>
        <table:table-row table:style-name="ro1">
          <table:table-cell table:number-columns-repeated="3"/>
          <table:table-cell office:value-type="float" office:value="92.2" calcext:value-type="float">
            <text:p>92.2</text:p>
          </table:table-cell>
          <table:table-cell table:formula="of:=IF([.E923]&gt;[.$B$2];[.$B$3];[.E923]+0.1*[.F923])" office:value-type="float" office:value="-42.2242637991095" calcext:value-type="float">
            <text:p>-42.2242637991095</text:p>
          </table:table-cell>
          <table:table-cell table:formula="of:=([.$B$4]-([.E924]-[.$B$1]))/[.$B$5]" office:value-type="float" office:value="0.72242637991095" calcext:value-type="float">
            <text:p>0.72242637991095</text:p>
          </table:table-cell>
        </table:table-row>
        <table:table-row table:style-name="ro1">
          <table:table-cell table:number-columns-repeated="3"/>
          <table:table-cell office:value-type="float" office:value="92.3" calcext:value-type="float">
            <text:p>92.3</text:p>
          </table:table-cell>
          <table:table-cell table:formula="of:=IF([.E924]&gt;[.$B$2];[.$B$3];[.E924]+0.1*[.F924])" office:value-type="float" office:value="-42.1520211611184" calcext:value-type="float">
            <text:p>-42.1520211611184</text:p>
          </table:table-cell>
          <table:table-cell table:formula="of:=([.$B$4]-([.E925]-[.$B$1]))/[.$B$5]" office:value-type="float" office:value="0.71520211611184" calcext:value-type="float">
            <text:p>0.71520211611184</text:p>
          </table:table-cell>
        </table:table-row>
        <table:table-row table:style-name="ro1">
          <table:table-cell table:number-columns-repeated="3"/>
          <table:table-cell office:value-type="float" office:value="92.4" calcext:value-type="float">
            <text:p>92.4</text:p>
          </table:table-cell>
          <table:table-cell table:formula="of:=IF([.E925]&gt;[.$B$2];[.$B$3];[.E925]+0.1*[.F925])" office:value-type="float" office:value="-42.0805009495072" calcext:value-type="float">
            <text:p>-42.0805009495072</text:p>
          </table:table-cell>
          <table:table-cell table:formula="of:=([.$B$4]-([.E926]-[.$B$1]))/[.$B$5]" office:value-type="float" office:value="0.708050094950722" calcext:value-type="float">
            <text:p>0.708050094950722</text:p>
          </table:table-cell>
        </table:table-row>
        <table:table-row table:style-name="ro1">
          <table:table-cell table:number-columns-repeated="3"/>
          <table:table-cell office:value-type="float" office:value="92.5" calcext:value-type="float">
            <text:p>92.5</text:p>
          </table:table-cell>
          <table:table-cell table:formula="of:=IF([.E926]&gt;[.$B$2];[.$B$3];[.E926]+0.1*[.F926])" office:value-type="float" office:value="-42.0096959400121" calcext:value-type="float">
            <text:p>-42.0096959400121</text:p>
          </table:table-cell>
          <table:table-cell table:formula="of:=([.$B$4]-([.E927]-[.$B$1]))/[.$B$5]" office:value-type="float" office:value="0.700969594001214" calcext:value-type="float">
            <text:p>0.700969594001214</text:p>
          </table:table-cell>
        </table:table-row>
        <table:table-row table:style-name="ro1">
          <table:table-cell table:number-columns-repeated="3"/>
          <table:table-cell office:value-type="float" office:value="92.6" calcext:value-type="float">
            <text:p>92.6</text:p>
          </table:table-cell>
          <table:table-cell table:formula="of:=IF([.E927]&gt;[.$B$2];[.$B$3];[.E927]+0.1*[.F927])" office:value-type="float" office:value="-41.939598980612" calcext:value-type="float">
            <text:p>-41.939598980612</text:p>
          </table:table-cell>
          <table:table-cell table:formula="of:=([.$B$4]-([.E928]-[.$B$1]))/[.$B$5]" office:value-type="float" office:value="0.693959898061202" calcext:value-type="float">
            <text:p>0.693959898061202</text:p>
          </table:table-cell>
        </table:table-row>
        <table:table-row table:style-name="ro1">
          <table:table-cell table:number-columns-repeated="3"/>
          <table:table-cell office:value-type="float" office:value="92.7" calcext:value-type="float">
            <text:p>92.7</text:p>
          </table:table-cell>
          <table:table-cell table:formula="of:=IF([.E928]&gt;[.$B$2];[.$B$3];[.E928]+0.1*[.F928])" office:value-type="float" office:value="-41.8702029908059" calcext:value-type="float">
            <text:p>-41.8702029908059</text:p>
          </table:table-cell>
          <table:table-cell table:formula="of:=([.$B$4]-([.E929]-[.$B$1]))/[.$B$5]" office:value-type="float" office:value="0.687020299080591" calcext:value-type="float">
            <text:p>0.687020299080591</text:p>
          </table:table-cell>
        </table:table-row>
        <table:table-row table:style-name="ro1">
          <table:table-cell table:number-columns-repeated="3"/>
          <table:table-cell office:value-type="float" office:value="92.8" calcext:value-type="float">
            <text:p>92.8</text:p>
          </table:table-cell>
          <table:table-cell table:formula="of:=IF([.E929]&gt;[.$B$2];[.$B$3];[.E929]+0.1*[.F929])" office:value-type="float" office:value="-41.8015009608978" calcext:value-type="float">
            <text:p>-41.8015009608978</text:p>
          </table:table-cell>
          <table:table-cell table:formula="of:=([.$B$4]-([.E930]-[.$B$1]))/[.$B$5]" office:value-type="float" office:value="0.680150096089785" calcext:value-type="float">
            <text:p>0.680150096089785</text:p>
          </table:table-cell>
        </table:table-row>
        <table:table-row table:style-name="ro1">
          <table:table-cell table:number-columns-repeated="3"/>
          <table:table-cell office:value-type="float" office:value="92.9" calcext:value-type="float">
            <text:p>92.9</text:p>
          </table:table-cell>
          <table:table-cell table:formula="of:=IF([.E930]&gt;[.$B$2];[.$B$3];[.E930]+0.1*[.F930])" office:value-type="float" office:value="-41.7334859512889" calcext:value-type="float">
            <text:p>-41.7334859512889</text:p>
          </table:table-cell>
          <table:table-cell table:formula="of:=([.$B$4]-([.E931]-[.$B$1]))/[.$B$5]" office:value-type="float" office:value="0.673348595128887" calcext:value-type="float">
            <text:p>0.673348595128887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IF([.E931]&gt;[.$B$2];[.$B$3];[.E931]+0.1*[.F931])" office:value-type="float" office:value="-41.666151091776" calcext:value-type="float">
            <text:p>-41.666151091776</text:p>
          </table:table-cell>
          <table:table-cell table:formula="of:=([.$B$4]-([.E932]-[.$B$1]))/[.$B$5]" office:value-type="float" office:value="0.666615109177598" calcext:value-type="float">
            <text:p>0.666615109177598</text:p>
          </table:table-cell>
        </table:table-row>
        <table:table-row table:style-name="ro1">
          <table:table-cell table:number-columns-repeated="3"/>
          <table:table-cell office:value-type="float" office:value="93.1" calcext:value-type="float">
            <text:p>93.1</text:p>
          </table:table-cell>
          <table:table-cell table:formula="of:=IF([.E932]&gt;[.$B$2];[.$B$3];[.E932]+0.1*[.F932])" office:value-type="float" office:value="-41.5994895808582" calcext:value-type="float">
            <text:p>-41.5994895808582</text:p>
          </table:table-cell>
          <table:table-cell table:formula="of:=([.$B$4]-([.E933]-[.$B$1]))/[.$B$5]" office:value-type="float" office:value="0.659948958085822" calcext:value-type="float">
            <text:p>0.659948958085822</text:p>
          </table:table-cell>
        </table:table-row>
        <table:table-row table:style-name="ro1">
          <table:table-cell table:number-columns-repeated="3"/>
          <table:table-cell office:value-type="float" office:value="93.2" calcext:value-type="float">
            <text:p>93.2</text:p>
          </table:table-cell>
          <table:table-cell table:formula="of:=IF([.E933]&gt;[.$B$2];[.$B$3];[.E933]+0.1*[.F933])" office:value-type="float" office:value="-41.5334946850496" calcext:value-type="float">
            <text:p>-41.5334946850496</text:p>
          </table:table-cell>
          <table:table-cell table:formula="of:=([.$B$4]-([.E934]-[.$B$1]))/[.$B$5]" office:value-type="float" office:value="0.653349468504964" calcext:value-type="float">
            <text:p>0.653349468504964</text:p>
          </table:table-cell>
        </table:table-row>
        <table:table-row table:style-name="ro1">
          <table:table-cell table:number-columns-repeated="3"/>
          <table:table-cell office:value-type="float" office:value="93.3" calcext:value-type="float">
            <text:p>93.3</text:p>
          </table:table-cell>
          <table:table-cell table:formula="of:=IF([.E934]&gt;[.$B$2];[.$B$3];[.E934]+0.1*[.F934])" office:value-type="float" office:value="-41.4681597381991" calcext:value-type="float">
            <text:p>-41.4681597381991</text:p>
          </table:table-cell>
          <table:table-cell table:formula="of:=([.$B$4]-([.E935]-[.$B$1]))/[.$B$5]" office:value-type="float" office:value="0.646815973819914" calcext:value-type="float">
            <text:p>0.646815973819914</text:p>
          </table:table-cell>
        </table:table-row>
        <table:table-row table:style-name="ro1">
          <table:table-cell table:number-columns-repeated="3"/>
          <table:table-cell office:value-type="float" office:value="93.4" calcext:value-type="float">
            <text:p>93.4</text:p>
          </table:table-cell>
          <table:table-cell table:formula="of:=IF([.E935]&gt;[.$B$2];[.$B$3];[.E935]+0.1*[.F935])" office:value-type="float" office:value="-41.4034781408172" calcext:value-type="float">
            <text:p>-41.4034781408172</text:p>
          </table:table-cell>
          <table:table-cell table:formula="of:=([.$B$4]-([.E936]-[.$B$1]))/[.$B$5]" office:value-type="float" office:value="0.640347814081715" calcext:value-type="float">
            <text:p>0.640347814081715</text:p>
          </table:table-cell>
        </table:table-row>
        <table:table-row table:style-name="ro1">
          <table:table-cell table:number-columns-repeated="3"/>
          <table:table-cell office:value-type="float" office:value="93.5" calcext:value-type="float">
            <text:p>93.5</text:p>
          </table:table-cell>
          <table:table-cell table:formula="of:=IF([.E936]&gt;[.$B$2];[.$B$3];[.E936]+0.1*[.F936])" office:value-type="float" office:value="-41.339443359409" calcext:value-type="float">
            <text:p>-41.339443359409</text:p>
          </table:table-cell>
          <table:table-cell table:formula="of:=([.$B$4]-([.E937]-[.$B$1]))/[.$B$5]" office:value-type="float" office:value="0.633944335940898" calcext:value-type="float">
            <text:p>0.633944335940898</text:p>
          </table:table-cell>
        </table:table-row>
        <table:table-row table:style-name="ro1">
          <table:table-cell table:number-columns-repeated="3"/>
          <table:table-cell office:value-type="float" office:value="93.6" calcext:value-type="float">
            <text:p>93.6</text:p>
          </table:table-cell>
          <table:table-cell table:formula="of:=IF([.E937]&gt;[.$B$2];[.$B$3];[.E937]+0.1*[.F937])" office:value-type="float" office:value="-41.2760489258149" calcext:value-type="float">
            <text:p>-41.2760489258149</text:p>
          </table:table-cell>
          <table:table-cell table:formula="of:=([.$B$4]-([.E938]-[.$B$1]))/[.$B$5]" office:value-type="float" office:value="0.627604892581488" calcext:value-type="float">
            <text:p>0.627604892581488</text:p>
          </table:table-cell>
        </table:table-row>
        <table:table-row table:style-name="ro1">
          <table:table-cell table:number-columns-repeated="3"/>
          <table:table-cell office:value-type="float" office:value="93.7" calcext:value-type="float">
            <text:p>93.7</text:p>
          </table:table-cell>
          <table:table-cell table:formula="of:=IF([.E938]&gt;[.$B$2];[.$B$3];[.E938]+0.1*[.F938])" office:value-type="float" office:value="-41.2132884365567" calcext:value-type="float">
            <text:p>-41.2132884365567</text:p>
          </table:table-cell>
          <table:table-cell table:formula="of:=([.$B$4]-([.E939]-[.$B$1]))/[.$B$5]" office:value-type="float" office:value="0.621328843655674" calcext:value-type="float">
            <text:p>0.621328843655674</text:p>
          </table:table-cell>
        </table:table-row>
        <table:table-row table:style-name="ro1">
          <table:table-cell table:number-columns-repeated="3"/>
          <table:table-cell office:value-type="float" office:value="93.8" calcext:value-type="float">
            <text:p>93.8</text:p>
          </table:table-cell>
          <table:table-cell table:formula="of:=IF([.E939]&gt;[.$B$2];[.$B$3];[.E939]+0.1*[.F939])" office:value-type="float" office:value="-41.1511555521912" calcext:value-type="float">
            <text:p>-41.1511555521912</text:p>
          </table:table-cell>
          <table:table-cell table:formula="of:=([.$B$4]-([.E940]-[.$B$1]))/[.$B$5]" office:value-type="float" office:value="0.615115555219117" calcext:value-type="float">
            <text:p>0.615115555219117</text:p>
          </table:table-cell>
        </table:table-row>
        <table:table-row table:style-name="ro1">
          <table:table-cell table:number-columns-repeated="3"/>
          <table:table-cell office:value-type="float" office:value="93.9" calcext:value-type="float">
            <text:p>93.9</text:p>
          </table:table-cell>
          <table:table-cell table:formula="of:=IF([.E940]&gt;[.$B$2];[.$B$3];[.E940]+0.1*[.F940])" office:value-type="float" office:value="-41.0896439966693" calcext:value-type="float">
            <text:p>-41.0896439966693</text:p>
          </table:table-cell>
          <table:table-cell table:formula="of:=([.$B$4]-([.E941]-[.$B$1]))/[.$B$5]" office:value-type="float" office:value="0.608964399666926" calcext:value-type="float">
            <text:p>0.608964399666926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IF([.E941]&gt;[.$B$2];[.$B$3];[.E941]+0.1*[.F941])" office:value-type="float" office:value="-41.0287475567026" calcext:value-type="float">
            <text:p>-41.0287475567026</text:p>
          </table:table-cell>
          <table:table-cell table:formula="of:=([.$B$4]-([.E942]-[.$B$1]))/[.$B$5]" office:value-type="float" office:value="0.602874755670257" calcext:value-type="float">
            <text:p>0.602874755670257</text:p>
          </table:table-cell>
        </table:table-row>
        <table:table-row table:style-name="ro1">
          <table:table-cell table:number-columns-repeated="3"/>
          <table:table-cell office:value-type="float" office:value="94.1" calcext:value-type="float">
            <text:p>94.1</text:p>
          </table:table-cell>
          <table:table-cell table:formula="of:=IF([.E942]&gt;[.$B$2];[.$B$3];[.E942]+0.1*[.F942])" office:value-type="float" office:value="-40.9684600811355" calcext:value-type="float">
            <text:p>-40.9684600811355</text:p>
          </table:table-cell>
          <table:table-cell table:formula="of:=([.$B$4]-([.E943]-[.$B$1]))/[.$B$5]" office:value-type="float" office:value="0.596846008113555" calcext:value-type="float">
            <text:p>0.596846008113555</text:p>
          </table:table-cell>
        </table:table-row>
        <table:table-row table:style-name="ro1">
          <table:table-cell table:number-columns-repeated="3"/>
          <table:table-cell office:value-type="float" office:value="94.2" calcext:value-type="float">
            <text:p>94.2</text:p>
          </table:table-cell>
          <table:table-cell table:formula="of:=IF([.E943]&gt;[.$B$2];[.$B$3];[.E943]+0.1*[.F943])" office:value-type="float" office:value="-40.9087754803242" calcext:value-type="float">
            <text:p>-40.9087754803242</text:p>
          </table:table-cell>
          <table:table-cell table:formula="of:=([.$B$4]-([.E944]-[.$B$1]))/[.$B$5]" office:value-type="float" office:value="0.590877548032419" calcext:value-type="float">
            <text:p>0.590877548032419</text:p>
          </table:table-cell>
        </table:table-row>
        <table:table-row table:style-name="ro1">
          <table:table-cell table:number-columns-repeated="3"/>
          <table:table-cell office:value-type="float" office:value="94.3" calcext:value-type="float">
            <text:p>94.3</text:p>
          </table:table-cell>
          <table:table-cell table:formula="of:=IF([.E944]&gt;[.$B$2];[.$B$3];[.E944]+0.1*[.F944])" office:value-type="float" office:value="-40.8496877255209" calcext:value-type="float">
            <text:p>-40.8496877255209</text:p>
          </table:table-cell>
          <table:table-cell table:formula="of:=([.$B$4]-([.E945]-[.$B$1]))/[.$B$5]" office:value-type="float" office:value="0.584968772552094" calcext:value-type="float">
            <text:p>0.584968772552094</text:p>
          </table:table-cell>
        </table:table-row>
        <table:table-row table:style-name="ro1">
          <table:table-cell table:number-columns-repeated="3"/>
          <table:table-cell office:value-type="float" office:value="94.4" calcext:value-type="float">
            <text:p>94.4</text:p>
          </table:table-cell>
          <table:table-cell table:formula="of:=IF([.E945]&gt;[.$B$2];[.$B$3];[.E945]+0.1*[.F945])" office:value-type="float" office:value="-40.7911908482657" calcext:value-type="float">
            <text:p>-40.7911908482657</text:p>
          </table:table-cell>
          <table:table-cell table:formula="of:=([.$B$4]-([.E946]-[.$B$1]))/[.$B$5]" office:value-type="float" office:value="0.579119084826573" calcext:value-type="float">
            <text:p>0.579119084826573</text:p>
          </table:table-cell>
        </table:table-row>
        <table:table-row table:style-name="ro1">
          <table:table-cell table:number-columns-repeated="3"/>
          <table:table-cell office:value-type="float" office:value="94.5" calcext:value-type="float">
            <text:p>94.5</text:p>
          </table:table-cell>
          <table:table-cell table:formula="of:=IF([.E946]&gt;[.$B$2];[.$B$3];[.E946]+0.1*[.F946])" office:value-type="float" office:value="-40.7332789397831" calcext:value-type="float">
            <text:p>-40.7332789397831</text:p>
          </table:table-cell>
          <table:table-cell table:formula="of:=([.$B$4]-([.E947]-[.$B$1]))/[.$B$5]" office:value-type="float" office:value="0.573327893978308" calcext:value-type="float">
            <text:p>0.573327893978308</text:p>
          </table:table-cell>
        </table:table-row>
        <table:table-row table:style-name="ro1">
          <table:table-cell table:number-columns-repeated="3"/>
          <table:table-cell office:value-type="float" office:value="94.6" calcext:value-type="float">
            <text:p>94.6</text:p>
          </table:table-cell>
          <table:table-cell table:formula="of:=IF([.E947]&gt;[.$B$2];[.$B$3];[.E947]+0.1*[.F947])" office:value-type="float" office:value="-40.6759461503853" calcext:value-type="float">
            <text:p>-40.6759461503853</text:p>
          </table:table-cell>
          <table:table-cell table:formula="of:=([.$B$4]-([.E948]-[.$B$1]))/[.$B$5]" office:value-type="float" office:value="0.567594615038524" calcext:value-type="float">
            <text:p>0.567594615038524</text:p>
          </table:table-cell>
        </table:table-row>
        <table:table-row table:style-name="ro1">
          <table:table-cell table:number-columns-repeated="3"/>
          <table:table-cell office:value-type="float" office:value="94.7" calcext:value-type="float">
            <text:p>94.7</text:p>
          </table:table-cell>
          <table:table-cell table:formula="of:=IF([.E948]&gt;[.$B$2];[.$B$3];[.E948]+0.1*[.F948])" office:value-type="float" office:value="-40.6191866888814" calcext:value-type="float">
            <text:p>-40.6191866888814</text:p>
          </table:table-cell>
          <table:table-cell table:formula="of:=([.$B$4]-([.E949]-[.$B$1]))/[.$B$5]" office:value-type="float" office:value="0.561918668888139" calcext:value-type="float">
            <text:p>0.561918668888139</text:p>
          </table:table-cell>
        </table:table-row>
        <table:table-row table:style-name="ro1">
          <table:table-cell table:number-columns-repeated="3"/>
          <table:table-cell office:value-type="float" office:value="94.8" calcext:value-type="float">
            <text:p>94.8</text:p>
          </table:table-cell>
          <table:table-cell table:formula="of:=IF([.E949]&gt;[.$B$2];[.$B$3];[.E949]+0.1*[.F949])" office:value-type="float" office:value="-40.5629948219926" calcext:value-type="float">
            <text:p>-40.5629948219926</text:p>
          </table:table-cell>
          <table:table-cell table:formula="of:=([.$B$4]-([.E950]-[.$B$1]))/[.$B$5]" office:value-type="float" office:value="0.556299482199258" calcext:value-type="float">
            <text:p>0.556299482199258</text:p>
          </table:table-cell>
        </table:table-row>
        <table:table-row table:style-name="ro1">
          <table:table-cell table:number-columns-repeated="3"/>
          <table:table-cell office:value-type="float" office:value="94.9" calcext:value-type="float">
            <text:p>94.9</text:p>
          </table:table-cell>
          <table:table-cell table:formula="of:=IF([.E950]&gt;[.$B$2];[.$B$3];[.E950]+0.1*[.F950])" office:value-type="float" office:value="-40.5073648737727" calcext:value-type="float">
            <text:p>-40.5073648737727</text:p>
          </table:table-cell>
          <table:table-cell table:formula="of:=([.$B$4]-([.E951]-[.$B$1]))/[.$B$5]" office:value-type="float" office:value="0.550736487377265" calcext:value-type="float">
            <text:p>0.550736487377265</text:p>
          </table:table-cell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IF([.E951]&gt;[.$B$2];[.$B$3];[.E951]+0.1*[.F951])" office:value-type="float" office:value="-40.4522912250349" calcext:value-type="float">
            <text:p>-40.4522912250349</text:p>
          </table:table-cell>
          <table:table-cell table:formula="of:=([.$B$4]-([.E952]-[.$B$1]))/[.$B$5]" office:value-type="float" office:value="0.545229122503493" calcext:value-type="float">
            <text:p>0.545229122503493</text:p>
          </table:table-cell>
        </table:table-row>
        <table:table-row table:style-name="ro1">
          <table:table-cell table:number-columns-repeated="3"/>
          <table:table-cell office:value-type="float" office:value="95.1" calcext:value-type="float">
            <text:p>95.1</text:p>
          </table:table-cell>
          <table:table-cell table:formula="of:=IF([.E952]&gt;[.$B$2];[.$B$3];[.E952]+0.1*[.F952])" office:value-type="float" office:value="-40.3977683127846" calcext:value-type="float">
            <text:p>-40.3977683127846</text:p>
          </table:table-cell>
          <table:table-cell table:formula="of:=([.$B$4]-([.E953]-[.$B$1]))/[.$B$5]" office:value-type="float" office:value="0.539776831278458" calcext:value-type="float">
            <text:p>0.539776831278458</text:p>
          </table:table-cell>
        </table:table-row>
        <table:table-row table:style-name="ro1">
          <table:table-cell table:number-columns-repeated="3"/>
          <table:table-cell office:value-type="float" office:value="95.2" calcext:value-type="float">
            <text:p>95.2</text:p>
          </table:table-cell>
          <table:table-cell table:formula="of:=IF([.E953]&gt;[.$B$2];[.$B$3];[.E953]+0.1*[.F953])" office:value-type="float" office:value="-40.3437906296567" calcext:value-type="float">
            <text:p>-40.3437906296567</text:p>
          </table:table-cell>
          <table:table-cell table:formula="of:=([.$B$4]-([.E954]-[.$B$1]))/[.$B$5]" office:value-type="float" office:value="0.534379062965673" calcext:value-type="float">
            <text:p>0.534379062965673</text:p>
          </table:table-cell>
        </table:table-row>
        <table:table-row table:style-name="ro1">
          <table:table-cell table:number-columns-repeated="3"/>
          <table:table-cell office:value-type="float" office:value="95.3" calcext:value-type="float">
            <text:p>95.3</text:p>
          </table:table-cell>
          <table:table-cell table:formula="of:=IF([.E954]&gt;[.$B$2];[.$B$3];[.E954]+0.1*[.F954])" office:value-type="float" office:value="-40.2903527233602" calcext:value-type="float">
            <text:p>-40.2903527233602</text:p>
          </table:table-cell>
          <table:table-cell table:formula="of:=([.$B$4]-([.E955]-[.$B$1]))/[.$B$5]" office:value-type="float" office:value="0.529035272336017" calcext:value-type="float">
            <text:p>0.529035272336017</text:p>
          </table:table-cell>
        </table:table-row>
        <table:table-row table:style-name="ro1">
          <table:table-cell table:number-columns-repeated="3"/>
          <table:table-cell office:value-type="float" office:value="95.4" calcext:value-type="float">
            <text:p>95.4</text:p>
          </table:table-cell>
          <table:table-cell table:formula="of:=IF([.E955]&gt;[.$B$2];[.$B$3];[.E955]+0.1*[.F955])" office:value-type="float" office:value="-40.2374491961266" calcext:value-type="float">
            <text:p>-40.2374491961266</text:p>
          </table:table-cell>
          <table:table-cell table:formula="of:=([.$B$4]-([.E956]-[.$B$1]))/[.$B$5]" office:value-type="float" office:value="0.523744919612656" calcext:value-type="float">
            <text:p>0.523744919612656</text:p>
          </table:table-cell>
        </table:table-row>
        <table:table-row table:style-name="ro1">
          <table:table-cell table:number-columns-repeated="3"/>
          <table:table-cell office:value-type="float" office:value="95.5" calcext:value-type="float">
            <text:p>95.5</text:p>
          </table:table-cell>
          <table:table-cell table:formula="of:=IF([.E956]&gt;[.$B$2];[.$B$3];[.E956]+0.1*[.F956])" office:value-type="float" office:value="-40.1850747041653" calcext:value-type="float">
            <text:p>-40.1850747041653</text:p>
          </table:table-cell>
          <table:table-cell table:formula="of:=([.$B$4]-([.E957]-[.$B$1]))/[.$B$5]" office:value-type="float" office:value="0.51850747041653" calcext:value-type="float">
            <text:p>0.51850747041653</text:p>
          </table:table-cell>
        </table:table-row>
        <table:table-row table:style-name="ro1">
          <table:table-cell table:number-columns-repeated="3"/>
          <table:table-cell office:value-type="float" office:value="95.6" calcext:value-type="float">
            <text:p>95.6</text:p>
          </table:table-cell>
          <table:table-cell table:formula="of:=IF([.E957]&gt;[.$B$2];[.$B$3];[.E957]+0.1*[.F957])" office:value-type="float" office:value="-40.1332239571236" calcext:value-type="float">
            <text:p>-40.1332239571236</text:p>
          </table:table-cell>
          <table:table-cell table:formula="of:=([.$B$4]-([.E958]-[.$B$1]))/[.$B$5]" office:value-type="float" office:value="0.513322395712364" calcext:value-type="float">
            <text:p>0.513322395712364</text:p>
          </table:table-cell>
        </table:table-row>
        <table:table-row table:style-name="ro1">
          <table:table-cell table:number-columns-repeated="3"/>
          <table:table-cell office:value-type="float" office:value="95.7" calcext:value-type="float">
            <text:p>95.7</text:p>
          </table:table-cell>
          <table:table-cell table:formula="of:=IF([.E958]&gt;[.$B$2];[.$B$3];[.E958]+0.1*[.F958])" office:value-type="float" office:value="-40.0818917175524" calcext:value-type="float">
            <text:p>-40.0818917175524</text:p>
          </table:table-cell>
          <table:table-cell table:formula="of:=([.$B$4]-([.E959]-[.$B$1]))/[.$B$5]" office:value-type="float" office:value="0.50818917175524" calcext:value-type="float">
            <text:p>0.50818917175524</text:p>
          </table:table-cell>
        </table:table-row>
        <table:table-row table:style-name="ro1">
          <table:table-cell table:number-columns-repeated="3"/>
          <table:table-cell office:value-type="float" office:value="95.8" calcext:value-type="float">
            <text:p>95.8</text:p>
          </table:table-cell>
          <table:table-cell table:formula="of:=IF([.E959]&gt;[.$B$2];[.$B$3];[.E959]+0.1*[.F959])" office:value-type="float" office:value="-40.0310728003769" calcext:value-type="float">
            <text:p>-40.0310728003769</text:p>
          </table:table-cell>
          <table:table-cell table:formula="of:=([.$B$4]-([.E960]-[.$B$1]))/[.$B$5]" office:value-type="float" office:value="0.503107280037688" calcext:value-type="float">
            <text:p>0.503107280037688</text:p>
          </table:table-cell>
        </table:table-row>
        <table:table-row table:style-name="ro1">
          <table:table-cell table:number-columns-repeated="3"/>
          <table:table-cell office:value-type="float" office:value="95.9" calcext:value-type="float">
            <text:p>95.9</text:p>
          </table:table-cell>
          <table:table-cell table:formula="of:=IF([.E960]&gt;[.$B$2];[.$B$3];[.E960]+0.1*[.F960])" office:value-type="float" office:value="-39.9807620723731" calcext:value-type="float">
            <text:p>-39.9807620723731</text:p>
          </table:table-cell>
          <table:table-cell table:formula="of:=([.$B$4]-([.E961]-[.$B$1]))/[.$B$5]" office:value-type="float" office:value="0.498076207237311" calcext:value-type="float">
            <text:p>0.498076207237311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IF([.E961]&gt;[.$B$2];[.$B$3];[.E961]+0.1*[.F961])" office:value-type="float" office:value="-70" calcext:value-type="float">
            <text:p>-70</text:p>
          </table:table-cell>
          <table:table-cell table:formula="of:=([.$B$4]-([.E962]-[.$B$1]))/[.$B$5]" office:value-type="float" office:value="3.5" calcext:value-type="float">
            <text:p>3.5</text:p>
          </table:table-cell>
        </table:table-row>
        <table:table-row table:style-name="ro1">
          <table:table-cell table:number-columns-repeated="3"/>
          <table:table-cell office:value-type="float" office:value="96.1" calcext:value-type="float">
            <text:p>96.1</text:p>
          </table:table-cell>
          <table:table-cell table:formula="of:=IF([.E962]&gt;[.$B$2];[.$B$3];[.E962]+0.1*[.F962])" office:value-type="float" office:value="-69.65" calcext:value-type="float">
            <text:p>-69.65</text:p>
          </table:table-cell>
          <table:table-cell table:formula="of:=([.$B$4]-([.E963]-[.$B$1]))/[.$B$5]" office:value-type="float" office:value="3.465" calcext:value-type="float">
            <text:p>3.465</text:p>
          </table:table-cell>
        </table:table-row>
        <table:table-row table:style-name="ro1">
          <table:table-cell table:number-columns-repeated="3"/>
          <table:table-cell office:value-type="float" office:value="96.2" calcext:value-type="float">
            <text:p>96.2</text:p>
          </table:table-cell>
          <table:table-cell table:formula="of:=IF([.E963]&gt;[.$B$2];[.$B$3];[.E963]+0.1*[.F963])" office:value-type="float" office:value="-69.3035" calcext:value-type="float">
            <text:p>-69.3035</text:p>
          </table:table-cell>
          <table:table-cell table:formula="of:=([.$B$4]-([.E964]-[.$B$1]))/[.$B$5]" office:value-type="float" office:value="3.43035" calcext:value-type="float">
            <text:p>3.43035</text:p>
          </table:table-cell>
        </table:table-row>
        <table:table-row table:style-name="ro1">
          <table:table-cell table:number-columns-repeated="3"/>
          <table:table-cell office:value-type="float" office:value="96.3" calcext:value-type="float">
            <text:p>96.3</text:p>
          </table:table-cell>
          <table:table-cell table:formula="of:=IF([.E964]&gt;[.$B$2];[.$B$3];[.E964]+0.1*[.F964])" office:value-type="float" office:value="-68.960465" calcext:value-type="float">
            <text:p>-68.960465</text:p>
          </table:table-cell>
          <table:table-cell table:formula="of:=([.$B$4]-([.E965]-[.$B$1]))/[.$B$5]" office:value-type="float" office:value="3.3960465" calcext:value-type="float">
            <text:p>3.3960465</text:p>
          </table:table-cell>
        </table:table-row>
        <table:table-row table:style-name="ro1">
          <table:table-cell table:number-columns-repeated="3"/>
          <table:table-cell office:value-type="float" office:value="96.4" calcext:value-type="float">
            <text:p>96.4</text:p>
          </table:table-cell>
          <table:table-cell table:formula="of:=IF([.E965]&gt;[.$B$2];[.$B$3];[.E965]+0.1*[.F965])" office:value-type="float" office:value="-68.62086035" calcext:value-type="float">
            <text:p>-68.62086035</text:p>
          </table:table-cell>
          <table:table-cell table:formula="of:=([.$B$4]-([.E966]-[.$B$1]))/[.$B$5]" office:value-type="float" office:value="3.362086035" calcext:value-type="float">
            <text:p>3.362086035</text:p>
          </table:table-cell>
        </table:table-row>
        <table:table-row table:style-name="ro1">
          <table:table-cell table:number-columns-repeated="3"/>
          <table:table-cell office:value-type="float" office:value="96.5" calcext:value-type="float">
            <text:p>96.5</text:p>
          </table:table-cell>
          <table:table-cell table:formula="of:=IF([.E966]&gt;[.$B$2];[.$B$3];[.E966]+0.1*[.F966])" office:value-type="float" office:value="-68.2846517465" calcext:value-type="float">
            <text:p>-68.2846517465</text:p>
          </table:table-cell>
          <table:table-cell table:formula="of:=([.$B$4]-([.E967]-[.$B$1]))/[.$B$5]" office:value-type="float" office:value="3.32846517465" calcext:value-type="float">
            <text:p>3.32846517465</text:p>
          </table:table-cell>
        </table:table-row>
        <table:table-row table:style-name="ro1">
          <table:table-cell table:number-columns-repeated="3"/>
          <table:table-cell office:value-type="float" office:value="96.6" calcext:value-type="float">
            <text:p>96.6</text:p>
          </table:table-cell>
          <table:table-cell table:formula="of:=IF([.E967]&gt;[.$B$2];[.$B$3];[.E967]+0.1*[.F967])" office:value-type="float" office:value="-67.951805229035" calcext:value-type="float">
            <text:p>-67.951805229035</text:p>
          </table:table-cell>
          <table:table-cell table:formula="of:=([.$B$4]-([.E968]-[.$B$1]))/[.$B$5]" office:value-type="float" office:value="3.2951805229035" calcext:value-type="float">
            <text:p>3.2951805229035</text:p>
          </table:table-cell>
        </table:table-row>
        <table:table-row table:style-name="ro1">
          <table:table-cell table:number-columns-repeated="3"/>
          <table:table-cell office:value-type="float" office:value="96.7" calcext:value-type="float">
            <text:p>96.7</text:p>
          </table:table-cell>
          <table:table-cell table:formula="of:=IF([.E968]&gt;[.$B$2];[.$B$3];[.E968]+0.1*[.F968])" office:value-type="float" office:value="-67.6222871767447" calcext:value-type="float">
            <text:p>-67.6222871767447</text:p>
          </table:table-cell>
          <table:table-cell table:formula="of:=([.$B$4]-([.E969]-[.$B$1]))/[.$B$5]" office:value-type="float" office:value="3.26222871767446" calcext:value-type="float">
            <text:p>3.26222871767446</text:p>
          </table:table-cell>
        </table:table-row>
        <table:table-row table:style-name="ro1">
          <table:table-cell table:number-columns-repeated="3"/>
          <table:table-cell office:value-type="float" office:value="96.8" calcext:value-type="float">
            <text:p>96.8</text:p>
          </table:table-cell>
          <table:table-cell table:formula="of:=IF([.E969]&gt;[.$B$2];[.$B$3];[.E969]+0.1*[.F969])" office:value-type="float" office:value="-67.2960643049772" calcext:value-type="float">
            <text:p>-67.2960643049772</text:p>
          </table:table-cell>
          <table:table-cell table:formula="of:=([.$B$4]-([.E970]-[.$B$1]))/[.$B$5]" office:value-type="float" office:value="3.22960643049772" calcext:value-type="float">
            <text:p>3.22960643049772</text:p>
          </table:table-cell>
        </table:table-row>
        <table:table-row table:style-name="ro1">
          <table:table-cell table:number-columns-repeated="3"/>
          <table:table-cell office:value-type="float" office:value="96.9" calcext:value-type="float">
            <text:p>96.9</text:p>
          </table:table-cell>
          <table:table-cell table:formula="of:=IF([.E970]&gt;[.$B$2];[.$B$3];[.E970]+0.1*[.F970])" office:value-type="float" office:value="-66.9731036619274" calcext:value-type="float">
            <text:p>-66.9731036619274</text:p>
          </table:table-cell>
          <table:table-cell table:formula="of:=([.$B$4]-([.E971]-[.$B$1]))/[.$B$5]" office:value-type="float" office:value="3.19731036619274" calcext:value-type="float">
            <text:p>3.19731036619274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IF([.E971]&gt;[.$B$2];[.$B$3];[.E971]+0.1*[.F971])" office:value-type="float" office:value="-66.6533726253082" calcext:value-type="float">
            <text:p>-66.6533726253082</text:p>
          </table:table-cell>
          <table:table-cell table:formula="of:=([.$B$4]-([.E972]-[.$B$1]))/[.$B$5]" office:value-type="float" office:value="3.16533726253082" calcext:value-type="float">
            <text:p>3.16533726253082</text:p>
          </table:table-cell>
        </table:table-row>
        <table:table-row table:style-name="ro1">
          <table:table-cell table:number-columns-repeated="3"/>
          <table:table-cell office:value-type="float" office:value="97.1" calcext:value-type="float">
            <text:p>97.1</text:p>
          </table:table-cell>
          <table:table-cell table:formula="of:=IF([.E972]&gt;[.$B$2];[.$B$3];[.E972]+0.1*[.F972])" office:value-type="float" office:value="-66.3368388990551" calcext:value-type="float">
            <text:p>-66.3368388990551</text:p>
          </table:table-cell>
          <table:table-cell table:formula="of:=([.$B$4]-([.E973]-[.$B$1]))/[.$B$5]" office:value-type="float" office:value="3.13368388990551" calcext:value-type="float">
            <text:p>3.13368388990551</text:p>
          </table:table-cell>
        </table:table-row>
        <table:table-row table:style-name="ro1">
          <table:table-cell table:number-columns-repeated="3"/>
          <table:table-cell office:value-type="float" office:value="97.2" calcext:value-type="float">
            <text:p>97.2</text:p>
          </table:table-cell>
          <table:table-cell table:formula="of:=IF([.E973]&gt;[.$B$2];[.$B$3];[.E973]+0.1*[.F973])" office:value-type="float" office:value="-66.0234705100645" calcext:value-type="float">
            <text:p>-66.0234705100645</text:p>
          </table:table-cell>
          <table:table-cell table:formula="of:=([.$B$4]-([.E974]-[.$B$1]))/[.$B$5]" office:value-type="float" office:value="3.10234705100645" calcext:value-type="float">
            <text:p>3.10234705100645</text:p>
          </table:table-cell>
        </table:table-row>
        <table:table-row table:style-name="ro1">
          <table:table-cell table:number-columns-repeated="3"/>
          <table:table-cell office:value-type="float" office:value="97.3" calcext:value-type="float">
            <text:p>97.3</text:p>
          </table:table-cell>
          <table:table-cell table:formula="of:=IF([.E974]&gt;[.$B$2];[.$B$3];[.E974]+0.1*[.F974])" office:value-type="float" office:value="-65.7132358049639" calcext:value-type="float">
            <text:p>-65.7132358049639</text:p>
          </table:table-cell>
          <table:table-cell table:formula="of:=([.$B$4]-([.E975]-[.$B$1]))/[.$B$5]" office:value-type="float" office:value="3.07132358049639" calcext:value-type="float">
            <text:p>3.07132358049639</text:p>
          </table:table-cell>
        </table:table-row>
        <table:table-row table:style-name="ro1">
          <table:table-cell table:number-columns-repeated="3"/>
          <table:table-cell office:value-type="float" office:value="97.4" calcext:value-type="float">
            <text:p>97.4</text:p>
          </table:table-cell>
          <table:table-cell table:formula="of:=IF([.E975]&gt;[.$B$2];[.$B$3];[.E975]+0.1*[.F975])" office:value-type="float" office:value="-65.4061034469143" calcext:value-type="float">
            <text:p>-65.4061034469143</text:p>
          </table:table-cell>
          <table:table-cell table:formula="of:=([.$B$4]-([.E976]-[.$B$1]))/[.$B$5]" office:value-type="float" office:value="3.04061034469142" calcext:value-type="float">
            <text:p>3.04061034469142</text:p>
          </table:table-cell>
        </table:table-row>
        <table:table-row table:style-name="ro1">
          <table:table-cell table:number-columns-repeated="3"/>
          <table:table-cell office:value-type="float" office:value="97.5" calcext:value-type="float">
            <text:p>97.5</text:p>
          </table:table-cell>
          <table:table-cell table:formula="of:=IF([.E976]&gt;[.$B$2];[.$B$3];[.E976]+0.1*[.F976])" office:value-type="float" office:value="-65.1020424124451" calcext:value-type="float">
            <text:p>-65.1020424124451</text:p>
          </table:table-cell>
          <table:table-cell table:formula="of:=([.$B$4]-([.E977]-[.$B$1]))/[.$B$5]" office:value-type="float" office:value="3.01020424124451" calcext:value-type="float">
            <text:p>3.01020424124451</text:p>
          </table:table-cell>
        </table:table-row>
        <table:table-row table:style-name="ro1">
          <table:table-cell table:number-columns-repeated="3"/>
          <table:table-cell office:value-type="float" office:value="97.6" calcext:value-type="float">
            <text:p>97.6</text:p>
          </table:table-cell>
          <table:table-cell table:formula="of:=IF([.E977]&gt;[.$B$2];[.$B$3];[.E977]+0.1*[.F977])" office:value-type="float" office:value="-64.8010219883207" calcext:value-type="float">
            <text:p>-64.8010219883207</text:p>
          </table:table-cell>
          <table:table-cell table:formula="of:=([.$B$4]-([.E978]-[.$B$1]))/[.$B$5]" office:value-type="float" office:value="2.98010219883207" calcext:value-type="float">
            <text:p>2.98010219883207</text:p>
          </table:table-cell>
        </table:table-row>
        <table:table-row table:style-name="ro1">
          <table:table-cell table:number-columns-repeated="3"/>
          <table:table-cell office:value-type="float" office:value="97.7" calcext:value-type="float">
            <text:p>97.7</text:p>
          </table:table-cell>
          <table:table-cell table:formula="of:=IF([.E978]&gt;[.$B$2];[.$B$3];[.E978]+0.1*[.F978])" office:value-type="float" office:value="-64.5030117684374" calcext:value-type="float">
            <text:p>-64.5030117684374</text:p>
          </table:table-cell>
          <table:table-cell table:formula="of:=([.$B$4]-([.E979]-[.$B$1]))/[.$B$5]" office:value-type="float" office:value="2.95030117684374" calcext:value-type="float">
            <text:p>2.95030117684374</text:p>
          </table:table-cell>
        </table:table-row>
        <table:table-row table:style-name="ro1">
          <table:table-cell table:number-columns-repeated="3"/>
          <table:table-cell office:value-type="float" office:value="97.8" calcext:value-type="float">
            <text:p>97.8</text:p>
          </table:table-cell>
          <table:table-cell table:formula="of:=IF([.E979]&gt;[.$B$2];[.$B$3];[.E979]+0.1*[.F979])" office:value-type="float" office:value="-64.2079816507531" calcext:value-type="float">
            <text:p>-64.2079816507531</text:p>
          </table:table-cell>
          <table:table-cell table:formula="of:=([.$B$4]-([.E980]-[.$B$1]))/[.$B$5]" office:value-type="float" office:value="2.92079816507531" calcext:value-type="float">
            <text:p>2.92079816507531</text:p>
          </table:table-cell>
        </table:table-row>
        <table:table-row table:style-name="ro1">
          <table:table-cell table:number-columns-repeated="3"/>
          <table:table-cell office:value-type="float" office:value="97.9" calcext:value-type="float">
            <text:p>97.9</text:p>
          </table:table-cell>
          <table:table-cell table:formula="of:=IF([.E980]&gt;[.$B$2];[.$B$3];[.E980]+0.1*[.F980])" office:value-type="float" office:value="-63.9159018342455" calcext:value-type="float">
            <text:p>-63.9159018342455</text:p>
          </table:table-cell>
          <table:table-cell table:formula="of:=([.$B$4]-([.E981]-[.$B$1]))/[.$B$5]" office:value-type="float" office:value="2.89159018342455" calcext:value-type="float">
            <text:p>2.89159018342455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IF([.E981]&gt;[.$B$2];[.$B$3];[.E981]+0.1*[.F981])" office:value-type="float" office:value="-63.6267428159031" calcext:value-type="float">
            <text:p>-63.6267428159031</text:p>
          </table:table-cell>
          <table:table-cell table:formula="of:=([.$B$4]-([.E982]-[.$B$1]))/[.$B$5]" office:value-type="float" office:value="2.86267428159031" calcext:value-type="float">
            <text:p>2.86267428159031</text:p>
          </table:table-cell>
        </table:table-row>
        <table:table-row table:style-name="ro1">
          <table:table-cell table:number-columns-repeated="3"/>
          <table:table-cell office:value-type="float" office:value="98.1" calcext:value-type="float">
            <text:p>98.1</text:p>
          </table:table-cell>
          <table:table-cell table:formula="of:=IF([.E982]&gt;[.$B$2];[.$B$3];[.E982]+0.1*[.F982])" office:value-type="float" office:value="-63.3404753877441" calcext:value-type="float">
            <text:p>-63.3404753877441</text:p>
          </table:table-cell>
          <table:table-cell table:formula="of:=([.$B$4]-([.E983]-[.$B$1]))/[.$B$5]" office:value-type="float" office:value="2.83404753877441" calcext:value-type="float">
            <text:p>2.83404753877441</text:p>
          </table:table-cell>
        </table:table-row>
        <table:table-row table:style-name="ro1">
          <table:table-cell table:number-columns-repeated="3"/>
          <table:table-cell office:value-type="float" office:value="98.2" calcext:value-type="float">
            <text:p>98.2</text:p>
          </table:table-cell>
          <table:table-cell table:formula="of:=IF([.E983]&gt;[.$B$2];[.$B$3];[.E983]+0.1*[.F983])" office:value-type="float" office:value="-63.0570706338666" calcext:value-type="float">
            <text:p>-63.0570706338666</text:p>
          </table:table-cell>
          <table:table-cell table:formula="of:=([.$B$4]-([.E984]-[.$B$1]))/[.$B$5]" office:value-type="float" office:value="2.80570706338666" calcext:value-type="float">
            <text:p>2.80570706338666</text:p>
          </table:table-cell>
        </table:table-row>
        <table:table-row table:style-name="ro1">
          <table:table-cell table:number-columns-repeated="3"/>
          <table:table-cell office:value-type="float" office:value="98.3" calcext:value-type="float">
            <text:p>98.3</text:p>
          </table:table-cell>
          <table:table-cell table:formula="of:=IF([.E984]&gt;[.$B$2];[.$B$3];[.E984]+0.1*[.F984])" office:value-type="float" office:value="-62.776499927528" calcext:value-type="float">
            <text:p>-62.776499927528</text:p>
          </table:table-cell>
          <table:table-cell table:formula="of:=([.$B$4]-([.E985]-[.$B$1]))/[.$B$5]" office:value-type="float" office:value="2.77764999275279" calcext:value-type="float">
            <text:p>2.77764999275279</text:p>
          </table:table-cell>
        </table:table-row>
        <table:table-row table:style-name="ro1">
          <table:table-cell table:number-columns-repeated="3"/>
          <table:table-cell office:value-type="float" office:value="98.4" calcext:value-type="float">
            <text:p>98.4</text:p>
          </table:table-cell>
          <table:table-cell table:formula="of:=IF([.E985]&gt;[.$B$2];[.$B$3];[.E985]+0.1*[.F985])" office:value-type="float" office:value="-62.4987349282527" calcext:value-type="float">
            <text:p>-62.4987349282527</text:p>
          </table:table-cell>
          <table:table-cell table:formula="of:=([.$B$4]-([.E986]-[.$B$1]))/[.$B$5]" office:value-type="float" office:value="2.74987349282527" calcext:value-type="float">
            <text:p>2.74987349282527</text:p>
          </table:table-cell>
        </table:table-row>
        <table:table-row table:style-name="ro1">
          <table:table-cell table:number-columns-repeated="3"/>
          <table:table-cell office:value-type="float" office:value="98.5" calcext:value-type="float">
            <text:p>98.5</text:p>
          </table:table-cell>
          <table:table-cell table:formula="of:=IF([.E986]&gt;[.$B$2];[.$B$3];[.E986]+0.1*[.F986])" office:value-type="float" office:value="-62.2237475789702" calcext:value-type="float">
            <text:p>-62.2237475789702</text:p>
          </table:table-cell>
          <table:table-cell table:formula="of:=([.$B$4]-([.E987]-[.$B$1]))/[.$B$5]" office:value-type="float" office:value="2.72237475789701" calcext:value-type="float">
            <text:p>2.72237475789701</text:p>
          </table:table-cell>
        </table:table-row>
        <table:table-row table:style-name="ro1">
          <table:table-cell table:number-columns-repeated="3"/>
          <table:table-cell office:value-type="float" office:value="98.6" calcext:value-type="float">
            <text:p>98.6</text:p>
          </table:table-cell>
          <table:table-cell table:formula="of:=IF([.E987]&gt;[.$B$2];[.$B$3];[.E987]+0.1*[.F987])" office:value-type="float" office:value="-61.9515101031804" calcext:value-type="float">
            <text:p>-61.9515101031804</text:p>
          </table:table-cell>
          <table:table-cell table:formula="of:=([.$B$4]-([.E988]-[.$B$1]))/[.$B$5]" office:value-type="float" office:value="2.69515101031804" calcext:value-type="float">
            <text:p>2.69515101031804</text:p>
          </table:table-cell>
        </table:table-row>
        <table:table-row table:style-name="ro1">
          <table:table-cell table:number-columns-repeated="3"/>
          <table:table-cell office:value-type="float" office:value="98.7" calcext:value-type="float">
            <text:p>98.7</text:p>
          </table:table-cell>
          <table:table-cell table:formula="of:=IF([.E988]&gt;[.$B$2];[.$B$3];[.E988]+0.1*[.F988])" office:value-type="float" office:value="-61.6819950021486" calcext:value-type="float">
            <text:p>-61.6819950021486</text:p>
          </table:table-cell>
          <table:table-cell table:formula="of:=([.$B$4]-([.E989]-[.$B$1]))/[.$B$5]" office:value-type="float" office:value="2.66819950021486" calcext:value-type="float">
            <text:p>2.66819950021486</text:p>
          </table:table-cell>
        </table:table-row>
        <table:table-row table:style-name="ro1">
          <table:table-cell table:number-columns-repeated="3"/>
          <table:table-cell office:value-type="float" office:value="98.8" calcext:value-type="float">
            <text:p>98.8</text:p>
          </table:table-cell>
          <table:table-cell table:formula="of:=IF([.E989]&gt;[.$B$2];[.$B$3];[.E989]+0.1*[.F989])" office:value-type="float" office:value="-61.4151750521272" calcext:value-type="float">
            <text:p>-61.4151750521272</text:p>
          </table:table-cell>
          <table:table-cell table:formula="of:=([.$B$4]-([.E990]-[.$B$1]))/[.$B$5]" office:value-type="float" office:value="2.64151750521272" calcext:value-type="float">
            <text:p>2.64151750521272</text:p>
          </table:table-cell>
        </table:table-row>
        <table:table-row table:style-name="ro1">
          <table:table-cell table:number-columns-repeated="3"/>
          <table:table-cell office:value-type="float" office:value="98.9" calcext:value-type="float">
            <text:p>98.9</text:p>
          </table:table-cell>
          <table:table-cell table:formula="of:=IF([.E990]&gt;[.$B$2];[.$B$3];[.E990]+0.1*[.F990])" office:value-type="float" office:value="-61.1510233016059" calcext:value-type="float">
            <text:p>-61.1510233016059</text:p>
          </table:table-cell>
          <table:table-cell table:formula="of:=([.$B$4]-([.E991]-[.$B$1]))/[.$B$5]" office:value-type="float" office:value="2.61510233016059" calcext:value-type="float">
            <text:p>2.61510233016059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IF([.E991]&gt;[.$B$2];[.$B$3];[.E991]+0.1*[.F991])" office:value-type="float" office:value="-60.8895130685898" calcext:value-type="float">
            <text:p>-60.8895130685898</text:p>
          </table:table-cell>
          <table:table-cell table:formula="of:=([.$B$4]-([.E992]-[.$B$1]))/[.$B$5]" office:value-type="float" office:value="2.58895130685898" calcext:value-type="float">
            <text:p>2.58895130685898</text:p>
          </table:table-cell>
        </table:table-row>
        <table:table-row table:style-name="ro1">
          <table:table-cell table:number-columns-repeated="3"/>
          <table:table-cell office:value-type="float" office:value="99.1" calcext:value-type="float">
            <text:p>99.1</text:p>
          </table:table-cell>
          <table:table-cell table:formula="of:=IF([.E992]&gt;[.$B$2];[.$B$3];[.E992]+0.1*[.F992])" office:value-type="float" office:value="-60.6306179379039" calcext:value-type="float">
            <text:p>-60.6306179379039</text:p>
          </table:table-cell>
          <table:table-cell table:formula="of:=([.$B$4]-([.E993]-[.$B$1]))/[.$B$5]" office:value-type="float" office:value="2.56306179379039" calcext:value-type="float">
            <text:p>2.56306179379039</text:p>
          </table:table-cell>
        </table:table-row>
        <table:table-row table:style-name="ro1">
          <table:table-cell table:number-columns-repeated="3"/>
          <table:table-cell office:value-type="float" office:value="99.2" calcext:value-type="float">
            <text:p>99.2</text:p>
          </table:table-cell>
          <table:table-cell table:formula="of:=IF([.E993]&gt;[.$B$2];[.$B$3];[.E993]+0.1*[.F993])" office:value-type="float" office:value="-60.3743117585249" calcext:value-type="float">
            <text:p>-60.3743117585249</text:p>
          </table:table-cell>
          <table:table-cell table:formula="of:=([.$B$4]-([.E994]-[.$B$1]))/[.$B$5]" office:value-type="float" office:value="2.53743117585249" calcext:value-type="float">
            <text:p>2.53743117585249</text:p>
          </table:table-cell>
        </table:table-row>
        <table:table-row table:style-name="ro1">
          <table:table-cell table:number-columns-repeated="3"/>
          <table:table-cell office:value-type="float" office:value="99.3" calcext:value-type="float">
            <text:p>99.3</text:p>
          </table:table-cell>
          <table:table-cell table:formula="of:=IF([.E994]&gt;[.$B$2];[.$B$3];[.E994]+0.1*[.F994])" office:value-type="float" office:value="-60.1205686409396" calcext:value-type="float">
            <text:p>-60.1205686409396</text:p>
          </table:table-cell>
          <table:table-cell table:formula="of:=([.$B$4]-([.E995]-[.$B$1]))/[.$B$5]" office:value-type="float" office:value="2.51205686409396" calcext:value-type="float">
            <text:p>2.51205686409396</text:p>
          </table:table-cell>
        </table:table-row>
        <table:table-row table:style-name="ro1">
          <table:table-cell table:number-columns-repeated="3"/>
          <table:table-cell office:value-type="float" office:value="99.4" calcext:value-type="float">
            <text:p>99.4</text:p>
          </table:table-cell>
          <table:table-cell table:formula="of:=IF([.E995]&gt;[.$B$2];[.$B$3];[.E995]+0.1*[.F995])" office:value-type="float" office:value="-59.8693629545302" calcext:value-type="float">
            <text:p>-59.8693629545302</text:p>
          </table:table-cell>
          <table:table-cell table:formula="of:=([.$B$4]-([.E996]-[.$B$1]))/[.$B$5]" office:value-type="float" office:value="2.48693629545302" calcext:value-type="float">
            <text:p>2.48693629545302</text:p>
          </table:table-cell>
        </table:table-row>
        <table:table-row table:style-name="ro1">
          <table:table-cell table:number-columns-repeated="3"/>
          <table:table-cell office:value-type="float" office:value="99.5" calcext:value-type="float">
            <text:p>99.5</text:p>
          </table:table-cell>
          <table:table-cell table:formula="of:=IF([.E996]&gt;[.$B$2];[.$B$3];[.E996]+0.1*[.F996])" office:value-type="float" office:value="-59.6206693249849" calcext:value-type="float">
            <text:p>-59.6206693249849</text:p>
          </table:table-cell>
          <table:table-cell table:formula="of:=([.$B$4]-([.E997]-[.$B$1]))/[.$B$5]" office:value-type="float" office:value="2.46206693249849" calcext:value-type="float">
            <text:p>2.46206693249849</text:p>
          </table:table-cell>
        </table:table-row>
        <table:table-row table:style-name="ro1">
          <table:table-cell table:number-columns-repeated="3"/>
          <table:table-cell office:value-type="float" office:value="99.6" calcext:value-type="float">
            <text:p>99.6</text:p>
          </table:table-cell>
          <table:table-cell table:formula="of:=IF([.E997]&gt;[.$B$2];[.$B$3];[.E997]+0.1*[.F997])" office:value-type="float" office:value="-59.3744626317351" calcext:value-type="float">
            <text:p>-59.3744626317351</text:p>
          </table:table-cell>
          <table:table-cell table:formula="of:=([.$B$4]-([.E998]-[.$B$1]))/[.$B$5]" office:value-type="float" office:value="2.43744626317351" calcext:value-type="float">
            <text:p>2.43744626317351</text:p>
          </table:table-cell>
        </table:table-row>
        <table:table-row table:style-name="ro1">
          <table:table-cell table:number-columns-repeated="3"/>
          <table:table-cell office:value-type="float" office:value="99.7" calcext:value-type="float">
            <text:p>99.7</text:p>
          </table:table-cell>
          <table:table-cell table:formula="of:=IF([.E998]&gt;[.$B$2];[.$B$3];[.E998]+0.1*[.F998])" office:value-type="float" office:value="-59.1307180054177" calcext:value-type="float">
            <text:p>-59.1307180054177</text:p>
          </table:table-cell>
          <table:table-cell table:formula="of:=([.$B$4]-([.E999]-[.$B$1]))/[.$B$5]" office:value-type="float" office:value="2.41307180054177" calcext:value-type="float">
            <text:p>2.41307180054177</text:p>
          </table:table-cell>
        </table:table-row>
        <table:table-row table:style-name="ro1">
          <table:table-cell table:number-columns-repeated="3"/>
          <table:table-cell office:value-type="float" office:value="99.8" calcext:value-type="float">
            <text:p>99.8</text:p>
          </table:table-cell>
          <table:table-cell table:formula="of:=IF([.E999]&gt;[.$B$2];[.$B$3];[.E999]+0.1*[.F999])" office:value-type="float" office:value="-58.8894108253636" calcext:value-type="float">
            <text:p>-58.8894108253636</text:p>
          </table:table-cell>
          <table:table-cell table:formula="of:=([.$B$4]-([.E1000]-[.$B$1]))/[.$B$5]" office:value-type="float" office:value="2.38894108253636" calcext:value-type="float">
            <text:p>2.38894108253636</text:p>
          </table:table-cell>
        </table:table-row>
        <table:table-row table:style-name="ro1">
          <table:table-cell table:number-columns-repeated="3"/>
          <table:table-cell office:value-type="float" office:value="99.9" calcext:value-type="float">
            <text:p>99.9</text:p>
          </table:table-cell>
          <table:table-cell table:formula="of:=IF([.E1000]&gt;[.$B$2];[.$B$3];[.E1000]+0.1*[.F1000])" office:value-type="float" office:value="-58.6505167171099" calcext:value-type="float">
            <text:p>-58.6505167171099</text:p>
          </table:table-cell>
          <table:table-cell table:formula="of:=([.$B$4]-([.E1001]-[.$B$1]))/[.$B$5]" office:value-type="float" office:value="2.36505167171099" calcext:value-type="float">
            <text:p>2.3650516717109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IF([.E1001]&gt;[.$B$2];[.$B$3];[.E1001]+0.1*[.F1001])" office:value-type="float" office:value="-58.4140115499388" calcext:value-type="float">
            <text:p>-58.4140115499388</text:p>
          </table:table-cell>
          <table:table-cell table:formula="of:=([.$B$4]-([.E1002]-[.$B$1]))/[.$B$5]" office:value-type="float" office:value="2.34140115499388" calcext:value-type="float">
            <text:p>2.341401154993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HK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HK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6:36:38.08130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7:03:02.938417131</meta:creation-date>
    <meta:generator>LibreOffice/6.2.8.2$Linux_X86_64 LibreOffice_project/f82ddfca21ebc1e222a662a32b25c0c9d20169ee</meta:generator>
    <dc:date>2019-10-29T16:39:32.090657797</dc:date>
    <meta:editing-duration>PT13M34S</meta:editing-duration>
    <meta:editing-cycles>2</meta:editing-cycles>
    <meta:document-statistic meta:table-count="1" meta:cell-count="30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87cm" svg:height="9.634cm" xlink:href=".." xlink:type="simple" chart:class="chart:scatter" chart:style-name="ch1">
        <chart:legend chart:legend-position="end" svg:x="13.408cm" svg:y="4.514cm" style:legend-expansion="high" chart:style-name="ch2"/>
        <chart:plot-area chart:style-name="ch3" table:cell-range-address="Sheet1.D2:Sheet1.E1002 Sheet1.E1:Sheet1.E1" chart:data-source-has-labels="row" svg:x="0.299cm" svg:y="0.192cm" svg:width="12.81cm" svg:height="9.25cm">
          <chartooo:coordinate-region svg:x="1.044cm" svg:y="0.395cm" svg:width="11.782cm" svg:height="8.8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002" chart:label-cell-address="Sheet1.E1:Sheet1.E1" chart:class="chart:scatter">
            <chart:domain table:cell-range-address="Sheet1.D2:Sheet1.D1002"/>
            <chart:data-point chart:repeated="10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002</svg:desc>
                </draw:g>
              </table:table-cell>
              <table:table-cell office:value-type="float" office:value="-65">
                <text:p>-65</text:p>
                <draw:g>
                  <svg:desc>Sheet1.E2:Sheet1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64.7">
                <text:p>-6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64.403">
                <text:p>-64.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64.10897">
                <text:p>-64.10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63.8178803">
                <text:p>-63.81788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63.529701497">
                <text:p>-63.52970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63.24440448203">
                <text:p>-63.24440448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62.9619604372097">
                <text:p>-62.9619604372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62.6823408328376">
                <text:p>-62.6823408328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62.4055174245092">
                <text:p>-62.4055174245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62.1314622502641">
                <text:p>-62.131462250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61.8601476277615">
                <text:p>-61.86014762776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61.5915461514839">
                <text:p>-61.5915461514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61.325630689969">
                <text:p>-61.325630689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61.0623743830694">
                <text:p>-61.0623743830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60.8017506392387">
                <text:p>-60.8017506392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60.5437331328463">
                <text:p>-60.5437331328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60.2882958015178">
                <text:p>-60.2882958015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60.0354128435026">
                <text:p>-60.0354128435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59.7850587150676">
                <text:p>-59.7850587150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59.5372081279169">
                <text:p>-59.5372081279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59.2918360466378">
                <text:p>-59.2918360466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59.0489176861714">
                <text:p>-59.0489176861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58.8084285093097">
                <text:p>-58.80842850930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58.5703442242166">
                <text:p>-58.5703442242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58.3346407819744">
                <text:p>-58.3346407819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58.1012943741547">
                <text:p>-58.1012943741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57.8702814304131">
                <text:p>-57.8702814304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57.641578616109">
                <text:p>-57.641578616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57.4151628299479">
                <text:p>-57.41516282994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57.1910112016484">
                <text:p>-57.1910112016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-56.9691010896319">
                <text:p>-56.9691010896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-56.7494100787356">
                <text:p>-56.7494100787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-56.5319159779483">
                <text:p>-56.5319159779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-56.3165968181688">
                <text:p>-56.3165968181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-56.1034308499871">
                <text:p>-56.10343084998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-55.8923965414872">
                <text:p>-55.8923965414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-55.6834725760723">
                <text:p>-55.6834725760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-55.4766378503116">
                <text:p>-55.4766378503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-55.2718714718085">
                <text:p>-55.2718714718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-55.0691527570904">
                <text:p>-55.0691527570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-54.8684612295195">
                <text:p>-54.8684612295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-54.6697766172243">
                <text:p>-54.6697766172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-54.4730788510521">
                <text:p>-54.4730788510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-54.2783480625416">
                <text:p>-54.2783480625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-54.0855645819161">
                <text:p>-54.08556458191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-53.894708936097">
                <text:p>-53.894708936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-53.705761846736">
                <text:p>-53.705761846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-53.5187042282687">
                <text:p>-53.5187042282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-53.333517185986">
                <text:p>-53.3335171859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-53.1501820141261">
                <text:p>-53.1501820141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-52.9686801939848">
                <text:p>-52.9686801939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-52.788993392045">
                <text:p>-52.7889933920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-52.6111034581245">
                <text:p>-52.6111034581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-52.4349924235433">
                <text:p>-52.4349924235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-52.2606424993079">
                <text:p>-52.26064249930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-52.0880360743148">
                <text:p>-52.0880360743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-51.9171557135716">
                <text:p>-51.9171557135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-51.7479841564359">
                <text:p>-51.7479841564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-51.5805043148716">
                <text:p>-51.5805043148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51.4146992717228">
                <text:p>-51.4146992717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-51.2505522790056">
                <text:p>-51.25055227900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-51.0880467562156">
                <text:p>-51.08804675621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-50.9271662886534">
                <text:p>-50.92716628865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-50.7678946257669">
                <text:p>-50.7678946257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-50.6102156795092">
                <text:p>-50.61021567950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-50.4541135227141">
                <text:p>-50.4541135227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-50.299572387487">
                <text:p>-50.2995723874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-50.1465766636121">
                <text:p>-50.1465766636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-49.995110896976">
                <text:p>-49.995110896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-49.8451597880062">
                <text:p>-49.8451597880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-49.6967081901262">
                <text:p>-49.69670819012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-49.5497411082249">
                <text:p>-49.54974110822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49.4042436971427">
                <text:p>-49.4042436971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-49.2602012601712">
                <text:p>-49.2602012601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-49.1175992475695">
                <text:p>-49.1175992475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-48.9764232550938">
                <text:p>-48.9764232550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-48.8366590225429">
                <text:p>-48.8366590225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-48.6982924323174">
                <text:p>-48.69829243231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-48.5613095079943">
                <text:p>-48.5613095079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-48.4256964129143">
                <text:p>-48.4256964129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-48.2914394487852">
                <text:p>-48.29143944878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-48.1585250542973">
                <text:p>-48.1585250542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-48.0269398037544">
                <text:p>-48.02693980375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-47.8966704057168">
                <text:p>-47.89667040571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-47.7677037016596">
                <text:p>-47.7677037016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-47.6400266646431">
                <text:p>-47.64002666464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-47.5136263979966">
                <text:p>-47.5136263979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-47.3884901340167">
                <text:p>-47.3884901340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-47.2646052326765">
                <text:p>-47.2646052326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-47.1419591803497">
                <text:p>-47.1419591803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-47.0205395885462">
                <text:p>-47.02053958854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-46.9003341926608">
                <text:p>-46.9003341926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-46.7813308507342">
                <text:p>-46.78133085073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-46.6635175422268">
                <text:p>-46.6635175422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-46.5468823668045">
                <text:p>-46.5468823668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-46.4314135431365">
                <text:p>-46.43141354313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-46.3170994077051">
                <text:p>-46.3170994077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-46.2039284136281">
                <text:p>-46.2039284136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-46.0918891294918">
                <text:p>-46.09188912949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-45.9809702381969">
                <text:p>-45.98097023819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-45.8711605358149">
                <text:p>-45.8711605358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-45.7624489304568">
                <text:p>-45.76244893045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-45.6548244411522">
                <text:p>-45.65482444115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-45.5482761967407">
                <text:p>-45.54827619674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-45.4427934347733">
                <text:p>-45.44279343477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-45.3383655004255">
                <text:p>-45.3383655004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-45.2349818454213">
                <text:p>-45.23498184542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-45.1326320269671">
                <text:p>-45.13263202696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-45.0313057066974">
                <text:p>-45.0313057066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-44.9309926496304">
                <text:p>-44.93099264963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-44.8316827231341">
                <text:p>-44.83168272313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-44.7333658959028">
                <text:p>-44.7333658959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-44.6360322369437">
                <text:p>-44.63603223694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-44.5396719145743">
                <text:p>-44.53967191457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-44.4442751954286">
                <text:p>-44.44427519542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-44.3498324434743">
                <text:p>-44.34983244347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-44.2563341190395">
                <text:p>-44.25633411903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-44.1637707778491">
                <text:p>-44.1637707778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-44.0721330700707">
                <text:p>-44.07213307007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-43.9814117393699">
                <text:p>-43.9814117393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-43.8915976219762">
                <text:p>-43.89159762197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-43.8026816457565">
                <text:p>-43.80268164575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-43.7146548292989">
                <text:p>-43.71465482929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-43.6275082810059">
                <text:p>-43.62750828100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-43.5412331981959">
                <text:p>-43.5412331981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-43.4558208662139">
                <text:p>-43.45582086621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-43.3712626575518">
                <text:p>-43.37126265755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-43.2875500309762">
                <text:p>-43.2875500309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-43.2046745306665">
                <text:p>-43.2046745306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-43.1226277853598">
                <text:p>-43.12262778535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-43.0414015075062">
                <text:p>-43.0414015075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-42.9609874924312">
                <text:p>-42.9609874924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-42.8813776175069">
                <text:p>-42.88137761750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-42.8025638413318">
                <text:p>-42.8025638413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-42.7245382029185">
                <text:p>-42.7245382029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-42.6472928208893">
                <text:p>-42.64729282088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-42.5708198926804">
                <text:p>-42.57081989268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-42.4951116937536">
                <text:p>-42.49511169375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-42.4201605768161">
                <text:p>-42.4201605768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-42.3459589710479">
                <text:p>-42.34595897104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-42.2724993813374">
                <text:p>-42.2724993813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-42.199774387524">
                <text:p>-42.1997743875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-42.1277766436488">
                <text:p>-42.1277766436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-42.0564988772123">
                <text:p>-42.0564988772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-41.9859338884402">
                <text:p>-41.9859338884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-41.9160745495558">
                <text:p>-41.91607454955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-41.8469138040602">
                <text:p>-41.84691380406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-41.7784446660196">
                <text:p>-41.7784446660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-41.7106602193594">
                <text:p>-41.71066021935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-41.6435536171658">
                <text:p>-41.64355361716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-41.5771180809942">
                <text:p>-41.5771180809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-41.5113469001842">
                <text:p>-41.51134690018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-41.4462334311824">
                <text:p>-41.44623343118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-41.3817710968706">
                <text:p>-41.38177109687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-41.3179533859019">
                <text:p>-41.31795338590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-41.2547738520428">
                <text:p>-41.2547738520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-41.1922261135224">
                <text:p>-41.1922261135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-41.1303038523872">
                <text:p>-41.13030385238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-41.0690008138633">
                <text:p>-41.06900081386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-41.0083108057247">
                <text:p>-41.00831080572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-40.9482276976674">
                <text:p>-40.94822769766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-40.8887454206907">
                <text:p>-40.88874542069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-40.8298579664838">
                <text:p>-40.82985796648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-40.771559386819">
                <text:p>-40.7715593868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-40.7138437929508">
                <text:p>-40.7138437929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-40.6567053550213">
                <text:p>-40.65670535502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-40.6001383014711">
                <text:p>-40.60013830147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-40.5441369184564">
                <text:p>-40.54413691845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-40.4886955492718">
                <text:p>-40.48869554927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-40.4338085937791">
                <text:p>-40.43380859377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-40.3794705078413">
                <text:p>-40.3794705078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-40.3256758027629">
                <text:p>-40.32567580276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-40.2724190447353">
                <text:p>-40.27241904473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-40.2196948542879">
                <text:p>-40.21969485428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-40.167497905745">
                <text:p>-40.1674979057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-40.1158229266876">
                <text:p>-40.11582292668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-40.0646646974207">
                <text:p>-40.06466469742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-40.0140180504465">
                <text:p>-40.01401805044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-39.963877869942">
                <text:p>-39.963877869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-69.65">
                <text:p>-69.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-69.3035">
                <text:p>-69.3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-68.960465">
                <text:p>-68.960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-68.62086035">
                <text:p>-68.620860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-68.2846517465">
                <text:p>-68.28465174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-67.951805229035">
                <text:p>-67.951805229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-67.6222871767447">
                <text:p>-67.62228717674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-67.2960643049772">
                <text:p>-67.2960643049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-66.9731036619274">
                <text:p>-66.97310366192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-66.6533726253082">
                <text:p>-66.65337262530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-66.3368388990551">
                <text:p>-66.33683889905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-66.0234705100645">
                <text:p>-66.0234705100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-65.7132358049639">
                <text:p>-65.71323580496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-65.4061034469143">
                <text:p>-65.40610344691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-65.1020424124451">
                <text:p>-65.1020424124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-64.8010219883207">
                <text:p>-64.80102198832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-64.5030117684374">
                <text:p>-64.50301176843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-64.2079816507531">
                <text:p>-64.2079816507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-63.9159018342455">
                <text:p>-63.91590183424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-63.6267428159031">
                <text:p>-63.62674281590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-63.3404753877441">
                <text:p>-63.34047538774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-63.0570706338666">
                <text:p>-63.05707063386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-62.776499927528">
                <text:p>-62.7764999275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-62.4987349282527">
                <text:p>-62.49873492825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-62.2237475789702">
                <text:p>-62.22374757897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-61.9515101031804">
                <text:p>-61.9515101031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-61.6819950021486">
                <text:p>-61.68199500214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-61.4151750521272">
                <text:p>-61.41517505212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-61.1510233016059">
                <text:p>-61.15102330160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-60.8895130685898">
                <text:p>-60.88951306858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-60.6306179379039">
                <text:p>-60.6306179379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-60.3743117585249">
                <text:p>-60.37431175852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-60.1205686409396">
                <text:p>-60.12056864093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-59.8693629545302">
                <text:p>-59.86936295453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-59.6206693249849">
                <text:p>-59.62066932498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-59.3744626317351">
                <text:p>-59.37446263173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-59.1307180054177">
                <text:p>-59.13071800541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-58.8894108253636">
                <text:p>-58.88941082536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-58.6505167171099">
                <text:p>-58.65051671710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58.4140115499388">
                <text:p>-58.41401154993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-58.1798714344394">
                <text:p>-58.17987143443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-57.9480727200951">
                <text:p>-57.94807272009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-57.7185919928941">
                <text:p>-57.71859199289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-57.4914060729652">
                <text:p>-57.49140607296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-57.2664920122355">
                <text:p>-57.26649201223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-57.0438270921131">
                <text:p>-57.04382709211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-56.823388821192">
                <text:p>-56.8233888211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-56.6051549329801">
                <text:p>-56.6051549329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-56.3891033836503">
                <text:p>-56.38910338365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-56.1752123498138">
                <text:p>-56.17521234981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-55.9634602263157">
                <text:p>-55.96346022631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-55.7538256240525">
                <text:p>-55.7538256240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-55.546287367812">
                <text:p>-55.5462873678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-55.3408244941339">
                <text:p>-55.34082449413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-55.1374162491925">
                <text:p>-55.13741624919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-54.9360420867006">
                <text:p>-54.93604208670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-54.7366816658336">
                <text:p>-54.7366816658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-54.5393148491752">
                <text:p>-54.53931484917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-54.3439217006835">
                <text:p>-54.34392170068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-54.1504824836767">
                <text:p>-54.15048248367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-53.9589776588399">
                <text:p>-53.9589776588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-53.7693878822515">
                <text:p>-53.76938788225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-53.581694003429">
                <text:p>-53.5816940034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-53.3958770633947">
                <text:p>-53.39587706339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-53.2119182927607">
                <text:p>-53.21191829276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-53.0297991098331">
                <text:p>-53.0297991098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-52.8495011187348">
                <text:p>-52.84950111873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-52.6710061075475">
                <text:p>-52.67100610754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-52.494296046472">
                <text:p>-52.4942960464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-52.3193530860073">
                <text:p>-52.31935308600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-52.1461595551472">
                <text:p>-52.14615955514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-51.9746979595957">
                <text:p>-51.9746979595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-51.8049509799998">
                <text:p>-51.80495097999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-51.6369014701998">
                <text:p>-51.63690147019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-51.4705324554978">
                <text:p>-51.47053245549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-51.3058271309428">
                <text:p>-51.30582713094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-51.1427688596334">
                <text:p>-51.14276885963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-50.981341171037">
                <text:p>-50.9813411710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-50.8215277593266">
                <text:p>-50.82152775932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-50.6633124817334">
                <text:p>-50.6633124817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-50.5066793569161">
                <text:p>-50.50667935691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-50.3516125633469">
                <text:p>-50.35161256334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-50.1980964377134">
                <text:p>-50.1980964377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-50.0461154733363">
                <text:p>-50.04611547333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-49.8956543186029">
                <text:p>-49.89565431860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-49.7466977754169">
                <text:p>-49.74669777541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-49.5992307976627">
                <text:p>-49.59923079766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-49.4532384896861">
                <text:p>-49.45323848968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-49.3087061047892">
                <text:p>-49.30870610478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-49.1656190437413">
                <text:p>-49.1656190437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-49.0239628533039">
                <text:p>-49.02396285330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-48.8837232247709">
                <text:p>-48.88372322477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-48.7448859925232">
                <text:p>-48.7448859925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-48.607437132598">
                <text:p>-48.6074371325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-48.471362761272">
                <text:p>-48.47136276127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-48.3366491336593">
                <text:p>-48.33664913365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-48.2032826423227">
                <text:p>-48.20328264232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-48.0712498158994">
                <text:p>-48.0712498158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-47.9405373177404">
                <text:p>-47.9405373177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-47.811131944563">
                <text:p>-47.8111319445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-47.6830206251174">
                <text:p>-47.68302062511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-47.5561904188662">
                <text:p>-47.55619041886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-47.4306285146776">
                <text:p>-47.43062851467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-47.3063222295308">
                <text:p>-47.30632222953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-47.1832590072355">
                <text:p>-47.18325900723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-47.0614264171631">
                <text:p>-47.06142641716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-46.9408121529915">
                <text:p>-46.94081215299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-46.8214040314616">
                <text:p>-46.82140403146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-46.703189991147">
                <text:p>-46.7031899911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-46.5861580912355">
                <text:p>-46.58615809123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-46.4702965103232">
                <text:p>-46.47029651032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-46.3555935452199">
                <text:p>-46.35559354521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-46.2420376097677">
                <text:p>-46.24203760976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-46.1296172336701">
                <text:p>-46.12961723367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-46.0183210613334">
                <text:p>-46.0183210613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-45.90813785072">
                <text:p>-45.908137850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-45.7990564722128">
                <text:p>-45.79905647221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-45.6910659074907">
                <text:p>-45.69106590749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-45.5841552484158">
                <text:p>-45.58415524841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-45.4783136959316">
                <text:p>-45.47831369593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-45.3735305589723">
                <text:p>-45.37353055897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-45.2697952533826">
                <text:p>-45.26979525338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-45.1670973008488">
                <text:p>-45.16709730084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-45.0654263278403">
                <text:p>-45.06542632784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-44.9647720645619">
                <text:p>-44.96477206456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-44.8651243439163">
                <text:p>-44.86512434391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-44.7664731004771">
                <text:p>-44.7664731004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-44.6688083694723">
                <text:p>-44.66880836947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-44.5721202857776">
                <text:p>-44.57212028577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-44.4763990829198">
                <text:p>-44.47639908291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-44.3816350920906">
                <text:p>-44.38163509209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-44.2878187411697">
                <text:p>-44.28781874116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-44.194940553758">
                <text:p>-44.1949405537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-44.1029911482204">
                <text:p>-44.10299114822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-44.0119612367382">
                <text:p>-44.01196123673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-43.9218416243708">
                <text:p>-43.92184162437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-43.8326232081271">
                <text:p>-43.83262320812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-43.7442969760459">
                <text:p>-43.744296976045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-43.6568540062854">
                <text:p>-43.65685400628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-43.5702854662226">
                <text:p>-43.57028546622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-43.4845826115603">
                <text:p>-43.48458261156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-43.3997367854447">
                <text:p>-43.39973678544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-43.3157394175903">
                <text:p>-43.31573941759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-43.2325820234144">
                <text:p>-43.2325820234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-43.1502562031802">
                <text:p>-43.15025620318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-43.0687536411484">
                <text:p>-43.06875364114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-42.9880661047369">
                <text:p>-42.98806610473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-42.9081854436896">
                <text:p>-42.90818544368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-42.8291035892527">
                <text:p>-42.82910358925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-42.7508125533602">
                <text:p>-42.7508125533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-42.6733044278266">
                <text:p>-42.67330442782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-42.5965713835483">
                <text:p>-42.59657138354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-42.5206056697128">
                <text:p>-42.52060566971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-42.4453996130157">
                <text:p>-42.44539961301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-42.3709456168855">
                <text:p>-42.37094561688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-42.2972361607167">
                <text:p>-42.29723616071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-42.2242637991095">
                <text:p>-42.22426379910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-42.1520211611184">
                <text:p>-42.15202116111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-42.0805009495072">
                <text:p>-42.08050094950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-42.0096959400121">
                <text:p>-42.0096959400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-41.939598980612">
                <text:p>-41.9395989806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-41.8702029908059">
                <text:p>-41.87020299080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-41.8015009608978">
                <text:p>-41.80150096089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-41.7334859512889">
                <text:p>-41.73348595128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-41.666151091776">
                <text:p>-41.6661510917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-41.5994895808582">
                <text:p>-41.59948958085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-41.5334946850496">
                <text:p>-41.5334946850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-41.4681597381991">
                <text:p>-41.46815973819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-41.4034781408172">
                <text:p>-41.40347814081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-41.339443359409">
                <text:p>-41.3394433594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-41.2760489258149">
                <text:p>-41.27604892581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-41.2132884365567">
                <text:p>-41.2132884365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-41.1511555521912">
                <text:p>-41.15115555219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-41.0896439966693">
                <text:p>-41.089643996669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-41.0287475567026">
                <text:p>-41.02874755670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-40.9684600811355">
                <text:p>-40.96846008113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-40.9087754803242">
                <text:p>-40.90877548032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-40.8496877255209">
                <text:p>-40.84968772552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-40.7911908482657">
                <text:p>-40.79119084826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-40.7332789397831">
                <text:p>-40.733278939783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-40.6759461503853">
                <text:p>-40.675946150385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-40.6191866888814">
                <text:p>-40.61918668888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-40.5629948219926">
                <text:p>-40.56299482199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-40.5073648737727">
                <text:p>-40.50736487377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-40.4522912250349">
                <text:p>-40.45229122503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-40.3977683127846">
                <text:p>-40.39776831278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-40.3437906296567">
                <text:p>-40.34379062965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-40.2903527233602">
                <text:p>-40.29035272336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-40.2374491961266">
                <text:p>-40.23744919612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-40.1850747041653">
                <text:p>-40.18507470416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-40.1332239571236">
                <text:p>-40.13322395712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-40.0818917175524">
                <text:p>-40.0818917175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-40.0310728003769">
                <text:p>-40.03107280037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-39.9807620723731">
                <text:p>-39.980762072373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-69.65">
                <text:p>-69.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-69.3035">
                <text:p>-69.30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-68.960465">
                <text:p>-68.9604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-68.62086035">
                <text:p>-68.620860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-68.2846517465">
                <text:p>-68.28465174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-67.951805229035">
                <text:p>-67.9518052290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-67.6222871767447">
                <text:p>-67.62228717674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-67.2960643049772">
                <text:p>-67.29606430497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-66.9731036619274">
                <text:p>-66.97310366192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-66.6533726253082">
                <text:p>-66.65337262530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-66.3368388990551">
                <text:p>-66.33683889905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-66.0234705100645">
                <text:p>-66.02347051006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-65.7132358049639">
                <text:p>-65.71323580496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-65.4061034469143">
                <text:p>-65.4061034469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-65.1020424124451">
                <text:p>-65.10204241244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-64.8010219883207">
                <text:p>-64.80102198832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-64.5030117684374">
                <text:p>-64.50301176843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-64.2079816507531">
                <text:p>-64.20798165075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-63.9159018342455">
                <text:p>-63.91590183424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-63.6267428159031">
                <text:p>-63.62674281590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-63.3404753877441">
                <text:p>-63.34047538774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-63.0570706338666">
                <text:p>-63.0570706338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-62.776499927528">
                <text:p>-62.7764999275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-62.4987349282527">
                <text:p>-62.49873492825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-62.2237475789702">
                <text:p>-62.2237475789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">
                <text:p>40.1</text:p>
              </table:table-cell>
              <table:table-cell office:value-type="float" office:value="-61.9515101031804">
                <text:p>-61.9515101031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">
                <text:p>40.2</text:p>
              </table:table-cell>
              <table:table-cell office:value-type="float" office:value="-61.6819950021486">
                <text:p>-61.68199500214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">
                <text:p>40.3</text:p>
              </table:table-cell>
              <table:table-cell office:value-type="float" office:value="-61.4151750521272">
                <text:p>-61.41517505212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">
                <text:p>40.4</text:p>
              </table:table-cell>
              <table:table-cell office:value-type="float" office:value="-61.1510233016059">
                <text:p>-61.151023301605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">
                <text:p>40.5</text:p>
              </table:table-cell>
              <table:table-cell office:value-type="float" office:value="-60.8895130685898">
                <text:p>-60.88951306858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">
                <text:p>40.6</text:p>
              </table:table-cell>
              <table:table-cell office:value-type="float" office:value="-60.6306179379039">
                <text:p>-60.63061793790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">
                <text:p>40.7</text:p>
              </table:table-cell>
              <table:table-cell office:value-type="float" office:value="-60.3743117585249">
                <text:p>-60.37431175852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">
                <text:p>40.8</text:p>
              </table:table-cell>
              <table:table-cell office:value-type="float" office:value="-60.1205686409396">
                <text:p>-60.12056864093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">
                <text:p>40.9</text:p>
              </table:table-cell>
              <table:table-cell office:value-type="float" office:value="-59.8693629545302">
                <text:p>-59.86936295453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-59.6206693249849">
                <text:p>-59.620669324984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">
                <text:p>41.1</text:p>
              </table:table-cell>
              <table:table-cell office:value-type="float" office:value="-59.3744626317351">
                <text:p>-59.37446263173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">
                <text:p>41.2</text:p>
              </table:table-cell>
              <table:table-cell office:value-type="float" office:value="-59.1307180054177">
                <text:p>-59.13071800541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">
                <text:p>41.3</text:p>
              </table:table-cell>
              <table:table-cell office:value-type="float" office:value="-58.8894108253636">
                <text:p>-58.88941082536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">
                <text:p>41.4</text:p>
              </table:table-cell>
              <table:table-cell office:value-type="float" office:value="-58.6505167171099">
                <text:p>-58.65051671710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">
                <text:p>41.5</text:p>
              </table:table-cell>
              <table:table-cell office:value-type="float" office:value="-58.4140115499388">
                <text:p>-58.41401154993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-58.1798714344394">
                <text:p>-58.17987143443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">
                <text:p>41.7</text:p>
              </table:table-cell>
              <table:table-cell office:value-type="float" office:value="-57.9480727200951">
                <text:p>-57.94807272009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">
                <text:p>41.8</text:p>
              </table:table-cell>
              <table:table-cell office:value-type="float" office:value="-57.7185919928941">
                <text:p>-57.71859199289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-57.4914060729652">
                <text:p>-57.49140607296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-57.2664920122355">
                <text:p>-57.26649201223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">
                <text:p>42.1</text:p>
              </table:table-cell>
              <table:table-cell office:value-type="float" office:value="-57.0438270921131">
                <text:p>-57.04382709211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">
                <text:p>42.2</text:p>
              </table:table-cell>
              <table:table-cell office:value-type="float" office:value="-56.823388821192">
                <text:p>-56.8233888211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">
                <text:p>42.3</text:p>
              </table:table-cell>
              <table:table-cell office:value-type="float" office:value="-56.6051549329801">
                <text:p>-56.60515493298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">
                <text:p>42.4</text:p>
              </table:table-cell>
              <table:table-cell office:value-type="float" office:value="-56.3891033836503">
                <text:p>-56.38910338365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">
                <text:p>42.5</text:p>
              </table:table-cell>
              <table:table-cell office:value-type="float" office:value="-56.1752123498138">
                <text:p>-56.17521234981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">
                <text:p>42.6</text:p>
              </table:table-cell>
              <table:table-cell office:value-type="float" office:value="-55.9634602263157">
                <text:p>-55.96346022631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">
                <text:p>42.7</text:p>
              </table:table-cell>
              <table:table-cell office:value-type="float" office:value="-55.7538256240525">
                <text:p>-55.75382562405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">
                <text:p>42.8</text:p>
              </table:table-cell>
              <table:table-cell office:value-type="float" office:value="-55.546287367812">
                <text:p>-55.5462873678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">
                <text:p>42.9</text:p>
              </table:table-cell>
              <table:table-cell office:value-type="float" office:value="-55.3408244941339">
                <text:p>-55.34082449413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-55.1374162491925">
                <text:p>-55.13741624919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">
                <text:p>43.1</text:p>
              </table:table-cell>
              <table:table-cell office:value-type="float" office:value="-54.9360420867006">
                <text:p>-54.93604208670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">
                <text:p>43.2</text:p>
              </table:table-cell>
              <table:table-cell office:value-type="float" office:value="-54.7366816658336">
                <text:p>-54.73668166583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">
                <text:p>43.3</text:p>
              </table:table-cell>
              <table:table-cell office:value-type="float" office:value="-54.5393148491752">
                <text:p>-54.5393148491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">
                <text:p>43.4</text:p>
              </table:table-cell>
              <table:table-cell office:value-type="float" office:value="-54.3439217006835">
                <text:p>-54.34392170068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">
                <text:p>43.5</text:p>
              </table:table-cell>
              <table:table-cell office:value-type="float" office:value="-54.1504824836767">
                <text:p>-54.15048248367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">
                <text:p>43.6</text:p>
              </table:table-cell>
              <table:table-cell office:value-type="float" office:value="-53.9589776588399">
                <text:p>-53.95897765883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">
                <text:p>43.7</text:p>
              </table:table-cell>
              <table:table-cell office:value-type="float" office:value="-53.7693878822515">
                <text:p>-53.76938788225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">
                <text:p>43.8</text:p>
              </table:table-cell>
              <table:table-cell office:value-type="float" office:value="-53.581694003429">
                <text:p>-53.5816940034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">
                <text:p>43.9</text:p>
              </table:table-cell>
              <table:table-cell office:value-type="float" office:value="-53.3958770633947">
                <text:p>-53.39587706339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-53.2119182927607">
                <text:p>-53.21191829276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">
                <text:p>44.1</text:p>
              </table:table-cell>
              <table:table-cell office:value-type="float" office:value="-53.0297991098331">
                <text:p>-53.02979910983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">
                <text:p>44.2</text:p>
              </table:table-cell>
              <table:table-cell office:value-type="float" office:value="-52.8495011187348">
                <text:p>-52.84950111873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">
                <text:p>44.3</text:p>
              </table:table-cell>
              <table:table-cell office:value-type="float" office:value="-52.6710061075475">
                <text:p>-52.67100610754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">
                <text:p>44.4</text:p>
              </table:table-cell>
              <table:table-cell office:value-type="float" office:value="-52.494296046472">
                <text:p>-52.4942960464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">
                <text:p>44.5</text:p>
              </table:table-cell>
              <table:table-cell office:value-type="float" office:value="-52.3193530860073">
                <text:p>-52.31935308600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">
                <text:p>44.6</text:p>
              </table:table-cell>
              <table:table-cell office:value-type="float" office:value="-52.1461595551472">
                <text:p>-52.14615955514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">
                <text:p>44.7</text:p>
              </table:table-cell>
              <table:table-cell office:value-type="float" office:value="-51.9746979595957">
                <text:p>-51.97469795959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">
                <text:p>44.8</text:p>
              </table:table-cell>
              <table:table-cell office:value-type="float" office:value="-51.8049509799998">
                <text:p>-51.80495097999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">
                <text:p>44.9</text:p>
              </table:table-cell>
              <table:table-cell office:value-type="float" office:value="-51.6369014701998">
                <text:p>-51.63690147019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">
                <text:p>45</text:p>
              </table:table-cell>
              <table:table-cell office:value-type="float" office:value="-51.4705324554978">
                <text:p>-51.47053245549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">
                <text:p>45.1</text:p>
              </table:table-cell>
              <table:table-cell office:value-type="float" office:value="-51.3058271309428">
                <text:p>-51.30582713094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">
                <text:p>45.2</text:p>
              </table:table-cell>
              <table:table-cell office:value-type="float" office:value="-51.1427688596334">
                <text:p>-51.14276885963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">
                <text:p>45.3</text:p>
              </table:table-cell>
              <table:table-cell office:value-type="float" office:value="-50.981341171037">
                <text:p>-50.98134117103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">
                <text:p>45.4</text:p>
              </table:table-cell>
              <table:table-cell office:value-type="float" office:value="-50.8215277593266">
                <text:p>-50.821527759326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">
                <text:p>45.5</text:p>
              </table:table-cell>
              <table:table-cell office:value-type="float" office:value="-50.6633124817334">
                <text:p>-50.66331248173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">
                <text:p>45.6</text:p>
              </table:table-cell>
              <table:table-cell office:value-type="float" office:value="-50.5066793569161">
                <text:p>-50.50667935691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">
                <text:p>45.7</text:p>
              </table:table-cell>
              <table:table-cell office:value-type="float" office:value="-50.3516125633469">
                <text:p>-50.35161256334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">
                <text:p>45.8</text:p>
              </table:table-cell>
              <table:table-cell office:value-type="float" office:value="-50.1980964377134">
                <text:p>-50.19809643771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">
                <text:p>45.9</text:p>
              </table:table-cell>
              <table:table-cell office:value-type="float" office:value="-50.0461154733363">
                <text:p>-50.04611547333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-49.8956543186029">
                <text:p>-49.89565431860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">
                <text:p>46.1</text:p>
              </table:table-cell>
              <table:table-cell office:value-type="float" office:value="-49.7466977754169">
                <text:p>-49.74669777541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">
                <text:p>46.2</text:p>
              </table:table-cell>
              <table:table-cell office:value-type="float" office:value="-49.5992307976627">
                <text:p>-49.59923079766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">
                <text:p>46.3</text:p>
              </table:table-cell>
              <table:table-cell office:value-type="float" office:value="-49.4532384896861">
                <text:p>-49.45323848968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">
                <text:p>46.4</text:p>
              </table:table-cell>
              <table:table-cell office:value-type="float" office:value="-49.3087061047892">
                <text:p>-49.30870610478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">
                <text:p>46.5</text:p>
              </table:table-cell>
              <table:table-cell office:value-type="float" office:value="-49.1656190437413">
                <text:p>-49.1656190437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">
                <text:p>46.6</text:p>
              </table:table-cell>
              <table:table-cell office:value-type="float" office:value="-49.0239628533039">
                <text:p>-49.02396285330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">
                <text:p>46.7</text:p>
              </table:table-cell>
              <table:table-cell office:value-type="float" office:value="-48.8837232247709">
                <text:p>-48.88372322477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">
                <text:p>46.8</text:p>
              </table:table-cell>
              <table:table-cell office:value-type="float" office:value="-48.7448859925232">
                <text:p>-48.744885992523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">
                <text:p>46.9</text:p>
              </table:table-cell>
              <table:table-cell office:value-type="float" office:value="-48.607437132598">
                <text:p>-48.6074371325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-48.471362761272">
                <text:p>-48.4713627612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">
                <text:p>47.1</text:p>
              </table:table-cell>
              <table:table-cell office:value-type="float" office:value="-48.3366491336593">
                <text:p>-48.33664913365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">
                <text:p>47.2</text:p>
              </table:table-cell>
              <table:table-cell office:value-type="float" office:value="-48.2032826423227">
                <text:p>-48.20328264232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">
                <text:p>47.3</text:p>
              </table:table-cell>
              <table:table-cell office:value-type="float" office:value="-48.0712498158994">
                <text:p>-48.07124981589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">
                <text:p>47.4</text:p>
              </table:table-cell>
              <table:table-cell office:value-type="float" office:value="-47.9405373177404">
                <text:p>-47.94053731774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">
                <text:p>47.5</text:p>
              </table:table-cell>
              <table:table-cell office:value-type="float" office:value="-47.811131944563">
                <text:p>-47.8111319445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">
                <text:p>47.6</text:p>
              </table:table-cell>
              <table:table-cell office:value-type="float" office:value="-47.6830206251174">
                <text:p>-47.68302062511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">
                <text:p>47.7</text:p>
              </table:table-cell>
              <table:table-cell office:value-type="float" office:value="-47.5561904188662">
                <text:p>-47.55619041886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">
                <text:p>47.8</text:p>
              </table:table-cell>
              <table:table-cell office:value-type="float" office:value="-47.4306285146776">
                <text:p>-47.43062851467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">
                <text:p>47.9</text:p>
              </table:table-cell>
              <table:table-cell office:value-type="float" office:value="-47.3063222295308">
                <text:p>-47.30632222953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-47.1832590072355">
                <text:p>-47.18325900723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">
                <text:p>48.1</text:p>
              </table:table-cell>
              <table:table-cell office:value-type="float" office:value="-47.0614264171631">
                <text:p>-47.06142641716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">
                <text:p>48.2</text:p>
              </table:table-cell>
              <table:table-cell office:value-type="float" office:value="-46.9408121529915">
                <text:p>-46.94081215299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">
                <text:p>48.3</text:p>
              </table:table-cell>
              <table:table-cell office:value-type="float" office:value="-46.8214040314616">
                <text:p>-46.82140403146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">
                <text:p>48.4</text:p>
              </table:table-cell>
              <table:table-cell office:value-type="float" office:value="-46.703189991147">
                <text:p>-46.7031899911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">
                <text:p>48.5</text:p>
              </table:table-cell>
              <table:table-cell office:value-type="float" office:value="-46.5861580912355">
                <text:p>-46.58615809123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">
                <text:p>48.6</text:p>
              </table:table-cell>
              <table:table-cell office:value-type="float" office:value="-46.4702965103232">
                <text:p>-46.47029651032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">
                <text:p>48.7</text:p>
              </table:table-cell>
              <table:table-cell office:value-type="float" office:value="-46.3555935452199">
                <text:p>-46.35559354521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">
                <text:p>48.8</text:p>
              </table:table-cell>
              <table:table-cell office:value-type="float" office:value="-46.2420376097677">
                <text:p>-46.24203760976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">
                <text:p>48.9</text:p>
              </table:table-cell>
              <table:table-cell office:value-type="float" office:value="-46.1296172336701">
                <text:p>-46.12961723367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-46.0183210613334">
                <text:p>-46.0183210613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">
                <text:p>49.1</text:p>
              </table:table-cell>
              <table:table-cell office:value-type="float" office:value="-45.90813785072">
                <text:p>-45.9081378507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">
                <text:p>49.2</text:p>
              </table:table-cell>
              <table:table-cell office:value-type="float" office:value="-45.7990564722128">
                <text:p>-45.79905647221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">
                <text:p>49.3</text:p>
              </table:table-cell>
              <table:table-cell office:value-type="float" office:value="-45.6910659074907">
                <text:p>-45.69106590749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">
                <text:p>49.4</text:p>
              </table:table-cell>
              <table:table-cell office:value-type="float" office:value="-45.5841552484158">
                <text:p>-45.58415524841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">
                <text:p>49.5</text:p>
              </table:table-cell>
              <table:table-cell office:value-type="float" office:value="-45.4783136959316">
                <text:p>-45.47831369593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">
                <text:p>49.6</text:p>
              </table:table-cell>
              <table:table-cell office:value-type="float" office:value="-45.3735305589723">
                <text:p>-45.37353055897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">
                <text:p>49.7</text:p>
              </table:table-cell>
              <table:table-cell office:value-type="float" office:value="-45.2697952533826">
                <text:p>-45.26979525338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">
                <text:p>49.8</text:p>
              </table:table-cell>
              <table:table-cell office:value-type="float" office:value="-45.1670973008488">
                <text:p>-45.16709730084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">
                <text:p>49.9</text:p>
              </table:table-cell>
              <table:table-cell office:value-type="float" office:value="-45.0654263278403">
                <text:p>-45.06542632784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">
                <text:p>50</text:p>
              </table:table-cell>
              <table:table-cell office:value-type="float" office:value="-44.9647720645619">
                <text:p>-44.96477206456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">
                <text:p>50.1</text:p>
              </table:table-cell>
              <table:table-cell office:value-type="float" office:value="-44.8651243439163">
                <text:p>-44.86512434391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">
                <text:p>50.2</text:p>
              </table:table-cell>
              <table:table-cell office:value-type="float" office:value="-44.7664731004771">
                <text:p>-44.76647310047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">
                <text:p>50.3</text:p>
              </table:table-cell>
              <table:table-cell office:value-type="float" office:value="-44.6688083694723">
                <text:p>-44.66880836947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">
                <text:p>50.4</text:p>
              </table:table-cell>
              <table:table-cell office:value-type="float" office:value="-44.5721202857776">
                <text:p>-44.57212028577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">
                <text:p>50.5</text:p>
              </table:table-cell>
              <table:table-cell office:value-type="float" office:value="-44.4763990829198">
                <text:p>-44.47639908291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">
                <text:p>50.6</text:p>
              </table:table-cell>
              <table:table-cell office:value-type="float" office:value="-44.3816350920906">
                <text:p>-44.38163509209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">
                <text:p>50.7</text:p>
              </table:table-cell>
              <table:table-cell office:value-type="float" office:value="-44.2878187411697">
                <text:p>-44.287818741169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">
                <text:p>50.8</text:p>
              </table:table-cell>
              <table:table-cell office:value-type="float" office:value="-44.194940553758">
                <text:p>-44.1949405537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">
                <text:p>50.9</text:p>
              </table:table-cell>
              <table:table-cell office:value-type="float" office:value="-44.1029911482204">
                <text:p>-44.10299114822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-44.0119612367382">
                <text:p>-44.011961236738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">
                <text:p>51.1</text:p>
              </table:table-cell>
              <table:table-cell office:value-type="float" office:value="-43.9218416243708">
                <text:p>-43.92184162437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">
                <text:p>51.2</text:p>
              </table:table-cell>
              <table:table-cell office:value-type="float" office:value="-43.8326232081271">
                <text:p>-43.83262320812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">
                <text:p>51.3</text:p>
              </table:table-cell>
              <table:table-cell office:value-type="float" office:value="-43.7442969760459">
                <text:p>-43.74429697604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">
                <text:p>51.4</text:p>
              </table:table-cell>
              <table:table-cell office:value-type="float" office:value="-43.6568540062854">
                <text:p>-43.65685400628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">
                <text:p>51.5</text:p>
              </table:table-cell>
              <table:table-cell office:value-type="float" office:value="-43.5702854662226">
                <text:p>-43.570285466222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">
                <text:p>51.6</text:p>
              </table:table-cell>
              <table:table-cell office:value-type="float" office:value="-43.4845826115603">
                <text:p>-43.48458261156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">
                <text:p>51.7</text:p>
              </table:table-cell>
              <table:table-cell office:value-type="float" office:value="-43.3997367854447">
                <text:p>-43.39973678544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">
                <text:p>51.8</text:p>
              </table:table-cell>
              <table:table-cell office:value-type="float" office:value="-43.3157394175903">
                <text:p>-43.31573941759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">
                <text:p>51.9</text:p>
              </table:table-cell>
              <table:table-cell office:value-type="float" office:value="-43.2325820234144">
                <text:p>-43.23258202341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-43.1502562031802">
                <text:p>-43.15025620318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">
                <text:p>52.1</text:p>
              </table:table-cell>
              <table:table-cell office:value-type="float" office:value="-43.0687536411484">
                <text:p>-43.068753641148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">
                <text:p>52.2</text:p>
              </table:table-cell>
              <table:table-cell office:value-type="float" office:value="-42.9880661047369">
                <text:p>-42.98806610473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">
                <text:p>52.3</text:p>
              </table:table-cell>
              <table:table-cell office:value-type="float" office:value="-42.9081854436896">
                <text:p>-42.90818544368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">
                <text:p>52.4</text:p>
              </table:table-cell>
              <table:table-cell office:value-type="float" office:value="-42.8291035892527">
                <text:p>-42.829103589252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">
                <text:p>52.5</text:p>
              </table:table-cell>
              <table:table-cell office:value-type="float" office:value="-42.7508125533602">
                <text:p>-42.75081255336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">
                <text:p>52.6</text:p>
              </table:table-cell>
              <table:table-cell office:value-type="float" office:value="-42.6733044278266">
                <text:p>-42.67330442782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">
                <text:p>52.7</text:p>
              </table:table-cell>
              <table:table-cell office:value-type="float" office:value="-42.5965713835483">
                <text:p>-42.59657138354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">
                <text:p>52.8</text:p>
              </table:table-cell>
              <table:table-cell office:value-type="float" office:value="-42.5206056697128">
                <text:p>-42.52060566971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">
                <text:p>52.9</text:p>
              </table:table-cell>
              <table:table-cell office:value-type="float" office:value="-42.4453996130157">
                <text:p>-42.44539961301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-42.3709456168855">
                <text:p>-42.37094561688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">
                <text:p>53.1</text:p>
              </table:table-cell>
              <table:table-cell office:value-type="float" office:value="-42.2972361607167">
                <text:p>-42.29723616071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">
                <text:p>53.2</text:p>
              </table:table-cell>
              <table:table-cell office:value-type="float" office:value="-42.2242637991095">
                <text:p>-42.22426379910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">
                <text:p>53.3</text:p>
              </table:table-cell>
              <table:table-cell office:value-type="float" office:value="-42.1520211611184">
                <text:p>-42.15202116111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">
                <text:p>53.4</text:p>
              </table:table-cell>
              <table:table-cell office:value-type="float" office:value="-42.0805009495072">
                <text:p>-42.080500949507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">
                <text:p>53.5</text:p>
              </table:table-cell>
              <table:table-cell office:value-type="float" office:value="-42.0096959400121">
                <text:p>-42.00969594001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">
                <text:p>53.6</text:p>
              </table:table-cell>
              <table:table-cell office:value-type="float" office:value="-41.939598980612">
                <text:p>-41.939598980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">
                <text:p>53.7</text:p>
              </table:table-cell>
              <table:table-cell office:value-type="float" office:value="-41.8702029908059">
                <text:p>-41.87020299080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">
                <text:p>53.8</text:p>
              </table:table-cell>
              <table:table-cell office:value-type="float" office:value="-41.8015009608978">
                <text:p>-41.801500960897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">
                <text:p>53.9</text:p>
              </table:table-cell>
              <table:table-cell office:value-type="float" office:value="-41.7334859512889">
                <text:p>-41.73348595128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  <table:table-cell office:value-type="float" office:value="-41.666151091776">
                <text:p>-41.6661510917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">
                <text:p>54.1</text:p>
              </table:table-cell>
              <table:table-cell office:value-type="float" office:value="-41.5994895808582">
                <text:p>-41.59948958085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">
                <text:p>54.2</text:p>
              </table:table-cell>
              <table:table-cell office:value-type="float" office:value="-41.5334946850496">
                <text:p>-41.53349468504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">
                <text:p>54.3</text:p>
              </table:table-cell>
              <table:table-cell office:value-type="float" office:value="-41.4681597381991">
                <text:p>-41.46815973819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">
                <text:p>54.4</text:p>
              </table:table-cell>
              <table:table-cell office:value-type="float" office:value="-41.4034781408172">
                <text:p>-41.403478140817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">
                <text:p>54.5</text:p>
              </table:table-cell>
              <table:table-cell office:value-type="float" office:value="-41.339443359409">
                <text:p>-41.3394433594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">
                <text:p>54.6</text:p>
              </table:table-cell>
              <table:table-cell office:value-type="float" office:value="-41.2760489258149">
                <text:p>-41.27604892581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">
                <text:p>54.7</text:p>
              </table:table-cell>
              <table:table-cell office:value-type="float" office:value="-41.2132884365567">
                <text:p>-41.21328843655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">
                <text:p>54.8</text:p>
              </table:table-cell>
              <table:table-cell office:value-type="float" office:value="-41.1511555521912">
                <text:p>-41.151155552191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">
                <text:p>54.9</text:p>
              </table:table-cell>
              <table:table-cell office:value-type="float" office:value="-41.0896439966693">
                <text:p>-41.08964399666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-41.0287475567026">
                <text:p>-41.02874755670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">
                <text:p>55.1</text:p>
              </table:table-cell>
              <table:table-cell office:value-type="float" office:value="-40.9684600811355">
                <text:p>-40.96846008113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">
                <text:p>55.2</text:p>
              </table:table-cell>
              <table:table-cell office:value-type="float" office:value="-40.9087754803242">
                <text:p>-40.908775480324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">
                <text:p>55.3</text:p>
              </table:table-cell>
              <table:table-cell office:value-type="float" office:value="-40.8496877255209">
                <text:p>-40.84968772552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">
                <text:p>55.4</text:p>
              </table:table-cell>
              <table:table-cell office:value-type="float" office:value="-40.7911908482657">
                <text:p>-40.79119084826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">
                <text:p>55.5</text:p>
              </table:table-cell>
              <table:table-cell office:value-type="float" office:value="-40.7332789397831">
                <text:p>-40.73327893978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">
                <text:p>55.6</text:p>
              </table:table-cell>
              <table:table-cell office:value-type="float" office:value="-40.6759461503853">
                <text:p>-40.67594615038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">
                <text:p>55.7</text:p>
              </table:table-cell>
              <table:table-cell office:value-type="float" office:value="-40.6191866888814">
                <text:p>-40.61918668888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">
                <text:p>55.8</text:p>
              </table:table-cell>
              <table:table-cell office:value-type="float" office:value="-40.5629948219926">
                <text:p>-40.56299482199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">
                <text:p>55.9</text:p>
              </table:table-cell>
              <table:table-cell office:value-type="float" office:value="-40.5073648737727">
                <text:p>-40.50736487377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">
                <text:p>56</text:p>
              </table:table-cell>
              <table:table-cell office:value-type="float" office:value="-40.4522912250349">
                <text:p>-40.45229122503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">
                <text:p>56.1</text:p>
              </table:table-cell>
              <table:table-cell office:value-type="float" office:value="-40.3977683127846">
                <text:p>-40.39776831278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">
                <text:p>56.2</text:p>
              </table:table-cell>
              <table:table-cell office:value-type="float" office:value="-40.3437906296567">
                <text:p>-40.34379062965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">
                <text:p>56.3</text:p>
              </table:table-cell>
              <table:table-cell office:value-type="float" office:value="-40.2903527233602">
                <text:p>-40.29035272336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">
                <text:p>56.4</text:p>
              </table:table-cell>
              <table:table-cell office:value-type="float" office:value="-40.2374491961266">
                <text:p>-40.23744919612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">
                <text:p>56.5</text:p>
              </table:table-cell>
              <table:table-cell office:value-type="float" office:value="-40.1850747041653">
                <text:p>-40.18507470416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">
                <text:p>56.6</text:p>
              </table:table-cell>
              <table:table-cell office:value-type="float" office:value="-40.1332239571236">
                <text:p>-40.13322395712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">
                <text:p>56.7</text:p>
              </table:table-cell>
              <table:table-cell office:value-type="float" office:value="-40.0818917175524">
                <text:p>-40.08189171755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">
                <text:p>56.8</text:p>
              </table:table-cell>
              <table:table-cell office:value-type="float" office:value="-40.0310728003769">
                <text:p>-40.03107280037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">
                <text:p>56.9</text:p>
              </table:table-cell>
              <table:table-cell office:value-type="float" office:value="-39.9807620723731">
                <text:p>-39.98076207237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">
                <text:p>5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">
                <text:p>57.1</text:p>
              </table:table-cell>
              <table:table-cell office:value-type="float" office:value="-69.65">
                <text:p>-69.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">
                <text:p>57.2</text:p>
              </table:table-cell>
              <table:table-cell office:value-type="float" office:value="-69.3035">
                <text:p>-69.30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">
                <text:p>57.3</text:p>
              </table:table-cell>
              <table:table-cell office:value-type="float" office:value="-68.960465">
                <text:p>-68.9604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">
                <text:p>57.4</text:p>
              </table:table-cell>
              <table:table-cell office:value-type="float" office:value="-68.62086035">
                <text:p>-68.620860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">
                <text:p>57.5</text:p>
              </table:table-cell>
              <table:table-cell office:value-type="float" office:value="-68.2846517465">
                <text:p>-68.28465174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  <table:table-cell office:value-type="float" office:value="-67.951805229035">
                <text:p>-67.9518052290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">
                <text:p>57.7</text:p>
              </table:table-cell>
              <table:table-cell office:value-type="float" office:value="-67.6222871767447">
                <text:p>-67.622287176744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">
                <text:p>57.8</text:p>
              </table:table-cell>
              <table:table-cell office:value-type="float" office:value="-67.2960643049772">
                <text:p>-67.29606430497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">
                <text:p>57.9</text:p>
              </table:table-cell>
              <table:table-cell office:value-type="float" office:value="-66.9731036619274">
                <text:p>-66.97310366192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">
                <text:p>58</text:p>
              </table:table-cell>
              <table:table-cell office:value-type="float" office:value="-66.6533726253082">
                <text:p>-66.65337262530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">
                <text:p>58.1</text:p>
              </table:table-cell>
              <table:table-cell office:value-type="float" office:value="-66.3368388990551">
                <text:p>-66.33683889905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">
                <text:p>58.2</text:p>
              </table:table-cell>
              <table:table-cell office:value-type="float" office:value="-66.0234705100645">
                <text:p>-66.02347051006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">
                <text:p>58.3</text:p>
              </table:table-cell>
              <table:table-cell office:value-type="float" office:value="-65.7132358049639">
                <text:p>-65.71323580496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">
                <text:p>58.4</text:p>
              </table:table-cell>
              <table:table-cell office:value-type="float" office:value="-65.4061034469143">
                <text:p>-65.406103446914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">
                <text:p>58.5</text:p>
              </table:table-cell>
              <table:table-cell office:value-type="float" office:value="-65.1020424124451">
                <text:p>-65.10204241244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">
                <text:p>58.6</text:p>
              </table:table-cell>
              <table:table-cell office:value-type="float" office:value="-64.8010219883207">
                <text:p>-64.80102198832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">
                <text:p>58.7</text:p>
              </table:table-cell>
              <table:table-cell office:value-type="float" office:value="-64.5030117684374">
                <text:p>-64.503011768437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">
                <text:p>58.8</text:p>
              </table:table-cell>
              <table:table-cell office:value-type="float" office:value="-64.2079816507531">
                <text:p>-64.207981650753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">
                <text:p>58.9</text:p>
              </table:table-cell>
              <table:table-cell office:value-type="float" office:value="-63.9159018342455">
                <text:p>-63.91590183424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  <table:table-cell office:value-type="float" office:value="-63.6267428159031">
                <text:p>-63.62674281590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">
                <text:p>59.1</text:p>
              </table:table-cell>
              <table:table-cell office:value-type="float" office:value="-63.3404753877441">
                <text:p>-63.34047538774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">
                <text:p>59.2</text:p>
              </table:table-cell>
              <table:table-cell office:value-type="float" office:value="-63.0570706338666">
                <text:p>-63.05707063386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">
                <text:p>59.3</text:p>
              </table:table-cell>
              <table:table-cell office:value-type="float" office:value="-62.776499927528">
                <text:p>-62.7764999275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">
                <text:p>59.4</text:p>
              </table:table-cell>
              <table:table-cell office:value-type="float" office:value="-62.4987349282527">
                <text:p>-62.49873492825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">
                <text:p>59.5</text:p>
              </table:table-cell>
              <table:table-cell office:value-type="float" office:value="-62.2237475789702">
                <text:p>-62.22374757897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">
                <text:p>59.6</text:p>
              </table:table-cell>
              <table:table-cell office:value-type="float" office:value="-61.9515101031804">
                <text:p>-61.95151010318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">
                <text:p>59.7</text:p>
              </table:table-cell>
              <table:table-cell office:value-type="float" office:value="-61.6819950021486">
                <text:p>-61.68199500214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">
                <text:p>59.8</text:p>
              </table:table-cell>
              <table:table-cell office:value-type="float" office:value="-61.4151750521272">
                <text:p>-61.41517505212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">
                <text:p>59.9</text:p>
              </table:table-cell>
              <table:table-cell office:value-type="float" office:value="-61.1510233016059">
                <text:p>-61.15102330160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-60.8895130685898">
                <text:p>-60.88951306858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">
                <text:p>60.1</text:p>
              </table:table-cell>
              <table:table-cell office:value-type="float" office:value="-60.6306179379039">
                <text:p>-60.63061793790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">
                <text:p>60.2</text:p>
              </table:table-cell>
              <table:table-cell office:value-type="float" office:value="-60.3743117585249">
                <text:p>-60.374311758524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">
                <text:p>60.3</text:p>
              </table:table-cell>
              <table:table-cell office:value-type="float" office:value="-60.1205686409396">
                <text:p>-60.12056864093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">
                <text:p>60.4</text:p>
              </table:table-cell>
              <table:table-cell office:value-type="float" office:value="-59.8693629545302">
                <text:p>-59.869362954530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">
                <text:p>60.5</text:p>
              </table:table-cell>
              <table:table-cell office:value-type="float" office:value="-59.6206693249849">
                <text:p>-59.62066932498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">
                <text:p>60.6</text:p>
              </table:table-cell>
              <table:table-cell office:value-type="float" office:value="-59.3744626317351">
                <text:p>-59.37446263173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">
                <text:p>60.7</text:p>
              </table:table-cell>
              <table:table-cell office:value-type="float" office:value="-59.1307180054177">
                <text:p>-59.13071800541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">
                <text:p>60.8</text:p>
              </table:table-cell>
              <table:table-cell office:value-type="float" office:value="-58.8894108253636">
                <text:p>-58.88941082536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">
                <text:p>60.9</text:p>
              </table:table-cell>
              <table:table-cell office:value-type="float" office:value="-58.6505167171099">
                <text:p>-58.65051671710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-58.4140115499388">
                <text:p>-58.41401154993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">
                <text:p>61.1</text:p>
              </table:table-cell>
              <table:table-cell office:value-type="float" office:value="-58.1798714344394">
                <text:p>-58.17987143443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">
                <text:p>61.2</text:p>
              </table:table-cell>
              <table:table-cell office:value-type="float" office:value="-57.9480727200951">
                <text:p>-57.94807272009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">
                <text:p>61.3</text:p>
              </table:table-cell>
              <table:table-cell office:value-type="float" office:value="-57.7185919928941">
                <text:p>-57.718591992894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">
                <text:p>61.4</text:p>
              </table:table-cell>
              <table:table-cell office:value-type="float" office:value="-57.4914060729652">
                <text:p>-57.491406072965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">
                <text:p>61.5</text:p>
              </table:table-cell>
              <table:table-cell office:value-type="float" office:value="-57.2664920122355">
                <text:p>-57.26649201223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">
                <text:p>61.6</text:p>
              </table:table-cell>
              <table:table-cell office:value-type="float" office:value="-57.0438270921131">
                <text:p>-57.04382709211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">
                <text:p>61.7</text:p>
              </table:table-cell>
              <table:table-cell office:value-type="float" office:value="-56.823388821192">
                <text:p>-56.8233888211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">
                <text:p>61.8</text:p>
              </table:table-cell>
              <table:table-cell office:value-type="float" office:value="-56.6051549329801">
                <text:p>-56.60515493298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">
                <text:p>61.9</text:p>
              </table:table-cell>
              <table:table-cell office:value-type="float" office:value="-56.3891033836503">
                <text:p>-56.38910338365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-56.1752123498138">
                <text:p>-56.175212349813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">
                <text:p>62.1</text:p>
              </table:table-cell>
              <table:table-cell office:value-type="float" office:value="-55.9634602263157">
                <text:p>-55.96346022631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">
                <text:p>62.2</text:p>
              </table:table-cell>
              <table:table-cell office:value-type="float" office:value="-55.7538256240525">
                <text:p>-55.75382562405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">
                <text:p>62.3</text:p>
              </table:table-cell>
              <table:table-cell office:value-type="float" office:value="-55.546287367812">
                <text:p>-55.5462873678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">
                <text:p>62.4</text:p>
              </table:table-cell>
              <table:table-cell office:value-type="float" office:value="-55.3408244941339">
                <text:p>-55.34082449413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">
                <text:p>62.5</text:p>
              </table:table-cell>
              <table:table-cell office:value-type="float" office:value="-55.1374162491925">
                <text:p>-55.137416249192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">
                <text:p>62.6</text:p>
              </table:table-cell>
              <table:table-cell office:value-type="float" office:value="-54.9360420867006">
                <text:p>-54.93604208670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">
                <text:p>62.7</text:p>
              </table:table-cell>
              <table:table-cell office:value-type="float" office:value="-54.7366816658336">
                <text:p>-54.736681665833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">
                <text:p>62.8</text:p>
              </table:table-cell>
              <table:table-cell office:value-type="float" office:value="-54.5393148491752">
                <text:p>-54.539314849175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">
                <text:p>62.9</text:p>
              </table:table-cell>
              <table:table-cell office:value-type="float" office:value="-54.3439217006835">
                <text:p>-54.34392170068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">
                <text:p>63</text:p>
              </table:table-cell>
              <table:table-cell office:value-type="float" office:value="-54.1504824836767">
                <text:p>-54.15048248367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">
                <text:p>63.1</text:p>
              </table:table-cell>
              <table:table-cell office:value-type="float" office:value="-53.9589776588399">
                <text:p>-53.958977658839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">
                <text:p>63.2</text:p>
              </table:table-cell>
              <table:table-cell office:value-type="float" office:value="-53.7693878822515">
                <text:p>-53.76938788225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">
                <text:p>63.3</text:p>
              </table:table-cell>
              <table:table-cell office:value-type="float" office:value="-53.581694003429">
                <text:p>-53.5816940034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">
                <text:p>63.4</text:p>
              </table:table-cell>
              <table:table-cell office:value-type="float" office:value="-53.3958770633947">
                <text:p>-53.39587706339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">
                <text:p>63.5</text:p>
              </table:table-cell>
              <table:table-cell office:value-type="float" office:value="-53.2119182927607">
                <text:p>-53.211918292760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">
                <text:p>63.6</text:p>
              </table:table-cell>
              <table:table-cell office:value-type="float" office:value="-53.0297991098331">
                <text:p>-53.02979910983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">
                <text:p>63.7</text:p>
              </table:table-cell>
              <table:table-cell office:value-type="float" office:value="-52.8495011187348">
                <text:p>-52.84950111873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">
                <text:p>63.8</text:p>
              </table:table-cell>
              <table:table-cell office:value-type="float" office:value="-52.6710061075475">
                <text:p>-52.67100610754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">
                <text:p>63.9</text:p>
              </table:table-cell>
              <table:table-cell office:value-type="float" office:value="-52.494296046472">
                <text:p>-52.4942960464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-52.3193530860073">
                <text:p>-52.31935308600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">
                <text:p>64.1</text:p>
              </table:table-cell>
              <table:table-cell office:value-type="float" office:value="-52.1461595551472">
                <text:p>-52.14615955514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">
                <text:p>64.2</text:p>
              </table:table-cell>
              <table:table-cell office:value-type="float" office:value="-51.9746979595957">
                <text:p>-51.97469795959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">
                <text:p>64.3</text:p>
              </table:table-cell>
              <table:table-cell office:value-type="float" office:value="-51.8049509799998">
                <text:p>-51.80495097999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">
                <text:p>64.4</text:p>
              </table:table-cell>
              <table:table-cell office:value-type="float" office:value="-51.6369014701998">
                <text:p>-51.636901470199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">
                <text:p>64.5</text:p>
              </table:table-cell>
              <table:table-cell office:value-type="float" office:value="-51.4705324554978">
                <text:p>-51.47053245549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">
                <text:p>64.6</text:p>
              </table:table-cell>
              <table:table-cell office:value-type="float" office:value="-51.3058271309428">
                <text:p>-51.30582713094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">
                <text:p>64.7</text:p>
              </table:table-cell>
              <table:table-cell office:value-type="float" office:value="-51.1427688596334">
                <text:p>-51.1427688596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">
                <text:p>64.8</text:p>
              </table:table-cell>
              <table:table-cell office:value-type="float" office:value="-50.981341171037">
                <text:p>-50.9813411710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">
                <text:p>64.9</text:p>
              </table:table-cell>
              <table:table-cell office:value-type="float" office:value="-50.8215277593266">
                <text:p>-50.82152775932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">
                <text:p>65</text:p>
              </table:table-cell>
              <table:table-cell office:value-type="float" office:value="-50.6633124817334">
                <text:p>-50.663312481733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">
                <text:p>65.1</text:p>
              </table:table-cell>
              <table:table-cell office:value-type="float" office:value="-50.5066793569161">
                <text:p>-50.50667935691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">
                <text:p>65.2</text:p>
              </table:table-cell>
              <table:table-cell office:value-type="float" office:value="-50.3516125633469">
                <text:p>-50.35161256334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">
                <text:p>65.3</text:p>
              </table:table-cell>
              <table:table-cell office:value-type="float" office:value="-50.1980964377134">
                <text:p>-50.19809643771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">
                <text:p>65.4</text:p>
              </table:table-cell>
              <table:table-cell office:value-type="float" office:value="-50.0461154733363">
                <text:p>-50.046115473336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">
                <text:p>65.5</text:p>
              </table:table-cell>
              <table:table-cell office:value-type="float" office:value="-49.8956543186029">
                <text:p>-49.89565431860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">
                <text:p>65.6</text:p>
              </table:table-cell>
              <table:table-cell office:value-type="float" office:value="-49.7466977754169">
                <text:p>-49.74669777541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">
                <text:p>65.7</text:p>
              </table:table-cell>
              <table:table-cell office:value-type="float" office:value="-49.5992307976627">
                <text:p>-49.59923079766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">
                <text:p>65.8</text:p>
              </table:table-cell>
              <table:table-cell office:value-type="float" office:value="-49.4532384896861">
                <text:p>-49.453238489686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">
                <text:p>65.9</text:p>
              </table:table-cell>
              <table:table-cell office:value-type="float" office:value="-49.3087061047892">
                <text:p>-49.30870610478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-49.1656190437413">
                <text:p>-49.1656190437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">
                <text:p>66.1</text:p>
              </table:table-cell>
              <table:table-cell office:value-type="float" office:value="-49.0239628533039">
                <text:p>-49.02396285330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">
                <text:p>66.2</text:p>
              </table:table-cell>
              <table:table-cell office:value-type="float" office:value="-48.8837232247709">
                <text:p>-48.88372322477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">
                <text:p>66.3</text:p>
              </table:table-cell>
              <table:table-cell office:value-type="float" office:value="-48.7448859925232">
                <text:p>-48.74488599252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">
                <text:p>66.4</text:p>
              </table:table-cell>
              <table:table-cell office:value-type="float" office:value="-48.607437132598">
                <text:p>-48.60743713259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">
                <text:p>66.5</text:p>
              </table:table-cell>
              <table:table-cell office:value-type="float" office:value="-48.471362761272">
                <text:p>-48.47136276127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">
                <text:p>66.6</text:p>
              </table:table-cell>
              <table:table-cell office:value-type="float" office:value="-48.3366491336593">
                <text:p>-48.33664913365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">
                <text:p>66.7</text:p>
              </table:table-cell>
              <table:table-cell office:value-type="float" office:value="-48.2032826423227">
                <text:p>-48.20328264232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">
                <text:p>66.8</text:p>
              </table:table-cell>
              <table:table-cell office:value-type="float" office:value="-48.0712498158994">
                <text:p>-48.07124981589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">
                <text:p>66.9</text:p>
              </table:table-cell>
              <table:table-cell office:value-type="float" office:value="-47.9405373177404">
                <text:p>-47.94053731774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  <table:table-cell office:value-type="float" office:value="-47.811131944563">
                <text:p>-47.8111319445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">
                <text:p>67.1</text:p>
              </table:table-cell>
              <table:table-cell office:value-type="float" office:value="-47.6830206251174">
                <text:p>-47.683020625117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">
                <text:p>67.2</text:p>
              </table:table-cell>
              <table:table-cell office:value-type="float" office:value="-47.5561904188662">
                <text:p>-47.55619041886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">
                <text:p>67.3</text:p>
              </table:table-cell>
              <table:table-cell office:value-type="float" office:value="-47.4306285146776">
                <text:p>-47.43062851467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">
                <text:p>67.4</text:p>
              </table:table-cell>
              <table:table-cell office:value-type="float" office:value="-47.3063222295308">
                <text:p>-47.30632222953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">
                <text:p>67.5</text:p>
              </table:table-cell>
              <table:table-cell office:value-type="float" office:value="-47.1832590072355">
                <text:p>-47.183259007235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">
                <text:p>67.6</text:p>
              </table:table-cell>
              <table:table-cell office:value-type="float" office:value="-47.0614264171631">
                <text:p>-47.06142641716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">
                <text:p>67.7</text:p>
              </table:table-cell>
              <table:table-cell office:value-type="float" office:value="-46.9408121529915">
                <text:p>-46.94081215299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">
                <text:p>67.8</text:p>
              </table:table-cell>
              <table:table-cell office:value-type="float" office:value="-46.8214040314616">
                <text:p>-46.82140403146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">
                <text:p>67.9</text:p>
              </table:table-cell>
              <table:table-cell office:value-type="float" office:value="-46.703189991147">
                <text:p>-46.7031899911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-46.5861580912355">
                <text:p>-46.58615809123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">
                <text:p>68.1</text:p>
              </table:table-cell>
              <table:table-cell office:value-type="float" office:value="-46.4702965103232">
                <text:p>-46.470296510323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">
                <text:p>68.2</text:p>
              </table:table-cell>
              <table:table-cell office:value-type="float" office:value="-46.3555935452199">
                <text:p>-46.35559354521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">
                <text:p>68.3</text:p>
              </table:table-cell>
              <table:table-cell office:value-type="float" office:value="-46.2420376097677">
                <text:p>-46.24203760976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">
                <text:p>68.4</text:p>
              </table:table-cell>
              <table:table-cell office:value-type="float" office:value="-46.1296172336701">
                <text:p>-46.129617233670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">
                <text:p>68.5</text:p>
              </table:table-cell>
              <table:table-cell office:value-type="float" office:value="-46.0183210613334">
                <text:p>-46.01832106133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">
                <text:p>68.6</text:p>
              </table:table-cell>
              <table:table-cell office:value-type="float" office:value="-45.90813785072">
                <text:p>-45.908137850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">
                <text:p>68.7</text:p>
              </table:table-cell>
              <table:table-cell office:value-type="float" office:value="-45.7990564722128">
                <text:p>-45.79905647221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">
                <text:p>68.8</text:p>
              </table:table-cell>
              <table:table-cell office:value-type="float" office:value="-45.6910659074907">
                <text:p>-45.69106590749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">
                <text:p>68.9</text:p>
              </table:table-cell>
              <table:table-cell office:value-type="float" office:value="-45.5841552484158">
                <text:p>-45.58415524841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">
                <text:p>69</text:p>
              </table:table-cell>
              <table:table-cell office:value-type="float" office:value="-45.4783136959316">
                <text:p>-45.47831369593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">
                <text:p>69.1</text:p>
              </table:table-cell>
              <table:table-cell office:value-type="float" office:value="-45.3735305589723">
                <text:p>-45.37353055897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">
                <text:p>69.2</text:p>
              </table:table-cell>
              <table:table-cell office:value-type="float" office:value="-45.2697952533826">
                <text:p>-45.26979525338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">
                <text:p>69.3</text:p>
              </table:table-cell>
              <table:table-cell office:value-type="float" office:value="-45.1670973008488">
                <text:p>-45.16709730084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">
                <text:p>69.4</text:p>
              </table:table-cell>
              <table:table-cell office:value-type="float" office:value="-45.0654263278403">
                <text:p>-45.06542632784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">
                <text:p>69.5</text:p>
              </table:table-cell>
              <table:table-cell office:value-type="float" office:value="-44.9647720645619">
                <text:p>-44.96477206456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">
                <text:p>69.6</text:p>
              </table:table-cell>
              <table:table-cell office:value-type="float" office:value="-44.8651243439163">
                <text:p>-44.86512434391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">
                <text:p>69.7</text:p>
              </table:table-cell>
              <table:table-cell office:value-type="float" office:value="-44.7664731004771">
                <text:p>-44.76647310047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">
                <text:p>69.8</text:p>
              </table:table-cell>
              <table:table-cell office:value-type="float" office:value="-44.6688083694723">
                <text:p>-44.66880836947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">
                <text:p>69.9</text:p>
              </table:table-cell>
              <table:table-cell office:value-type="float" office:value="-44.5721202857776">
                <text:p>-44.57212028577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">
                <text:p>70</text:p>
              </table:table-cell>
              <table:table-cell office:value-type="float" office:value="-44.4763990829198">
                <text:p>-44.47639908291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">
                <text:p>70.1</text:p>
              </table:table-cell>
              <table:table-cell office:value-type="float" office:value="-44.3816350920906">
                <text:p>-44.38163509209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">
                <text:p>70.2</text:p>
              </table:table-cell>
              <table:table-cell office:value-type="float" office:value="-44.2878187411697">
                <text:p>-44.28781874116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">
                <text:p>70.3</text:p>
              </table:table-cell>
              <table:table-cell office:value-type="float" office:value="-44.194940553758">
                <text:p>-44.1949405537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">
                <text:p>70.4</text:p>
              </table:table-cell>
              <table:table-cell office:value-type="float" office:value="-44.1029911482204">
                <text:p>-44.10299114822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">
                <text:p>70.5</text:p>
              </table:table-cell>
              <table:table-cell office:value-type="float" office:value="-44.0119612367382">
                <text:p>-44.01196123673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">
                <text:p>70.6</text:p>
              </table:table-cell>
              <table:table-cell office:value-type="float" office:value="-43.9218416243708">
                <text:p>-43.921841624370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">
                <text:p>70.7</text:p>
              </table:table-cell>
              <table:table-cell office:value-type="float" office:value="-43.8326232081271">
                <text:p>-43.83262320812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">
                <text:p>70.8</text:p>
              </table:table-cell>
              <table:table-cell office:value-type="float" office:value="-43.7442969760459">
                <text:p>-43.74429697604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">
                <text:p>70.9</text:p>
              </table:table-cell>
              <table:table-cell office:value-type="float" office:value="-43.6568540062854">
                <text:p>-43.656854006285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">
                <text:p>71</text:p>
              </table:table-cell>
              <table:table-cell office:value-type="float" office:value="-43.5702854662226">
                <text:p>-43.570285466222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">
                <text:p>71.1</text:p>
              </table:table-cell>
              <table:table-cell office:value-type="float" office:value="-43.4845826115603">
                <text:p>-43.48458261156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">
                <text:p>71.2</text:p>
              </table:table-cell>
              <table:table-cell office:value-type="float" office:value="-43.3997367854447">
                <text:p>-43.39973678544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">
                <text:p>71.3</text:p>
              </table:table-cell>
              <table:table-cell office:value-type="float" office:value="-43.3157394175903">
                <text:p>-43.31573941759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-43.2325820234144">
                <text:p>-43.23258202341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">
                <text:p>71.5</text:p>
              </table:table-cell>
              <table:table-cell office:value-type="float" office:value="-43.1502562031802">
                <text:p>-43.15025620318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">
                <text:p>71.6</text:p>
              </table:table-cell>
              <table:table-cell office:value-type="float" office:value="-43.0687536411484">
                <text:p>-43.068753641148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">
                <text:p>71.7</text:p>
              </table:table-cell>
              <table:table-cell office:value-type="float" office:value="-42.9880661047369">
                <text:p>-42.98806610473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">
                <text:p>71.8</text:p>
              </table:table-cell>
              <table:table-cell office:value-type="float" office:value="-42.9081854436896">
                <text:p>-42.90818544368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">
                <text:p>71.9</text:p>
              </table:table-cell>
              <table:table-cell office:value-type="float" office:value="-42.8291035892527">
                <text:p>-42.829103589252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">
                <text:p>72</text:p>
              </table:table-cell>
              <table:table-cell office:value-type="float" office:value="-42.7508125533602">
                <text:p>-42.75081255336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">
                <text:p>72.1</text:p>
              </table:table-cell>
              <table:table-cell office:value-type="float" office:value="-42.6733044278266">
                <text:p>-42.67330442782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">
                <text:p>72.2</text:p>
              </table:table-cell>
              <table:table-cell office:value-type="float" office:value="-42.5965713835483">
                <text:p>-42.59657138354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">
                <text:p>72.3</text:p>
              </table:table-cell>
              <table:table-cell office:value-type="float" office:value="-42.5206056697128">
                <text:p>-42.52060566971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">
                <text:p>72.4</text:p>
              </table:table-cell>
              <table:table-cell office:value-type="float" office:value="-42.4453996130157">
                <text:p>-42.44539961301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">
                <text:p>72.5</text:p>
              </table:table-cell>
              <table:table-cell office:value-type="float" office:value="-42.3709456168855">
                <text:p>-42.37094561688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">
                <text:p>72.6</text:p>
              </table:table-cell>
              <table:table-cell office:value-type="float" office:value="-42.2972361607167">
                <text:p>-42.29723616071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">
                <text:p>72.7</text:p>
              </table:table-cell>
              <table:table-cell office:value-type="float" office:value="-42.2242637991095">
                <text:p>-42.224263799109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">
                <text:p>72.8</text:p>
              </table:table-cell>
              <table:table-cell office:value-type="float" office:value="-42.1520211611184">
                <text:p>-42.152021161118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">
                <text:p>72.9</text:p>
              </table:table-cell>
              <table:table-cell office:value-type="float" office:value="-42.0805009495072">
                <text:p>-42.08050094950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">
                <text:p>73</text:p>
              </table:table-cell>
              <table:table-cell office:value-type="float" office:value="-42.0096959400121">
                <text:p>-42.00969594001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">
                <text:p>73.1</text:p>
              </table:table-cell>
              <table:table-cell office:value-type="float" office:value="-41.939598980612">
                <text:p>-41.9395989806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">
                <text:p>73.2</text:p>
              </table:table-cell>
              <table:table-cell office:value-type="float" office:value="-41.8702029908059">
                <text:p>-41.870202990805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">
                <text:p>73.3</text:p>
              </table:table-cell>
              <table:table-cell office:value-type="float" office:value="-41.8015009608978">
                <text:p>-41.801500960897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">
                <text:p>73.4</text:p>
              </table:table-cell>
              <table:table-cell office:value-type="float" office:value="-41.7334859512889">
                <text:p>-41.733485951288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">
                <text:p>73.5</text:p>
              </table:table-cell>
              <table:table-cell office:value-type="float" office:value="-41.666151091776">
                <text:p>-41.66615109177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">
                <text:p>73.6</text:p>
              </table:table-cell>
              <table:table-cell office:value-type="float" office:value="-41.5994895808582">
                <text:p>-41.599489580858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">
                <text:p>73.7</text:p>
              </table:table-cell>
              <table:table-cell office:value-type="float" office:value="-41.5334946850496">
                <text:p>-41.533494685049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">
                <text:p>73.8</text:p>
              </table:table-cell>
              <table:table-cell office:value-type="float" office:value="-41.4681597381991">
                <text:p>-41.46815973819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">
                <text:p>73.9</text:p>
              </table:table-cell>
              <table:table-cell office:value-type="float" office:value="-41.4034781408172">
                <text:p>-41.403478140817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  <table:table-cell office:value-type="float" office:value="-41.339443359409">
                <text:p>-41.3394433594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">
                <text:p>74.1</text:p>
              </table:table-cell>
              <table:table-cell office:value-type="float" office:value="-41.2760489258149">
                <text:p>-41.27604892581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">
                <text:p>74.2</text:p>
              </table:table-cell>
              <table:table-cell office:value-type="float" office:value="-41.2132884365567">
                <text:p>-41.21328843655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">
                <text:p>74.3</text:p>
              </table:table-cell>
              <table:table-cell office:value-type="float" office:value="-41.1511555521912">
                <text:p>-41.15115555219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">
                <text:p>74.4</text:p>
              </table:table-cell>
              <table:table-cell office:value-type="float" office:value="-41.0896439966693">
                <text:p>-41.089643996669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-41.0287475567026">
                <text:p>-41.02874755670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-40.9684600811355">
                <text:p>-40.96846008113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-40.9087754803242">
                <text:p>-40.90877548032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-40.8496877255209">
                <text:p>-40.849687725520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-40.7911908482657">
                <text:p>-40.79119084826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-40.7332789397831">
                <text:p>-40.73327893978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-40.6759461503853">
                <text:p>-40.67594615038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-40.6191866888814">
                <text:p>-40.619186688881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-40.5629948219926">
                <text:p>-40.56299482199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-40.5073648737727">
                <text:p>-40.50736487377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-40.4522912250349">
                <text:p>-40.452291225034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-40.3977683127846">
                <text:p>-40.39776831278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-40.3437906296567">
                <text:p>-40.34379062965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-40.2903527233602">
                <text:p>-40.29035272336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-40.2374491961266">
                <text:p>-40.23744919612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-40.1850747041653">
                <text:p>-40.185074704165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-40.1332239571236">
                <text:p>-40.133223957123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-40.0818917175524">
                <text:p>-40.08189171755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">
                <text:p>76.3</text:p>
              </table:table-cell>
              <table:table-cell office:value-type="float" office:value="-40.0310728003769">
                <text:p>-40.031072800376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">
                <text:p>76.4</text:p>
              </table:table-cell>
              <table:table-cell office:value-type="float" office:value="-39.9807620723731">
                <text:p>-39.980762072373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">
                <text:p>76.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">
                <text:p>76.6</text:p>
              </table:table-cell>
              <table:table-cell office:value-type="float" office:value="-69.65">
                <text:p>-69.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">
                <text:p>76.7</text:p>
              </table:table-cell>
              <table:table-cell office:value-type="float" office:value="-69.3035">
                <text:p>-69.30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">
                <text:p>76.8</text:p>
              </table:table-cell>
              <table:table-cell office:value-type="float" office:value="-68.960465">
                <text:p>-68.9604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">
                <text:p>76.9</text:p>
              </table:table-cell>
              <table:table-cell office:value-type="float" office:value="-68.62086035">
                <text:p>-68.6208603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">
                <text:p>77</text:p>
              </table:table-cell>
              <table:table-cell office:value-type="float" office:value="-68.2846517465">
                <text:p>-68.284651746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">
                <text:p>77.1</text:p>
              </table:table-cell>
              <table:table-cell office:value-type="float" office:value="-67.951805229035">
                <text:p>-67.9518052290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">
                <text:p>77.2</text:p>
              </table:table-cell>
              <table:table-cell office:value-type="float" office:value="-67.6222871767447">
                <text:p>-67.622287176744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">
                <text:p>77.3</text:p>
              </table:table-cell>
              <table:table-cell office:value-type="float" office:value="-67.2960643049772">
                <text:p>-67.296064304977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">
                <text:p>77.4</text:p>
              </table:table-cell>
              <table:table-cell office:value-type="float" office:value="-66.9731036619274">
                <text:p>-66.97310366192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">
                <text:p>77.5</text:p>
              </table:table-cell>
              <table:table-cell office:value-type="float" office:value="-66.6533726253082">
                <text:p>-66.653372625308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">
                <text:p>77.6</text:p>
              </table:table-cell>
              <table:table-cell office:value-type="float" office:value="-66.3368388990551">
                <text:p>-66.33683889905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">
                <text:p>77.7</text:p>
              </table:table-cell>
              <table:table-cell office:value-type="float" office:value="-66.0234705100645">
                <text:p>-66.02347051006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">
                <text:p>77.8</text:p>
              </table:table-cell>
              <table:table-cell office:value-type="float" office:value="-65.7132358049639">
                <text:p>-65.713235804963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">
                <text:p>77.9</text:p>
              </table:table-cell>
              <table:table-cell office:value-type="float" office:value="-65.4061034469143">
                <text:p>-65.406103446914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">
                <text:p>78</text:p>
              </table:table-cell>
              <table:table-cell office:value-type="float" office:value="-65.1020424124451">
                <text:p>-65.10204241244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">
                <text:p>78.1</text:p>
              </table:table-cell>
              <table:table-cell office:value-type="float" office:value="-64.8010219883207">
                <text:p>-64.80102198832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">
                <text:p>78.2</text:p>
              </table:table-cell>
              <table:table-cell office:value-type="float" office:value="-64.5030117684374">
                <text:p>-64.50301176843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">
                <text:p>78.3</text:p>
              </table:table-cell>
              <table:table-cell office:value-type="float" office:value="-64.2079816507531">
                <text:p>-64.207981650753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">
                <text:p>78.4</text:p>
              </table:table-cell>
              <table:table-cell office:value-type="float" office:value="-63.9159018342455">
                <text:p>-63.915901834245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">
                <text:p>78.5</text:p>
              </table:table-cell>
              <table:table-cell office:value-type="float" office:value="-63.6267428159031">
                <text:p>-63.626742815903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">
                <text:p>78.6</text:p>
              </table:table-cell>
              <table:table-cell office:value-type="float" office:value="-63.3404753877441">
                <text:p>-63.34047538774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">
                <text:p>78.7</text:p>
              </table:table-cell>
              <table:table-cell office:value-type="float" office:value="-63.0570706338666">
                <text:p>-63.05707063386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">
                <text:p>78.8</text:p>
              </table:table-cell>
              <table:table-cell office:value-type="float" office:value="-62.776499927528">
                <text:p>-62.77649992752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">
                <text:p>78.9</text:p>
              </table:table-cell>
              <table:table-cell office:value-type="float" office:value="-62.4987349282527">
                <text:p>-62.49873492825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">
                <text:p>79</text:p>
              </table:table-cell>
              <table:table-cell office:value-type="float" office:value="-62.2237475789702">
                <text:p>-62.22374757897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">
                <text:p>79.1</text:p>
              </table:table-cell>
              <table:table-cell office:value-type="float" office:value="-61.9515101031804">
                <text:p>-61.95151010318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">
                <text:p>79.2</text:p>
              </table:table-cell>
              <table:table-cell office:value-type="float" office:value="-61.6819950021486">
                <text:p>-61.68199500214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">
                <text:p>79.3</text:p>
              </table:table-cell>
              <table:table-cell office:value-type="float" office:value="-61.4151750521272">
                <text:p>-61.41517505212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">
                <text:p>79.4</text:p>
              </table:table-cell>
              <table:table-cell office:value-type="float" office:value="-61.1510233016059">
                <text:p>-61.15102330160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">
                <text:p>79.5</text:p>
              </table:table-cell>
              <table:table-cell office:value-type="float" office:value="-60.8895130685898">
                <text:p>-60.88951306858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">
                <text:p>79.6</text:p>
              </table:table-cell>
              <table:table-cell office:value-type="float" office:value="-60.6306179379039">
                <text:p>-60.63061793790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">
                <text:p>79.7</text:p>
              </table:table-cell>
              <table:table-cell office:value-type="float" office:value="-60.3743117585249">
                <text:p>-60.37431175852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">
                <text:p>79.8</text:p>
              </table:table-cell>
              <table:table-cell office:value-type="float" office:value="-60.1205686409396">
                <text:p>-60.12056864093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">
                <text:p>79.9</text:p>
              </table:table-cell>
              <table:table-cell office:value-type="float" office:value="-59.8693629545302">
                <text:p>-59.869362954530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-59.6206693249849">
                <text:p>-59.620669324984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">
                <text:p>80.1</text:p>
              </table:table-cell>
              <table:table-cell office:value-type="float" office:value="-59.3744626317351">
                <text:p>-59.374462631735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">
                <text:p>80.2</text:p>
              </table:table-cell>
              <table:table-cell office:value-type="float" office:value="-59.1307180054177">
                <text:p>-59.130718005417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">
                <text:p>80.3</text:p>
              </table:table-cell>
              <table:table-cell office:value-type="float" office:value="-58.8894108253636">
                <text:p>-58.889410825363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">
                <text:p>80.4</text:p>
              </table:table-cell>
              <table:table-cell office:value-type="float" office:value="-58.6505167171099">
                <text:p>-58.65051671710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">
                <text:p>80.5</text:p>
              </table:table-cell>
              <table:table-cell office:value-type="float" office:value="-58.4140115499388">
                <text:p>-58.41401154993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">
                <text:p>80.6</text:p>
              </table:table-cell>
              <table:table-cell office:value-type="float" office:value="-58.1798714344394">
                <text:p>-58.17987143443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">
                <text:p>80.7</text:p>
              </table:table-cell>
              <table:table-cell office:value-type="float" office:value="-57.9480727200951">
                <text:p>-57.94807272009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">
                <text:p>80.8</text:p>
              </table:table-cell>
              <table:table-cell office:value-type="float" office:value="-57.7185919928941">
                <text:p>-57.71859199289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">
                <text:p>80.9</text:p>
              </table:table-cell>
              <table:table-cell office:value-type="float" office:value="-57.4914060729652">
                <text:p>-57.49140607296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">
                <text:p>81</text:p>
              </table:table-cell>
              <table:table-cell office:value-type="float" office:value="-57.2664920122355">
                <text:p>-57.266492012235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">
                <text:p>81.1</text:p>
              </table:table-cell>
              <table:table-cell office:value-type="float" office:value="-57.0438270921131">
                <text:p>-57.043827092113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">
                <text:p>81.2</text:p>
              </table:table-cell>
              <table:table-cell office:value-type="float" office:value="-56.823388821192">
                <text:p>-56.82338882119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">
                <text:p>81.3</text:p>
              </table:table-cell>
              <table:table-cell office:value-type="float" office:value="-56.6051549329801">
                <text:p>-56.60515493298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">
                <text:p>81.4</text:p>
              </table:table-cell>
              <table:table-cell office:value-type="float" office:value="-56.3891033836503">
                <text:p>-56.38910338365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">
                <text:p>81.5</text:p>
              </table:table-cell>
              <table:table-cell office:value-type="float" office:value="-56.1752123498138">
                <text:p>-56.17521234981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">
                <text:p>81.6</text:p>
              </table:table-cell>
              <table:table-cell office:value-type="float" office:value="-55.9634602263157">
                <text:p>-55.96346022631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">
                <text:p>81.7</text:p>
              </table:table-cell>
              <table:table-cell office:value-type="float" office:value="-55.7538256240525">
                <text:p>-55.75382562405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">
                <text:p>81.8</text:p>
              </table:table-cell>
              <table:table-cell office:value-type="float" office:value="-55.546287367812">
                <text:p>-55.5462873678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">
                <text:p>81.9</text:p>
              </table:table-cell>
              <table:table-cell office:value-type="float" office:value="-55.3408244941339">
                <text:p>-55.34082449413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">
                <text:p>82</text:p>
              </table:table-cell>
              <table:table-cell office:value-type="float" office:value="-55.1374162491925">
                <text:p>-55.13741624919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">
                <text:p>82.1</text:p>
              </table:table-cell>
              <table:table-cell office:value-type="float" office:value="-54.9360420867006">
                <text:p>-54.936042086700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">
                <text:p>82.2</text:p>
              </table:table-cell>
              <table:table-cell office:value-type="float" office:value="-54.7366816658336">
                <text:p>-54.73668166583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">
                <text:p>82.3</text:p>
              </table:table-cell>
              <table:table-cell office:value-type="float" office:value="-54.5393148491752">
                <text:p>-54.539314849175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">
                <text:p>82.4</text:p>
              </table:table-cell>
              <table:table-cell office:value-type="float" office:value="-54.3439217006835">
                <text:p>-54.343921700683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">
                <text:p>82.5</text:p>
              </table:table-cell>
              <table:table-cell office:value-type="float" office:value="-54.1504824836767">
                <text:p>-54.15048248367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">
                <text:p>82.6</text:p>
              </table:table-cell>
              <table:table-cell office:value-type="float" office:value="-53.9589776588399">
                <text:p>-53.95897765883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">
                <text:p>82.7</text:p>
              </table:table-cell>
              <table:table-cell office:value-type="float" office:value="-53.7693878822515">
                <text:p>-53.76938788225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">
                <text:p>82.8</text:p>
              </table:table-cell>
              <table:table-cell office:value-type="float" office:value="-53.581694003429">
                <text:p>-53.58169400342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">
                <text:p>82.9</text:p>
              </table:table-cell>
              <table:table-cell office:value-type="float" office:value="-53.3958770633947">
                <text:p>-53.39587706339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">
                <text:p>83</text:p>
              </table:table-cell>
              <table:table-cell office:value-type="float" office:value="-53.2119182927607">
                <text:p>-53.21191829276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">
                <text:p>83.1</text:p>
              </table:table-cell>
              <table:table-cell office:value-type="float" office:value="-53.0297991098331">
                <text:p>-53.029799109833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">
                <text:p>83.2</text:p>
              </table:table-cell>
              <table:table-cell office:value-type="float" office:value="-52.8495011187348">
                <text:p>-52.84950111873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">
                <text:p>83.3</text:p>
              </table:table-cell>
              <table:table-cell office:value-type="float" office:value="-52.6710061075475">
                <text:p>-52.67100610754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">
                <text:p>83.4</text:p>
              </table:table-cell>
              <table:table-cell office:value-type="float" office:value="-52.494296046472">
                <text:p>-52.49429604647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">
                <text:p>83.5</text:p>
              </table:table-cell>
              <table:table-cell office:value-type="float" office:value="-52.3193530860073">
                <text:p>-52.319353086007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">
                <text:p>83.6</text:p>
              </table:table-cell>
              <table:table-cell office:value-type="float" office:value="-52.1461595551472">
                <text:p>-52.14615955514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">
                <text:p>83.7</text:p>
              </table:table-cell>
              <table:table-cell office:value-type="float" office:value="-51.9746979595957">
                <text:p>-51.97469795959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">
                <text:p>83.8</text:p>
              </table:table-cell>
              <table:table-cell office:value-type="float" office:value="-51.8049509799998">
                <text:p>-51.804950979999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">
                <text:p>83.9</text:p>
              </table:table-cell>
              <table:table-cell office:value-type="float" office:value="-51.6369014701998">
                <text:p>-51.636901470199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-51.4705324554978">
                <text:p>-51.470532455497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">
                <text:p>84.1</text:p>
              </table:table-cell>
              <table:table-cell office:value-type="float" office:value="-51.3058271309428">
                <text:p>-51.305827130942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">
                <text:p>84.2</text:p>
              </table:table-cell>
              <table:table-cell office:value-type="float" office:value="-51.1427688596334">
                <text:p>-51.14276885963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">
                <text:p>84.3</text:p>
              </table:table-cell>
              <table:table-cell office:value-type="float" office:value="-50.981341171037">
                <text:p>-50.9813411710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">
                <text:p>84.4</text:p>
              </table:table-cell>
              <table:table-cell office:value-type="float" office:value="-50.8215277593266">
                <text:p>-50.82152775932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">
                <text:p>84.5</text:p>
              </table:table-cell>
              <table:table-cell office:value-type="float" office:value="-50.6633124817334">
                <text:p>-50.66331248173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">
                <text:p>84.6</text:p>
              </table:table-cell>
              <table:table-cell office:value-type="float" office:value="-50.5066793569161">
                <text:p>-50.506679356916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">
                <text:p>84.7</text:p>
              </table:table-cell>
              <table:table-cell office:value-type="float" office:value="-50.3516125633469">
                <text:p>-50.35161256334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">
                <text:p>84.8</text:p>
              </table:table-cell>
              <table:table-cell office:value-type="float" office:value="-50.1980964377134">
                <text:p>-50.19809643771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">
                <text:p>84.9</text:p>
              </table:table-cell>
              <table:table-cell office:value-type="float" office:value="-50.0461154733363">
                <text:p>-50.046115473336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">
                <text:p>85</text:p>
              </table:table-cell>
              <table:table-cell office:value-type="float" office:value="-49.8956543186029">
                <text:p>-49.895654318602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">
                <text:p>85.1</text:p>
              </table:table-cell>
              <table:table-cell office:value-type="float" office:value="-49.7466977754169">
                <text:p>-49.746697775416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">
                <text:p>85.2</text:p>
              </table:table-cell>
              <table:table-cell office:value-type="float" office:value="-49.5992307976627">
                <text:p>-49.599230797662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">
                <text:p>85.3</text:p>
              </table:table-cell>
              <table:table-cell office:value-type="float" office:value="-49.4532384896861">
                <text:p>-49.45323848968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">
                <text:p>85.4</text:p>
              </table:table-cell>
              <table:table-cell office:value-type="float" office:value="-49.3087061047892">
                <text:p>-49.30870610478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">
                <text:p>85.5</text:p>
              </table:table-cell>
              <table:table-cell office:value-type="float" office:value="-49.1656190437413">
                <text:p>-49.16561904374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">
                <text:p>85.6</text:p>
              </table:table-cell>
              <table:table-cell office:value-type="float" office:value="-49.0239628533039">
                <text:p>-49.023962853303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">
                <text:p>85.7</text:p>
              </table:table-cell>
              <table:table-cell office:value-type="float" office:value="-48.8837232247709">
                <text:p>-48.88372322477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">
                <text:p>85.8</text:p>
              </table:table-cell>
              <table:table-cell office:value-type="float" office:value="-48.7448859925232">
                <text:p>-48.74488599252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">
                <text:p>85.9</text:p>
              </table:table-cell>
              <table:table-cell office:value-type="float" office:value="-48.607437132598">
                <text:p>-48.60743713259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">
                <text:p>86</text:p>
              </table:table-cell>
              <table:table-cell office:value-type="float" office:value="-48.471362761272">
                <text:p>-48.47136276127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">
                <text:p>86.1</text:p>
              </table:table-cell>
              <table:table-cell office:value-type="float" office:value="-48.3366491336593">
                <text:p>-48.336649133659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">
                <text:p>86.2</text:p>
              </table:table-cell>
              <table:table-cell office:value-type="float" office:value="-48.2032826423227">
                <text:p>-48.20328264232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">
                <text:p>86.3</text:p>
              </table:table-cell>
              <table:table-cell office:value-type="float" office:value="-48.0712498158994">
                <text:p>-48.07124981589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">
                <text:p>86.4</text:p>
              </table:table-cell>
              <table:table-cell office:value-type="float" office:value="-47.9405373177404">
                <text:p>-47.94053731774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">
                <text:p>86.5</text:p>
              </table:table-cell>
              <table:table-cell office:value-type="float" office:value="-47.811131944563">
                <text:p>-47.81113194456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">
                <text:p>86.6</text:p>
              </table:table-cell>
              <table:table-cell office:value-type="float" office:value="-47.6830206251174">
                <text:p>-47.683020625117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">
                <text:p>86.7</text:p>
              </table:table-cell>
              <table:table-cell office:value-type="float" office:value="-47.5561904188662">
                <text:p>-47.55619041886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">
                <text:p>86.8</text:p>
              </table:table-cell>
              <table:table-cell office:value-type="float" office:value="-47.4306285146776">
                <text:p>-47.43062851467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">
                <text:p>86.9</text:p>
              </table:table-cell>
              <table:table-cell office:value-type="float" office:value="-47.3063222295308">
                <text:p>-47.306322229530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">
                <text:p>87</text:p>
              </table:table-cell>
              <table:table-cell office:value-type="float" office:value="-47.1832590072355">
                <text:p>-47.18325900723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">
                <text:p>87.1</text:p>
              </table:table-cell>
              <table:table-cell office:value-type="float" office:value="-47.0614264171631">
                <text:p>-47.06142641716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">
                <text:p>87.2</text:p>
              </table:table-cell>
              <table:table-cell office:value-type="float" office:value="-46.9408121529915">
                <text:p>-46.94081215299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">
                <text:p>87.3</text:p>
              </table:table-cell>
              <table:table-cell office:value-type="float" office:value="-46.8214040314616">
                <text:p>-46.82140403146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">
                <text:p>87.4</text:p>
              </table:table-cell>
              <table:table-cell office:value-type="float" office:value="-46.703189991147">
                <text:p>-46.7031899911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">
                <text:p>87.5</text:p>
              </table:table-cell>
              <table:table-cell office:value-type="float" office:value="-46.5861580912355">
                <text:p>-46.58615809123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">
                <text:p>87.6</text:p>
              </table:table-cell>
              <table:table-cell office:value-type="float" office:value="-46.4702965103232">
                <text:p>-46.47029651032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">
                <text:p>87.7</text:p>
              </table:table-cell>
              <table:table-cell office:value-type="float" office:value="-46.3555935452199">
                <text:p>-46.355593545219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">
                <text:p>87.8</text:p>
              </table:table-cell>
              <table:table-cell office:value-type="float" office:value="-46.2420376097677">
                <text:p>-46.24203760976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">
                <text:p>87.9</text:p>
              </table:table-cell>
              <table:table-cell office:value-type="float" office:value="-46.1296172336701">
                <text:p>-46.12961723367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">
                <text:p>88</text:p>
              </table:table-cell>
              <table:table-cell office:value-type="float" office:value="-46.0183210613334">
                <text:p>-46.018321061333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">
                <text:p>88.1</text:p>
              </table:table-cell>
              <table:table-cell office:value-type="float" office:value="-45.90813785072">
                <text:p>-45.908137850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">
                <text:p>88.2</text:p>
              </table:table-cell>
              <table:table-cell office:value-type="float" office:value="-45.7990564722128">
                <text:p>-45.799056472212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">
                <text:p>88.3</text:p>
              </table:table-cell>
              <table:table-cell office:value-type="float" office:value="-45.6910659074907">
                <text:p>-45.69106590749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">
                <text:p>88.4</text:p>
              </table:table-cell>
              <table:table-cell office:value-type="float" office:value="-45.5841552484158">
                <text:p>-45.584155248415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">
                <text:p>88.5</text:p>
              </table:table-cell>
              <table:table-cell office:value-type="float" office:value="-45.4783136959316">
                <text:p>-45.47831369593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">
                <text:p>88.6</text:p>
              </table:table-cell>
              <table:table-cell office:value-type="float" office:value="-45.3735305589723">
                <text:p>-45.373530558972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">
                <text:p>88.7</text:p>
              </table:table-cell>
              <table:table-cell office:value-type="float" office:value="-45.2697952533826">
                <text:p>-45.26979525338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">
                <text:p>88.8</text:p>
              </table:table-cell>
              <table:table-cell office:value-type="float" office:value="-45.1670973008488">
                <text:p>-45.167097300848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">
                <text:p>88.9</text:p>
              </table:table-cell>
              <table:table-cell office:value-type="float" office:value="-45.0654263278403">
                <text:p>-45.06542632784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">
                <text:p>89</text:p>
              </table:table-cell>
              <table:table-cell office:value-type="float" office:value="-44.9647720645619">
                <text:p>-44.96477206456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">
                <text:p>89.1</text:p>
              </table:table-cell>
              <table:table-cell office:value-type="float" office:value="-44.8651243439163">
                <text:p>-44.86512434391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">
                <text:p>89.2</text:p>
              </table:table-cell>
              <table:table-cell office:value-type="float" office:value="-44.7664731004771">
                <text:p>-44.76647310047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">
                <text:p>89.3</text:p>
              </table:table-cell>
              <table:table-cell office:value-type="float" office:value="-44.6688083694723">
                <text:p>-44.66880836947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">
                <text:p>89.4</text:p>
              </table:table-cell>
              <table:table-cell office:value-type="float" office:value="-44.5721202857776">
                <text:p>-44.572120285777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">
                <text:p>89.5</text:p>
              </table:table-cell>
              <table:table-cell office:value-type="float" office:value="-44.4763990829198">
                <text:p>-44.476399082919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">
                <text:p>89.6</text:p>
              </table:table-cell>
              <table:table-cell office:value-type="float" office:value="-44.3816350920906">
                <text:p>-44.381635092090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">
                <text:p>89.7</text:p>
              </table:table-cell>
              <table:table-cell office:value-type="float" office:value="-44.2878187411697">
                <text:p>-44.28781874116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">
                <text:p>89.8</text:p>
              </table:table-cell>
              <table:table-cell office:value-type="float" office:value="-44.194940553758">
                <text:p>-44.1949405537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">
                <text:p>89.9</text:p>
              </table:table-cell>
              <table:table-cell office:value-type="float" office:value="-44.1029911482204">
                <text:p>-44.10299114822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">
                <text:p>90</text:p>
              </table:table-cell>
              <table:table-cell office:value-type="float" office:value="-44.0119612367382">
                <text:p>-44.011961236738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">
                <text:p>90.1</text:p>
              </table:table-cell>
              <table:table-cell office:value-type="float" office:value="-43.9218416243708">
                <text:p>-43.921841624370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">
                <text:p>90.2</text:p>
              </table:table-cell>
              <table:table-cell office:value-type="float" office:value="-43.8326232081271">
                <text:p>-43.83262320812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">
                <text:p>90.3</text:p>
              </table:table-cell>
              <table:table-cell office:value-type="float" office:value="-43.7442969760459">
                <text:p>-43.74429697604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">
                <text:p>90.4</text:p>
              </table:table-cell>
              <table:table-cell office:value-type="float" office:value="-43.6568540062854">
                <text:p>-43.65685400628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">
                <text:p>90.5</text:p>
              </table:table-cell>
              <table:table-cell office:value-type="float" office:value="-43.5702854662226">
                <text:p>-43.57028546622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">
                <text:p>90.6</text:p>
              </table:table-cell>
              <table:table-cell office:value-type="float" office:value="-43.4845826115603">
                <text:p>-43.484582611560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">
                <text:p>90.7</text:p>
              </table:table-cell>
              <table:table-cell office:value-type="float" office:value="-43.3997367854447">
                <text:p>-43.39973678544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">
                <text:p>90.8</text:p>
              </table:table-cell>
              <table:table-cell office:value-type="float" office:value="-43.3157394175903">
                <text:p>-43.315739417590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">
                <text:p>90.9</text:p>
              </table:table-cell>
              <table:table-cell office:value-type="float" office:value="-43.2325820234144">
                <text:p>-43.23258202341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">
                <text:p>91</text:p>
              </table:table-cell>
              <table:table-cell office:value-type="float" office:value="-43.1502562031802">
                <text:p>-43.150256203180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">
                <text:p>91.1</text:p>
              </table:table-cell>
              <table:table-cell office:value-type="float" office:value="-43.0687536411484">
                <text:p>-43.068753641148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">
                <text:p>91.2</text:p>
              </table:table-cell>
              <table:table-cell office:value-type="float" office:value="-42.9880661047369">
                <text:p>-42.98806610473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">
                <text:p>91.3</text:p>
              </table:table-cell>
              <table:table-cell office:value-type="float" office:value="-42.9081854436896">
                <text:p>-42.908185443689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">
                <text:p>91.4</text:p>
              </table:table-cell>
              <table:table-cell office:value-type="float" office:value="-42.8291035892527">
                <text:p>-42.829103589252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">
                <text:p>91.5</text:p>
              </table:table-cell>
              <table:table-cell office:value-type="float" office:value="-42.7508125533602">
                <text:p>-42.75081255336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">
                <text:p>91.6</text:p>
              </table:table-cell>
              <table:table-cell office:value-type="float" office:value="-42.6733044278266">
                <text:p>-42.673304427826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">
                <text:p>91.7</text:p>
              </table:table-cell>
              <table:table-cell office:value-type="float" office:value="-42.5965713835483">
                <text:p>-42.59657138354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">
                <text:p>91.8</text:p>
              </table:table-cell>
              <table:table-cell office:value-type="float" office:value="-42.5206056697128">
                <text:p>-42.52060566971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">
                <text:p>91.9</text:p>
              </table:table-cell>
              <table:table-cell office:value-type="float" office:value="-42.4453996130157">
                <text:p>-42.445399613015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  <table:table-cell office:value-type="float" office:value="-42.3709456168855">
                <text:p>-42.370945616885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">
                <text:p>92.1</text:p>
              </table:table-cell>
              <table:table-cell office:value-type="float" office:value="-42.2972361607167">
                <text:p>-42.29723616071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">
                <text:p>92.2</text:p>
              </table:table-cell>
              <table:table-cell office:value-type="float" office:value="-42.2242637991095">
                <text:p>-42.22426379910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">
                <text:p>92.3</text:p>
              </table:table-cell>
              <table:table-cell office:value-type="float" office:value="-42.1520211611184">
                <text:p>-42.15202116111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">
                <text:p>92.4</text:p>
              </table:table-cell>
              <table:table-cell office:value-type="float" office:value="-42.0805009495072">
                <text:p>-42.080500949507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">
                <text:p>92.5</text:p>
              </table:table-cell>
              <table:table-cell office:value-type="float" office:value="-42.0096959400121">
                <text:p>-42.00969594001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">
                <text:p>92.6</text:p>
              </table:table-cell>
              <table:table-cell office:value-type="float" office:value="-41.939598980612">
                <text:p>-41.9395989806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">
                <text:p>92.7</text:p>
              </table:table-cell>
              <table:table-cell office:value-type="float" office:value="-41.8702029908059">
                <text:p>-41.87020299080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">
                <text:p>92.8</text:p>
              </table:table-cell>
              <table:table-cell office:value-type="float" office:value="-41.8015009608978">
                <text:p>-41.80150096089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">
                <text:p>92.9</text:p>
              </table:table-cell>
              <table:table-cell office:value-type="float" office:value="-41.7334859512889">
                <text:p>-41.73348595128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">
                <text:p>93</text:p>
              </table:table-cell>
              <table:table-cell office:value-type="float" office:value="-41.666151091776">
                <text:p>-41.6661510917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">
                <text:p>93.1</text:p>
              </table:table-cell>
              <table:table-cell office:value-type="float" office:value="-41.5994895808582">
                <text:p>-41.59948958085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">
                <text:p>93.2</text:p>
              </table:table-cell>
              <table:table-cell office:value-type="float" office:value="-41.5334946850496">
                <text:p>-41.533494685049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">
                <text:p>93.3</text:p>
              </table:table-cell>
              <table:table-cell office:value-type="float" office:value="-41.4681597381991">
                <text:p>-41.46815973819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">
                <text:p>93.4</text:p>
              </table:table-cell>
              <table:table-cell office:value-type="float" office:value="-41.4034781408172">
                <text:p>-41.403478140817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">
                <text:p>93.5</text:p>
              </table:table-cell>
              <table:table-cell office:value-type="float" office:value="-41.339443359409">
                <text:p>-41.33944335940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">
                <text:p>93.6</text:p>
              </table:table-cell>
              <table:table-cell office:value-type="float" office:value="-41.2760489258149">
                <text:p>-41.276048925814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">
                <text:p>93.7</text:p>
              </table:table-cell>
              <table:table-cell office:value-type="float" office:value="-41.2132884365567">
                <text:p>-41.21328843655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">
                <text:p>93.8</text:p>
              </table:table-cell>
              <table:table-cell office:value-type="float" office:value="-41.1511555521912">
                <text:p>-41.151155552191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">
                <text:p>93.9</text:p>
              </table:table-cell>
              <table:table-cell office:value-type="float" office:value="-41.0896439966693">
                <text:p>-41.089643996669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">
                <text:p>94</text:p>
              </table:table-cell>
              <table:table-cell office:value-type="float" office:value="-41.0287475567026">
                <text:p>-41.02874755670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">
                <text:p>94.1</text:p>
              </table:table-cell>
              <table:table-cell office:value-type="float" office:value="-40.9684600811355">
                <text:p>-40.96846008113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">
                <text:p>94.2</text:p>
              </table:table-cell>
              <table:table-cell office:value-type="float" office:value="-40.9087754803242">
                <text:p>-40.90877548032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">
                <text:p>94.3</text:p>
              </table:table-cell>
              <table:table-cell office:value-type="float" office:value="-40.8496877255209">
                <text:p>-40.849687725520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">
                <text:p>94.4</text:p>
              </table:table-cell>
              <table:table-cell office:value-type="float" office:value="-40.7911908482657">
                <text:p>-40.791190848265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">
                <text:p>94.5</text:p>
              </table:table-cell>
              <table:table-cell office:value-type="float" office:value="-40.7332789397831">
                <text:p>-40.73327893978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">
                <text:p>94.6</text:p>
              </table:table-cell>
              <table:table-cell office:value-type="float" office:value="-40.6759461503853">
                <text:p>-40.67594615038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">
                <text:p>94.7</text:p>
              </table:table-cell>
              <table:table-cell office:value-type="float" office:value="-40.6191866888814">
                <text:p>-40.61918668888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">
                <text:p>94.8</text:p>
              </table:table-cell>
              <table:table-cell office:value-type="float" office:value="-40.5629948219926">
                <text:p>-40.562994821992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">
                <text:p>94.9</text:p>
              </table:table-cell>
              <table:table-cell office:value-type="float" office:value="-40.5073648737727">
                <text:p>-40.507364873772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">
                <text:p>95</text:p>
              </table:table-cell>
              <table:table-cell office:value-type="float" office:value="-40.4522912250349">
                <text:p>-40.452291225034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">
                <text:p>95.1</text:p>
              </table:table-cell>
              <table:table-cell office:value-type="float" office:value="-40.3977683127846">
                <text:p>-40.39776831278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">
                <text:p>95.2</text:p>
              </table:table-cell>
              <table:table-cell office:value-type="float" office:value="-40.3437906296567">
                <text:p>-40.34379062965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">
                <text:p>95.3</text:p>
              </table:table-cell>
              <table:table-cell office:value-type="float" office:value="-40.2903527233602">
                <text:p>-40.29035272336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">
                <text:p>95.4</text:p>
              </table:table-cell>
              <table:table-cell office:value-type="float" office:value="-40.2374491961266">
                <text:p>-40.23744919612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">
                <text:p>95.5</text:p>
              </table:table-cell>
              <table:table-cell office:value-type="float" office:value="-40.1850747041653">
                <text:p>-40.18507470416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">
                <text:p>95.6</text:p>
              </table:table-cell>
              <table:table-cell office:value-type="float" office:value="-40.1332239571236">
                <text:p>-40.133223957123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">
                <text:p>95.7</text:p>
              </table:table-cell>
              <table:table-cell office:value-type="float" office:value="-40.0818917175524">
                <text:p>-40.08189171755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">
                <text:p>95.8</text:p>
              </table:table-cell>
              <table:table-cell office:value-type="float" office:value="-40.0310728003769">
                <text:p>-40.03107280037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">
                <text:p>95.9</text:p>
              </table:table-cell>
              <table:table-cell office:value-type="float" office:value="-39.9807620723731">
                <text:p>-39.980762072373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">
                <text:p>9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">
                <text:p>96.1</text:p>
              </table:table-cell>
              <table:table-cell office:value-type="float" office:value="-69.65">
                <text:p>-69.6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">
                <text:p>96.2</text:p>
              </table:table-cell>
              <table:table-cell office:value-type="float" office:value="-69.3035">
                <text:p>-69.303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">
                <text:p>96.3</text:p>
              </table:table-cell>
              <table:table-cell office:value-type="float" office:value="-68.960465">
                <text:p>-68.9604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">
                <text:p>96.4</text:p>
              </table:table-cell>
              <table:table-cell office:value-type="float" office:value="-68.62086035">
                <text:p>-68.620860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">
                <text:p>96.5</text:p>
              </table:table-cell>
              <table:table-cell office:value-type="float" office:value="-68.2846517465">
                <text:p>-68.28465174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">
                <text:p>96.6</text:p>
              </table:table-cell>
              <table:table-cell office:value-type="float" office:value="-67.951805229035">
                <text:p>-67.95180522903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">
                <text:p>96.7</text:p>
              </table:table-cell>
              <table:table-cell office:value-type="float" office:value="-67.6222871767447">
                <text:p>-67.62228717674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">
                <text:p>96.8</text:p>
              </table:table-cell>
              <table:table-cell office:value-type="float" office:value="-67.2960643049772">
                <text:p>-67.296064304977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">
                <text:p>96.9</text:p>
              </table:table-cell>
              <table:table-cell office:value-type="float" office:value="-66.9731036619274">
                <text:p>-66.973103661927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">
                <text:p>97</text:p>
              </table:table-cell>
              <table:table-cell office:value-type="float" office:value="-66.6533726253082">
                <text:p>-66.653372625308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">
                <text:p>97.1</text:p>
              </table:table-cell>
              <table:table-cell office:value-type="float" office:value="-66.3368388990551">
                <text:p>-66.33683889905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">
                <text:p>97.2</text:p>
              </table:table-cell>
              <table:table-cell office:value-type="float" office:value="-66.0234705100645">
                <text:p>-66.02347051006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">
                <text:p>97.3</text:p>
              </table:table-cell>
              <table:table-cell office:value-type="float" office:value="-65.7132358049639">
                <text:p>-65.71323580496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">
                <text:p>97.4</text:p>
              </table:table-cell>
              <table:table-cell office:value-type="float" office:value="-65.4061034469143">
                <text:p>-65.406103446914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">
                <text:p>97.5</text:p>
              </table:table-cell>
              <table:table-cell office:value-type="float" office:value="-65.1020424124451">
                <text:p>-65.102042412445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">
                <text:p>97.6</text:p>
              </table:table-cell>
              <table:table-cell office:value-type="float" office:value="-64.8010219883207">
                <text:p>-64.801021988320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">
                <text:p>97.7</text:p>
              </table:table-cell>
              <table:table-cell office:value-type="float" office:value="-64.5030117684374">
                <text:p>-64.50301176843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">
                <text:p>97.8</text:p>
              </table:table-cell>
              <table:table-cell office:value-type="float" office:value="-64.2079816507531">
                <text:p>-64.20798165075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">
                <text:p>97.9</text:p>
              </table:table-cell>
              <table:table-cell office:value-type="float" office:value="-63.9159018342455">
                <text:p>-63.91590183424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">
                <text:p>98</text:p>
              </table:table-cell>
              <table:table-cell office:value-type="float" office:value="-63.6267428159031">
                <text:p>-63.62674281590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">
                <text:p>98.1</text:p>
              </table:table-cell>
              <table:table-cell office:value-type="float" office:value="-63.3404753877441">
                <text:p>-63.340475387744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">
                <text:p>98.2</text:p>
              </table:table-cell>
              <table:table-cell office:value-type="float" office:value="-63.0570706338666">
                <text:p>-63.057070633866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">
                <text:p>98.3</text:p>
              </table:table-cell>
              <table:table-cell office:value-type="float" office:value="-62.776499927528">
                <text:p>-62.7764999275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">
                <text:p>98.4</text:p>
              </table:table-cell>
              <table:table-cell office:value-type="float" office:value="-62.4987349282527">
                <text:p>-62.49873492825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">
                <text:p>98.5</text:p>
              </table:table-cell>
              <table:table-cell office:value-type="float" office:value="-62.2237475789702">
                <text:p>-62.223747578970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">
                <text:p>98.6</text:p>
              </table:table-cell>
              <table:table-cell office:value-type="float" office:value="-61.9515101031804">
                <text:p>-61.95151010318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">
                <text:p>98.7</text:p>
              </table:table-cell>
              <table:table-cell office:value-type="float" office:value="-61.6819950021486">
                <text:p>-61.68199500214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">
                <text:p>98.8</text:p>
              </table:table-cell>
              <table:table-cell office:value-type="float" office:value="-61.4151750521272">
                <text:p>-61.415175052127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">
                <text:p>98.9</text:p>
              </table:table-cell>
              <table:table-cell office:value-type="float" office:value="-61.1510233016059">
                <text:p>-61.15102330160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">
                <text:p>99</text:p>
              </table:table-cell>
              <table:table-cell office:value-type="float" office:value="-60.8895130685898">
                <text:p>-60.889513068589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">
                <text:p>99.1</text:p>
              </table:table-cell>
              <table:table-cell office:value-type="float" office:value="-60.6306179379039">
                <text:p>-60.630617937903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">
                <text:p>99.2</text:p>
              </table:table-cell>
              <table:table-cell office:value-type="float" office:value="-60.3743117585249">
                <text:p>-60.37431175852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">
                <text:p>99.3</text:p>
              </table:table-cell>
              <table:table-cell office:value-type="float" office:value="-60.1205686409396">
                <text:p>-60.120568640939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">
                <text:p>99.4</text:p>
              </table:table-cell>
              <table:table-cell office:value-type="float" office:value="-59.8693629545302">
                <text:p>-59.869362954530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">
                <text:p>99.5</text:p>
              </table:table-cell>
              <table:table-cell office:value-type="float" office:value="-59.6206693249849">
                <text:p>-59.62066932498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">
                <text:p>99.6</text:p>
              </table:table-cell>
              <table:table-cell office:value-type="float" office:value="-59.3744626317351">
                <text:p>-59.374462631735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">
                <text:p>99.7</text:p>
              </table:table-cell>
              <table:table-cell office:value-type="float" office:value="-59.1307180054177">
                <text:p>-59.130718005417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">
                <text:p>99.8</text:p>
              </table:table-cell>
              <table:table-cell office:value-type="float" office:value="-58.8894108253636">
                <text:p>-58.889410825363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">
                <text:p>99.9</text:p>
              </table:table-cell>
              <table:table-cell office:value-type="float" office:value="-58.6505167171099">
                <text:p>-58.65051671710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">
                <text:p>100</text:p>
              </table:table-cell>
              <table:table-cell office:value-type="float" office:value="-58.4140115499388">
                <text:p>-58.4140115499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